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4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 style:data-style-name="N11"/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57" style:family="table-cell" style:parent-style-name="Default" style:data-style-name="N4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7200s" table:style-name="ta1">
        <table:shapes>
          <draw:frame draw:z-index="0" draw:style-name="gr1" draw:text-style-name="P1" svg:width="6.2937in" svg:height="3.5453in" svg:x="13.8413in" svg:y="8.0728in">
            <draw:object draw:notify-on-update-of-ranges="7200s.H49:7200s.H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09in" svg:height="3.5449in" svg:x="7.5453in" svg:y="14.5358in">
            <draw:object draw:notify-on-update-of-ranges="7200s.H82:7200s.H109 7200s.F81:7200s.F81 7200s.F82:7200s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02in" svg:height="3.5453in" svg:x="9.9772in" svg:y="20.2563in">
            <draw:object draw:notify-on-update-of-ranges="7200s.H116:7200s.H143 7200s.K115:7200s.K115 7200s.K116:7200s.K1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302in" svg:height="3.5453in" svg:x="7.8154in" svg:y="23.5921in">
            <draw:object draw:notify-on-update-of-ranges="7200s.H116:7200s.H143 7200s.G115:7200s.G115 7200s.G116:7200s.G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9358in" svg:height="3.5429in" svg:x="9.828in" svg:y="28.3591in">
            <draw:object draw:notify-on-update-of-ranges="7200s.H158:7200s.H378 7200s.F157:7200s.F157 7200s.J158:7200s.J3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6.2988in" svg:height="3.5429in" svg:x="11.2984in" svg:y="32.4886in">
            <draw:object draw:notify-on-update-of-ranges="7200s.H158:7200s.H378 7200s.G157:7200s.G157 7200s.G158:7200s.G37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.2988in" svg:height="3.5429in" svg:x="10.602in" svg:y="70.8366in">
            <draw:object draw:notify-on-update-of-ranges="7200s.H401:7200s.H408 7200s.J401:7200s.J40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default-cell-style-name="Default"/>
        <table:table-row table:style-name="ro1" table:number-rows-repeated="4">
          <table:table-cell table:number-columns-repeated="24"/>
        </table:table-row>
        <table:table-row table:style-name="ro1">
          <table:table-cell table:style-name="ce1"/>
          <table:table-cell table:style-name="ce24" office:value-type="string" calcext:value-type="string" table:number-columns-spanned="1" table:number-rows-spanned="2">
            <text:p>instance</text:p>
          </table:table-cell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number-columns-repeated="2" table:style-name="ce11"/>
          <table:covered-table-cell table:style-name="ce45"/>
          <table:covered-table-cell table:style-name="ce49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number-columns-repeated="2" table:style-name="ce28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37"/>
          <table:table-cell table:number-columns-repeated="5"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46" office:value-type="string" calcext:value-type="string">
            <text:p>production</text:p>
          </table:table-cell>
          <table:table-cell table:style-name="ce50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28" office:value-type="string" calcext:value-type="string">
            <text:p>total</text:p>
          </table:table-cell>
          <table:table-cell table:style-name="ce37" office:value-type="string" calcext:value-type="string">
            <text:p>used</text:p>
          </table:table-cell>
          <table:table-cell table:style-name="ce37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,484.00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,900.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5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1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covered-table-cell table:style-name="ce37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99" calcext:value-type="float">
            <text:p>649599</text:p>
          </table:table-cell>
          <table:table-cell office:value-type="float" office:value="4931.18" calcext:value-type="float">
            <text:p>4931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650" calcext:value-type="float">
            <text:p>125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2282" calcext:value-type="float">
            <text:p>652282</text:p>
          </table:table-cell>
          <table:table-cell office:value-type="float" office:value="4931.94" calcext:value-type="float">
            <text:p>4931.9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35.92" calcext:value-type="float">
            <text:p>4935.9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4928.2" calcext:value-type="float">
            <text:p>4928.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00" calcext:value-type="float">
            <text:p>125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27.44" calcext:value-type="float">
            <text:p>4927.4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50" calcext:value-type="float">
            <text:p>125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1798" calcext:value-type="float">
            <text:p>651798</text:p>
          </table:table-cell>
          <table:table-cell office:value-type="float" office:value="5041.81" calcext:value-type="float">
            <text:p>5041.8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00" calcext:value-type="float">
            <text:p>125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47" calcext:value-type="float">
            <text:p>647147</text:p>
          </table:table-cell>
          <table:table-cell office:value-type="float" office:value="4937.9" calcext:value-type="float">
            <text:p>4937.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50" calcext:value-type="float">
            <text:p>125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42.88" calcext:value-type="float">
            <text:p>5042.8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00" calcext:value-type="float">
            <text:p>126,0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5050.12" calcext:value-type="float">
            <text:p>5050.1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50" calcext:value-type="float">
            <text:p>126,0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62.25" calcext:value-type="float">
            <text:p>5062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00" calcext:value-type="float">
            <text:p>126,1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0.48" calcext:value-type="float">
            <text:p>5130.4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50" calcext:value-type="float">
            <text:p>126,1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12.98" calcext:value-type="float">
            <text:p>5112.9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00" calcext:value-type="float">
            <text:p>126,2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01.05" calcext:value-type="float">
            <text:p>5101.0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50" calcext:value-type="float">
            <text:p>126,2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1.28" calcext:value-type="float">
            <text:p>5131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00" calcext:value-type="float">
            <text:p>126,3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4.8" calcext:value-type="float">
            <text:p>5084.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50" calcext:value-type="float">
            <text:p>126,3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57" calcext:value-type="float">
            <text:p>5081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00" calcext:value-type="float">
            <text:p>126,4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61.67" calcext:value-type="float">
            <text:p>5061.6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50" calcext:value-type="float">
            <text:p>126,4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96" calcext:value-type="float">
            <text:p>5081.9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00" calcext:value-type="float">
            <text:p>126,5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2909" calcext:value-type="float">
            <text:p>642909</text:p>
          </table:table-cell>
          <table:table-cell office:value-type="float" office:value="5076.41" calcext:value-type="float">
            <text:p>5076.4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50" calcext:value-type="float">
            <text:p>126,5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3.02" calcext:value-type="float">
            <text:p>5093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00" calcext:value-type="float">
            <text:p>126,6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00.19" calcext:value-type="float">
            <text:p>5100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50" calcext:value-type="float">
            <text:p>126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0.65" calcext:value-type="float">
            <text:p>5090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00" calcext:value-type="float">
            <text:p>126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32" calcext:value-type="float">
            <text:p>5092.3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50" calcext:value-type="float">
            <text:p>126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16" calcext:value-type="float">
            <text:p>5092.1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00" calcext:value-type="float">
            <text:p>126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9.59" calcext:value-type="float">
            <text:p>5099.5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50" calcext:value-type="float">
            <text:p>126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47.65" calcext:value-type="float">
            <text:p>5147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00" calcext:value-type="float">
            <text:p>126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105.18" calcext:value-type="float">
            <text:p>5105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50" calcext:value-type="float">
            <text:p>126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11.72" calcext:value-type="float">
            <text:p>5111.7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7000" calcext:value-type="float">
            <text:p>127,000.0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7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covered-table-cell table:style-name="ce3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2:.E8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3663" calcext:value-type="float">
            <text:p>363,663.00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728.5" calcext:value-type="float">
            <text:p>41728.5</text:p>
          </table:table-cell>
          <table:table-cell office:value-type="float" office:value="224140" calcext:value-type="float">
            <text:p>224140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650" calcext:value-type="float">
            <text:p>125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6723" calcext:value-type="float">
            <text:p>366,72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700" calcext:value-type="float">
            <text:p>125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750" calcext:value-type="float">
            <text:p>125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344" calcext:value-type="float">
            <text:p>364,344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00" calcext:value-type="float">
            <text:p>125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50" calcext:value-type="float">
            <text:p>125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30" calcext:value-type="float">
            <text:p>364730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900" calcext:value-type="float">
            <text:p>125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8:.E8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9756" calcext:value-type="float">
            <text:p>359756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654.4" calcext:value-type="float">
            <text:p>38654.4</text:p>
          </table:table-cell>
          <table:table-cell office:value-type="float" office:value="231178" calcext:value-type="float">
            <text:p>231178</text:p>
          </table:table-cell>
          <table:table-cell office:value-type="float" office:value="125923" calcext:value-type="float">
            <text:p>125,923.00</text:p>
          </table:table-cell>
          <table:table-cell office:value-type="float" office:value="125950" calcext:value-type="float">
            <text:p>125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9:.E8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344" calcext:value-type="float">
            <text:p>364344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50" calcext:value-type="float">
            <text:p>1260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100" calcext:value-type="float">
            <text:p>1261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2:.E9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150" calcext:value-type="float">
            <text:p>1261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3:.E9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00" calcext:value-type="float">
            <text:p>1262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5:.E95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300" calcext:value-type="float">
            <text:p>1263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6:.E96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350" calcext:value-type="float">
            <text:p>1263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00" calcext:value-type="float">
            <text:p>1264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50" calcext:value-type="float">
            <text:p>1264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00" calcext:value-type="float">
            <text:p>1265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0:.E10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7711" calcext:value-type="float">
            <text:p>357711</text:p>
          </table:table-cell>
          <table:table-cell table:style-name="ce13" office:value-type="float" office:value="20067.9" calcext:value-type="float">
            <text:p>20,067.90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50" calcext:value-type="float">
            <text:p>1265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1:.E101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00" calcext:value-type="float">
            <text:p>1266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2:.E102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50" calcext:value-type="float">
            <text:p>126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03:.E103])" office:value-type="float" office:value="647146.8" calcext:value-type="float">
            <text:p>647,146.80</text:p>
          </table:table-cell>
          <table:table-cell table:style-name="ce16" office:value-type="float" office:value="125923" calcext:value-type="float">
            <text:p>125,923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00" calcext:value-type="float">
            <text:p>126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04:.E104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50" calcext:value-type="float">
            <text:p>126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00" calcext:value-type="float">
            <text:p>126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50" calcext:value-type="float">
            <text:p>126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7:.E107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50" calcext:value-type="float">
            <text:p>126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09:.E109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style-name="ce7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covered-table-cell table:style-name="ce3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/>
          <table:table-cell table:style-name="ce28" office:value-type="string" calcext:value-type="string">
            <text:p>total cost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16:.E116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17:.E117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8:.E118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9:.E119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0:.E12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21:.E121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22:.E122])" office:value-type="float" office:value="647146.8" calcext:value-type="float">
            <text:p>647,146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3:.E123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4:.E124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5:.E12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6:.E126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7:.E127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8:.E128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9:.E129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0:.E130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ce13"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1:.E13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2:.E13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3:.E13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134:.E134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35:.E13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6:.E13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7:.E13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8:.E13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9:.E13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0:.E14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1:.E14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2:.E142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3:.E14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style-name="ce7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covered-table-cell table:style-name="ce3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38" calcext:value-type="float">
            <text:p>391,938.00</text:p>
          </table:table-cell>
          <table:table-cell table:style-name="ce16" office:value-type="float" office:value="39825.1" calcext:value-type="float">
            <text:p>39,825.10</text:p>
          </table:table-cell>
          <table:table-cell table:style-name="ce16" office:value-type="float" office:value="55498" calcext:value-type="float">
            <text:p>55,498.0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158:.E158])" office:value-type="float" office:value="507421.1" calcext:value-type="float">
            <text:p>507,421.1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875" calcext:value-type="float">
            <text:p>452,875.00</text:p>
          </table:table-cell>
          <table:table-cell table:style-name="ce7" office:value-type="float" office:value="6073.6" calcext:value-type="float">
            <text:p>6073.6</text:p>
          </table:table-cell>
          <table:table-cell table:style-name="ce13" table:formula="of:=COM.MICROSOFT.MINIFS([.$F$158:.$F$378];[.$G$158:.$G$378];[.G158])" office:value-type="float" office:value="500389.7" calcext:value-type="float">
            <text:p>500,389.70</text:p>
          </table:table-cell>
          <table:table-cell table:style-name="ce13"/>
          <table:table-cell table:number-columns-repeated="13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901" calcext:value-type="float">
            <text:p>390,901.00</text:p>
          </table:table-cell>
          <table:table-cell table:style-name="ce16" office:value-type="float" office:value="38599.9" calcext:value-type="float">
            <text:p>38,599.90</text:p>
          </table:table-cell>
          <table:table-cell table:style-name="ce16" office:value-type="float" office:value="57448.8" calcext:value-type="float">
            <text:p>57,448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59:.E159])" office:value-type="float" office:value="500389.7" calcext:value-type="float">
            <text:p>500,389.7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925" calcext:value-type="float">
            <text:p>452,925.00</text:p>
          </table:table-cell>
          <table:table-cell table:style-name="ce7" office:value-type="float" office:value="6084.8" calcext:value-type="float">
            <text:p>6084.8</text:p>
          </table:table-cell>
          <table:table-cell table:style-name="ce13" table:formula="of:=COM.MICROSOFT.MINIFS([.$F$158:.$F$378];[.$G$158:.$G$378];[.G159])" office:value-type="float" office:value="500389.7" calcext:value-type="float">
            <text:p>500,389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70" calcext:value-type="float">
            <text:p>370,670.00</text:p>
          </table:table-cell>
          <table:table-cell table:style-name="ce16" office:value-type="float" office:value="41784.8" calcext:value-type="float">
            <text:p>41,784.80</text:p>
          </table:table-cell>
          <table:table-cell table:style-name="ce16" office:value-type="float" office:value="58583.6" calcext:value-type="float">
            <text:p>58,583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0:.E160])" office:value-type="float" office:value="485534.4" calcext:value-type="float">
            <text:p>485,53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2975" calcext:value-type="float">
            <text:p>452,975.00</text:p>
          </table:table-cell>
          <table:table-cell table:style-name="ce7" office:value-type="float" office:value="6049.28" calcext:value-type="float">
            <text:p>6049.28</text:p>
          </table:table-cell>
          <table:table-cell table:style-name="ce13" table:formula="of:=COM.MICROSOFT.MINIFS([.$F$158:.$F$378];[.$G$158:.$G$378];[.G16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354" calcext:value-type="float">
            <text:p>373,354.00</text:p>
          </table:table-cell>
          <table:table-cell table:style-name="ce16" office:value-type="float" office:value="53743.9" calcext:value-type="float">
            <text:p>53,743.90</text:p>
          </table:table-cell>
          <table:table-cell table:style-name="ce16" office:value-type="float" office:value="55337.2" calcext:value-type="float">
            <text:p>55,33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1:.E161])" office:value-type="float" office:value="496931.1" calcext:value-type="float">
            <text:p>496,931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25" calcext:value-type="float">
            <text:p>453,025.00</text:p>
          </table:table-cell>
          <table:table-cell table:style-name="ce7" office:value-type="float" office:value="6041.99" calcext:value-type="float">
            <text:p>6041.99</text:p>
          </table:table-cell>
          <table:table-cell table:style-name="ce13" table:formula="of:=COM.MICROSOFT.MINIFS([.$F$158:.$F$378];[.$G$158:.$G$378];[.G16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4400" calcext:value-type="float">
            <text:p>394,400.00</text:p>
          </table:table-cell>
          <table:table-cell table:style-name="ce16" office:value-type="float" office:value="31041.4" calcext:value-type="float">
            <text:p>31,041.40</text:p>
          </table:table-cell>
          <table:table-cell table:style-name="ce16" office:value-type="float" office:value="57937.8" calcext:value-type="float">
            <text:p>57,937.80</text:p>
          </table:table-cell>
          <table:table-cell table:style-name="ce16" office:value-type="float" office:value="15586.9" calcext:value-type="float">
            <text:p>15,586.90</text:p>
          </table:table-cell>
          <table:table-cell table:style-name="ce16" table:formula="of:=SUM([.B162:.E162])" office:value-type="float" office:value="498966.1" calcext:value-type="float">
            <text:p>498,9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75" calcext:value-type="float">
            <text:p>453,0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16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15" calcext:value-type="float">
            <text:p>375,015.00</text:p>
          </table:table-cell>
          <table:table-cell table:style-name="ce16" office:value-type="float" office:value="39381.6" calcext:value-type="float">
            <text:p>39,381.60</text:p>
          </table:table-cell>
          <table:table-cell table:style-name="ce16" office:value-type="float" office:value="55408.9" calcext:value-type="float">
            <text:p>55,408.9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63:.E163])" office:value-type="float" office:value="483245.5" calcext:value-type="float">
            <text:p>483,245.5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25" calcext:value-type="float">
            <text:p>453,125.00</text:p>
          </table:table-cell>
          <table:table-cell table:style-name="ce7" office:value-type="float" office:value="6042.33" calcext:value-type="float">
            <text:p>6042.33</text:p>
          </table:table-cell>
          <table:table-cell table:style-name="ce13" table:formula="of:=COM.MICROSOFT.MINIFS([.$F$158:.$F$378];[.$G$158:.$G$378];[.G16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4107" calcext:value-type="float">
            <text:p>404,107.00</text:p>
          </table:table-cell>
          <table:table-cell table:style-name="ce16" office:value-type="float" office:value="46358.7" calcext:value-type="float">
            <text:p>46,358.70</text:p>
          </table:table-cell>
          <table:table-cell table:style-name="ce16" office:value-type="float" office:value="59622.3" calcext:value-type="float">
            <text:p>59,622.30</text:p>
          </table:table-cell>
          <table:table-cell table:style-name="ce16" office:value-type="float" office:value="15947" calcext:value-type="float">
            <text:p>15,947.00</text:p>
          </table:table-cell>
          <table:table-cell table:style-name="ce16" table:formula="of:=SUM([.B164:.E164])" office:value-type="float" office:value="526035" calcext:value-type="float">
            <text:p>526,035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75" calcext:value-type="float">
            <text:p>453,175.00</text:p>
          </table:table-cell>
          <table:table-cell table:style-name="ce7" office:value-type="float" office:value="6079.29" calcext:value-type="float">
            <text:p>6079.29</text:p>
          </table:table-cell>
          <table:table-cell table:style-name="ce13" table:formula="of:=COM.MICROSOFT.MINIFS([.$F$158:.$F$378];[.$G$158:.$G$378];[.G16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46" calcext:value-type="float">
            <text:p>383,846.00</text:p>
          </table:table-cell>
          <table:table-cell table:style-name="ce16" office:value-type="float" office:value="53540.4" calcext:value-type="float">
            <text:p>53,540.40</text:p>
          </table:table-cell>
          <table:table-cell table:style-name="ce16" office:value-type="float" office:value="57348.4" calcext:value-type="float">
            <text:p>57,348.4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5:.E165])" office:value-type="float" office:value="509230.8" calcext:value-type="float">
            <text:p>509,230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25" calcext:value-type="float">
            <text:p>453,225.00</text:p>
          </table:table-cell>
          <table:table-cell table:style-name="ce7" office:value-type="float" office:value="6076.1" calcext:value-type="float">
            <text:p>6076.1</text:p>
          </table:table-cell>
          <table:table-cell table:style-name="ce13" table:formula="of:=COM.MICROSOFT.MINIFS([.$F$158:.$F$378];[.$G$158:.$G$378];[.G16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30" calcext:value-type="float">
            <text:p>378,330.00</text:p>
          </table:table-cell>
          <table:table-cell table:style-name="ce16" office:value-type="float" office:value="33028.1" calcext:value-type="float">
            <text:p>33,028.10</text:p>
          </table:table-cell>
          <table:table-cell table:style-name="ce16" office:value-type="float" office:value="56344.6" calcext:value-type="float">
            <text:p>56,344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6:.E166])" office:value-type="float" office:value="482198.7" calcext:value-type="float">
            <text:p>482,19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75" calcext:value-type="float">
            <text:p>453,275.00</text:p>
          </table:table-cell>
          <table:table-cell table:style-name="ce7" office:value-type="float" office:value="6067.38" calcext:value-type="float">
            <text:p>6067.38</text:p>
          </table:table-cell>
          <table:table-cell table:style-name="ce13" table:formula="of:=COM.MICROSOFT.MINIFS([.$F$158:.$F$378];[.$G$158:.$G$378];[.G16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80" calcext:value-type="float">
            <text:p>377,380.00</text:p>
          </table:table-cell>
          <table:table-cell table:style-name="ce16" office:value-type="float" office:value="53445.6" calcext:value-type="float">
            <text:p>53,445.60</text:p>
          </table:table-cell>
          <table:table-cell table:style-name="ce16" office:value-type="float" office:value="61116" calcext:value-type="float">
            <text:p>61,116.0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7:.E167])" office:value-type="float" office:value="506437.6" calcext:value-type="float">
            <text:p>506,437.6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25" calcext:value-type="float">
            <text:p>453,325.00</text:p>
          </table:table-cell>
          <table:table-cell table:style-name="ce7" office:value-type="float" office:value="6130.71" calcext:value-type="float">
            <text:p>6130.71</text:p>
          </table:table-cell>
          <table:table-cell table:style-name="ce13" table:formula="of:=COM.MICROSOFT.MINIFS([.$F$158:.$F$378];[.$G$158:.$G$378];[.G16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817" calcext:value-type="float">
            <text:p>376,817.00</text:p>
          </table:table-cell>
          <table:table-cell table:style-name="ce16" office:value-type="float" office:value="45363.8" calcext:value-type="float">
            <text:p>45,363.80</text:p>
          </table:table-cell>
          <table:table-cell table:style-name="ce16" office:value-type="float" office:value="56017.6" calcext:value-type="float">
            <text:p>56,017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8:.E168])" office:value-type="float" office:value="492694.4" calcext:value-type="float">
            <text:p>492,69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75" calcext:value-type="float">
            <text:p>453,375.00</text:p>
          </table:table-cell>
          <table:table-cell table:style-name="ce7" office:value-type="float" office:value="6116.86" calcext:value-type="float">
            <text:p>6116.86</text:p>
          </table:table-cell>
          <table:table-cell table:style-name="ce13" table:formula="of:=COM.MICROSOFT.MINIFS([.$F$158:.$F$378];[.$G$158:.$G$378];[.G16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535" calcext:value-type="float">
            <text:p>388,535.00</text:p>
          </table:table-cell>
          <table:table-cell table:style-name="ce16" office:value-type="float" office:value="38277.7" calcext:value-type="float">
            <text:p>38,277.70</text:p>
          </table:table-cell>
          <table:table-cell table:style-name="ce16" office:value-type="float" office:value="61578.9" calcext:value-type="float">
            <text:p>61,578.90</text:p>
          </table:table-cell>
          <table:table-cell table:style-name="ce16" office:value-type="float" office:value="15904.4" calcext:value-type="float">
            <text:p>15,904.40</text:p>
          </table:table-cell>
          <table:table-cell table:style-name="ce16" table:formula="of:=SUM([.B169:.E169])" office:value-type="float" office:value="504296" calcext:value-type="float">
            <text:p>504,296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25" calcext:value-type="float">
            <text:p>453,425.00</text:p>
          </table:table-cell>
          <table:table-cell table:style-name="ce7" office:value-type="float" office:value="6091.84" calcext:value-type="float">
            <text:p>6091.84</text:p>
          </table:table-cell>
          <table:table-cell table:style-name="ce13" table:formula="of:=COM.MICROSOFT.MINIFS([.$F$158:.$F$378];[.$G$158:.$G$378];[.G16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26" calcext:value-type="float">
            <text:p>373,826.00</text:p>
          </table:table-cell>
          <table:table-cell table:style-name="ce16" office:value-type="float" office:value="43380.3" calcext:value-type="float">
            <text:p>43,380.30</text:p>
          </table:table-cell>
          <table:table-cell table:style-name="ce16" office:value-type="float" office:value="62593.5" calcext:value-type="float">
            <text:p>62,593.5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0:.E170])" office:value-type="float" office:value="494295.8" calcext:value-type="float">
            <text:p>494,295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75" calcext:value-type="float">
            <text:p>453,475.00</text:p>
          </table:table-cell>
          <table:table-cell table:style-name="ce7" office:value-type="float" office:value="6085.74" calcext:value-type="float">
            <text:p>6085.74</text:p>
          </table:table-cell>
          <table:table-cell table:style-name="ce13" table:formula="of:=COM.MICROSOFT.MINIFS([.$F$158:.$F$378];[.$G$158:.$G$378];[.G17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933" calcext:value-type="float">
            <text:p>382,933.00</text:p>
          </table:table-cell>
          <table:table-cell table:style-name="ce16" office:value-type="float" office:value="47750.5" calcext:value-type="float">
            <text:p>47,750.50</text:p>
          </table:table-cell>
          <table:table-cell table:style-name="ce16" office:value-type="float" office:value="66712.3" calcext:value-type="float">
            <text:p>66,712.3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1:.E171])" office:value-type="float" office:value="511891.8" calcext:value-type="float">
            <text:p>511,891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25" calcext:value-type="float">
            <text:p>453,525.00</text:p>
          </table:table-cell>
          <table:table-cell table:style-name="ce7" office:value-type="float" office:value="6119.66" calcext:value-type="float">
            <text:p>6119.66</text:p>
          </table:table-cell>
          <table:table-cell table:style-name="ce13" table:formula="of:=COM.MICROSOFT.MINIFS([.$F$158:.$F$378];[.$G$158:.$G$378];[.G17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898" calcext:value-type="float">
            <text:p>377,898.00</text:p>
          </table:table-cell>
          <table:table-cell table:style-name="ce16" office:value-type="float" office:value="53100.8" calcext:value-type="float">
            <text:p>53,100.80</text:p>
          </table:table-cell>
          <table:table-cell table:style-name="ce16" office:value-type="float" office:value="58853" calcext:value-type="float">
            <text:p>58,853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72:.E172])" office:value-type="float" office:value="504532.9" calcext:value-type="float">
            <text:p>504,532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75" calcext:value-type="float">
            <text:p>453,575.00</text:p>
          </table:table-cell>
          <table:table-cell table:style-name="ce7" office:value-type="float" office:value="6102.7" calcext:value-type="float">
            <text:p>6102.7</text:p>
          </table:table-cell>
          <table:table-cell table:style-name="ce13" table:formula="of:=COM.MICROSOFT.MINIFS([.$F$158:.$F$378];[.$G$158:.$G$378];[.G17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82" calcext:value-type="float">
            <text:p>382,582.00</text:p>
          </table:table-cell>
          <table:table-cell table:style-name="ce16" office:value-type="float" office:value="35244.3" calcext:value-type="float">
            <text:p>35,244.30</text:p>
          </table:table-cell>
          <table:table-cell table:style-name="ce16" office:value-type="float" office:value="58789.6" calcext:value-type="float">
            <text:p>58,789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3:.E173])" office:value-type="float" office:value="490055.9" calcext:value-type="float">
            <text:p>490,055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25" calcext:value-type="float">
            <text:p>453,625.00</text:p>
          </table:table-cell>
          <table:table-cell table:style-name="ce7" office:value-type="float" office:value="6106.97" calcext:value-type="float">
            <text:p>6106.97</text:p>
          </table:table-cell>
          <table:table-cell table:style-name="ce13" table:formula="of:=COM.MICROSOFT.MINIFS([.$F$158:.$F$378];[.$G$158:.$G$378];[.G17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885" calcext:value-type="float">
            <text:p>391,885.00</text:p>
          </table:table-cell>
          <table:table-cell table:style-name="ce16" office:value-type="float" office:value="31738.5" calcext:value-type="float">
            <text:p>31,738.50</text:p>
          </table:table-cell>
          <table:table-cell table:style-name="ce16" office:value-type="float" office:value="61807.8" calcext:value-type="float">
            <text:p>61,807.8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4:.E174])" office:value-type="float" office:value="499927.3" calcext:value-type="float">
            <text:p>499,927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75" calcext:value-type="float">
            <text:p>453,675.00</text:p>
          </table:table-cell>
          <table:table-cell table:style-name="ce7" office:value-type="float" office:value="6074.74" calcext:value-type="float">
            <text:p>6074.74</text:p>
          </table:table-cell>
          <table:table-cell table:style-name="ce13" table:formula="of:=COM.MICROSOFT.MINIFS([.$F$158:.$F$378];[.$G$158:.$G$378];[.G17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3743" calcext:value-type="float">
            <text:p>393,743.00</text:p>
          </table:table-cell>
          <table:table-cell table:style-name="ce16" office:value-type="float" office:value="40157.2" calcext:value-type="float">
            <text:p>40,157.20</text:p>
          </table:table-cell>
          <table:table-cell table:style-name="ce16" office:value-type="float" office:value="60792.1" calcext:value-type="float">
            <text:p>60,792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5:.E175])" office:value-type="float" office:value="508132.3" calcext:value-type="float">
            <text:p>508,132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25" calcext:value-type="float">
            <text:p>453,725.00</text:p>
          </table:table-cell>
          <table:table-cell table:style-name="ce7" office:value-type="float" office:value="6063.8" calcext:value-type="float">
            <text:p>6063.8</text:p>
          </table:table-cell>
          <table:table-cell table:style-name="ce13" table:formula="of:=COM.MICROSOFT.MINIFS([.$F$158:.$F$378];[.$G$158:.$G$378];[.G17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45" calcext:value-type="float">
            <text:p>377,945.00</text:p>
          </table:table-cell>
          <table:table-cell table:style-name="ce16" office:value-type="float" office:value="38826.6" calcext:value-type="float">
            <text:p>38,826.60</text:p>
          </table:table-cell>
          <table:table-cell table:style-name="ce16" office:value-type="float" office:value="61147.2" calcext:value-type="float">
            <text:p>61,14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6:.E176])" office:value-type="float" office:value="492414.8" calcext:value-type="float">
            <text:p>492,414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75" calcext:value-type="float">
            <text:p>453,775.00</text:p>
          </table:table-cell>
          <table:table-cell table:style-name="ce7" office:value-type="float" office:value="6077.76" calcext:value-type="float">
            <text:p>6077.76</text:p>
          </table:table-cell>
          <table:table-cell table:style-name="ce13" table:formula="of:=COM.MICROSOFT.MINIFS([.$F$158:.$F$378];[.$G$158:.$G$378];[.G17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156" calcext:value-type="float">
            <text:p>381,156.00</text:p>
          </table:table-cell>
          <table:table-cell table:style-name="ce16" office:value-type="float" office:value="78155.6" calcext:value-type="float">
            <text:p>78,155.60</text:p>
          </table:table-cell>
          <table:table-cell table:style-name="ce16" office:value-type="float" office:value="59802.2" calcext:value-type="float">
            <text:p>59,802.20</text:p>
          </table:table-cell>
          <table:table-cell table:style-name="ce16" office:value-type="float" office:value="17401.1" calcext:value-type="float">
            <text:p>17,401.10</text:p>
          </table:table-cell>
          <table:table-cell table:style-name="ce16" table:formula="of:=SUM([.B177:.E177])" office:value-type="float" office:value="536514.9" calcext:value-type="float">
            <text:p>536,514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25" calcext:value-type="float">
            <text:p>453,825.00</text:p>
          </table:table-cell>
          <table:table-cell table:style-name="ce7" office:value-type="float" office:value="6078.89" calcext:value-type="float">
            <text:p>6078.89</text:p>
          </table:table-cell>
          <table:table-cell table:style-name="ce13" table:formula="of:=COM.MICROSOFT.MINIFS([.$F$158:.$F$378];[.$G$158:.$G$378];[.G17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037" calcext:value-type="float">
            <text:p>387,037.00</text:p>
          </table:table-cell>
          <table:table-cell table:style-name="ce16" office:value-type="float" office:value="47359.4" calcext:value-type="float">
            <text:p>47,359.40</text:p>
          </table:table-cell>
          <table:table-cell table:style-name="ce16" office:value-type="float" office:value="60593.3" calcext:value-type="float">
            <text:p>60,593.30</text:p>
          </table:table-cell>
          <table:table-cell table:style-name="ce16" office:value-type="float" office:value="22287.7" calcext:value-type="float">
            <text:p>22,287.70</text:p>
          </table:table-cell>
          <table:table-cell table:style-name="ce16" table:formula="of:=SUM([.B178:.E178])" office:value-type="float" office:value="517277.4" calcext:value-type="float">
            <text:p>517,277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75" calcext:value-type="float">
            <text:p>453,875.00</text:p>
          </table:table-cell>
          <table:table-cell table:style-name="ce7" office:value-type="float" office:value="6092.9" calcext:value-type="float">
            <text:p>6092.9</text:p>
          </table:table-cell>
          <table:table-cell table:style-name="ce13" table:formula="of:=COM.MICROSOFT.MINIFS([.$F$158:.$F$378];[.$G$158:.$G$378];[.G17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068" calcext:value-type="float">
            <text:p>363,068.00</text:p>
          </table:table-cell>
          <table:table-cell table:style-name="ce16" office:value-type="float" office:value="63324.3" calcext:value-type="float">
            <text:p>63,324.30</text:p>
          </table:table-cell>
          <table:table-cell table:style-name="ce16" office:value-type="float" office:value="63183" calcext:value-type="float">
            <text:p>63,183.00</text:p>
          </table:table-cell>
          <table:table-cell table:style-name="ce16" office:value-type="float" office:value="15737.1" calcext:value-type="float">
            <text:p>15,737.10</text:p>
          </table:table-cell>
          <table:table-cell table:style-name="ce16" table:formula="of:=SUM([.B179:.E179])" office:value-type="float" office:value="505312.4" calcext:value-type="float">
            <text:p>505,312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25" calcext:value-type="float">
            <text:p>453,925.00</text:p>
          </table:table-cell>
          <table:table-cell table:style-name="ce7" office:value-type="float" office:value="6093.54" calcext:value-type="float">
            <text:p>6093.54</text:p>
          </table:table-cell>
          <table:table-cell table:style-name="ce13" table:formula="of:=COM.MICROSOFT.MINIFS([.$F$158:.$F$378];[.$G$158:.$G$378];[.G17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352" calcext:value-type="float">
            <text:p>376,352.00</text:p>
          </table:table-cell>
          <table:table-cell table:style-name="ce16" office:value-type="float" office:value="31023.6" calcext:value-type="float">
            <text:p>31,023.60</text:p>
          </table:table-cell>
          <table:table-cell table:style-name="ce16" office:value-type="float" office:value="61102" calcext:value-type="float">
            <text:p>61,102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80:.E180])" office:value-type="float" office:value="483158.7" calcext:value-type="float">
            <text:p>483,15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75" calcext:value-type="float">
            <text:p>453,975.00</text:p>
          </table:table-cell>
          <table:table-cell table:style-name="ce7" office:value-type="float" office:value="6183.65" calcext:value-type="float">
            <text:p>6183.65</text:p>
          </table:table-cell>
          <table:table-cell table:style-name="ce13" table:formula="of:=COM.MICROSOFT.MINIFS([.$F$158:.$F$378];[.$G$158:.$G$378];[.G18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98" calcext:value-type="float">
            <text:p>375,098.00</text:p>
          </table:table-cell>
          <table:table-cell table:style-name="ce16" office:value-type="float" office:value="43144.9" calcext:value-type="float">
            <text:p>43,144.90</text:p>
          </table:table-cell>
          <table:table-cell table:style-name="ce16" office:value-type="float" office:value="62915.9" calcext:value-type="float">
            <text:p>62,915.90</text:p>
          </table:table-cell>
          <table:table-cell table:style-name="ce16" office:value-type="float" office:value="14707.3" calcext:value-type="float">
            <text:p>14,707.30</text:p>
          </table:table-cell>
          <table:table-cell table:style-name="ce16" table:formula="of:=SUM([.B181:.E181])" office:value-type="float" office:value="495866.1" calcext:value-type="float">
            <text:p>495,8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4025" calcext:value-type="float">
            <text:p>454,025.00</text:p>
          </table:table-cell>
          <table:table-cell table:style-name="ce7" office:value-type="float" office:value="6130.47" calcext:value-type="float">
            <text:p>6130.47</text:p>
          </table:table-cell>
          <table:table-cell table:style-name="ce13" table:formula="of:=COM.MICROSOFT.MINIFS([.$F$158:.$F$378];[.$G$158:.$G$378];[.G18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1" calcext:value-type="float">
            <text:p>381,451.00</text:p>
          </table:table-cell>
          <table:table-cell table:style-name="ce16" office:value-type="float" office:value="42855.8" calcext:value-type="float">
            <text:p>42,855.80</text:p>
          </table:table-cell>
          <table:table-cell table:style-name="ce16" office:value-type="float" office:value="58011.2" calcext:value-type="float">
            <text:p>58,011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2:.E182])" office:value-type="float" office:value="495758" calcext:value-type="float">
            <text:p>495,758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075" calcext:value-type="float">
            <text:p>454,075.00</text:p>
          </table:table-cell>
          <table:table-cell table:style-name="ce7" office:value-type="float" office:value="6078.06" calcext:value-type="float">
            <text:p>6078.06</text:p>
          </table:table-cell>
          <table:table-cell table:style-name="ce13" table:formula="of:=COM.MICROSOFT.MINIFS([.$F$158:.$F$378];[.$G$158:.$G$378];[.G18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06" calcext:value-type="float">
            <text:p>378,906.00</text:p>
          </table:table-cell>
          <table:table-cell table:style-name="ce16" office:value-type="float" office:value="30505.7" calcext:value-type="float">
            <text:p>30,505.70</text:p>
          </table:table-cell>
          <table:table-cell table:style-name="ce16" office:value-type="float" office:value="62827.2" calcext:value-type="float">
            <text:p>62,827.20</text:p>
          </table:table-cell>
          <table:table-cell table:style-name="ce16" office:value-type="float" office:value="16288.4" calcext:value-type="float">
            <text:p>16,288.40</text:p>
          </table:table-cell>
          <table:table-cell table:style-name="ce16" table:formula="of:=SUM([.B183:.E183])" office:value-type="float" office:value="488527.3" calcext:value-type="float">
            <text:p>488,527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25" calcext:value-type="float">
            <text:p>454,125.00</text:p>
          </table:table-cell>
          <table:table-cell table:style-name="ce7" office:value-type="float" office:value="6041.6" calcext:value-type="float">
            <text:p>6041.6</text:p>
          </table:table-cell>
          <table:table-cell table:style-name="ce13" table:formula="of:=COM.MICROSOFT.MINIFS([.$F$158:.$F$378];[.$G$158:.$G$378];[.G18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989" calcext:value-type="float">
            <text:p>374,989.00</text:p>
          </table:table-cell>
          <table:table-cell table:style-name="ce16" office:value-type="float" office:value="47962.6" calcext:value-type="float">
            <text:p>47,962.60</text:p>
          </table:table-cell>
          <table:table-cell table:style-name="ce16" office:value-type="float" office:value="58094.4" calcext:value-type="float">
            <text:p>58,094.40</text:p>
          </table:table-cell>
          <table:table-cell table:style-name="ce16" office:value-type="float" office:value="22230.6" calcext:value-type="float">
            <text:p>22,230.60</text:p>
          </table:table-cell>
          <table:table-cell table:style-name="ce16" table:formula="of:=SUM([.B184:.E184])" office:value-type="float" office:value="503276.6" calcext:value-type="float">
            <text:p>503,27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75" calcext:value-type="float">
            <text:p>454,175.00</text:p>
          </table:table-cell>
          <table:table-cell table:style-name="ce7" office:value-type="float" office:value="6054.31" calcext:value-type="float">
            <text:p>6054.31</text:p>
          </table:table-cell>
          <table:table-cell table:style-name="ce13" table:formula="of:=COM.MICROSOFT.MINIFS([.$F$158:.$F$378];[.$G$158:.$G$378];[.G18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822" calcext:value-type="float">
            <text:p>375,822.00</text:p>
          </table:table-cell>
          <table:table-cell table:style-name="ce16" office:value-type="float" office:value="39428.3" calcext:value-type="float">
            <text:p>39,428.30</text:p>
          </table:table-cell>
          <table:table-cell table:style-name="ce16" office:value-type="float" office:value="58810" calcext:value-type="float">
            <text:p>58,810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5:.E185])" office:value-type="float" office:value="487500.3" calcext:value-type="float">
            <text:p>487,500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25" calcext:value-type="float">
            <text:p>454,225.00</text:p>
          </table:table-cell>
          <table:table-cell table:style-name="ce7" office:value-type="float" office:value="6039.21" calcext:value-type="float">
            <text:p>6039.21</text:p>
          </table:table-cell>
          <table:table-cell table:style-name="ce13" table:formula="of:=COM.MICROSOFT.MINIFS([.$F$158:.$F$378];[.$G$158:.$G$378];[.G18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69" calcext:value-type="float">
            <text:p>372,969.00</text:p>
          </table:table-cell>
          <table:table-cell table:style-name="ce16" office:value-type="float" office:value="40855.7" calcext:value-type="float">
            <text:p>40,855.70</text:p>
          </table:table-cell>
          <table:table-cell table:style-name="ce16" office:value-type="float" office:value="60145.1" calcext:value-type="float">
            <text:p>60,145.10</text:p>
          </table:table-cell>
          <table:table-cell table:style-name="ce16" office:value-type="float" office:value="15552" calcext:value-type="float">
            <text:p>15,552.00</text:p>
          </table:table-cell>
          <table:table-cell table:style-name="ce16" table:formula="of:=SUM([.B186:.E186])" office:value-type="float" office:value="489521.8" calcext:value-type="float">
            <text:p>489,521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75" calcext:value-type="float">
            <text:p>454,275.00</text:p>
          </table:table-cell>
          <table:table-cell table:style-name="ce7" office:value-type="float" office:value="6041.59" calcext:value-type="float">
            <text:p>6041.59</text:p>
          </table:table-cell>
          <table:table-cell table:style-name="ce13" table:formula="of:=COM.MICROSOFT.MINIFS([.$F$158:.$F$378];[.$G$158:.$G$378];[.G18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734" calcext:value-type="float">
            <text:p>367,734.00</text:p>
          </table:table-cell>
          <table:table-cell table:style-name="ce16" office:value-type="float" office:value="32140.5" calcext:value-type="float">
            <text:p>32,140.50</text:p>
          </table:table-cell>
          <table:table-cell table:style-name="ce16" office:value-type="float" office:value="56681.8" calcext:value-type="float">
            <text:p>56,681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7:.E187])" office:value-type="float" office:value="469996.3" calcext:value-type="float">
            <text:p>469,996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25" calcext:value-type="float">
            <text:p>454,325.00</text:p>
          </table:table-cell>
          <table:table-cell table:style-name="ce7" office:value-type="float" office:value="6044.51" calcext:value-type="float">
            <text:p>6044.51</text:p>
          </table:table-cell>
          <table:table-cell table:style-name="ce13" table:formula="of:=COM.MICROSOFT.MINIFS([.$F$158:.$F$378];[.$G$158:.$G$378];[.G18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00" calcext:value-type="float">
            <text:p>391,900.00</text:p>
          </table:table-cell>
          <table:table-cell table:style-name="ce16" office:value-type="float" office:value="41809.2" calcext:value-type="float">
            <text:p>41,809.20</text:p>
          </table:table-cell>
          <table:table-cell table:style-name="ce16" office:value-type="float" office:value="60643.3" calcext:value-type="float">
            <text:p>60,643.30</text:p>
          </table:table-cell>
          <table:table-cell table:style-name="ce16" office:value-type="float" office:value="16092.5" calcext:value-type="float">
            <text:p>16,092.50</text:p>
          </table:table-cell>
          <table:table-cell table:style-name="ce16" table:formula="of:=SUM([.B188:.E188])" office:value-type="float" office:value="510445" calcext:value-type="float">
            <text:p>510,445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75" calcext:value-type="float">
            <text:p>454,375.00</text:p>
          </table:table-cell>
          <table:table-cell table:style-name="ce7" office:value-type="float" office:value="6042.85" calcext:value-type="float">
            <text:p>6042.85</text:p>
          </table:table-cell>
          <table:table-cell table:style-name="ce13" table:formula="of:=COM.MICROSOFT.MINIFS([.$F$158:.$F$378];[.$G$158:.$G$378];[.G18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186" calcext:value-type="float">
            <text:p>382,186.00</text:p>
          </table:table-cell>
          <table:table-cell table:style-name="ce16" office:value-type="float" office:value="34695.5" calcext:value-type="float">
            <text:p>34,695.50</text:p>
          </table:table-cell>
          <table:table-cell table:style-name="ce16" office:value-type="float" office:value="55755.2" calcext:value-type="float">
            <text:p>55,755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9:.E189])" office:value-type="float" office:value="486076.7" calcext:value-type="float">
            <text:p>486,0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25" calcext:value-type="float">
            <text:p>454,425.00</text:p>
          </table:table-cell>
          <table:table-cell table:style-name="ce7" office:value-type="float" office:value="6042.75" calcext:value-type="float">
            <text:p>6042.75</text:p>
          </table:table-cell>
          <table:table-cell table:style-name="ce13" table:formula="of:=COM.MICROSOFT.MINIFS([.$F$158:.$F$378];[.$G$158:.$G$378];[.G18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46" calcext:value-type="float">
            <text:p>378,646.00</text:p>
          </table:table-cell>
          <table:table-cell table:style-name="ce16" office:value-type="float" office:value="35442.5" calcext:value-type="float">
            <text:p>35,442.50</text:p>
          </table:table-cell>
          <table:table-cell table:style-name="ce16" office:value-type="float" office:value="61930.8" calcext:value-type="float">
            <text:p>61,930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0:.E190])" office:value-type="float" office:value="489459.3" calcext:value-type="float">
            <text:p>489,459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75" calcext:value-type="float">
            <text:p>454,475.00</text:p>
          </table:table-cell>
          <table:table-cell table:style-name="ce7" office:value-type="float" office:value="6041.14" calcext:value-type="float">
            <text:p>6041.14</text:p>
          </table:table-cell>
          <table:table-cell table:style-name="ce13" table:formula="of:=COM.MICROSOFT.MINIFS([.$F$158:.$F$378];[.$G$158:.$G$378];[.G19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628" calcext:value-type="float">
            <text:p>377,628.00</text:p>
          </table:table-cell>
          <table:table-cell table:style-name="ce16" office:value-type="float" office:value="36670.5" calcext:value-type="float">
            <text:p>36,670.50</text:p>
          </table:table-cell>
          <table:table-cell table:style-name="ce16" office:value-type="float" office:value="61814" calcext:value-type="float">
            <text:p>61,814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1:.E191])" office:value-type="float" office:value="489552.5" calcext:value-type="float">
            <text:p>489,552.5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25" calcext:value-type="float">
            <text:p>454,525.00</text:p>
          </table:table-cell>
          <table:table-cell table:style-name="ce7" office:value-type="float" office:value="6048.27" calcext:value-type="float">
            <text:p>6048.27</text:p>
          </table:table-cell>
          <table:table-cell table:style-name="ce13" table:formula="of:=COM.MICROSOFT.MINIFS([.$F$158:.$F$378];[.$G$158:.$G$378];[.G19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593" calcext:value-type="float">
            <text:p>379,593.00</text:p>
          </table:table-cell>
          <table:table-cell table:style-name="ce16" office:value-type="float" office:value="29974.1" calcext:value-type="float">
            <text:p>29,974.10</text:p>
          </table:table-cell>
          <table:table-cell table:style-name="ce16" office:value-type="float" office:value="56561.6" calcext:value-type="float">
            <text:p>56,561.60</text:p>
          </table:table-cell>
          <table:table-cell table:style-name="ce16" office:value-type="float" office:value="21216" calcext:value-type="float">
            <text:p>21,216.00</text:p>
          </table:table-cell>
          <table:table-cell table:style-name="ce16" table:formula="of:=SUM([.B192:.E192])" office:value-type="float" office:value="487344.7" calcext:value-type="float">
            <text:p>487,34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75" calcext:value-type="float">
            <text:p>454,575.00</text:p>
          </table:table-cell>
          <table:table-cell table:style-name="ce7" office:value-type="float" office:value="6051.63" calcext:value-type="float">
            <text:p>6051.63</text:p>
          </table:table-cell>
          <table:table-cell table:style-name="ce13" table:formula="of:=COM.MICROSOFT.MINIFS([.$F$158:.$F$378];[.$G$158:.$G$378];[.G19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536" calcext:value-type="float">
            <text:p>356,536.00</text:p>
          </table:table-cell>
          <table:table-cell table:style-name="ce16" office:value-type="float" office:value="95254" calcext:value-type="float">
            <text:p>95,254.00</text:p>
          </table:table-cell>
          <table:table-cell table:style-name="ce16" office:value-type="float" office:value="63625.1" calcext:value-type="float">
            <text:p>63,625.10</text:p>
          </table:table-cell>
          <table:table-cell table:style-name="ce16" office:value-type="float" office:value="19832.5" calcext:value-type="float">
            <text:p>19,832.50</text:p>
          </table:table-cell>
          <table:table-cell table:style-name="ce16" table:formula="of:=SUM([.B193:.E193])" office:value-type="float" office:value="535247.6" calcext:value-type="float">
            <text:p>535,247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25" calcext:value-type="float">
            <text:p>454,625.00</text:p>
          </table:table-cell>
          <table:table-cell table:style-name="ce7" office:value-type="float" office:value="6049.12" calcext:value-type="float">
            <text:p>6049.12</text:p>
          </table:table-cell>
          <table:table-cell table:style-name="ce13" table:formula="of:=COM.MICROSOFT.MINIFS([.$F$158:.$F$378];[.$G$158:.$G$378];[.G19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28" calcext:value-type="float">
            <text:p>386,628.00</text:p>
          </table:table-cell>
          <table:table-cell table:style-name="ce16" office:value-type="float" office:value="41713" calcext:value-type="float">
            <text:p>41,713.00</text:p>
          </table:table-cell>
          <table:table-cell table:style-name="ce16" office:value-type="float" office:value="58169.7" calcext:value-type="float">
            <text:p>58,169.7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4:.E194])" office:value-type="float" office:value="499950.7" calcext:value-type="float">
            <text:p>499,950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75" calcext:value-type="float">
            <text:p>454,675.00</text:p>
          </table:table-cell>
          <table:table-cell table:style-name="ce7" office:value-type="float" office:value="6036.08" calcext:value-type="float">
            <text:p>6036.08</text:p>
          </table:table-cell>
          <table:table-cell table:style-name="ce13" table:formula="of:=COM.MICROSOFT.MINIFS([.$F$158:.$F$378];[.$G$158:.$G$378];[.G19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56" calcext:value-type="float">
            <text:p>386,656.00</text:p>
          </table:table-cell>
          <table:table-cell table:style-name="ce16" office:value-type="float" office:value="41450.9" calcext:value-type="float">
            <text:p>41,450.90</text:p>
          </table:table-cell>
          <table:table-cell table:style-name="ce16" office:value-type="float" office:value="60902.5" calcext:value-type="float">
            <text:p>60,902.5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5:.E195])" office:value-type="float" office:value="502449.4" calcext:value-type="float">
            <text:p>502,449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25" calcext:value-type="float">
            <text:p>454,725.00</text:p>
          </table:table-cell>
          <table:table-cell table:style-name="ce7" office:value-type="float" office:value="6046.87" calcext:value-type="float">
            <text:p>6046.87</text:p>
          </table:table-cell>
          <table:table-cell table:style-name="ce13" table:formula="of:=COM.MICROSOFT.MINIFS([.$F$158:.$F$378];[.$G$158:.$G$378];[.G19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5338" calcext:value-type="float">
            <text:p>395,338.00</text:p>
          </table:table-cell>
          <table:table-cell table:style-name="ce16" office:value-type="float" office:value="32681.5" calcext:value-type="float">
            <text:p>32,681.50</text:p>
          </table:table-cell>
          <table:table-cell table:style-name="ce16" office:value-type="float" office:value="62291.6" calcext:value-type="float">
            <text:p>62,291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6:.E196])" office:value-type="float" office:value="503751.1" calcext:value-type="float">
            <text:p>503,751.1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75" calcext:value-type="float">
            <text:p>454,775.00</text:p>
          </table:table-cell>
          <table:table-cell table:style-name="ce7" office:value-type="float" office:value="6057.3" calcext:value-type="float">
            <text:p>6057.3</text:p>
          </table:table-cell>
          <table:table-cell table:style-name="ce13" table:formula="of:=COM.MICROSOFT.MINIFS([.$F$158:.$F$378];[.$G$158:.$G$378];[.G19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392" calcext:value-type="float">
            <text:p>385,392.00</text:p>
          </table:table-cell>
          <table:table-cell table:style-name="ce16" office:value-type="float" office:value="37930.8" calcext:value-type="float">
            <text:p>37,930.80</text:p>
          </table:table-cell>
          <table:table-cell table:style-name="ce16" office:value-type="float" office:value="59451.1" calcext:value-type="float">
            <text:p>59,451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7:.E197])" office:value-type="float" office:value="496213.9" calcext:value-type="float">
            <text:p>496,213.9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25" calcext:value-type="float">
            <text:p>454,825.00</text:p>
          </table:table-cell>
          <table:table-cell table:style-name="ce7" office:value-type="float" office:value="6051.37" calcext:value-type="float">
            <text:p>6051.37</text:p>
          </table:table-cell>
          <table:table-cell table:style-name="ce13" table:formula="of:=COM.MICROSOFT.MINIFS([.$F$158:.$F$378];[.$G$158:.$G$378];[.G19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26" calcext:value-type="float">
            <text:p>368,926.00</text:p>
          </table:table-cell>
          <table:table-cell table:style-name="ce16" office:value-type="float" office:value="50458.2" calcext:value-type="float">
            <text:p>50,458.20</text:p>
          </table:table-cell>
          <table:table-cell table:style-name="ce16" office:value-type="float" office:value="55912.4" calcext:value-type="float">
            <text:p>55,912.4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8:.E198])" office:value-type="float" office:value="488736.6" calcext:value-type="float">
            <text:p>488,73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75" calcext:value-type="float">
            <text:p>454,875.00</text:p>
          </table:table-cell>
          <table:table-cell table:style-name="ce7" office:value-type="float" office:value="6045.52" calcext:value-type="float">
            <text:p>6045.52</text:p>
          </table:table-cell>
          <table:table-cell table:style-name="ce13" table:formula="of:=COM.MICROSOFT.MINIFS([.$F$158:.$F$378];[.$G$158:.$G$378];[.G19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24" calcext:value-type="float">
            <text:p>378,524.00</text:p>
          </table:table-cell>
          <table:table-cell table:style-name="ce16" office:value-type="float" office:value="31515.6" calcext:value-type="float">
            <text:p>31,515.60</text:p>
          </table:table-cell>
          <table:table-cell table:style-name="ce16" office:value-type="float" office:value="59501.5" calcext:value-type="float">
            <text:p>59,501.50</text:p>
          </table:table-cell>
          <table:table-cell table:style-name="ce16" office:value-type="float" office:value="16135.6" calcext:value-type="float">
            <text:p>16,135.60</text:p>
          </table:table-cell>
          <table:table-cell table:style-name="ce16" table:formula="of:=SUM([.B199:.E199])" office:value-type="float" office:value="485676.7" calcext:value-type="float">
            <text:p>485,6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25" calcext:value-type="float">
            <text:p>454,925.00</text:p>
          </table:table-cell>
          <table:table-cell table:style-name="ce7" office:value-type="float" office:value="6046.8" calcext:value-type="float">
            <text:p>6046.8</text:p>
          </table:table-cell>
          <table:table-cell table:style-name="ce13" table:formula="of:=COM.MICROSOFT.MINIFS([.$F$158:.$F$378];[.$G$158:.$G$378];[.G19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430" calcext:value-type="float">
            <text:p>375,430.00</text:p>
          </table:table-cell>
          <table:table-cell table:style-name="ce16" office:value-type="float" office:value="35495.2" calcext:value-type="float">
            <text:p>35,495.20</text:p>
          </table:table-cell>
          <table:table-cell table:style-name="ce16" office:value-type="float" office:value="59973" calcext:value-type="float">
            <text:p>59,973.00</text:p>
          </table:table-cell>
          <table:table-cell table:style-name="ce16" office:value-type="float" office:value="16760.1" calcext:value-type="float">
            <text:p>16,760.10</text:p>
          </table:table-cell>
          <table:table-cell table:style-name="ce16" table:formula="of:=SUM([.B200:.E200])" office:value-type="float" office:value="487658.3" calcext:value-type="float">
            <text:p>487,658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75" calcext:value-type="float">
            <text:p>454,975.00</text:p>
          </table:table-cell>
          <table:table-cell table:style-name="ce7" office:value-type="float" office:value="6054.15" calcext:value-type="float">
            <text:p>6054.15</text:p>
          </table:table-cell>
          <table:table-cell table:style-name="ce13" table:formula="of:=COM.MICROSOFT.MINIFS([.$F$158:.$F$378];[.$G$158:.$G$378];[.G20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302" calcext:value-type="float">
            <text:p>390,302.00</text:p>
          </table:table-cell>
          <table:table-cell table:style-name="ce16" office:value-type="float" office:value="33679.9" calcext:value-type="float">
            <text:p>33,679.90</text:p>
          </table:table-cell>
          <table:table-cell table:style-name="ce16" office:value-type="float" office:value="58881.9" calcext:value-type="float">
            <text:p>58,881.9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201:.E201])" office:value-type="float" office:value="503023.8" calcext:value-type="float">
            <text:p>503,02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25" calcext:value-type="float">
            <text:p>455,025.00</text:p>
          </table:table-cell>
          <table:table-cell table:style-name="ce7" office:value-type="float" office:value="6050.48" calcext:value-type="float">
            <text:p>6050.48</text:p>
          </table:table-cell>
          <table:table-cell table:style-name="ce13" table:formula="of:=COM.MICROSOFT.MINIFS([.$F$158:.$F$378];[.$G$158:.$G$378];[.G20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451" calcext:value-type="float">
            <text:p>376,451.00</text:p>
          </table:table-cell>
          <table:table-cell table:style-name="ce16" office:value-type="float" office:value="38262.6" calcext:value-type="float">
            <text:p>38,262.60</text:p>
          </table:table-cell>
          <table:table-cell table:style-name="ce16" office:value-type="float" office:value="57844.2" calcext:value-type="float">
            <text:p>57,844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202:.E202])" office:value-type="float" office:value="487053.8" calcext:value-type="float">
            <text:p>487,05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75" calcext:value-type="float">
            <text:p>455,075.00</text:p>
          </table:table-cell>
          <table:table-cell table:style-name="ce7" office:value-type="float" office:value="6063.07" calcext:value-type="float">
            <text:p>6063.07</text:p>
          </table:table-cell>
          <table:table-cell table:style-name="ce13" table:formula="of:=COM.MICROSOFT.MINIFS([.$F$158:.$F$378];[.$G$158:.$G$378];[.G20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9" calcext:value-type="float">
            <text:p>372,329.00</text:p>
          </table:table-cell>
          <table:table-cell table:style-name="ce16" office:value-type="float" office:value="33490" calcext:value-type="float">
            <text:p>33,490.00</text:p>
          </table:table-cell>
          <table:table-cell table:style-name="ce16" office:value-type="float" office:value="58846.7" calcext:value-type="float">
            <text:p>58,846.70</text:p>
          </table:table-cell>
          <table:table-cell table:style-name="ce16" office:value-type="float" office:value="18059" calcext:value-type="float">
            <text:p>18,059.00</text:p>
          </table:table-cell>
          <table:table-cell table:style-name="ce16" table:formula="of:=SUM([.B203:.E203])" office:value-type="float" office:value="482724.7" calcext:value-type="float">
            <text:p>482,72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25" calcext:value-type="float">
            <text:p>455,125.00</text:p>
          </table:table-cell>
          <table:table-cell table:style-name="ce7" office:value-type="float" office:value="6075.53" calcext:value-type="float">
            <text:p>6075.53</text:p>
          </table:table-cell>
          <table:table-cell table:style-name="ce13" table:formula="of:=COM.MICROSOFT.MINIFS([.$F$158:.$F$378];[.$G$158:.$G$378];[.G20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36" calcext:value-type="float">
            <text:p>375,936.00</text:p>
          </table:table-cell>
          <table:table-cell table:style-name="ce16" office:value-type="float" office:value="40840.5" calcext:value-type="float">
            <text:p>40,840.50</text:p>
          </table:table-cell>
          <table:table-cell table:style-name="ce16" office:value-type="float" office:value="58276.8" calcext:value-type="float">
            <text:p>58,276.8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204:.E204])" office:value-type="float" office:value="489734.4" calcext:value-type="float">
            <text:p>489,734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75" calcext:value-type="float">
            <text:p>455,175.00</text:p>
          </table:table-cell>
          <table:table-cell table:style-name="ce7" office:value-type="float" office:value="6063.96" calcext:value-type="float">
            <text:p>6063.96</text:p>
          </table:table-cell>
          <table:table-cell table:style-name="ce13" table:formula="of:=COM.MICROSOFT.MINIFS([.$F$158:.$F$378];[.$G$158:.$G$378];[.G20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490" calcext:value-type="float">
            <text:p>386,490.00</text:p>
          </table:table-cell>
          <table:table-cell table:style-name="ce16" office:value-type="float" office:value="36262.9" calcext:value-type="float">
            <text:p>36,262.90</text:p>
          </table:table-cell>
          <table:table-cell table:style-name="ce16" office:value-type="float" office:value="65152.2" calcext:value-type="float">
            <text:p>65,152.20</text:p>
          </table:table-cell>
          <table:table-cell table:style-name="ce16" office:value-type="float" office:value="14568.3" calcext:value-type="float">
            <text:p>14,568.30</text:p>
          </table:table-cell>
          <table:table-cell table:style-name="ce16" table:formula="of:=SUM([.B205:.E205])" office:value-type="float" office:value="502473.4" calcext:value-type="float">
            <text:p>502,473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225" calcext:value-type="float">
            <text:p>455,225.00</text:p>
          </table:table-cell>
          <table:table-cell table:style-name="ce7" office:value-type="float" office:value="6068.8" calcext:value-type="float">
            <text:p>6068.8</text:p>
          </table:table-cell>
          <table:table-cell table:style-name="ce13" table:formula="of:=COM.MICROSOFT.MINIFS([.$F$158:.$F$378];[.$G$158:.$G$378];[.G20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105" calcext:value-type="float">
            <text:p>388,105.00</text:p>
          </table:table-cell>
          <table:table-cell table:style-name="ce16" office:value-type="float" office:value="30864.6" calcext:value-type="float">
            <text:p>30,864.60</text:p>
          </table:table-cell>
          <table:table-cell table:style-name="ce16" office:value-type="float" office:value="58632.2" calcext:value-type="float">
            <text:p>58,632.20</text:p>
          </table:table-cell>
          <table:table-cell table:style-name="ce16" office:value-type="float" office:value="10317.5" calcext:value-type="float">
            <text:p>10,317.50</text:p>
          </table:table-cell>
          <table:table-cell table:style-name="ce16" table:formula="of:=SUM([.B206:.E206])" office:value-type="float" office:value="487919.3" calcext:value-type="float">
            <text:p>487,919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275" calcext:value-type="float">
            <text:p>455,275.00</text:p>
          </table:table-cell>
          <table:table-cell table:style-name="ce7" office:value-type="float" office:value="6035.68" calcext:value-type="float">
            <text:p>6035.68</text:p>
          </table:table-cell>
          <table:table-cell table:style-name="ce13" table:formula="of:=COM.MICROSOFT.MINIFS([.$F$158:.$F$378];[.$G$158:.$G$378];[.G20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53" calcext:value-type="float">
            <text:p>372,753.00</text:p>
          </table:table-cell>
          <table:table-cell table:style-name="ce16" office:value-type="float" office:value="36725.3" calcext:value-type="float">
            <text:p>36,725.30</text:p>
          </table:table-cell>
          <table:table-cell table:style-name="ce16" office:value-type="float" office:value="56014.2" calcext:value-type="float">
            <text:p>56,014.20</text:p>
          </table:table-cell>
          <table:table-cell table:style-name="ce16" office:value-type="float" office:value="7832.61" calcext:value-type="float">
            <text:p>7,832.61</text:p>
          </table:table-cell>
          <table:table-cell table:style-name="ce16" table:formula="of:=SUM([.B207:.E207])" office:value-type="float" office:value="473325.11" calcext:value-type="float">
            <text:p>473,325.11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25" calcext:value-type="float">
            <text:p>455,325.00</text:p>
          </table:table-cell>
          <table:table-cell table:style-name="ce7" office:value-type="float" office:value="6049.47" calcext:value-type="float">
            <text:p>6049.47</text:p>
          </table:table-cell>
          <table:table-cell table:style-name="ce13" table:formula="of:=COM.MICROSOFT.MINIFS([.$F$158:.$F$378];[.$G$158:.$G$378];[.G20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792" calcext:value-type="float">
            <text:p>377,792.00</text:p>
          </table:table-cell>
          <table:table-cell table:style-name="ce16" office:value-type="float" office:value="36861.8" calcext:value-type="float">
            <text:p>36,861.80</text:p>
          </table:table-cell>
          <table:table-cell table:style-name="ce16" office:value-type="float" office:value="59036.3" calcext:value-type="float">
            <text:p>59,036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8:.E208])" office:value-type="float" office:value="480410.1" calcext:value-type="float">
            <text:p>480,410.1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75" calcext:value-type="float">
            <text:p>455,375.00</text:p>
          </table:table-cell>
          <table:table-cell table:style-name="ce7" office:value-type="float" office:value="6056" calcext:value-type="float">
            <text:p>6056</text:p>
          </table:table-cell>
          <table:table-cell table:style-name="ce13" table:formula="of:=COM.MICROSOFT.MINIFS([.$F$158:.$F$378];[.$G$158:.$G$378];[.G20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691" calcext:value-type="float">
            <text:p>375,691.00</text:p>
          </table:table-cell>
          <table:table-cell table:style-name="ce16" office:value-type="float" office:value="36556.9" calcext:value-type="float">
            <text:p>36,556.90</text:p>
          </table:table-cell>
          <table:table-cell table:style-name="ce16" office:value-type="float" office:value="57625.8" calcext:value-type="float">
            <text:p>57,62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9:.E209])" office:value-type="float" office:value="476593.7" calcext:value-type="float">
            <text:p>476,59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25" calcext:value-type="float">
            <text:p>455,425.00</text:p>
          </table:table-cell>
          <table:table-cell table:style-name="ce7" office:value-type="float" office:value="6063.33" calcext:value-type="float">
            <text:p>6063.33</text:p>
          </table:table-cell>
          <table:table-cell table:style-name="ce13" table:formula="of:=COM.MICROSOFT.MINIFS([.$F$158:.$F$378];[.$G$158:.$G$378];[.G20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562" calcext:value-type="float">
            <text:p>384,562.00</text:p>
          </table:table-cell>
          <table:table-cell table:style-name="ce16" office:value-type="float" office:value="34879.1" calcext:value-type="float">
            <text:p>34,879.10</text:p>
          </table:table-cell>
          <table:table-cell table:style-name="ce16" office:value-type="float" office:value="63208.4" calcext:value-type="float">
            <text:p>63,208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0:.E210])" office:value-type="float" office:value="489369.5" calcext:value-type="float">
            <text:p>489,369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75" calcext:value-type="float">
            <text:p>455,475.00</text:p>
          </table:table-cell>
          <table:table-cell table:style-name="ce7" office:value-type="float" office:value="6064.49" calcext:value-type="float">
            <text:p>6064.49</text:p>
          </table:table-cell>
          <table:table-cell table:style-name="ce13" table:formula="of:=COM.MICROSOFT.MINIFS([.$F$158:.$F$378];[.$G$158:.$G$378];[.G21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07" calcext:value-type="float">
            <text:p>387,707.00</text:p>
          </table:table-cell>
          <table:table-cell table:style-name="ce16" office:value-type="float" office:value="32371.4" calcext:value-type="float">
            <text:p>32,371.40</text:p>
          </table:table-cell>
          <table:table-cell table:style-name="ce16" office:value-type="float" office:value="60165" calcext:value-type="float">
            <text:p>60,165.0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11:.E211])" office:value-type="float" office:value="489363.4" calcext:value-type="float">
            <text:p>489,363.4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25" calcext:value-type="float">
            <text:p>455,525.00</text:p>
          </table:table-cell>
          <table:table-cell table:style-name="ce7" office:value-type="float" office:value="6082.65" calcext:value-type="float">
            <text:p>6082.65</text:p>
          </table:table-cell>
          <table:table-cell table:style-name="ce13" table:formula="of:=COM.MICROSOFT.MINIFS([.$F$158:.$F$378];[.$G$158:.$G$378];[.G21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84" calcext:value-type="float">
            <text:p>375,384.00</text:p>
          </table:table-cell>
          <table:table-cell table:style-name="ce16" office:value-type="float" office:value="34945.5" calcext:value-type="float">
            <text:p>34,945.50</text:p>
          </table:table-cell>
          <table:table-cell table:style-name="ce16" office:value-type="float" office:value="56604.8" calcext:value-type="float">
            <text:p>56,604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2:.E212])" office:value-type="float" office:value="473654.3" calcext:value-type="float">
            <text:p>473,654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75" calcext:value-type="float">
            <text:p>455,575.00</text:p>
          </table:table-cell>
          <table:table-cell table:style-name="ce7" office:value-type="float" office:value="6032.1" calcext:value-type="float">
            <text:p>6032.1</text:p>
          </table:table-cell>
          <table:table-cell table:style-name="ce13" table:formula="of:=COM.MICROSOFT.MINIFS([.$F$158:.$F$378];[.$G$158:.$G$378];[.G21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37" calcext:value-type="float">
            <text:p>369,137.00</text:p>
          </table:table-cell>
          <table:table-cell table:style-name="ce16" office:value-type="float" office:value="51542.1" calcext:value-type="float">
            <text:p>51,542.10</text:p>
          </table:table-cell>
          <table:table-cell table:style-name="ce16" office:value-type="float" office:value="57692.4" calcext:value-type="float">
            <text:p>57,692.40</text:p>
          </table:table-cell>
          <table:table-cell table:style-name="ce16" office:value-type="float" office:value="14780" calcext:value-type="float">
            <text:p>14,780.00</text:p>
          </table:table-cell>
          <table:table-cell table:style-name="ce16" table:formula="of:=SUM([.B213:.E213])" office:value-type="float" office:value="493151.5" calcext:value-type="float">
            <text:p>493,151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25" calcext:value-type="float">
            <text:p>455,625.00</text:p>
          </table:table-cell>
          <table:table-cell table:style-name="ce7" office:value-type="float" office:value="6044.86" calcext:value-type="float">
            <text:p>6044.86</text:p>
          </table:table-cell>
          <table:table-cell table:style-name="ce13" table:formula="of:=COM.MICROSOFT.MINIFS([.$F$158:.$F$378];[.$G$158:.$G$378];[.G21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45" calcext:value-type="float">
            <text:p>367,345.00</text:p>
          </table:table-cell>
          <table:table-cell table:style-name="ce16" office:value-type="float" office:value="39525.7" calcext:value-type="float">
            <text:p>39,525.70</text:p>
          </table:table-cell>
          <table:table-cell table:style-name="ce16" office:value-type="float" office:value="59018.6" calcext:value-type="float">
            <text:p>59,018.6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4:.E214])" office:value-type="float" office:value="473665.3" calcext:value-type="float">
            <text:p>473,665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75" calcext:value-type="float">
            <text:p>455,675.00</text:p>
          </table:table-cell>
          <table:table-cell table:style-name="ce7" office:value-type="float" office:value="6045.57" calcext:value-type="float">
            <text:p>6045.57</text:p>
          </table:table-cell>
          <table:table-cell table:style-name="ce13" table:formula="of:=COM.MICROSOFT.MINIFS([.$F$158:.$F$378];[.$G$158:.$G$378];[.G21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022" calcext:value-type="float">
            <text:p>376,022.00</text:p>
          </table:table-cell>
          <table:table-cell table:style-name="ce16" office:value-type="float" office:value="48093.5" calcext:value-type="float">
            <text:p>48,093.50</text:p>
          </table:table-cell>
          <table:table-cell table:style-name="ce16" office:value-type="float" office:value="60893.8" calcext:value-type="float">
            <text:p>60,893.80</text:p>
          </table:table-cell>
          <table:table-cell table:style-name="ce16" office:value-type="float" office:value="16282.6" calcext:value-type="float">
            <text:p>16,282.60</text:p>
          </table:table-cell>
          <table:table-cell table:style-name="ce16" table:formula="of:=SUM([.B215:.E215])" office:value-type="float" office:value="501291.9" calcext:value-type="float">
            <text:p>501,291.9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25" calcext:value-type="float">
            <text:p>455,725.00</text:p>
          </table:table-cell>
          <table:table-cell table:style-name="ce7" office:value-type="float" office:value="6046.22" calcext:value-type="float">
            <text:p>6046.22</text:p>
          </table:table-cell>
          <table:table-cell table:style-name="ce13" table:formula="of:=COM.MICROSOFT.MINIFS([.$F$158:.$F$378];[.$G$158:.$G$378];[.G215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81" calcext:value-type="float">
            <text:p>391,981.00</text:p>
          </table:table-cell>
          <table:table-cell table:style-name="ce16" office:value-type="float" office:value="46402" calcext:value-type="float">
            <text:p>46,402.00</text:p>
          </table:table-cell>
          <table:table-cell table:style-name="ce16" office:value-type="float" office:value="56641.7" calcext:value-type="float">
            <text:p>56,641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6:.E216])" office:value-type="float" office:value="502800.7" calcext:value-type="float">
            <text:p>502,800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75" calcext:value-type="float">
            <text:p>455,775.00</text:p>
          </table:table-cell>
          <table:table-cell table:style-name="ce7" office:value-type="float" office:value="6040.71" calcext:value-type="float">
            <text:p>6040.71</text:p>
          </table:table-cell>
          <table:table-cell table:style-name="ce13" table:formula="of:=COM.MICROSOFT.MINIFS([.$F$158:.$F$378];[.$G$158:.$G$378];[.G21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358" calcext:value-type="float">
            <text:p>357,358.00</text:p>
          </table:table-cell>
          <table:table-cell table:style-name="ce16" office:value-type="float" office:value="62060.2" calcext:value-type="float">
            <text:p>62,060.20</text:p>
          </table:table-cell>
          <table:table-cell table:style-name="ce16" office:value-type="float" office:value="57236.8" calcext:value-type="float">
            <text:p>57,236.80</text:p>
          </table:table-cell>
          <table:table-cell table:style-name="ce16" office:value-type="float" office:value="9389.17" calcext:value-type="float">
            <text:p>9,389.17</text:p>
          </table:table-cell>
          <table:table-cell table:style-name="ce16" table:formula="of:=SUM([.B217:.E217])" office:value-type="float" office:value="486044.17" calcext:value-type="float">
            <text:p>486,044.17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25" calcext:value-type="float">
            <text:p>455,825.00</text:p>
          </table:table-cell>
          <table:table-cell table:style-name="ce7" office:value-type="float" office:value="6038.33" calcext:value-type="float">
            <text:p>6038.33</text:p>
          </table:table-cell>
          <table:table-cell table:style-name="ce13" table:formula="of:=COM.MICROSOFT.MINIFS([.$F$158:.$F$378];[.$G$158:.$G$378];[.G21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317" calcext:value-type="float">
            <text:p>371,317.00</text:p>
          </table:table-cell>
          <table:table-cell table:style-name="ce16" office:value-type="float" office:value="46567.6" calcext:value-type="float">
            <text:p>46,567.60</text:p>
          </table:table-cell>
          <table:table-cell table:style-name="ce16" office:value-type="float" office:value="60356.5" calcext:value-type="float">
            <text:p>60,356.50</text:p>
          </table:table-cell>
          <table:table-cell table:style-name="ce16" office:value-type="float" office:value="15456.6" calcext:value-type="float">
            <text:p>15,456.60</text:p>
          </table:table-cell>
          <table:table-cell table:style-name="ce16" table:formula="of:=SUM([.B218:.E218])" office:value-type="float" office:value="493697.7" calcext:value-type="float">
            <text:p>493,697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75" calcext:value-type="float">
            <text:p>455,875.00</text:p>
          </table:table-cell>
          <table:table-cell table:style-name="ce7" office:value-type="float" office:value="6051.76" calcext:value-type="float">
            <text:p>6051.76</text:p>
          </table:table-cell>
          <table:table-cell table:style-name="ce13" table:formula="of:=COM.MICROSOFT.MINIFS([.$F$158:.$F$378];[.$G$158:.$G$378];[.G21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017" calcext:value-type="float">
            <text:p>370,017.00</text:p>
          </table:table-cell>
          <table:table-cell table:style-name="ce16" office:value-type="float" office:value="42475.9" calcext:value-type="float">
            <text:p>42,475.90</text:p>
          </table:table-cell>
          <table:table-cell table:style-name="ce16" office:value-type="float" office:value="59766.8" calcext:value-type="float">
            <text:p>59,766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9:.E219])" office:value-type="float" office:value="478979.7" calcext:value-type="float">
            <text:p>478,979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25" calcext:value-type="float">
            <text:p>455,925.00</text:p>
          </table:table-cell>
          <table:table-cell table:style-name="ce7" office:value-type="float" office:value="6050.91" calcext:value-type="float">
            <text:p>6050.91</text:p>
          </table:table-cell>
          <table:table-cell table:style-name="ce13" table:formula="of:=COM.MICROSOFT.MINIFS([.$F$158:.$F$378];[.$G$158:.$G$378];[.G21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5025" calcext:value-type="float">
            <text:p>405,025.00</text:p>
          </table:table-cell>
          <table:table-cell table:style-name="ce16" office:value-type="float" office:value="33447.6" calcext:value-type="float">
            <text:p>33,447.60</text:p>
          </table:table-cell>
          <table:table-cell table:style-name="ce16" office:value-type="float" office:value="54551.1" calcext:value-type="float">
            <text:p>54,551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0:.E220])" office:value-type="float" office:value="499743.7" calcext:value-type="float">
            <text:p>499,74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75" calcext:value-type="float">
            <text:p>455,975.00</text:p>
          </table:table-cell>
          <table:table-cell table:style-name="ce7" office:value-type="float" office:value="6042.07" calcext:value-type="float">
            <text:p>6042.07</text:p>
          </table:table-cell>
          <table:table-cell table:style-name="ce13" table:formula="of:=COM.MICROSOFT.MINIFS([.$F$158:.$F$378];[.$G$158:.$G$378];[.G22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9884" calcext:value-type="float">
            <text:p>389,884.00</text:p>
          </table:table-cell>
          <table:table-cell table:style-name="ce16" office:value-type="float" office:value="23655.5" calcext:value-type="float">
            <text:p>23,655.50</text:p>
          </table:table-cell>
          <table:table-cell table:style-name="ce16" office:value-type="float" office:value="58629.7" calcext:value-type="float">
            <text:p>58,629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1:.E221])" office:value-type="float" office:value="478889.2" calcext:value-type="float">
            <text:p>478,889.2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25" calcext:value-type="float">
            <text:p>456,025.00</text:p>
          </table:table-cell>
          <table:table-cell table:style-name="ce7" office:value-type="float" office:value="6052.5" calcext:value-type="float">
            <text:p>6052.5</text:p>
          </table:table-cell>
          <table:table-cell table:style-name="ce13" table:formula="of:=COM.MICROSOFT.MINIFS([.$F$158:.$F$378];[.$G$158:.$G$378];[.G22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53" calcext:value-type="float">
            <text:p>373,853.00</text:p>
          </table:table-cell>
          <table:table-cell table:style-name="ce16" office:value-type="float" office:value="31543.2" calcext:value-type="float">
            <text:p>31,543.20</text:p>
          </table:table-cell>
          <table:table-cell table:style-name="ce16" office:value-type="float" office:value="56340.4" calcext:value-type="float">
            <text:p>56,340.4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2:.E222])" office:value-type="float" office:value="469512.6" calcext:value-type="float">
            <text:p>469,512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75" calcext:value-type="float">
            <text:p>456,075.00</text:p>
          </table:table-cell>
          <table:table-cell table:style-name="ce7" office:value-type="float" office:value="6070.4" calcext:value-type="float">
            <text:p>6070.4</text:p>
          </table:table-cell>
          <table:table-cell table:style-name="ce13" table:formula="of:=COM.MICROSOFT.MINIFS([.$F$158:.$F$378];[.$G$158:.$G$378];[.G22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785" calcext:value-type="float">
            <text:p>366,785.00</text:p>
          </table:table-cell>
          <table:table-cell table:style-name="ce16" office:value-type="float" office:value="45805.6" calcext:value-type="float">
            <text:p>45,805.60</text:p>
          </table:table-cell>
          <table:table-cell table:style-name="ce16" office:value-type="float" office:value="59545" calcext:value-type="float">
            <text:p>59,545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3:.E223])" office:value-type="float" office:value="479911.6" calcext:value-type="float">
            <text:p>479,911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25" calcext:value-type="float">
            <text:p>456,125.00</text:p>
          </table:table-cell>
          <table:table-cell table:style-name="ce7" office:value-type="float" office:value="6065.81" calcext:value-type="float">
            <text:p>6065.81</text:p>
          </table:table-cell>
          <table:table-cell table:style-name="ce13" table:formula="of:=COM.MICROSOFT.MINIFS([.$F$158:.$F$378];[.$G$158:.$G$378];[.G22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212" calcext:value-type="float">
            <text:p>378,212.00</text:p>
          </table:table-cell>
          <table:table-cell table:style-name="ce16" office:value-type="float" office:value="43772.9" calcext:value-type="float">
            <text:p>43,772.90</text:p>
          </table:table-cell>
          <table:table-cell table:style-name="ce16" office:value-type="float" office:value="59257.4" calcext:value-type="float">
            <text:p>59,25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4:.E224])" office:value-type="float" office:value="487962.3" calcext:value-type="float">
            <text:p>487,962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75" calcext:value-type="float">
            <text:p>456,175.00</text:p>
          </table:table-cell>
          <table:table-cell table:style-name="ce7" office:value-type="float" office:value="6060.27" calcext:value-type="float">
            <text:p>6060.27</text:p>
          </table:table-cell>
          <table:table-cell table:style-name="ce13" table:formula="of:=COM.MICROSOFT.MINIFS([.$F$158:.$F$378];[.$G$158:.$G$378];[.G22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43" calcext:value-type="float">
            <text:p>378,943.00</text:p>
          </table:table-cell>
          <table:table-cell table:style-name="ce16" office:value-type="float" office:value="43675.4" calcext:value-type="float">
            <text:p>43,675.40</text:p>
          </table:table-cell>
          <table:table-cell table:style-name="ce16" office:value-type="float" office:value="59170.9" calcext:value-type="float">
            <text:p>59,170.9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5:.E225])" office:value-type="float" office:value="488509.3" calcext:value-type="float">
            <text:p>488,509.3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25" calcext:value-type="float">
            <text:p>456,225.00</text:p>
          </table:table-cell>
          <table:table-cell table:style-name="ce7" office:value-type="float" office:value="6052.98" calcext:value-type="float">
            <text:p>6052.98</text:p>
          </table:table-cell>
          <table:table-cell table:style-name="ce13" table:formula="of:=COM.MICROSOFT.MINIFS([.$F$158:.$F$378];[.$G$158:.$G$378];[.G22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169" calcext:value-type="float">
            <text:p>384,169.00</text:p>
          </table:table-cell>
          <table:table-cell table:style-name="ce16" office:value-type="float" office:value="39842.3" calcext:value-type="float">
            <text:p>39,842.30</text:p>
          </table:table-cell>
          <table:table-cell table:style-name="ce16" office:value-type="float" office:value="59673.8" calcext:value-type="float">
            <text:p>59,673.8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6:.E226])" office:value-type="float" office:value="491461.1" calcext:value-type="float">
            <text:p>491,461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75" calcext:value-type="float">
            <text:p>456,275.00</text:p>
          </table:table-cell>
          <table:table-cell table:style-name="ce7" office:value-type="float" office:value="6052.39" calcext:value-type="float">
            <text:p>6052.39</text:p>
          </table:table-cell>
          <table:table-cell table:style-name="ce13" table:formula="of:=COM.MICROSOFT.MINIFS([.$F$158:.$F$378];[.$G$158:.$G$378];[.G22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019" calcext:value-type="float">
            <text:p>378,019.00</text:p>
          </table:table-cell>
          <table:table-cell table:style-name="ce16" office:value-type="float" office:value="38307.3" calcext:value-type="float">
            <text:p>38,307.30</text:p>
          </table:table-cell>
          <table:table-cell table:style-name="ce16" office:value-type="float" office:value="59656.4" calcext:value-type="float">
            <text:p>59,656.4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27:.E227])" office:value-type="float" office:value="485102.7" calcext:value-type="float">
            <text:p>485,102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25" calcext:value-type="float">
            <text:p>456,325.00</text:p>
          </table:table-cell>
          <table:table-cell table:style-name="ce7" office:value-type="float" office:value="6071.83" calcext:value-type="float">
            <text:p>6071.83</text:p>
          </table:table-cell>
          <table:table-cell table:style-name="ce13" table:formula="of:=COM.MICROSOFT.MINIFS([.$F$158:.$F$378];[.$G$158:.$G$378];[.G22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211" calcext:value-type="float">
            <text:p>358,211.00</text:p>
          </table:table-cell>
          <table:table-cell table:style-name="ce16" office:value-type="float" office:value="57868.3" calcext:value-type="float">
            <text:p>57,868.30</text:p>
          </table:table-cell>
          <table:table-cell table:style-name="ce16" office:value-type="float" office:value="58035.8" calcext:value-type="float">
            <text:p>58,03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8:.E228])" office:value-type="float" office:value="480835.1" calcext:value-type="float">
            <text:p>480,835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75" calcext:value-type="float">
            <text:p>456,375.00</text:p>
          </table:table-cell>
          <table:table-cell table:style-name="ce7" office:value-type="float" office:value="6055.56" calcext:value-type="float">
            <text:p>6055.56</text:p>
          </table:table-cell>
          <table:table-cell table:style-name="ce13" table:formula="of:=COM.MICROSOFT.MINIFS([.$F$158:.$F$378];[.$G$158:.$G$378];[.G22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536" calcext:value-type="float">
            <text:p>386,536.00</text:p>
          </table:table-cell>
          <table:table-cell table:style-name="ce16" office:value-type="float" office:value="33578" calcext:value-type="float">
            <text:p>33,578.00</text:p>
          </table:table-cell>
          <table:table-cell table:style-name="ce16" office:value-type="float" office:value="57174.1" calcext:value-type="float">
            <text:p>57,174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9:.E229])" office:value-type="float" office:value="484008.1" calcext:value-type="float">
            <text:p>484,008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25" calcext:value-type="float">
            <text:p>456,425.00</text:p>
          </table:table-cell>
          <table:table-cell table:style-name="ce7" office:value-type="float" office:value="6046.86" calcext:value-type="float">
            <text:p>6046.86</text:p>
          </table:table-cell>
          <table:table-cell table:style-name="ce13" table:formula="of:=COM.MICROSOFT.MINIFS([.$F$158:.$F$378];[.$G$158:.$G$378];[.G22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43" calcext:value-type="float">
            <text:p>374,743.00</text:p>
          </table:table-cell>
          <table:table-cell table:style-name="ce16" office:value-type="float" office:value="39823.3" calcext:value-type="float">
            <text:p>39,823.30</text:p>
          </table:table-cell>
          <table:table-cell table:style-name="ce16" office:value-type="float" office:value="60452.2" calcext:value-type="float">
            <text:p>60,452.2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0:.E230])" office:value-type="float" office:value="481738.5" calcext:value-type="float">
            <text:p>481,738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75" calcext:value-type="float">
            <text:p>456,475.00</text:p>
          </table:table-cell>
          <table:table-cell table:style-name="ce7" office:value-type="float" office:value="6053.7" calcext:value-type="float">
            <text:p>6053.7</text:p>
          </table:table-cell>
          <table:table-cell table:style-name="ce13" table:formula="of:=COM.MICROSOFT.MINIFS([.$F$158:.$F$378];[.$G$158:.$G$378];[.G23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388" calcext:value-type="float">
            <text:p>387,388.00</text:p>
          </table:table-cell>
          <table:table-cell table:style-name="ce16" office:value-type="float" office:value="22680.3" calcext:value-type="float">
            <text:p>22,680.30</text:p>
          </table:table-cell>
          <table:table-cell table:style-name="ce16" office:value-type="float" office:value="61942.6" calcext:value-type="float">
            <text:p>61,942.60</text:p>
          </table:table-cell>
          <table:table-cell table:style-name="ce16" office:value-type="float" office:value="7807.84" calcext:value-type="float">
            <text:p>7,807.84</text:p>
          </table:table-cell>
          <table:table-cell table:style-name="ce16" table:formula="of:=SUM([.B231:.E231])" office:value-type="float" office:value="479818.74" calcext:value-type="float">
            <text:p>479,818.74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25" calcext:value-type="float">
            <text:p>456,525.00</text:p>
          </table:table-cell>
          <table:table-cell table:style-name="ce7" office:value-type="float" office:value="6056.36" calcext:value-type="float">
            <text:p>6056.36</text:p>
          </table:table-cell>
          <table:table-cell table:style-name="ce13" table:formula="of:=COM.MICROSOFT.MINIFS([.$F$158:.$F$378];[.$G$158:.$G$378];[.G23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1" calcext:value-type="float">
            <text:p>372,321.00</text:p>
          </table:table-cell>
          <table:table-cell table:style-name="ce16" office:value-type="float" office:value="43665.5" calcext:value-type="float">
            <text:p>43,665.50</text:p>
          </table:table-cell>
          <table:table-cell table:style-name="ce16" office:value-type="float" office:value="60141.1" calcext:value-type="float">
            <text:p>60,141.1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2:.E232])" office:value-type="float" office:value="483903.6" calcext:value-type="float">
            <text:p>483,903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75" calcext:value-type="float">
            <text:p>456,575.00</text:p>
          </table:table-cell>
          <table:table-cell table:style-name="ce7" office:value-type="float" office:value="6058.29" calcext:value-type="float">
            <text:p>6058.29</text:p>
          </table:table-cell>
          <table:table-cell table:style-name="ce13" table:formula="of:=COM.MICROSOFT.MINIFS([.$F$158:.$F$378];[.$G$158:.$G$378];[.G23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77" calcext:value-type="float">
            <text:p>371,177.00</text:p>
          </table:table-cell>
          <table:table-cell table:style-name="ce16" office:value-type="float" office:value="35154.9" calcext:value-type="float">
            <text:p>35,154.90</text:p>
          </table:table-cell>
          <table:table-cell table:style-name="ce16" office:value-type="float" office:value="55884.7" calcext:value-type="float">
            <text:p>55,884.70</text:p>
          </table:table-cell>
          <table:table-cell table:style-name="ce16" office:value-type="float" office:value="12506.4" calcext:value-type="float">
            <text:p>12,506.40</text:p>
          </table:table-cell>
          <table:table-cell table:style-name="ce16" table:formula="of:=SUM([.B233:.E233])" office:value-type="float" office:value="474723" calcext:value-type="float">
            <text:p>474,72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25" calcext:value-type="float">
            <text:p>456,625.00</text:p>
          </table:table-cell>
          <table:table-cell table:style-name="ce7" office:value-type="float" office:value="6055.55" calcext:value-type="float">
            <text:p>6055.55</text:p>
          </table:table-cell>
          <table:table-cell table:style-name="ce13" table:formula="of:=COM.MICROSOFT.MINIFS([.$F$158:.$F$378];[.$G$158:.$G$378];[.G23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125" calcext:value-type="float">
            <text:p>374,125.00</text:p>
          </table:table-cell>
          <table:table-cell table:style-name="ce16" office:value-type="float" office:value="53429.9" calcext:value-type="float">
            <text:p>53,429.90</text:p>
          </table:table-cell>
          <table:table-cell table:style-name="ce16" office:value-type="float" office:value="56560.8" calcext:value-type="float">
            <text:p>56,560.80</text:p>
          </table:table-cell>
          <table:table-cell table:style-name="ce16" office:value-type="float" office:value="7961.08" calcext:value-type="float">
            <text:p>7,961.08</text:p>
          </table:table-cell>
          <table:table-cell table:style-name="ce16" table:formula="of:=SUM([.B234:.E234])" office:value-type="float" office:value="492076.78" calcext:value-type="float">
            <text:p>492,076.78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75" calcext:value-type="float">
            <text:p>456,675.00</text:p>
          </table:table-cell>
          <table:table-cell table:style-name="ce7" office:value-type="float" office:value="6055.38" calcext:value-type="float">
            <text:p>6055.38</text:p>
          </table:table-cell>
          <table:table-cell table:style-name="ce13" table:formula="of:=COM.MICROSOFT.MINIFS([.$F$158:.$F$378];[.$G$158:.$G$378];[.G23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40" calcext:value-type="float">
            <text:p>379,640.00</text:p>
          </table:table-cell>
          <table:table-cell table:style-name="ce16" office:value-type="float" office:value="26416.6" calcext:value-type="float">
            <text:p>26,416.60</text:p>
          </table:table-cell>
          <table:table-cell table:style-name="ce16" office:value-type="float" office:value="55587.4" calcext:value-type="float">
            <text:p>55,58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5:.E235])" office:value-type="float" office:value="468364" calcext:value-type="float">
            <text:p>468,364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25" calcext:value-type="float">
            <text:p>456,725.00</text:p>
          </table:table-cell>
          <table:table-cell table:style-name="ce7" office:value-type="float" office:value="6058.24" calcext:value-type="float">
            <text:p>6058.24</text:p>
          </table:table-cell>
          <table:table-cell table:style-name="ce13" table:formula="of:=COM.MICROSOFT.MINIFS([.$F$158:.$F$378];[.$G$158:.$G$378];[.G23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448" calcext:value-type="float">
            <text:p>370,448.00</text:p>
          </table:table-cell>
          <table:table-cell table:style-name="ce16" office:value-type="float" office:value="36609.3" calcext:value-type="float">
            <text:p>36,609.30</text:p>
          </table:table-cell>
          <table:table-cell table:style-name="ce16" office:value-type="float" office:value="62109.4" calcext:value-type="float">
            <text:p>62,109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6:.E236])" office:value-type="float" office:value="475886.7" calcext:value-type="float">
            <text:p>475,886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75" calcext:value-type="float">
            <text:p>456,775.00</text:p>
          </table:table-cell>
          <table:table-cell table:style-name="ce7" office:value-type="float" office:value="6062.23" calcext:value-type="float">
            <text:p>6062.23</text:p>
          </table:table-cell>
          <table:table-cell table:style-name="ce13" table:formula="of:=COM.MICROSOFT.MINIFS([.$F$158:.$F$378];[.$G$158:.$G$378];[.G23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829" calcext:value-type="float">
            <text:p>361,829.00</text:p>
          </table:table-cell>
          <table:table-cell table:style-name="ce16" office:value-type="float" office:value="35306.9" calcext:value-type="float">
            <text:p>35,306.90</text:p>
          </table:table-cell>
          <table:table-cell table:style-name="ce16" office:value-type="float" office:value="57690.7" calcext:value-type="float">
            <text:p>57,690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7:.E237])" office:value-type="float" office:value="462602.6" calcext:value-type="float">
            <text:p>462,602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25" calcext:value-type="float">
            <text:p>456,825.00</text:p>
          </table:table-cell>
          <table:table-cell table:style-name="ce7" office:value-type="float" office:value="6056.18" calcext:value-type="float">
            <text:p>6056.18</text:p>
          </table:table-cell>
          <table:table-cell table:style-name="ce13" table:formula="of:=COM.MICROSOFT.MINIFS([.$F$158:.$F$378];[.$G$158:.$G$378];[.G23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821" calcext:value-type="float">
            <text:p>379,821.00</text:p>
          </table:table-cell>
          <table:table-cell table:style-name="ce16" office:value-type="float" office:value="37702.8" calcext:value-type="float">
            <text:p>37,702.80</text:p>
          </table:table-cell>
          <table:table-cell table:style-name="ce16" office:value-type="float" office:value="60601.1" calcext:value-type="float">
            <text:p>60,601.10</text:p>
          </table:table-cell>
          <table:table-cell table:style-name="ce16" office:value-type="float" office:value="10073.1" calcext:value-type="float">
            <text:p>10,073.10</text:p>
          </table:table-cell>
          <table:table-cell table:style-name="ce16" table:formula="of:=SUM([.B238:.E238])" office:value-type="float" office:value="488198" calcext:value-type="float">
            <text:p>488,198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75" calcext:value-type="float">
            <text:p>456,875.00</text:p>
          </table:table-cell>
          <table:table-cell table:style-name="ce7" office:value-type="float" office:value="6069.6" calcext:value-type="float">
            <text:p>6069.6</text:p>
          </table:table-cell>
          <table:table-cell table:style-name="ce13" table:formula="of:=COM.MICROSOFT.MINIFS([.$F$158:.$F$378];[.$G$158:.$G$378];[.G23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600" calcext:value-type="float">
            <text:p>365,600.00</text:p>
          </table:table-cell>
          <table:table-cell table:style-name="ce16" office:value-type="float" office:value="41354" calcext:value-type="float">
            <text:p>41,354.00</text:p>
          </table:table-cell>
          <table:table-cell table:style-name="ce16" office:value-type="float" office:value="56229" calcext:value-type="float">
            <text:p>56,229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9:.E239])" office:value-type="float" office:value="469903" calcext:value-type="float">
            <text:p>469,90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25" calcext:value-type="float">
            <text:p>456,925.00</text:p>
          </table:table-cell>
          <table:table-cell table:style-name="ce7" office:value-type="float" office:value="6068.33" calcext:value-type="float">
            <text:p>6068.33</text:p>
          </table:table-cell>
          <table:table-cell table:style-name="ce13" table:formula="of:=COM.MICROSOFT.MINIFS([.$F$158:.$F$378];[.$G$158:.$G$378];[.G23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672" calcext:value-type="float">
            <text:p>361,672.00</text:p>
          </table:table-cell>
          <table:table-cell table:style-name="ce16" office:value-type="float" office:value="47322.5" calcext:value-type="float">
            <text:p>47,322.50</text:p>
          </table:table-cell>
          <table:table-cell table:style-name="ce16" office:value-type="float" office:value="58730.4" calcext:value-type="float">
            <text:p>58,730.40</text:p>
          </table:table-cell>
          <table:table-cell table:style-name="ce16" office:value-type="float" office:value="8832" calcext:value-type="float">
            <text:p>8,832.00</text:p>
          </table:table-cell>
          <table:table-cell table:style-name="ce16" table:formula="of:=SUM([.B240:.E240])" office:value-type="float" office:value="476556.9" calcext:value-type="float">
            <text:p>476,556.9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75" calcext:value-type="float">
            <text:p>456,975.00</text:p>
          </table:table-cell>
          <table:table-cell table:style-name="ce7" office:value-type="float" office:value="6068.12" calcext:value-type="float">
            <text:p>6068.12</text:p>
          </table:table-cell>
          <table:table-cell table:style-name="ce13" table:formula="of:=COM.MICROSOFT.MINIFS([.$F$158:.$F$378];[.$G$158:.$G$378];[.G24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86" calcext:value-type="float">
            <text:p>367,986.00</text:p>
          </table:table-cell>
          <table:table-cell table:style-name="ce16" office:value-type="float" office:value="37174.3" calcext:value-type="float">
            <text:p>37,174.30</text:p>
          </table:table-cell>
          <table:table-cell table:style-name="ce16" office:value-type="float" office:value="57115.4" calcext:value-type="float">
            <text:p>57,115.40</text:p>
          </table:table-cell>
          <table:table-cell table:style-name="ce16" office:value-type="float" office:value="16792.9" calcext:value-type="float">
            <text:p>16,792.90</text:p>
          </table:table-cell>
          <table:table-cell table:style-name="ce16" table:formula="of:=SUM([.B241:.E241])" office:value-type="float" office:value="479068.6" calcext:value-type="float">
            <text:p>479,068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25" calcext:value-type="float">
            <text:p>457,025.00</text:p>
          </table:table-cell>
          <table:table-cell table:style-name="ce7" office:value-type="float" office:value="6049.75" calcext:value-type="float">
            <text:p>6049.75</text:p>
          </table:table-cell>
          <table:table-cell table:style-name="ce13" table:formula="of:=COM.MICROSOFT.MINIFS([.$F$158:.$F$378];[.$G$158:.$G$378];[.G24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423" calcext:value-type="float">
            <text:p>368,423.00</text:p>
          </table:table-cell>
          <table:table-cell table:style-name="ce16" office:value-type="float" office:value="45236.9" calcext:value-type="float">
            <text:p>45,236.90</text:p>
          </table:table-cell>
          <table:table-cell table:style-name="ce16" office:value-type="float" office:value="62591.3" calcext:value-type="float">
            <text:p>62,591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2:.E242])" office:value-type="float" office:value="482971.2" calcext:value-type="float">
            <text:p>482,971.2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75" calcext:value-type="float">
            <text:p>457,075.00</text:p>
          </table:table-cell>
          <table:table-cell table:style-name="ce7" office:value-type="float" office:value="6058.38" calcext:value-type="float">
            <text:p>6058.38</text:p>
          </table:table-cell>
          <table:table-cell table:style-name="ce13" table:formula="of:=COM.MICROSOFT.MINIFS([.$F$158:.$F$378];[.$G$158:.$G$378];[.G24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667" calcext:value-type="float">
            <text:p>372,667.00</text:p>
          </table:table-cell>
          <table:table-cell table:style-name="ce16" office:value-type="float" office:value="34741.1" calcext:value-type="float">
            <text:p>34,741.10</text:p>
          </table:table-cell>
          <table:table-cell table:style-name="ce16" office:value-type="float" office:value="58087.7" calcext:value-type="float">
            <text:p>58,087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3:.E243])" office:value-type="float" office:value="472215.8" calcext:value-type="float">
            <text:p>472,215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25" calcext:value-type="float">
            <text:p>457,125.00</text:p>
          </table:table-cell>
          <table:table-cell table:style-name="ce7" office:value-type="float" office:value="6064.98" calcext:value-type="float">
            <text:p>6064.98</text:p>
          </table:table-cell>
          <table:table-cell table:style-name="ce13" table:formula="of:=COM.MICROSOFT.MINIFS([.$F$158:.$F$378];[.$G$158:.$G$378];[.G24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169" calcext:value-type="float">
            <text:p>370,169.00</text:p>
          </table:table-cell>
          <table:table-cell table:style-name="ce16" office:value-type="float" office:value="48824.5" calcext:value-type="float">
            <text:p>48,824.50</text:p>
          </table:table-cell>
          <table:table-cell table:style-name="ce16" office:value-type="float" office:value="58499.1" calcext:value-type="float">
            <text:p>58,499.10</text:p>
          </table:table-cell>
          <table:table-cell table:style-name="ce16" office:value-type="float" office:value="7776.1" calcext:value-type="float">
            <text:p>7,776.10</text:p>
          </table:table-cell>
          <table:table-cell table:style-name="ce16" table:formula="of:=SUM([.B244:.E244])" office:value-type="float" office:value="485268.7" calcext:value-type="float">
            <text:p>485,268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75" calcext:value-type="float">
            <text:p>457,175.00</text:p>
          </table:table-cell>
          <table:table-cell table:style-name="ce7" office:value-type="float" office:value="6062.18" calcext:value-type="float">
            <text:p>6062.18</text:p>
          </table:table-cell>
          <table:table-cell table:style-name="ce13" table:formula="of:=COM.MICROSOFT.MINIFS([.$F$158:.$F$378];[.$G$158:.$G$378];[.G24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5" calcext:value-type="float">
            <text:p>367,085.00</text:p>
          </table:table-cell>
          <table:table-cell table:style-name="ce16" office:value-type="float" office:value="43159.9" calcext:value-type="float">
            <text:p>43,159.90</text:p>
          </table:table-cell>
          <table:table-cell table:style-name="ce16" office:value-type="float" office:value="58002.9" calcext:value-type="float">
            <text:p>58,002.9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45:.E245])" office:value-type="float" office:value="476023.8" calcext:value-type="float">
            <text:p>476,023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25" calcext:value-type="float">
            <text:p>457,225.00</text:p>
          </table:table-cell>
          <table:table-cell table:style-name="ce7" office:value-type="float" office:value="6073.72" calcext:value-type="float">
            <text:p>6073.72</text:p>
          </table:table-cell>
          <table:table-cell table:style-name="ce13" table:formula="of:=COM.MICROSOFT.MINIFS([.$F$158:.$F$378];[.$G$158:.$G$378];[.G24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57" calcext:value-type="float">
            <text:p>387,757.00</text:p>
          </table:table-cell>
          <table:table-cell table:style-name="ce16" office:value-type="float" office:value="33612" calcext:value-type="float">
            <text:p>33,612.00</text:p>
          </table:table-cell>
          <table:table-cell table:style-name="ce16" office:value-type="float" office:value="57106.4" calcext:value-type="float">
            <text:p>57,106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6:.E246])" office:value-type="float" office:value="485195.4" calcext:value-type="float">
            <text:p>485,195.4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75" calcext:value-type="float">
            <text:p>457,275.00</text:p>
          </table:table-cell>
          <table:table-cell table:style-name="ce7" office:value-type="float" office:value="6076.59" calcext:value-type="float">
            <text:p>6076.59</text:p>
          </table:table-cell>
          <table:table-cell table:style-name="ce13" table:formula="of:=COM.MICROSOFT.MINIFS([.$F$158:.$F$378];[.$G$158:.$G$378];[.G24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843" calcext:value-type="float">
            <text:p>366,843.00</text:p>
          </table:table-cell>
          <table:table-cell table:style-name="ce16" office:value-type="float" office:value="44001.2" calcext:value-type="float">
            <text:p>44,001.20</text:p>
          </table:table-cell>
          <table:table-cell table:style-name="ce16" office:value-type="float" office:value="58372.3" calcext:value-type="float">
            <text:p>58,372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7:.E247])" office:value-type="float" office:value="475936.5" calcext:value-type="float">
            <text:p>475,936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25" calcext:value-type="float">
            <text:p>457,325.00</text:p>
          </table:table-cell>
          <table:table-cell table:style-name="ce7" office:value-type="float" office:value="6083.89" calcext:value-type="float">
            <text:p>6083.89</text:p>
          </table:table-cell>
          <table:table-cell table:style-name="ce13" table:formula="of:=COM.MICROSOFT.MINIFS([.$F$158:.$F$378];[.$G$158:.$G$378];[.G24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172" calcext:value-type="float">
            <text:p>362,172.00</text:p>
          </table:table-cell>
          <table:table-cell table:style-name="ce16" office:value-type="float" office:value="35921.5" calcext:value-type="float">
            <text:p>35,921.50</text:p>
          </table:table-cell>
          <table:table-cell table:style-name="ce16" office:value-type="float" office:value="65431" calcext:value-type="float">
            <text:p>65,431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8:.E248])" office:value-type="float" office:value="470244.5" calcext:value-type="float">
            <text:p>470,244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75" calcext:value-type="float">
            <text:p>457,375.00</text:p>
          </table:table-cell>
          <table:table-cell table:style-name="ce7" office:value-type="float" office:value="6078.71" calcext:value-type="float">
            <text:p>6078.71</text:p>
          </table:table-cell>
          <table:table-cell table:style-name="ce13" table:formula="of:=COM.MICROSOFT.MINIFS([.$F$158:.$F$378];[.$G$158:.$G$378];[.G24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7661.3" calcext:value-type="float">
            <text:p>37,661.30</text:p>
          </table:table-cell>
          <table:table-cell table:style-name="ce16" office:value-type="float" office:value="64265.1" calcext:value-type="float">
            <text:p>64,26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49:.E249])" office:value-type="float" office:value="481368.4" calcext:value-type="float">
            <text:p>481,368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25" calcext:value-type="float">
            <text:p>457,425.00</text:p>
          </table:table-cell>
          <table:table-cell table:style-name="ce7" office:value-type="float" office:value="6016.09" calcext:value-type="float">
            <text:p>6016.09</text:p>
          </table:table-cell>
          <table:table-cell table:style-name="ce13" table:formula="of:=COM.MICROSOFT.MINIFS([.$F$158:.$F$378];[.$G$158:.$G$378];[.G2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608" calcext:value-type="float">
            <text:p>356,608.00</text:p>
          </table:table-cell>
          <table:table-cell table:style-name="ce16" office:value-type="float" office:value="38041.5" calcext:value-type="float">
            <text:p>38,041.50</text:p>
          </table:table-cell>
          <table:table-cell table:style-name="ce16" office:value-type="float" office:value="60062.2" calcext:value-type="float">
            <text:p>60,062.20</text:p>
          </table:table-cell>
          <table:table-cell table:style-name="ce16" office:value-type="float" office:value="8790.6" calcext:value-type="float">
            <text:p>8,790.60</text:p>
          </table:table-cell>
          <table:table-cell table:style-name="ce16" table:formula="of:=SUM([.B250:.E250])" office:value-type="float" office:value="463502.3" calcext:value-type="float">
            <text:p>463,502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75" calcext:value-type="float">
            <text:p>457,475.00</text:p>
          </table:table-cell>
          <table:table-cell table:style-name="ce7" office:value-type="float" office:value="6024.58" calcext:value-type="float">
            <text:p>6024.58</text:p>
          </table:table-cell>
          <table:table-cell table:style-name="ce13" table:formula="of:=COM.MICROSOFT.MINIFS([.$F$158:.$F$378];[.$G$158:.$G$378];[.G2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98" calcext:value-type="float">
            <text:p>372,198.00</text:p>
          </table:table-cell>
          <table:table-cell table:style-name="ce16" office:value-type="float" office:value="39900.8" calcext:value-type="float">
            <text:p>39,900.80</text:p>
          </table:table-cell>
          <table:table-cell table:style-name="ce16" office:value-type="float" office:value="58994.3" calcext:value-type="float">
            <text:p>58,994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1:.E251])" office:value-type="float" office:value="471093.1" calcext:value-type="float">
            <text:p>471,093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25" calcext:value-type="float">
            <text:p>457,525.00</text:p>
          </table:table-cell>
          <table:table-cell table:style-name="ce7" office:value-type="float" office:value="6017.28" calcext:value-type="float">
            <text:p>6017.28</text:p>
          </table:table-cell>
          <table:table-cell table:style-name="ce13" table:formula="of:=COM.MICROSOFT.MINIFS([.$F$158:.$F$378];[.$G$158:.$G$378];[.G2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14" calcext:value-type="float">
            <text:p>363,114.00</text:p>
          </table:table-cell>
          <table:table-cell table:style-name="ce16" office:value-type="float" office:value="39563.7" calcext:value-type="float">
            <text:p>39,563.70</text:p>
          </table:table-cell>
          <table:table-cell table:style-name="ce16" office:value-type="float" office:value="57599.7" calcext:value-type="float">
            <text:p>57,599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2:.E252])" office:value-type="float" office:value="460277.4" calcext:value-type="float">
            <text:p>460,27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75" calcext:value-type="float">
            <text:p>457,575.00</text:p>
          </table:table-cell>
          <table:table-cell table:style-name="ce7" office:value-type="float" office:value="6019.07" calcext:value-type="float">
            <text:p>6019.07</text:p>
          </table:table-cell>
          <table:table-cell table:style-name="ce13" table:formula="of:=COM.MICROSOFT.MINIFS([.$F$158:.$F$378];[.$G$158:.$G$378];[.G2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02" calcext:value-type="float">
            <text:p>365,002.00</text:p>
          </table:table-cell>
          <table:table-cell table:style-name="ce16" office:value-type="float" office:value="48873.1" calcext:value-type="float">
            <text:p>48,873.10</text:p>
          </table:table-cell>
          <table:table-cell table:style-name="ce16" office:value-type="float" office:value="60648.2" calcext:value-type="float">
            <text:p>60,648.20</text:p>
          </table:table-cell>
          <table:table-cell table:style-name="ce16" office:value-type="float" office:value="2158.45" calcext:value-type="float">
            <text:p>2,158.45</text:p>
          </table:table-cell>
          <table:table-cell table:style-name="ce16" table:formula="of:=SUM([.B253:.E253])" office:value-type="float" office:value="476681.75" calcext:value-type="float">
            <text:p>476,681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25" calcext:value-type="float">
            <text:p>457,625.00</text:p>
          </table:table-cell>
          <table:table-cell table:style-name="ce7" office:value-type="float" office:value="6018.42" calcext:value-type="float">
            <text:p>6018.42</text:p>
          </table:table-cell>
          <table:table-cell table:style-name="ce13" table:formula="of:=COM.MICROSOFT.MINIFS([.$F$158:.$F$378];[.$G$158:.$G$378];[.G2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76" calcext:value-type="float">
            <text:p>370,876.00</text:p>
          </table:table-cell>
          <table:table-cell table:style-name="ce16" office:value-type="float" office:value="37410.2" calcext:value-type="float">
            <text:p>37,410.20</text:p>
          </table:table-cell>
          <table:table-cell table:style-name="ce16" office:value-type="float" office:value="55131.7" calcext:value-type="float">
            <text:p>55,131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4:.E254])" office:value-type="float" office:value="464473.9" calcext:value-type="float">
            <text:p>464,473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75" calcext:value-type="float">
            <text:p>457,675.00</text:p>
          </table:table-cell>
          <table:table-cell table:style-name="ce7" office:value-type="float" office:value="6032.79" calcext:value-type="float">
            <text:p>6032.79</text:p>
          </table:table-cell>
          <table:table-cell table:style-name="ce13" table:formula="of:=COM.MICROSOFT.MINIFS([.$F$158:.$F$378];[.$G$158:.$G$378];[.G2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537" calcext:value-type="float">
            <text:p>365,537.00</text:p>
          </table:table-cell>
          <table:table-cell table:style-name="ce16" office:value-type="float" office:value="53178.3" calcext:value-type="float">
            <text:p>53,178.30</text:p>
          </table:table-cell>
          <table:table-cell table:style-name="ce16" office:value-type="float" office:value="56793.2" calcext:value-type="float">
            <text:p>56,793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5:.E255])" office:value-type="float" office:value="476564.5" calcext:value-type="float">
            <text:p>476,564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25" calcext:value-type="float">
            <text:p>457,725.00</text:p>
          </table:table-cell>
          <table:table-cell table:style-name="ce7" office:value-type="float" office:value="6023.36" calcext:value-type="float">
            <text:p>6023.36</text:p>
          </table:table-cell>
          <table:table-cell table:style-name="ce13" table:formula="of:=COM.MICROSOFT.MINIFS([.$F$158:.$F$378];[.$G$158:.$G$378];[.G2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08" calcext:value-type="float">
            <text:p>377,908.00</text:p>
          </table:table-cell>
          <table:table-cell table:style-name="ce16" office:value-type="float" office:value="39631.6" calcext:value-type="float">
            <text:p>39,631.60</text:p>
          </table:table-cell>
          <table:table-cell table:style-name="ce16" office:value-type="float" office:value="59081.7" calcext:value-type="float">
            <text:p>59,081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6:.E256])" office:value-type="float" office:value="476621.3" calcext:value-type="float">
            <text:p>476,621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75" calcext:value-type="float">
            <text:p>457,775.00</text:p>
          </table:table-cell>
          <table:table-cell table:style-name="ce7" office:value-type="float" office:value="6030.34" calcext:value-type="float">
            <text:p>6030.34</text:p>
          </table:table-cell>
          <table:table-cell table:style-name="ce13" table:formula="of:=COM.MICROSOFT.MINIFS([.$F$158:.$F$378];[.$G$158:.$G$378];[.G2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680" calcext:value-type="float">
            <text:p>368,680.00</text:p>
          </table:table-cell>
          <table:table-cell table:style-name="ce16" office:value-type="float" office:value="42075" calcext:value-type="float">
            <text:p>42,075.00</text:p>
          </table:table-cell>
          <table:table-cell table:style-name="ce16" office:value-type="float" office:value="59345.7" calcext:value-type="float">
            <text:p>59,345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7:.E257])" office:value-type="float" office:value="470100.7" calcext:value-type="float">
            <text:p>470,100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25" calcext:value-type="float">
            <text:p>457,825.00</text:p>
          </table:table-cell>
          <table:table-cell table:style-name="ce7" office:value-type="float" office:value="6042.68" calcext:value-type="float">
            <text:p>6042.68</text:p>
          </table:table-cell>
          <table:table-cell table:style-name="ce13" table:formula="of:=COM.MICROSOFT.MINIFS([.$F$158:.$F$378];[.$G$158:.$G$378];[.G2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062" calcext:value-type="float">
            <text:p>368,062.00</text:p>
          </table:table-cell>
          <table:table-cell table:style-name="ce16" office:value-type="float" office:value="28254.8" calcext:value-type="float">
            <text:p>28,254.80</text:p>
          </table:table-cell>
          <table:table-cell table:style-name="ce16" office:value-type="float" office:value="55990.6" calcext:value-type="float">
            <text:p>55,990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58:.E258])" office:value-type="float" office:value="453610.95" calcext:value-type="float">
            <text:p>453,610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75" calcext:value-type="float">
            <text:p>457,875.00</text:p>
          </table:table-cell>
          <table:table-cell table:style-name="ce7" office:value-type="float" office:value="6048.53" calcext:value-type="float">
            <text:p>6048.53</text:p>
          </table:table-cell>
          <table:table-cell table:style-name="ce13" table:formula="of:=COM.MICROSOFT.MINIFS([.$F$158:.$F$378];[.$G$158:.$G$378];[.G2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0" calcext:value-type="float">
            <text:p>381,450.00</text:p>
          </table:table-cell>
          <table:table-cell table:style-name="ce16" office:value-type="float" office:value="40537.8" calcext:value-type="float">
            <text:p>40,537.80</text:p>
          </table:table-cell>
          <table:table-cell table:style-name="ce16" office:value-type="float" office:value="58648.2" calcext:value-type="float">
            <text:p>58,648.20</text:p>
          </table:table-cell>
          <table:table-cell table:style-name="ce16" office:value-type="float" office:value="1210" calcext:value-type="float">
            <text:p>1,210.00</text:p>
          </table:table-cell>
          <table:table-cell table:style-name="ce16" table:formula="of:=SUM([.B259:.E259])" office:value-type="float" office:value="481846" calcext:value-type="float">
            <text:p>481,84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25" calcext:value-type="float">
            <text:p>457,925.00</text:p>
          </table:table-cell>
          <table:table-cell table:style-name="ce7" office:value-type="float" office:value="6027.03" calcext:value-type="float">
            <text:p>6027.03</text:p>
          </table:table-cell>
          <table:table-cell table:style-name="ce13" table:formula="of:=COM.MICROSOFT.MINIFS([.$F$158:.$F$378];[.$G$158:.$G$378];[.G2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96" calcext:value-type="float">
            <text:p>368,996.00</text:p>
          </table:table-cell>
          <table:table-cell table:style-name="ce16" office:value-type="float" office:value="39140.4" calcext:value-type="float">
            <text:p>39,140.40</text:p>
          </table:table-cell>
          <table:table-cell table:style-name="ce16" office:value-type="float" office:value="57680" calcext:value-type="float">
            <text:p>57,680.00</text:p>
          </table:table-cell>
          <table:table-cell table:style-name="ce16" office:value-type="float" office:value="-0.000000000000137676" calcext:value-type="float">
            <text:p>0.00</text:p>
          </table:table-cell>
          <table:table-cell table:style-name="ce16" table:formula="of:=SUM([.B260:.E260])" office:value-type="float" office:value="465816.4" calcext:value-type="float">
            <text:p>465,81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75" calcext:value-type="float">
            <text:p>457,975.00</text:p>
          </table:table-cell>
          <table:table-cell table:style-name="ce7" office:value-type="float" office:value="6046.63" calcext:value-type="float">
            <text:p>6046.63</text:p>
          </table:table-cell>
          <table:table-cell table:style-name="ce13" table:formula="of:=COM.MICROSOFT.MINIFS([.$F$158:.$F$378];[.$G$158:.$G$378];[.G2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64" calcext:value-type="float">
            <text:p>372,764.00</text:p>
          </table:table-cell>
          <table:table-cell table:style-name="ce16" office:value-type="float" office:value="40899.9" calcext:value-type="float">
            <text:p>40,899.90</text:p>
          </table:table-cell>
          <table:table-cell table:style-name="ce16" office:value-type="float" office:value="56336.7" calcext:value-type="float">
            <text:p>56,336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1:.E261])" office:value-type="float" office:value="470000.6" calcext:value-type="float">
            <text:p>470,00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25" calcext:value-type="float">
            <text:p>458,025.00</text:p>
          </table:table-cell>
          <table:table-cell table:style-name="ce7" office:value-type="float" office:value="6039.72" calcext:value-type="float">
            <text:p>6039.72</text:p>
          </table:table-cell>
          <table:table-cell table:style-name="ce13" table:formula="of:=COM.MICROSOFT.MINIFS([.$F$158:.$F$378];[.$G$158:.$G$378];[.G2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05" calcext:value-type="float">
            <text:p>375,905.00</text:p>
          </table:table-cell>
          <table:table-cell table:style-name="ce16" office:value-type="float" office:value="38233.7" calcext:value-type="float">
            <text:p>38,233.70</text:p>
          </table:table-cell>
          <table:table-cell table:style-name="ce16" office:value-type="float" office:value="57313" calcext:value-type="float">
            <text:p>57,313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2:.E262])" office:value-type="float" office:value="471451.7" calcext:value-type="float">
            <text:p>471,45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75" calcext:value-type="float">
            <text:p>458,075.00</text:p>
          </table:table-cell>
          <table:table-cell table:style-name="ce7" office:value-type="float" office:value="6031.71" calcext:value-type="float">
            <text:p>6031.71</text:p>
          </table:table-cell>
          <table:table-cell table:style-name="ce13" table:formula="of:=COM.MICROSOFT.MINIFS([.$F$158:.$F$378];[.$G$158:.$G$378];[.G2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04" calcext:value-type="float">
            <text:p>371,504.00</text:p>
          </table:table-cell>
          <table:table-cell table:style-name="ce16" office:value-type="float" office:value="43485.5" calcext:value-type="float">
            <text:p>43,485.50</text:p>
          </table:table-cell>
          <table:table-cell table:style-name="ce16" office:value-type="float" office:value="61652.1" calcext:value-type="float">
            <text:p>61,652.1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3:.E263])" office:value-type="float" office:value="479041.6" calcext:value-type="float">
            <text:p>479,041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25" calcext:value-type="float">
            <text:p>458,125.00</text:p>
          </table:table-cell>
          <table:table-cell table:style-name="ce7" office:value-type="float" office:value="6061" calcext:value-type="float">
            <text:p>6061</text:p>
          </table:table-cell>
          <table:table-cell table:style-name="ce13" table:formula="of:=COM.MICROSOFT.MINIFS([.$F$158:.$F$378];[.$G$158:.$G$378];[.G2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935" calcext:value-type="float">
            <text:p>371,935.00</text:p>
          </table:table-cell>
          <table:table-cell table:style-name="ce16" office:value-type="float" office:value="43844.4" calcext:value-type="float">
            <text:p>43,844.40</text:p>
          </table:table-cell>
          <table:table-cell table:style-name="ce16" office:value-type="float" office:value="58847.9" calcext:value-type="float">
            <text:p>58,847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4:.E264])" office:value-type="float" office:value="475683.3" calcext:value-type="float">
            <text:p>475,683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75" calcext:value-type="float">
            <text:p>458,175.00</text:p>
          </table:table-cell>
          <table:table-cell table:style-name="ce7" office:value-type="float" office:value="6018.23" calcext:value-type="float">
            <text:p>6018.23</text:p>
          </table:table-cell>
          <table:table-cell table:style-name="ce13" table:formula="of:=COM.MICROSOFT.MINIFS([.$F$158:.$F$378];[.$G$158:.$G$378];[.G2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58" calcext:value-type="float">
            <text:p>375,058.00</text:p>
          </table:table-cell>
          <table:table-cell table:style-name="ce16" office:value-type="float" office:value="35504.9" calcext:value-type="float">
            <text:p>35,504.90</text:p>
          </table:table-cell>
          <table:table-cell table:style-name="ce16" office:value-type="float" office:value="62710.1" calcext:value-type="float">
            <text:p>62,710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5:.E265])" office:value-type="float" office:value="473273" calcext:value-type="float">
            <text:p>473,273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25" calcext:value-type="float">
            <text:p>458,225.00</text:p>
          </table:table-cell>
          <table:table-cell table:style-name="ce7" office:value-type="float" office:value="6025.88" calcext:value-type="float">
            <text:p>6025.88</text:p>
          </table:table-cell>
          <table:table-cell table:style-name="ce13" table:formula="of:=COM.MICROSOFT.MINIFS([.$F$158:.$F$378];[.$G$158:.$G$378];[.G2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182" calcext:value-type="float">
            <text:p>377,182.00</text:p>
          </table:table-cell>
          <table:table-cell table:style-name="ce16" office:value-type="float" office:value="50126.9" calcext:value-type="float">
            <text:p>50,126.90</text:p>
          </table:table-cell>
          <table:table-cell table:style-name="ce16" office:value-type="float" office:value="57910.6" calcext:value-type="float">
            <text:p>57,910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6:.E266])" office:value-type="float" office:value="485219.5" calcext:value-type="float">
            <text:p>485,21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75" calcext:value-type="float">
            <text:p>458,275.00</text:p>
          </table:table-cell>
          <table:table-cell table:style-name="ce7" office:value-type="float" office:value="6037.58" calcext:value-type="float">
            <text:p>6037.58</text:p>
          </table:table-cell>
          <table:table-cell table:style-name="ce13" table:formula="of:=COM.MICROSOFT.MINIFS([.$F$158:.$F$378];[.$G$158:.$G$378];[.G2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85" calcext:value-type="float">
            <text:p>365,985.00</text:p>
          </table:table-cell>
          <table:table-cell table:style-name="ce16" office:value-type="float" office:value="31770.2" calcext:value-type="float">
            <text:p>31,770.20</text:p>
          </table:table-cell>
          <table:table-cell table:style-name="ce16" office:value-type="float" office:value="56108" calcext:value-type="float">
            <text:p>56,108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7:.E267])" office:value-type="float" office:value="454919.2" calcext:value-type="float">
            <text:p>454,91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25" calcext:value-type="float">
            <text:p>458,325.00</text:p>
          </table:table-cell>
          <table:table-cell table:style-name="ce7" office:value-type="float" office:value="6033.56" calcext:value-type="float">
            <text:p>6033.56</text:p>
          </table:table-cell>
          <table:table-cell table:style-name="ce13" table:formula="of:=COM.MICROSOFT.MINIFS([.$F$158:.$F$378];[.$G$158:.$G$378];[.G2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448" calcext:value-type="float">
            <text:p>367,448.00</text:p>
          </table:table-cell>
          <table:table-cell table:style-name="ce16" office:value-type="float" office:value="30605" calcext:value-type="float">
            <text:p>30,605.00</text:p>
          </table:table-cell>
          <table:table-cell table:style-name="ce16" office:value-type="float" office:value="57973.7" calcext:value-type="float">
            <text:p>57,973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8:.E268])" office:value-type="float" office:value="457082.7" calcext:value-type="float">
            <text:p>457,08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75" calcext:value-type="float">
            <text:p>458,375.00</text:p>
          </table:table-cell>
          <table:table-cell table:style-name="ce7" office:value-type="float" office:value="6049.54" calcext:value-type="float">
            <text:p>6049.54</text:p>
          </table:table-cell>
          <table:table-cell table:style-name="ce13" table:formula="of:=COM.MICROSOFT.MINIFS([.$F$158:.$F$378];[.$G$158:.$G$378];[.G2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312" calcext:value-type="float">
            <text:p>361,312.00</text:p>
          </table:table-cell>
          <table:table-cell table:style-name="ce16" office:value-type="float" office:value="44561" calcext:value-type="float">
            <text:p>44,561.00</text:p>
          </table:table-cell>
          <table:table-cell table:style-name="ce16" office:value-type="float" office:value="62353.9" calcext:value-type="float">
            <text:p>62,353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9:.E269])" office:value-type="float" office:value="470626.9" calcext:value-type="float">
            <text:p>470,62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25" calcext:value-type="float">
            <text:p>458,425.00</text:p>
          </table:table-cell>
          <table:table-cell table:style-name="ce7" office:value-type="float" office:value="6026.99" calcext:value-type="float">
            <text:p>6026.99</text:p>
          </table:table-cell>
          <table:table-cell table:style-name="ce13" table:formula="of:=COM.MICROSOFT.MINIFS([.$F$158:.$F$378];[.$G$158:.$G$378];[.G2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00" calcext:value-type="float">
            <text:p>380,400.00</text:p>
          </table:table-cell>
          <table:table-cell table:style-name="ce16" office:value-type="float" office:value="39281.5" calcext:value-type="float">
            <text:p>39,281.50</text:p>
          </table:table-cell>
          <table:table-cell table:style-name="ce16" office:value-type="float" office:value="58007" calcext:value-type="float">
            <text:p>58,00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0:.E270])" office:value-type="float" office:value="477688.5" calcext:value-type="float">
            <text:p>477,68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75" calcext:value-type="float">
            <text:p>458,4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77" calcext:value-type="float">
            <text:p>367,977.00</text:p>
          </table:table-cell>
          <table:table-cell table:style-name="ce16" office:value-type="float" office:value="43003.3" calcext:value-type="float">
            <text:p>43,003.30</text:p>
          </table:table-cell>
          <table:table-cell table:style-name="ce16" office:value-type="float" office:value="59871" calcext:value-type="float">
            <text:p>59,871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1:.E271])" office:value-type="float" office:value="471907.3" calcext:value-type="float">
            <text:p>471,907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25" calcext:value-type="float">
            <text:p>458,525.00</text:p>
          </table:table-cell>
          <table:table-cell table:style-name="ce7" office:value-type="float" office:value="6043.05" calcext:value-type="float">
            <text:p>6043.05</text:p>
          </table:table-cell>
          <table:table-cell table:style-name="ce13" table:formula="of:=COM.MICROSOFT.MINIFS([.$F$158:.$F$378];[.$G$158:.$G$378];[.G2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27" calcext:value-type="float">
            <text:p>372,527.00</text:p>
          </table:table-cell>
          <table:table-cell table:style-name="ce16" office:value-type="float" office:value="30126" calcext:value-type="float">
            <text:p>30,126.00</text:p>
          </table:table-cell>
          <table:table-cell table:style-name="ce16" office:value-type="float" office:value="55824.7" calcext:value-type="float">
            <text:p>55,824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72:.E272])" office:value-type="float" office:value="459781.25" calcext:value-type="float">
            <text:p>459,781.2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75" calcext:value-type="float">
            <text:p>458,575.00</text:p>
          </table:table-cell>
          <table:table-cell table:style-name="ce7" office:value-type="float" office:value="6042.09" calcext:value-type="float">
            <text:p>6042.09</text:p>
          </table:table-cell>
          <table:table-cell table:style-name="ce13" table:formula="of:=COM.MICROSOFT.MINIFS([.$F$158:.$F$378];[.$G$158:.$G$378];[.G2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217" calcext:value-type="float">
            <text:p>365,217.00</text:p>
          </table:table-cell>
          <table:table-cell table:style-name="ce16" office:value-type="float" office:value="43967.9" calcext:value-type="float">
            <text:p>43,967.90</text:p>
          </table:table-cell>
          <table:table-cell table:style-name="ce16" office:value-type="float" office:value="58319.8" calcext:value-type="float">
            <text:p>58,319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3:.E273])" office:value-type="float" office:value="467504.7" calcext:value-type="float">
            <text:p>467,5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25" calcext:value-type="float">
            <text:p>458,625.00</text:p>
          </table:table-cell>
          <table:table-cell table:style-name="ce7" office:value-type="float" office:value="6044.14" calcext:value-type="float">
            <text:p>6044.14</text:p>
          </table:table-cell>
          <table:table-cell table:style-name="ce13" table:formula="of:=COM.MICROSOFT.MINIFS([.$F$158:.$F$378];[.$G$158:.$G$378];[.G2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9416.5" calcext:value-type="float">
            <text:p>39,416.50</text:p>
          </table:table-cell>
          <table:table-cell table:style-name="ce16" office:value-type="float" office:value="57222.1" calcext:value-type="float">
            <text:p>57,22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4:.E274])" office:value-type="float" office:value="476080.6" calcext:value-type="float">
            <text:p>476,08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75" calcext:value-type="float">
            <text:p>458,675.00</text:p>
          </table:table-cell>
          <table:table-cell table:style-name="ce7" office:value-type="float" office:value="6060.71" calcext:value-type="float">
            <text:p>6060.71</text:p>
          </table:table-cell>
          <table:table-cell table:style-name="ce13" table:formula="of:=COM.MICROSOFT.MINIFS([.$F$158:.$F$378];[.$G$158:.$G$378];[.G2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33" calcext:value-type="float">
            <text:p>378,533.00</text:p>
          </table:table-cell>
          <table:table-cell table:style-name="ce16" office:value-type="float" office:value="34120.4" calcext:value-type="float">
            <text:p>34,120.40</text:p>
          </table:table-cell>
          <table:table-cell table:style-name="ce16" office:value-type="float" office:value="55695.1" calcext:value-type="float">
            <text:p>55,695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5:.E275])" office:value-type="float" office:value="468348.5" calcext:value-type="float">
            <text:p>468,34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25" calcext:value-type="float">
            <text:p>458,725.00</text:p>
          </table:table-cell>
          <table:table-cell table:style-name="ce7" office:value-type="float" office:value="6031.88" calcext:value-type="float">
            <text:p>6031.88</text:p>
          </table:table-cell>
          <table:table-cell table:style-name="ce13" table:formula="of:=COM.MICROSOFT.MINIFS([.$F$158:.$F$378];[.$G$158:.$G$378];[.G2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60" calcext:value-type="float">
            <text:p>383,860.00</text:p>
          </table:table-cell>
          <table:table-cell table:style-name="ce16" office:value-type="float" office:value="44475.6" calcext:value-type="float">
            <text:p>44,475.60</text:p>
          </table:table-cell>
          <table:table-cell table:style-name="ce16" office:value-type="float" office:value="55497.1" calcext:value-type="float">
            <text:p>55,497.10</text:p>
          </table:table-cell>
          <table:table-cell table:style-name="ce16" office:value-type="float" office:value="0.000000000100962" calcext:value-type="float">
            <text:p>0.00</text:p>
          </table:table-cell>
          <table:table-cell table:style-name="ce16" table:formula="of:=SUM([.B276:.E276])" office:value-type="float" office:value="483832.7" calcext:value-type="float">
            <text:p>483,83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75" calcext:value-type="float">
            <text:p>458,775.00</text:p>
          </table:table-cell>
          <table:table-cell table:style-name="ce7" office:value-type="float" office:value="6032.89" calcext:value-type="float">
            <text:p>6032.89</text:p>
          </table:table-cell>
          <table:table-cell table:style-name="ce13" table:formula="of:=COM.MICROSOFT.MINIFS([.$F$158:.$F$378];[.$G$158:.$G$378];[.G2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71" calcext:value-type="float">
            <text:p>371,771.00</text:p>
          </table:table-cell>
          <table:table-cell table:style-name="ce16" office:value-type="float" office:value="46339.2" calcext:value-type="float">
            <text:p>46,339.20</text:p>
          </table:table-cell>
          <table:table-cell table:style-name="ce16" office:value-type="float" office:value="62641.3" calcext:value-type="float">
            <text:p>62,641.30</text:p>
          </table:table-cell>
          <table:table-cell table:style-name="ce16" office:value-type="float" office:value="0.00000000000254659" calcext:value-type="float">
            <text:p>0.00</text:p>
          </table:table-cell>
          <table:table-cell table:style-name="ce16" table:formula="of:=SUM([.B277:.E277])" office:value-type="float" office:value="480751.5" calcext:value-type="float">
            <text:p>480,751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25" calcext:value-type="float">
            <text:p>458,825.00</text:p>
          </table:table-cell>
          <table:table-cell table:style-name="ce7" office:value-type="float" office:value="6027.31" calcext:value-type="float">
            <text:p>6027.31</text:p>
          </table:table-cell>
          <table:table-cell table:style-name="ce13" table:formula="of:=COM.MICROSOFT.MINIFS([.$F$158:.$F$378];[.$G$158:.$G$378];[.G2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301" calcext:value-type="float">
            <text:p>374,301.00</text:p>
          </table:table-cell>
          <table:table-cell table:style-name="ce16" office:value-type="float" office:value="57604.8" calcext:value-type="float">
            <text:p>57,604.80</text:p>
          </table:table-cell>
          <table:table-cell table:style-name="ce16" office:value-type="float" office:value="59522.5" calcext:value-type="float">
            <text:p>59,522.50</text:p>
          </table:table-cell>
          <table:table-cell table:style-name="ce16" office:value-type="float" office:value="0.00000000000445652" calcext:value-type="float">
            <text:p>0.00</text:p>
          </table:table-cell>
          <table:table-cell table:style-name="ce16" table:formula="of:=SUM([.B278:.E278])" office:value-type="float" office:value="491428.3" calcext:value-type="float">
            <text:p>491,428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75" calcext:value-type="float">
            <text:p>458,875.00</text:p>
          </table:table-cell>
          <table:table-cell table:style-name="ce7" office:value-type="float" office:value="6022.95" calcext:value-type="float">
            <text:p>6022.95</text:p>
          </table:table-cell>
          <table:table-cell table:style-name="ce13" table:formula="of:=COM.MICROSOFT.MINIFS([.$F$158:.$F$378];[.$G$158:.$G$378];[.G2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621" calcext:value-type="float">
            <text:p>364,621.00</text:p>
          </table:table-cell>
          <table:table-cell table:style-name="ce16" office:value-type="float" office:value="39085.4" calcext:value-type="float">
            <text:p>39,085.40</text:p>
          </table:table-cell>
          <table:table-cell table:style-name="ce16" office:value-type="float" office:value="56259.2" calcext:value-type="float">
            <text:p>56,259.20</text:p>
          </table:table-cell>
          <table:table-cell table:style-name="ce16" office:value-type="float" office:value="0.00000000160705" calcext:value-type="float">
            <text:p>0.00</text:p>
          </table:table-cell>
          <table:table-cell table:style-name="ce16" table:formula="of:=SUM([.B279:.E279])" office:value-type="float" office:value="459965.600000002" calcext:value-type="float">
            <text:p>459,96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25" calcext:value-type="float">
            <text:p>458,925.00</text:p>
          </table:table-cell>
          <table:table-cell table:style-name="ce7" office:value-type="float" office:value="6028.61" calcext:value-type="float">
            <text:p>6028.61</text:p>
          </table:table-cell>
          <table:table-cell table:style-name="ce13" table:formula="of:=COM.MICROSOFT.MINIFS([.$F$158:.$F$378];[.$G$158:.$G$378];[.G27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80" calcext:value-type="float">
            <text:p>370,780.00</text:p>
          </table:table-cell>
          <table:table-cell table:style-name="ce16" office:value-type="float" office:value="49959" calcext:value-type="float">
            <text:p>49,959.00</text:p>
          </table:table-cell>
          <table:table-cell table:style-name="ce16" office:value-type="float" office:value="59395" calcext:value-type="float">
            <text:p>59,395.00</text:p>
          </table:table-cell>
          <table:table-cell table:style-name="ce16" office:value-type="float" office:value="1211.46" calcext:value-type="float">
            <text:p>1,211.46</text:p>
          </table:table-cell>
          <table:table-cell table:style-name="ce16" table:formula="of:=SUM([.B280:.E280])" office:value-type="float" office:value="481345.46" calcext:value-type="float">
            <text:p>481,345.4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75" calcext:value-type="float">
            <text:p>458,9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28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9" calcext:value-type="float">
            <text:p>370,719.00</text:p>
          </table:table-cell>
          <table:table-cell table:style-name="ce16" office:value-type="float" office:value="32912.2" calcext:value-type="float">
            <text:p>32,912.20</text:p>
          </table:table-cell>
          <table:table-cell table:style-name="ce16" office:value-type="float" office:value="60299.2" calcext:value-type="float">
            <text:p>60,299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1:.E281])" office:value-type="float" office:value="463930.4" calcext:value-type="float">
            <text:p>463,930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25" calcext:value-type="float">
            <text:p>459,025.00</text:p>
          </table:table-cell>
          <table:table-cell table:style-name="ce7" office:value-type="float" office:value="6050.55" calcext:value-type="float">
            <text:p>6050.55</text:p>
          </table:table-cell>
          <table:table-cell table:style-name="ce13" table:formula="of:=COM.MICROSOFT.MINIFS([.$F$158:.$F$378];[.$G$158:.$G$378];[.G28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911" calcext:value-type="float">
            <text:p>357,911.00</text:p>
          </table:table-cell>
          <table:table-cell table:style-name="ce16" office:value-type="float" office:value="60040.1" calcext:value-type="float">
            <text:p>60,040.10</text:p>
          </table:table-cell>
          <table:table-cell table:style-name="ce16" office:value-type="float" office:value="57953.6" calcext:value-type="float">
            <text:p>57,95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2:.E282])" office:value-type="float" office:value="475904.7" calcext:value-type="float">
            <text:p>475,9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75" calcext:value-type="float">
            <text:p>459,075.00</text:p>
          </table:table-cell>
          <table:table-cell table:style-name="ce7" office:value-type="float" office:value="6039.23" calcext:value-type="float">
            <text:p>6039.23</text:p>
          </table:table-cell>
          <table:table-cell table:style-name="ce13" table:formula="of:=COM.MICROSOFT.MINIFS([.$F$158:.$F$378];[.$G$158:.$G$378];[.G28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36" calcext:value-type="float">
            <text:p>379,636.00</text:p>
          </table:table-cell>
          <table:table-cell table:style-name="ce16" office:value-type="float" office:value="37667.1" calcext:value-type="float">
            <text:p>37,667.10</text:p>
          </table:table-cell>
          <table:table-cell table:style-name="ce16" office:value-type="float" office:value="54056.8" calcext:value-type="float">
            <text:p>54,056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3:.E283])" office:value-type="float" office:value="471359.9" calcext:value-type="float">
            <text:p>471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25" calcext:value-type="float">
            <text:p>459,125.00</text:p>
          </table:table-cell>
          <table:table-cell table:style-name="ce7" office:value-type="float" office:value="6037.96" calcext:value-type="float">
            <text:p>6037.96</text:p>
          </table:table-cell>
          <table:table-cell table:style-name="ce13" table:formula="of:=COM.MICROSOFT.MINIFS([.$F$158:.$F$378];[.$G$158:.$G$378];[.G28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10" calcext:value-type="float">
            <text:p>370,810.00</text:p>
          </table:table-cell>
          <table:table-cell table:style-name="ce16" office:value-type="float" office:value="44576.5" calcext:value-type="float">
            <text:p>44,576.50</text:p>
          </table:table-cell>
          <table:table-cell table:style-name="ce16" office:value-type="float" office:value="54242.2" calcext:value-type="float">
            <text:p>54,242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4:.E284])" office:value-type="float" office:value="470684.7" calcext:value-type="float">
            <text:p>470,68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75" calcext:value-type="float">
            <text:p>459,175.00</text:p>
          </table:table-cell>
          <table:table-cell table:style-name="ce7" office:value-type="float" office:value="6037.14" calcext:value-type="float">
            <text:p>6037.14</text:p>
          </table:table-cell>
          <table:table-cell table:style-name="ce13" table:formula="of:=COM.MICROSOFT.MINIFS([.$F$158:.$F$378];[.$G$158:.$G$378];[.G28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53" calcext:value-type="float">
            <text:p>377,353.00</text:p>
          </table:table-cell>
          <table:table-cell table:style-name="ce16" office:value-type="float" office:value="31231.6" calcext:value-type="float">
            <text:p>31,231.60</text:p>
          </table:table-cell>
          <table:table-cell table:style-name="ce16" office:value-type="float" office:value="57032.9" calcext:value-type="float">
            <text:p>57,032.90</text:p>
          </table:table-cell>
          <table:table-cell table:style-name="ce16" office:value-type="float" office:value="-0.000000000000550703" calcext:value-type="float">
            <text:p>0.00</text:p>
          </table:table-cell>
          <table:table-cell table:style-name="ce16" table:formula="of:=SUM([.B285:.E285])" office:value-type="float" office:value="465617.5" calcext:value-type="float">
            <text:p>465,61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25" calcext:value-type="float">
            <text:p>459,225.00</text:p>
          </table:table-cell>
          <table:table-cell table:style-name="ce7" office:value-type="float" office:value="6043.02" calcext:value-type="float">
            <text:p>6043.02</text:p>
          </table:table-cell>
          <table:table-cell table:style-name="ce13" table:formula="of:=COM.MICROSOFT.MINIFS([.$F$158:.$F$378];[.$G$158:.$G$378];[.G28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7119.4" calcext:value-type="float">
            <text:p>37,119.40</text:p>
          </table:table-cell>
          <table:table-cell table:style-name="ce16" office:value-type="float" office:value="58950.9" calcext:value-type="float">
            <text:p>58,950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6:.E286])" office:value-type="float" office:value="464695.3" calcext:value-type="float">
            <text:p>464,69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75" calcext:value-type="float">
            <text:p>459,27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28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45" calcext:value-type="float">
            <text:p>372,745.00</text:p>
          </table:table-cell>
          <table:table-cell table:style-name="ce16" office:value-type="float" office:value="42105.1" calcext:value-type="float">
            <text:p>42,105.10</text:p>
          </table:table-cell>
          <table:table-cell table:style-name="ce16" office:value-type="float" office:value="59770.8" calcext:value-type="float">
            <text:p>59,770.80</text:p>
          </table:table-cell>
          <table:table-cell table:style-name="ce16" office:value-type="float" office:value="9696" calcext:value-type="float">
            <text:p>9,696.00</text:p>
          </table:table-cell>
          <table:table-cell table:style-name="ce16" table:formula="of:=SUM([.B287:.E287])" office:value-type="float" office:value="484316.9" calcext:value-type="float">
            <text:p>484,31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25" calcext:value-type="float">
            <text:p>459,325.00</text:p>
          </table:table-cell>
          <table:table-cell table:style-name="ce7" office:value-type="float" office:value="6061.22" calcext:value-type="float">
            <text:p>6061.22</text:p>
          </table:table-cell>
          <table:table-cell table:style-name="ce13" table:formula="of:=COM.MICROSOFT.MINIFS([.$F$158:.$F$378];[.$G$158:.$G$378];[.G28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30" calcext:value-type="float">
            <text:p>372,330.00</text:p>
          </table:table-cell>
          <table:table-cell table:style-name="ce16" office:value-type="float" office:value="28918" calcext:value-type="float">
            <text:p>28,918.00</text:p>
          </table:table-cell>
          <table:table-cell table:style-name="ce16" office:value-type="float" office:value="61519.5" calcext:value-type="float">
            <text:p>61,519.50</text:p>
          </table:table-cell>
          <table:table-cell table:style-name="ce16" office:value-type="float" office:value="7378.15" calcext:value-type="float">
            <text:p>7,378.15</text:p>
          </table:table-cell>
          <table:table-cell table:style-name="ce16" table:formula="of:=SUM([.B288:.E288])" office:value-type="float" office:value="470145.65" calcext:value-type="float">
            <text:p>470,145.6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75" calcext:value-type="float">
            <text:p>459,3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8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68" calcext:value-type="float">
            <text:p>372,868.00</text:p>
          </table:table-cell>
          <table:table-cell table:style-name="ce16" office:value-type="float" office:value="42977.4" calcext:value-type="float">
            <text:p>42,977.40</text:p>
          </table:table-cell>
          <table:table-cell table:style-name="ce16" office:value-type="float" office:value="60984.5" calcext:value-type="float">
            <text:p>60,984.50</text:p>
          </table:table-cell>
          <table:table-cell table:style-name="ce16" office:value-type="float" office:value="3168" calcext:value-type="float">
            <text:p>3,168.00</text:p>
          </table:table-cell>
          <table:table-cell table:style-name="ce16" table:formula="of:=SUM([.B289:.E289])" office:value-type="float" office:value="479997.9" calcext:value-type="float">
            <text:p>479,99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25" calcext:value-type="float">
            <text:p>459,425.00</text:p>
          </table:table-cell>
          <table:table-cell table:style-name="ce7" office:value-type="float" office:value="6048.93" calcext:value-type="float">
            <text:p>6048.93</text:p>
          </table:table-cell>
          <table:table-cell table:style-name="ce13" table:formula="of:=COM.MICROSOFT.MINIFS([.$F$158:.$F$378];[.$G$158:.$G$378];[.G28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95" calcext:value-type="float">
            <text:p>369,795.00</text:p>
          </table:table-cell>
          <table:table-cell table:style-name="ce16" office:value-type="float" office:value="31985.9" calcext:value-type="float">
            <text:p>31,985.90</text:p>
          </table:table-cell>
          <table:table-cell table:style-name="ce16" office:value-type="float" office:value="54091.5" calcext:value-type="float">
            <text:p>54,091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0:.E290])" office:value-type="float" office:value="455872.4" calcext:value-type="float">
            <text:p>455,872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75" calcext:value-type="float">
            <text:p>459,475.00</text:p>
          </table:table-cell>
          <table:table-cell table:style-name="ce7" office:value-type="float" office:value="6037.41" calcext:value-type="float">
            <text:p>6037.41</text:p>
          </table:table-cell>
          <table:table-cell table:style-name="ce13" table:formula="of:=COM.MICROSOFT.MINIFS([.$F$158:.$F$378];[.$G$158:.$G$378];[.G29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50" calcext:value-type="float">
            <text:p>371,750.00</text:p>
          </table:table-cell>
          <table:table-cell table:style-name="ce16" office:value-type="float" office:value="51283.1" calcext:value-type="float">
            <text:p>51,283.10</text:p>
          </table:table-cell>
          <table:table-cell table:style-name="ce16" office:value-type="float" office:value="59012.1" calcext:value-type="float">
            <text:p>59,01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1:.E291])" office:value-type="float" office:value="482045.2" calcext:value-type="float">
            <text:p>482,045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25" calcext:value-type="float">
            <text:p>459,525.00</text:p>
          </table:table-cell>
          <table:table-cell table:style-name="ce7" office:value-type="float" office:value="6052.6" calcext:value-type="float">
            <text:p>6052.6</text:p>
          </table:table-cell>
          <table:table-cell table:style-name="ce13" table:formula="of:=COM.MICROSOFT.MINIFS([.$F$158:.$F$378];[.$G$158:.$G$378];[.G29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312" calcext:value-type="float">
            <text:p>379,312.00</text:p>
          </table:table-cell>
          <table:table-cell table:style-name="ce16" office:value-type="float" office:value="27207" calcext:value-type="float">
            <text:p>27,207.00</text:p>
          </table:table-cell>
          <table:table-cell table:style-name="ce16" office:value-type="float" office:value="56786.4" calcext:value-type="float">
            <text:p>56,786.4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292:.E292])" office:value-type="float" office:value="463305.4" calcext:value-type="float">
            <text:p>463,30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75" calcext:value-type="float">
            <text:p>459,575.00</text:p>
          </table:table-cell>
          <table:table-cell table:style-name="ce7" office:value-type="float" office:value="6038.73" calcext:value-type="float">
            <text:p>6038.73</text:p>
          </table:table-cell>
          <table:table-cell table:style-name="ce13" table:formula="of:=COM.MICROSOFT.MINIFS([.$F$158:.$F$378];[.$G$158:.$G$378];[.G29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594" calcext:value-type="float">
            <text:p>364,594.00</text:p>
          </table:table-cell>
          <table:table-cell table:style-name="ce16" office:value-type="float" office:value="59296.2" calcext:value-type="float">
            <text:p>59,296.20</text:p>
          </table:table-cell>
          <table:table-cell table:style-name="ce16" office:value-type="float" office:value="62446.6" calcext:value-type="float">
            <text:p>62,4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3:.E293])" office:value-type="float" office:value="486336.8" calcext:value-type="float">
            <text:p>486,33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25" calcext:value-type="float">
            <text:p>459,625.00</text:p>
          </table:table-cell>
          <table:table-cell table:style-name="ce7" office:value-type="float" office:value="6040.87" calcext:value-type="float">
            <text:p>6040.87</text:p>
          </table:table-cell>
          <table:table-cell table:style-name="ce13" table:formula="of:=COM.MICROSOFT.MINIFS([.$F$158:.$F$378];[.$G$158:.$G$378];[.G29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52" calcext:value-type="float">
            <text:p>371,152.00</text:p>
          </table:table-cell>
          <table:table-cell table:style-name="ce16" office:value-type="float" office:value="51433.8" calcext:value-type="float">
            <text:p>51,433.80</text:p>
          </table:table-cell>
          <table:table-cell table:style-name="ce16" office:value-type="float" office:value="56741.8" calcext:value-type="float">
            <text:p>56,741.80</text:p>
          </table:table-cell>
          <table:table-cell table:style-name="ce16" office:value-type="float" office:value="-0.0000000000000677748" calcext:value-type="float">
            <text:p>0.00</text:p>
          </table:table-cell>
          <table:table-cell table:style-name="ce16" table:formula="of:=SUM([.B294:.E294])" office:value-type="float" office:value="479327.6" calcext:value-type="float">
            <text:p>479,32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75" calcext:value-type="float">
            <text:p>459,675.00</text:p>
          </table:table-cell>
          <table:table-cell table:style-name="ce7" office:value-type="float" office:value="6042.43" calcext:value-type="float">
            <text:p>6042.43</text:p>
          </table:table-cell>
          <table:table-cell table:style-name="ce13" table:formula="of:=COM.MICROSOFT.MINIFS([.$F$158:.$F$378];[.$G$158:.$G$378];[.G29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25" calcext:value-type="float">
            <text:p>372,925.00</text:p>
          </table:table-cell>
          <table:table-cell table:style-name="ce16" office:value-type="float" office:value="44882.4" calcext:value-type="float">
            <text:p>44,882.40</text:p>
          </table:table-cell>
          <table:table-cell table:style-name="ce16" office:value-type="float" office:value="59012" calcext:value-type="float">
            <text:p>59,012.0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95:.E295])" office:value-type="float" office:value="479219.4" calcext:value-type="float">
            <text:p>479,219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25" calcext:value-type="float">
            <text:p>459,725.00</text:p>
          </table:table-cell>
          <table:table-cell table:style-name="ce7" office:value-type="float" office:value="6063.82" calcext:value-type="float">
            <text:p>6063.82</text:p>
          </table:table-cell>
          <table:table-cell table:style-name="ce13" table:formula="of:=COM.MICROSOFT.MINIFS([.$F$158:.$F$378];[.$G$158:.$G$378];[.G29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23" calcext:value-type="float">
            <text:p>378,623.00</text:p>
          </table:table-cell>
          <table:table-cell table:style-name="ce16" office:value-type="float" office:value="37432.8" calcext:value-type="float">
            <text:p>37,432.80</text:p>
          </table:table-cell>
          <table:table-cell table:style-name="ce16" office:value-type="float" office:value="58409.3" calcext:value-type="float">
            <text:p>58,409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6:.E296])" office:value-type="float" office:value="474465.1" calcext:value-type="float">
            <text:p>474,465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75" calcext:value-type="float">
            <text:p>459,775.00</text:p>
          </table:table-cell>
          <table:table-cell table:style-name="ce7" office:value-type="float" office:value="6049.94" calcext:value-type="float">
            <text:p>6049.94</text:p>
          </table:table-cell>
          <table:table-cell table:style-name="ce13" table:formula="of:=COM.MICROSOFT.MINIFS([.$F$158:.$F$378];[.$G$158:.$G$378];[.G29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353" calcext:value-type="float">
            <text:p>388,353.00</text:p>
          </table:table-cell>
          <table:table-cell table:style-name="ce16" office:value-type="float" office:value="31167.1" calcext:value-type="float">
            <text:p>31,167.10</text:p>
          </table:table-cell>
          <table:table-cell table:style-name="ce16" office:value-type="float" office:value="60066.5" calcext:value-type="float">
            <text:p>60,066.50</text:p>
          </table:table-cell>
          <table:table-cell table:style-name="ce16" office:value-type="float" office:value="1124.41" calcext:value-type="float">
            <text:p>1,124.41</text:p>
          </table:table-cell>
          <table:table-cell table:style-name="ce16" table:formula="of:=SUM([.B297:.E297])" office:value-type="float" office:value="480711.01" calcext:value-type="float">
            <text:p>480,711.0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25" calcext:value-type="float">
            <text:p>459,825.00</text:p>
          </table:table-cell>
          <table:table-cell table:style-name="ce7" office:value-type="float" office:value="6046.76" calcext:value-type="float">
            <text:p>6046.76</text:p>
          </table:table-cell>
          <table:table-cell table:style-name="ce13" table:formula="of:=COM.MICROSOFT.MINIFS([.$F$158:.$F$378];[.$G$158:.$G$378];[.G29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915" calcext:value-type="float">
            <text:p>362,915.00</text:p>
          </table:table-cell>
          <table:table-cell table:style-name="ce16" office:value-type="float" office:value="53212" calcext:value-type="float">
            <text:p>53,212.00</text:p>
          </table:table-cell>
          <table:table-cell table:style-name="ce16" office:value-type="float" office:value="56187.6" calcext:value-type="float">
            <text:p>56,187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8:.E298])" office:value-type="float" office:value="472314.6" calcext:value-type="float">
            <text:p>472,314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75" calcext:value-type="float">
            <text:p>459,875.00</text:p>
          </table:table-cell>
          <table:table-cell table:style-name="ce7" office:value-type="float" office:value="6048.09" calcext:value-type="float">
            <text:p>6048.09</text:p>
          </table:table-cell>
          <table:table-cell table:style-name="ce13" table:formula="of:=COM.MICROSOFT.MINIFS([.$F$158:.$F$378];[.$G$158:.$G$378];[.G29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5" calcext:value-type="float">
            <text:p>372,725.00</text:p>
          </table:table-cell>
          <table:table-cell table:style-name="ce16" office:value-type="float" office:value="46317.8" calcext:value-type="float">
            <text:p>46,317.80</text:p>
          </table:table-cell>
          <table:table-cell table:style-name="ce16" office:value-type="float" office:value="57723.2" calcext:value-type="float">
            <text:p>57,72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9:.E299])" office:value-type="float" office:value="476766" calcext:value-type="float">
            <text:p>476,76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25" calcext:value-type="float">
            <text:p>459,925.00</text:p>
          </table:table-cell>
          <table:table-cell table:style-name="ce7" office:value-type="float" office:value="6047.86" calcext:value-type="float">
            <text:p>6047.86</text:p>
          </table:table-cell>
          <table:table-cell table:style-name="ce13" table:formula="of:=COM.MICROSOFT.MINIFS([.$F$158:.$F$378];[.$G$158:.$G$378];[.G29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83" calcext:value-type="float">
            <text:p>371,583.00</text:p>
          </table:table-cell>
          <table:table-cell table:style-name="ce16" office:value-type="float" office:value="48025.4" calcext:value-type="float">
            <text:p>48,025.40</text:p>
          </table:table-cell>
          <table:table-cell table:style-name="ce16" office:value-type="float" office:value="59244.6" calcext:value-type="float">
            <text:p>59,244.60</text:p>
          </table:table-cell>
          <table:table-cell table:style-name="ce16" office:value-type="float" office:value="1380.35" calcext:value-type="float">
            <text:p>1,380.35</text:p>
          </table:table-cell>
          <table:table-cell table:style-name="ce16" table:formula="of:=SUM([.B300:.E300])" office:value-type="float" office:value="480233.35" calcext:value-type="float">
            <text:p>480,233.3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75" calcext:value-type="float">
            <text:p>459,975.00</text:p>
          </table:table-cell>
          <table:table-cell table:style-name="ce7" office:value-type="float" office:value="6028.79" calcext:value-type="float">
            <text:p>6028.79</text:p>
          </table:table-cell>
          <table:table-cell table:style-name="ce13" table:formula="of:=COM.MICROSOFT.MINIFS([.$F$158:.$F$378];[.$G$158:.$G$378];[.G30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433" calcext:value-type="float">
            <text:p>383,433.00</text:p>
          </table:table-cell>
          <table:table-cell table:style-name="ce16" office:value-type="float" office:value="45366.6" calcext:value-type="float">
            <text:p>45,366.60</text:p>
          </table:table-cell>
          <table:table-cell table:style-name="ce16" office:value-type="float" office:value="59613.9" calcext:value-type="float">
            <text:p>59,613.90</text:p>
          </table:table-cell>
          <table:table-cell table:style-name="ce16" office:value-type="float" office:value="3730" calcext:value-type="float">
            <text:p>3,730.00</text:p>
          </table:table-cell>
          <table:table-cell table:style-name="ce16" table:formula="of:=SUM([.B301:.E301])" office:value-type="float" office:value="492143.5" calcext:value-type="float">
            <text:p>492,143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25" calcext:value-type="float">
            <text:p>460,025.00</text:p>
          </table:table-cell>
          <table:table-cell table:style-name="ce7" office:value-type="float" office:value="6029.63" calcext:value-type="float">
            <text:p>6029.63</text:p>
          </table:table-cell>
          <table:table-cell table:style-name="ce13" table:formula="of:=COM.MICROSOFT.MINIFS([.$F$158:.$F$378];[.$G$158:.$G$378];[.G30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71" calcext:value-type="float">
            <text:p>368,971.00</text:p>
          </table:table-cell>
          <table:table-cell table:style-name="ce16" office:value-type="float" office:value="40125.6" calcext:value-type="float">
            <text:p>40,125.60</text:p>
          </table:table-cell>
          <table:table-cell table:style-name="ce16" office:value-type="float" office:value="60712.4" calcext:value-type="float">
            <text:p>60,712.40</text:p>
          </table:table-cell>
          <table:table-cell table:style-name="ce16" office:value-type="float" office:value="-0.000000000000183568" calcext:value-type="float">
            <text:p>0.00</text:p>
          </table:table-cell>
          <table:table-cell table:style-name="ce16" table:formula="of:=SUM([.B302:.E302])" office:value-type="float" office:value="469809" calcext:value-type="float">
            <text:p>469,809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75" calcext:value-type="float">
            <text:p>460,075.00</text:p>
          </table:table-cell>
          <table:table-cell table:style-name="ce7" office:value-type="float" office:value="6027.71" calcext:value-type="float">
            <text:p>6027.71</text:p>
          </table:table-cell>
          <table:table-cell table:style-name="ce13" table:formula="of:=COM.MICROSOFT.MINIFS([.$F$158:.$F$378];[.$G$158:.$G$378];[.G30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3020.4" calcext:value-type="float">
            <text:p>33,020.40</text:p>
          </table:table-cell>
          <table:table-cell table:style-name="ce16" office:value-type="float" office:value="58720.1" calcext:value-type="float">
            <text:p>58,720.1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303:.E303])" office:value-type="float" office:value="459309.5" calcext:value-type="float">
            <text:p>459,30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25" calcext:value-type="float">
            <text:p>460,125.00</text:p>
          </table:table-cell>
          <table:table-cell table:style-name="ce7" office:value-type="float" office:value="6026.87" calcext:value-type="float">
            <text:p>6026.87</text:p>
          </table:table-cell>
          <table:table-cell table:style-name="ce13" table:formula="of:=COM.MICROSOFT.MINIFS([.$F$158:.$F$378];[.$G$158:.$G$378];[.G30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35" calcext:value-type="float">
            <text:p>372,735.00</text:p>
          </table:table-cell>
          <table:table-cell table:style-name="ce16" office:value-type="float" office:value="35449.4" calcext:value-type="float">
            <text:p>35,449.40</text:p>
          </table:table-cell>
          <table:table-cell table:style-name="ce16" office:value-type="float" office:value="57228.1" calcext:value-type="float">
            <text:p>57,228.10</text:p>
          </table:table-cell>
          <table:table-cell table:style-name="ce16" office:value-type="float" office:value="1725.49" calcext:value-type="float">
            <text:p>1,725.49</text:p>
          </table:table-cell>
          <table:table-cell table:style-name="ce16" table:formula="of:=SUM([.B304:.E304])" office:value-type="float" office:value="467137.99" calcext:value-type="float">
            <text:p>467,137.9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75" calcext:value-type="float">
            <text:p>460,175.00</text:p>
          </table:table-cell>
          <table:table-cell table:style-name="ce7" office:value-type="float" office:value="6027.22" calcext:value-type="float">
            <text:p>6027.22</text:p>
          </table:table-cell>
          <table:table-cell table:style-name="ce13" table:formula="of:=COM.MICROSOFT.MINIFS([.$F$158:.$F$378];[.$G$158:.$G$378];[.G30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746" calcext:value-type="float">
            <text:p>379,746.00</text:p>
          </table:table-cell>
          <table:table-cell table:style-name="ce16" office:value-type="float" office:value="28973.7" calcext:value-type="float">
            <text:p>28,973.70</text:p>
          </table:table-cell>
          <table:table-cell table:style-name="ce16" office:value-type="float" office:value="56269.2" calcext:value-type="float">
            <text:p>56,269.20</text:p>
          </table:table-cell>
          <table:table-cell table:style-name="ce16" office:value-type="float" office:value="-0.00000000000608903" calcext:value-type="float">
            <text:p>0.00</text:p>
          </table:table-cell>
          <table:table-cell table:style-name="ce16" table:formula="of:=SUM([.B305:.E305])" office:value-type="float" office:value="464988.9" calcext:value-type="float">
            <text:p>464,988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25" calcext:value-type="float">
            <text:p>460,225.00</text:p>
          </table:table-cell>
          <table:table-cell table:style-name="ce7" office:value-type="float" office:value="6035.72" calcext:value-type="float">
            <text:p>6035.72</text:p>
          </table:table-cell>
          <table:table-cell table:style-name="ce13" table:formula="of:=COM.MICROSOFT.MINIFS([.$F$158:.$F$378];[.$G$158:.$G$378];[.G30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030" calcext:value-type="float">
            <text:p>373,030.00</text:p>
          </table:table-cell>
          <table:table-cell table:style-name="ce16" office:value-type="float" office:value="47774.3" calcext:value-type="float">
            <text:p>47,774.30</text:p>
          </table:table-cell>
          <table:table-cell table:style-name="ce16" office:value-type="float" office:value="59227.6" calcext:value-type="float">
            <text:p>59,227.60</text:p>
          </table:table-cell>
          <table:table-cell table:style-name="ce16" office:value-type="float" office:value="10094.2" calcext:value-type="float">
            <text:p>10,094.20</text:p>
          </table:table-cell>
          <table:table-cell table:style-name="ce16" table:formula="of:=SUM([.B306:.E306])" office:value-type="float" office:value="490126.1" calcext:value-type="float">
            <text:p>490,126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75" calcext:value-type="float">
            <text:p>460,275.00</text:p>
          </table:table-cell>
          <table:table-cell table:style-name="ce7" office:value-type="float" office:value="6033.93" calcext:value-type="float">
            <text:p>6033.93</text:p>
          </table:table-cell>
          <table:table-cell table:style-name="ce13" table:formula="of:=COM.MICROSOFT.MINIFS([.$F$158:.$F$378];[.$G$158:.$G$378];[.G30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568" calcext:value-type="float">
            <text:p>374,568.00</text:p>
          </table:table-cell>
          <table:table-cell table:style-name="ce16" office:value-type="float" office:value="25968.5" calcext:value-type="float">
            <text:p>25,968.50</text:p>
          </table:table-cell>
          <table:table-cell table:style-name="ce16" office:value-type="float" office:value="57491.8" calcext:value-type="float">
            <text:p>57,491.80</text:p>
          </table:table-cell>
          <table:table-cell table:style-name="ce16" office:value-type="float" office:value="1572.83" calcext:value-type="float">
            <text:p>1,572.83</text:p>
          </table:table-cell>
          <table:table-cell table:style-name="ce16" table:formula="of:=SUM([.B307:.E307])" office:value-type="float" office:value="459601.13" calcext:value-type="float">
            <text:p>459,601.1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25" calcext:value-type="float">
            <text:p>460,325.00</text:p>
          </table:table-cell>
          <table:table-cell table:style-name="ce7" office:value-type="float" office:value="6034.82" calcext:value-type="float">
            <text:p>6034.82</text:p>
          </table:table-cell>
          <table:table-cell table:style-name="ce13" table:formula="of:=COM.MICROSOFT.MINIFS([.$F$158:.$F$378];[.$G$158:.$G$378];[.G30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30" calcext:value-type="float">
            <text:p>370,830.00</text:p>
          </table:table-cell>
          <table:table-cell table:style-name="ce16" office:value-type="float" office:value="40408.4" calcext:value-type="float">
            <text:p>40,408.40</text:p>
          </table:table-cell>
          <table:table-cell table:style-name="ce16" office:value-type="float" office:value="55725.9" calcext:value-type="float">
            <text:p>55,725.90</text:p>
          </table:table-cell>
          <table:table-cell table:style-name="ce16" office:value-type="float" office:value="7296" calcext:value-type="float">
            <text:p>7,296.00</text:p>
          </table:table-cell>
          <table:table-cell table:style-name="ce16" table:formula="of:=SUM([.B308:.E308])" office:value-type="float" office:value="474260.3" calcext:value-type="float">
            <text:p>474,2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75" calcext:value-type="float">
            <text:p>460,375.00</text:p>
          </table:table-cell>
          <table:table-cell table:style-name="ce7" office:value-type="float" office:value="6030.01" calcext:value-type="float">
            <text:p>6030.01</text:p>
          </table:table-cell>
          <table:table-cell table:style-name="ce13" table:formula="of:=COM.MICROSOFT.MINIFS([.$F$158:.$F$378];[.$G$158:.$G$378];[.G30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359" calcext:value-type="float">
            <text:p>382,359.00</text:p>
          </table:table-cell>
          <table:table-cell table:style-name="ce16" office:value-type="float" office:value="35498.5" calcext:value-type="float">
            <text:p>35,498.50</text:p>
          </table:table-cell>
          <table:table-cell table:style-name="ce16" office:value-type="float" office:value="59001.7" calcext:value-type="float">
            <text:p>59,001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09:.E309])" office:value-type="float" office:value="478162.75" calcext:value-type="float">
            <text:p>478,162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25" calcext:value-type="float">
            <text:p>460,425.00</text:p>
          </table:table-cell>
          <table:table-cell table:style-name="ce7" office:value-type="float" office:value="6041.52" calcext:value-type="float">
            <text:p>6041.52</text:p>
          </table:table-cell>
          <table:table-cell table:style-name="ce13" table:formula="of:=COM.MICROSOFT.MINIFS([.$F$158:.$F$378];[.$G$158:.$G$378];[.G30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556" calcext:value-type="float">
            <text:p>377,556.00</text:p>
          </table:table-cell>
          <table:table-cell table:style-name="ce16" office:value-type="float" office:value="33557.8" calcext:value-type="float">
            <text:p>33,557.80</text:p>
          </table:table-cell>
          <table:table-cell table:style-name="ce16" office:value-type="float" office:value="56871.1" calcext:value-type="float">
            <text:p>56,871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0:.E310])" office:value-type="float" office:value="467984.9" calcext:value-type="float">
            <text:p>467,9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75" calcext:value-type="float">
            <text:p>460,475.00</text:p>
          </table:table-cell>
          <table:table-cell table:style-name="ce7" office:value-type="float" office:value="6040.16" calcext:value-type="float">
            <text:p>6040.16</text:p>
          </table:table-cell>
          <table:table-cell table:style-name="ce13" table:formula="of:=COM.MICROSOFT.MINIFS([.$F$158:.$F$378];[.$G$158:.$G$378];[.G31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34" calcext:value-type="float">
            <text:p>369,734.00</text:p>
          </table:table-cell>
          <table:table-cell table:style-name="ce16" office:value-type="float" office:value="42418.1" calcext:value-type="float">
            <text:p>42,418.10</text:p>
          </table:table-cell>
          <table:table-cell table:style-name="ce16" office:value-type="float" office:value="58365" calcext:value-type="float">
            <text:p>58,365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1:.E311])" office:value-type="float" office:value="470517.1" calcext:value-type="float">
            <text:p>470,517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25" calcext:value-type="float">
            <text:p>460,525.00</text:p>
          </table:table-cell>
          <table:table-cell table:style-name="ce7" office:value-type="float" office:value="6034.75" calcext:value-type="float">
            <text:p>6034.75</text:p>
          </table:table-cell>
          <table:table-cell table:style-name="ce13" table:formula="of:=COM.MICROSOFT.MINIFS([.$F$158:.$F$378];[.$G$158:.$G$378];[.G31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151" calcext:value-type="float">
            <text:p>379,151.00</text:p>
          </table:table-cell>
          <table:table-cell table:style-name="ce16" office:value-type="float" office:value="33738.7" calcext:value-type="float">
            <text:p>33,738.70</text:p>
          </table:table-cell>
          <table:table-cell table:style-name="ce16" office:value-type="float" office:value="58452.7" calcext:value-type="float">
            <text:p>58,452.70</text:p>
          </table:table-cell>
          <table:table-cell table:style-name="ce16" office:value-type="float" office:value="3919.63" calcext:value-type="float">
            <text:p>3,919.63</text:p>
          </table:table-cell>
          <table:table-cell table:style-name="ce16" table:formula="of:=SUM([.B312:.E312])" office:value-type="float" office:value="475262.03" calcext:value-type="float">
            <text:p>475,262.0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75" calcext:value-type="float">
            <text:p>460,575.00</text:p>
          </table:table-cell>
          <table:table-cell table:style-name="ce7" office:value-type="float" office:value="6032.85" calcext:value-type="float">
            <text:p>6032.85</text:p>
          </table:table-cell>
          <table:table-cell table:style-name="ce13" table:formula="of:=COM.MICROSOFT.MINIFS([.$F$158:.$F$378];[.$G$158:.$G$378];[.G31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04" calcext:value-type="float">
            <text:p>379,604.00</text:p>
          </table:table-cell>
          <table:table-cell table:style-name="ce16" office:value-type="float" office:value="36161.7" calcext:value-type="float">
            <text:p>36,161.70</text:p>
          </table:table-cell>
          <table:table-cell table:style-name="ce16" office:value-type="float" office:value="58511.6" calcext:value-type="float">
            <text:p>58,511.6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13:.E313])" office:value-type="float" office:value="476389.3" calcext:value-type="float">
            <text:p>476,389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25" calcext:value-type="float">
            <text:p>460,625.00</text:p>
          </table:table-cell>
          <table:table-cell table:style-name="ce7" office:value-type="float" office:value="6033.61" calcext:value-type="float">
            <text:p>6033.61</text:p>
          </table:table-cell>
          <table:table-cell table:style-name="ce13" table:formula="of:=COM.MICROSOFT.MINIFS([.$F$158:.$F$378];[.$G$158:.$G$378];[.G31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08" calcext:value-type="float">
            <text:p>370,708.00</text:p>
          </table:table-cell>
          <table:table-cell table:style-name="ce16" office:value-type="float" office:value="37244.9" calcext:value-type="float">
            <text:p>37,244.90</text:p>
          </table:table-cell>
          <table:table-cell table:style-name="ce16" office:value-type="float" office:value="57820" calcext:value-type="float">
            <text:p>57,82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4:.E314])" office:value-type="float" office:value="465772.9" calcext:value-type="float">
            <text:p>465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75" calcext:value-type="float">
            <text:p>460,675.00</text:p>
          </table:table-cell>
          <table:table-cell table:style-name="ce7" office:value-type="float" office:value="6033.83" calcext:value-type="float">
            <text:p>6033.83</text:p>
          </table:table-cell>
          <table:table-cell table:style-name="ce13" table:formula="of:=COM.MICROSOFT.MINIFS([.$F$158:.$F$378];[.$G$158:.$G$378];[.G31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30" calcext:value-type="float">
            <text:p>370,530.00</text:p>
          </table:table-cell>
          <table:table-cell table:style-name="ce16" office:value-type="float" office:value="38725.1" calcext:value-type="float">
            <text:p>38,725.10</text:p>
          </table:table-cell>
          <table:table-cell table:style-name="ce16" office:value-type="float" office:value="54377" calcext:value-type="float">
            <text:p>54,37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5:.E315])" office:value-type="float" office:value="463632.1" calcext:value-type="float">
            <text:p>463,632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25" calcext:value-type="float">
            <text:p>460,72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1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5" calcext:value-type="float">
            <text:p>368,945.00</text:p>
          </table:table-cell>
          <table:table-cell table:style-name="ce16" office:value-type="float" office:value="44608.4" calcext:value-type="float">
            <text:p>44,608.40</text:p>
          </table:table-cell>
          <table:table-cell table:style-name="ce16" office:value-type="float" office:value="55219.5" calcext:value-type="float">
            <text:p>55,21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6:.E316])" office:value-type="float" office:value="468772.9" calcext:value-type="float">
            <text:p>468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75" calcext:value-type="float">
            <text:p>460,7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1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7" calcext:value-type="float">
            <text:p>368,947.00</text:p>
          </table:table-cell>
          <table:table-cell table:style-name="ce16" office:value-type="float" office:value="39255.8" calcext:value-type="float">
            <text:p>39,255.80</text:p>
          </table:table-cell>
          <table:table-cell table:style-name="ce16" office:value-type="float" office:value="52324.9" calcext:value-type="float">
            <text:p>52,324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17:.E317])" office:value-type="float" office:value="461583.7" calcext:value-type="float">
            <text:p>461,58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25" calcext:value-type="float">
            <text:p>460,825.00</text:p>
          </table:table-cell>
          <table:table-cell table:style-name="ce7" office:value-type="float" office:value="6037.11" calcext:value-type="float">
            <text:p>6037.11</text:p>
          </table:table-cell>
          <table:table-cell table:style-name="ce13" table:formula="of:=COM.MICROSOFT.MINIFS([.$F$158:.$F$378];[.$G$158:.$G$378];[.G31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65" calcext:value-type="float">
            <text:p>363,565.00</text:p>
          </table:table-cell>
          <table:table-cell table:style-name="ce16" office:value-type="float" office:value="36233.8" calcext:value-type="float">
            <text:p>36,233.80</text:p>
          </table:table-cell>
          <table:table-cell table:style-name="ce16" office:value-type="float" office:value="57335.9" calcext:value-type="float">
            <text:p>57,335.90</text:p>
          </table:table-cell>
          <table:table-cell table:style-name="ce16" office:value-type="float" office:value="0.000000000000227374" calcext:value-type="float">
            <text:p>0.00</text:p>
          </table:table-cell>
          <table:table-cell table:style-name="ce16" table:formula="of:=SUM([.B318:.E318])" office:value-type="float" office:value="457134.7" calcext:value-type="float">
            <text:p>457,13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75" calcext:value-type="float">
            <text:p>460,875.00</text:p>
          </table:table-cell>
          <table:table-cell table:style-name="ce7" office:value-type="float" office:value="6039.18" calcext:value-type="float">
            <text:p>6039.18</text:p>
          </table:table-cell>
          <table:table-cell table:style-name="ce13" table:formula="of:=COM.MICROSOFT.MINIFS([.$F$158:.$F$378];[.$G$158:.$G$378];[.G31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516" calcext:value-type="float">
            <text:p>380,516.00</text:p>
          </table:table-cell>
          <table:table-cell table:style-name="ce16" office:value-type="float" office:value="38380.8" calcext:value-type="float">
            <text:p>38,380.80</text:p>
          </table:table-cell>
          <table:table-cell table:style-name="ce16" office:value-type="float" office:value="56226.3" calcext:value-type="float">
            <text:p>56,226.30</text:p>
          </table:table-cell>
          <table:table-cell table:style-name="ce16" office:value-type="float" office:value="2991.39" calcext:value-type="float">
            <text:p>2,991.39</text:p>
          </table:table-cell>
          <table:table-cell table:style-name="ce16" table:formula="of:=SUM([.B319:.E319])" office:value-type="float" office:value="478114.49" calcext:value-type="float">
            <text:p>478,114.4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25" calcext:value-type="float">
            <text:p>460,925.00</text:p>
          </table:table-cell>
          <table:table-cell table:style-name="ce7" office:value-type="float" office:value="6038.49" calcext:value-type="float">
            <text:p>6038.49</text:p>
          </table:table-cell>
          <table:table-cell table:style-name="ce13" table:formula="of:=COM.MICROSOFT.MINIFS([.$F$158:.$F$378];[.$G$158:.$G$378];[.G31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26" calcext:value-type="float">
            <text:p>372,826.00</text:p>
          </table:table-cell>
          <table:table-cell table:style-name="ce16" office:value-type="float" office:value="37175.9" calcext:value-type="float">
            <text:p>37,175.90</text:p>
          </table:table-cell>
          <table:table-cell table:style-name="ce16" office:value-type="float" office:value="62705.5" calcext:value-type="float">
            <text:p>62,705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0:.E320])" office:value-type="float" office:value="472707.4" calcext:value-type="float">
            <text:p>472,70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75" calcext:value-type="float">
            <text:p>460,975.00</text:p>
          </table:table-cell>
          <table:table-cell table:style-name="ce7" office:value-type="float" office:value="6027.65" calcext:value-type="float">
            <text:p>6027.65</text:p>
          </table:table-cell>
          <table:table-cell table:style-name="ce13" table:formula="of:=COM.MICROSOFT.MINIFS([.$F$158:.$F$378];[.$G$158:.$G$378];[.G32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70" calcext:value-type="float">
            <text:p>368,570.00</text:p>
          </table:table-cell>
          <table:table-cell table:style-name="ce16" office:value-type="float" office:value="42443.7" calcext:value-type="float">
            <text:p>42,443.70</text:p>
          </table:table-cell>
          <table:table-cell table:style-name="ce16" office:value-type="float" office:value="58686.6" calcext:value-type="float">
            <text:p>58,686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1:.E321])" office:value-type="float" office:value="470756.3" calcext:value-type="float">
            <text:p>470,756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25" calcext:value-type="float">
            <text:p>461,025.00</text:p>
          </table:table-cell>
          <table:table-cell table:style-name="ce7" office:value-type="float" office:value="6036.91" calcext:value-type="float">
            <text:p>6036.91</text:p>
          </table:table-cell>
          <table:table-cell table:style-name="ce13" table:formula="of:=COM.MICROSOFT.MINIFS([.$F$158:.$F$378];[.$G$158:.$G$378];[.G32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0692" calcext:value-type="float">
            <text:p>350,692.00</text:p>
          </table:table-cell>
          <table:table-cell table:style-name="ce16" office:value-type="float" office:value="60268.4" calcext:value-type="float">
            <text:p>60,268.40</text:p>
          </table:table-cell>
          <table:table-cell table:style-name="ce16" office:value-type="float" office:value="61639.4" calcext:value-type="float">
            <text:p>61,639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2:.E322])" office:value-type="float" office:value="473655.8" calcext:value-type="float">
            <text:p>473,655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75" calcext:value-type="float">
            <text:p>461,07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2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40" calcext:value-type="float">
            <text:p>368,540.00</text:p>
          </table:table-cell>
          <table:table-cell table:style-name="ce16" office:value-type="float" office:value="44511.6" calcext:value-type="float">
            <text:p>44,511.60</text:p>
          </table:table-cell>
          <table:table-cell table:style-name="ce16" office:value-type="float" office:value="57234.6" calcext:value-type="float">
            <text:p>57,234.60</text:p>
          </table:table-cell>
          <table:table-cell table:style-name="ce16" office:value-type="float" office:value="4879.94" calcext:value-type="float">
            <text:p>4,879.94</text:p>
          </table:table-cell>
          <table:table-cell table:style-name="ce16" table:formula="of:=SUM([.B323:.E323])" office:value-type="float" office:value="475166.14" calcext:value-type="float">
            <text:p>475,166.14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25" calcext:value-type="float">
            <text:p>461,12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2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31" calcext:value-type="float">
            <text:p>377,931.00</text:p>
          </table:table-cell>
          <table:table-cell table:style-name="ce16" office:value-type="float" office:value="35133.7" calcext:value-type="float">
            <text:p>35,133.70</text:p>
          </table:table-cell>
          <table:table-cell table:style-name="ce16" office:value-type="float" office:value="57233.6" calcext:value-type="float">
            <text:p>57,233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4:.E324])" office:value-type="float" office:value="471354.3" calcext:value-type="float">
            <text:p>471,354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75" calcext:value-type="float">
            <text:p>461,175.00</text:p>
          </table:table-cell>
          <table:table-cell table:style-name="ce7" office:value-type="float" office:value="6031.06" calcext:value-type="float">
            <text:p>6031.06</text:p>
          </table:table-cell>
          <table:table-cell table:style-name="ce13" table:formula="of:=COM.MICROSOFT.MINIFS([.$F$158:.$F$378];[.$G$158:.$G$378];[.G32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46" calcext:value-type="float">
            <text:p>370,546.00</text:p>
          </table:table-cell>
          <table:table-cell table:style-name="ce16" office:value-type="float" office:value="38371.1" calcext:value-type="float">
            <text:p>38,371.10</text:p>
          </table:table-cell>
          <table:table-cell table:style-name="ce16" office:value-type="float" office:value="57190.4" calcext:value-type="float">
            <text:p>57,190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5:.E325])" office:value-type="float" office:value="466107.5" calcext:value-type="float">
            <text:p>466,1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25" calcext:value-type="float">
            <text:p>461,225.00</text:p>
          </table:table-cell>
          <table:table-cell table:style-name="ce7" office:value-type="float" office:value="6033.08" calcext:value-type="float">
            <text:p>6033.08</text:p>
          </table:table-cell>
          <table:table-cell table:style-name="ce13" table:formula="of:=COM.MICROSOFT.MINIFS([.$F$158:.$F$378];[.$G$158:.$G$378];[.G32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997" calcext:value-type="float">
            <text:p>383,997.00</text:p>
          </table:table-cell>
          <table:table-cell table:style-name="ce16" office:value-type="float" office:value="28951.9" calcext:value-type="float">
            <text:p>28,951.90</text:p>
          </table:table-cell>
          <table:table-cell table:style-name="ce16" office:value-type="float" office:value="56074.7" calcext:value-type="float">
            <text:p>56,074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6:.E326])" office:value-type="float" office:value="469023.6" calcext:value-type="float">
            <text:p>469,023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75" calcext:value-type="float">
            <text:p>461,275.00</text:p>
          </table:table-cell>
          <table:table-cell table:style-name="ce7" office:value-type="float" office:value="6042.56" calcext:value-type="float">
            <text:p>6042.56</text:p>
          </table:table-cell>
          <table:table-cell table:style-name="ce13" table:formula="of:=COM.MICROSOFT.MINIFS([.$F$158:.$F$378];[.$G$158:.$G$378];[.G32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29" calcext:value-type="float">
            <text:p>363,129.00</text:p>
          </table:table-cell>
          <table:table-cell table:style-name="ce16" office:value-type="float" office:value="35503.6" calcext:value-type="float">
            <text:p>35,503.60</text:p>
          </table:table-cell>
          <table:table-cell table:style-name="ce16" office:value-type="float" office:value="56985.1" calcext:value-type="float">
            <text:p>56,98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7:.E327])" office:value-type="float" office:value="456673.7" calcext:value-type="float">
            <text:p>456,67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25" calcext:value-type="float">
            <text:p>461,325.00</text:p>
          </table:table-cell>
          <table:table-cell table:style-name="ce7" office:value-type="float" office:value="6042.58" calcext:value-type="float">
            <text:p>6042.58</text:p>
          </table:table-cell>
          <table:table-cell table:style-name="ce13" table:formula="of:=COM.MICROSOFT.MINIFS([.$F$158:.$F$378];[.$G$158:.$G$378];[.G32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870" calcext:value-type="float">
            <text:p>368,870.00</text:p>
          </table:table-cell>
          <table:table-cell table:style-name="ce16" office:value-type="float" office:value="37397.6" calcext:value-type="float">
            <text:p>37,397.60</text:p>
          </table:table-cell>
          <table:table-cell table:style-name="ce16" office:value-type="float" office:value="58091.3" calcext:value-type="float">
            <text:p>58,091.3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28:.E328])" office:value-type="float" office:value="465662.45" calcext:value-type="float">
            <text:p>465,662.4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75" calcext:value-type="float">
            <text:p>461,375.00</text:p>
          </table:table-cell>
          <table:table-cell table:style-name="ce7" office:value-type="float" office:value="6039.75" calcext:value-type="float">
            <text:p>6039.75</text:p>
          </table:table-cell>
          <table:table-cell table:style-name="ce13" table:formula="of:=COM.MICROSOFT.MINIFS([.$F$158:.$F$378];[.$G$158:.$G$378];[.G32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8210.3" calcext:value-type="float">
            <text:p>38,210.30</text:p>
          </table:table-cell>
          <table:table-cell table:style-name="ce16" office:value-type="float" office:value="56748.7" calcext:value-type="float">
            <text:p>56,748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9:.E329])" office:value-type="float" office:value="462048" calcext:value-type="float">
            <text:p>462,048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25" calcext:value-type="float">
            <text:p>461,425.00</text:p>
          </table:table-cell>
          <table:table-cell table:style-name="ce7" office:value-type="float" office:value="6038.05" calcext:value-type="float">
            <text:p>6038.05</text:p>
          </table:table-cell>
          <table:table-cell table:style-name="ce13" table:formula="of:=COM.MICROSOFT.MINIFS([.$F$158:.$F$378];[.$G$158:.$G$378];[.G32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941" calcext:value-type="float">
            <text:p>369,941.00</text:p>
          </table:table-cell>
          <table:table-cell table:style-name="ce16" office:value-type="float" office:value="44133.9" calcext:value-type="float">
            <text:p>44,133.90</text:p>
          </table:table-cell>
          <table:table-cell table:style-name="ce16" office:value-type="float" office:value="61043.5" calcext:value-type="float">
            <text:p>61,043.50</text:p>
          </table:table-cell>
          <table:table-cell table:style-name="ce16" office:value-type="float" office:value="3456" calcext:value-type="float">
            <text:p>3,456.00</text:p>
          </table:table-cell>
          <table:table-cell table:style-name="ce16" table:formula="of:=SUM([.B330:.E330])" office:value-type="float" office:value="478574.4" calcext:value-type="float">
            <text:p>478,574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75" calcext:value-type="float">
            <text:p>461,475.00</text:p>
          </table:table-cell>
          <table:table-cell table:style-name="ce7" office:value-type="float" office:value="6031.8" calcext:value-type="float">
            <text:p>6031.8</text:p>
          </table:table-cell>
          <table:table-cell table:style-name="ce13" table:formula="of:=COM.MICROSOFT.MINIFS([.$F$158:.$F$378];[.$G$158:.$G$378];[.G33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5475.5" calcext:value-type="float">
            <text:p>35,475.50</text:p>
          </table:table-cell>
          <table:table-cell table:style-name="ce16" office:value-type="float" office:value="59191.4" calcext:value-type="float">
            <text:p>59,191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31:.E331])" office:value-type="float" office:value="462811.9" calcext:value-type="float">
            <text:p>462,811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25" calcext:value-type="float">
            <text:p>461,52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3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02" calcext:value-type="float">
            <text:p>375,302.00</text:p>
          </table:table-cell>
          <table:table-cell table:style-name="ce16" office:value-type="float" office:value="27837.8" calcext:value-type="float">
            <text:p>27,837.80</text:p>
          </table:table-cell>
          <table:table-cell table:style-name="ce16" office:value-type="float" office:value="58351.9" calcext:value-type="float">
            <text:p>58,351.90</text:p>
          </table:table-cell>
          <table:table-cell table:style-name="ce16" office:value-type="float" office:value="0.000000000000454747" calcext:value-type="float">
            <text:p>0.00</text:p>
          </table:table-cell>
          <table:table-cell table:style-name="ce16" table:formula="of:=SUM([.B332:.E332])" office:value-type="float" office:value="461491.7" calcext:value-type="float">
            <text:p>461,49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75" calcext:value-type="float">
            <text:p>461,575.00</text:p>
          </table:table-cell>
          <table:table-cell table:style-name="ce7" office:value-type="float" office:value="6034.3" calcext:value-type="float">
            <text:p>6034.3</text:p>
          </table:table-cell>
          <table:table-cell table:style-name="ce13" table:formula="of:=COM.MICROSOFT.MINIFS([.$F$158:.$F$378];[.$G$158:.$G$378];[.G33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331" calcext:value-type="float">
            <text:p>369,331.00</text:p>
          </table:table-cell>
          <table:table-cell table:style-name="ce16" office:value-type="float" office:value="38833.3" calcext:value-type="float">
            <text:p>38,833.30</text:p>
          </table:table-cell>
          <table:table-cell table:style-name="ce16" office:value-type="float" office:value="59319.9" calcext:value-type="float">
            <text:p>59,319.9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33:.E333])" office:value-type="float" office:value="467484.2" calcext:value-type="float">
            <text:p>467,484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25" calcext:value-type="float">
            <text:p>461,625.00</text:p>
          </table:table-cell>
          <table:table-cell table:style-name="ce7" office:value-type="float" office:value="6037.57" calcext:value-type="float">
            <text:p>6037.57</text:p>
          </table:table-cell>
          <table:table-cell table:style-name="ce13" table:formula="of:=COM.MICROSOFT.MINIFS([.$F$158:.$F$378];[.$G$158:.$G$378];[.G33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3501" calcext:value-type="float">
            <text:p>403,501.00</text:p>
          </table:table-cell>
          <table:table-cell table:style-name="ce16" office:value-type="float" office:value="34121.2" calcext:value-type="float">
            <text:p>34,121.20</text:p>
          </table:table-cell>
          <table:table-cell table:style-name="ce16" office:value-type="float" office:value="58475.4" calcext:value-type="float">
            <text:p>58,475.40</text:p>
          </table:table-cell>
          <table:table-cell table:style-name="ce16" office:value-type="float" office:value="-0.000000000000321244" calcext:value-type="float">
            <text:p>0.00</text:p>
          </table:table-cell>
          <table:table-cell table:style-name="ce16" table:formula="of:=SUM([.B334:.E334])" office:value-type="float" office:value="496097.6" calcext:value-type="float">
            <text:p>496,09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75" calcext:value-type="float">
            <text:p>461,675.00</text:p>
          </table:table-cell>
          <table:table-cell table:style-name="ce7" office:value-type="float" office:value="6031.9" calcext:value-type="float">
            <text:p>6031.9</text:p>
          </table:table-cell>
          <table:table-cell table:style-name="ce13" table:formula="of:=COM.MICROSOFT.MINIFS([.$F$158:.$F$378];[.$G$158:.$G$378];[.G33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566" calcext:value-type="float">
            <text:p>375,566.00</text:p>
          </table:table-cell>
          <table:table-cell table:style-name="ce16" office:value-type="float" office:value="30513.8" calcext:value-type="float">
            <text:p>30,513.80</text:p>
          </table:table-cell>
          <table:table-cell table:style-name="ce16" office:value-type="float" office:value="56194.6" calcext:value-type="float">
            <text:p>56,194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35:.E335])" office:value-type="float" office:value="463577.95" calcext:value-type="float">
            <text:p>463,577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25" calcext:value-type="float">
            <text:p>461,725.00</text:p>
          </table:table-cell>
          <table:table-cell table:style-name="ce7" office:value-type="float" office:value="6044.95" calcext:value-type="float">
            <text:p>6044.95</text:p>
          </table:table-cell>
          <table:table-cell table:style-name="ce13" table:formula="of:=COM.MICROSOFT.MINIFS([.$F$158:.$F$378];[.$G$158:.$G$378];[.G33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5213" calcext:value-type="float">
            <text:p>355,213.00</text:p>
          </table:table-cell>
          <table:table-cell table:style-name="ce16" office:value-type="float" office:value="39885.4" calcext:value-type="float">
            <text:p>39,885.40</text:p>
          </table:table-cell>
          <table:table-cell table:style-name="ce16" office:value-type="float" office:value="58409.1" calcext:value-type="float">
            <text:p>58,409.10</text:p>
          </table:table-cell>
          <table:table-cell table:style-name="ce16" office:value-type="float" office:value="0.000000000000642487" calcext:value-type="float">
            <text:p>0.00</text:p>
          </table:table-cell>
          <table:table-cell table:style-name="ce16" table:formula="of:=SUM([.B336:.E336])" office:value-type="float" office:value="453507.5" calcext:value-type="float">
            <text:p>453,5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75" calcext:value-type="float">
            <text:p>461,775.00</text:p>
          </table:table-cell>
          <table:table-cell table:style-name="ce7" office:value-type="float" office:value="6034.97" calcext:value-type="float">
            <text:p>6034.97</text:p>
          </table:table-cell>
          <table:table-cell table:style-name="ce13" table:formula="of:=COM.MICROSOFT.MINIFS([.$F$158:.$F$378];[.$G$158:.$G$378];[.G33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44" calcext:value-type="float">
            <text:p>380,444.00</text:p>
          </table:table-cell>
          <table:table-cell table:style-name="ce16" office:value-type="float" office:value="30087.5" calcext:value-type="float">
            <text:p>30,087.50</text:p>
          </table:table-cell>
          <table:table-cell table:style-name="ce16" office:value-type="float" office:value="56875.6" calcext:value-type="float">
            <text:p>56,875.60</text:p>
          </table:table-cell>
          <table:table-cell table:style-name="ce16" office:value-type="float" office:value="7407.41" calcext:value-type="float">
            <text:p>7,407.41</text:p>
          </table:table-cell>
          <table:table-cell table:style-name="ce16" table:formula="of:=SUM([.B337:.E337])" office:value-type="float" office:value="474814.51" calcext:value-type="float">
            <text:p>474,814.5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25" calcext:value-type="float">
            <text:p>461,825.00</text:p>
          </table:table-cell>
          <table:table-cell table:style-name="ce7" office:value-type="float" office:value="6037.37" calcext:value-type="float">
            <text:p>6037.37</text:p>
          </table:table-cell>
          <table:table-cell table:style-name="ce13" table:formula="of:=COM.MICROSOFT.MINIFS([.$F$158:.$F$378];[.$G$158:.$G$378];[.G33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202" calcext:value-type="float">
            <text:p>363,202.00</text:p>
          </table:table-cell>
          <table:table-cell table:style-name="ce16" office:value-type="float" office:value="61128.3" calcext:value-type="float">
            <text:p>61,128.30</text:p>
          </table:table-cell>
          <table:table-cell table:style-name="ce16" office:value-type="float" office:value="63362.6" calcext:value-type="float">
            <text:p>63,362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8:.E338])" office:value-type="float" office:value="487692.9" calcext:value-type="float">
            <text:p>487,69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75" calcext:value-type="float">
            <text:p>461,875.00</text:p>
          </table:table-cell>
          <table:table-cell table:style-name="ce7" office:value-type="float" office:value="6035.5" calcext:value-type="float">
            <text:p>6035.5</text:p>
          </table:table-cell>
          <table:table-cell table:style-name="ce13" table:formula="of:=COM.MICROSOFT.MINIFS([.$F$158:.$F$378];[.$G$158:.$G$378];[.G33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825" calcext:value-type="float">
            <text:p>378,825.00</text:p>
          </table:table-cell>
          <table:table-cell table:style-name="ce16" office:value-type="float" office:value="34124.9" calcext:value-type="float">
            <text:p>34,124.90</text:p>
          </table:table-cell>
          <table:table-cell table:style-name="ce16" office:value-type="float" office:value="57224.9" calcext:value-type="float">
            <text:p>57,224.9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9:.E339])" office:value-type="float" office:value="470174.8" calcext:value-type="float">
            <text:p>470,174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25" calcext:value-type="float">
            <text:p>461,925.00</text:p>
          </table:table-cell>
          <table:table-cell table:style-name="ce7" office:value-type="float" office:value="6038.47" calcext:value-type="float">
            <text:p>6038.47</text:p>
          </table:table-cell>
          <table:table-cell table:style-name="ce13" table:formula="of:=COM.MICROSOFT.MINIFS([.$F$158:.$F$378];[.$G$158:.$G$378];[.G33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295" calcext:value-type="float">
            <text:p>374,295.00</text:p>
          </table:table-cell>
          <table:table-cell table:style-name="ce16" office:value-type="float" office:value="34747.8" calcext:value-type="float">
            <text:p>34,747.80</text:p>
          </table:table-cell>
          <table:table-cell table:style-name="ce16" office:value-type="float" office:value="57311" calcext:value-type="float">
            <text:p>57,311.00</text:p>
          </table:table-cell>
          <table:table-cell table:style-name="ce16" office:value-type="float" office:value="13011.5" calcext:value-type="float">
            <text:p>13,011.50</text:p>
          </table:table-cell>
          <table:table-cell table:style-name="ce16" table:formula="of:=SUM([.B340:.E340])" office:value-type="float" office:value="479365.3" calcext:value-type="float">
            <text:p>479,36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75" calcext:value-type="float">
            <text:p>461,975.00</text:p>
          </table:table-cell>
          <table:table-cell table:style-name="ce7" office:value-type="float" office:value="6048.33" calcext:value-type="float">
            <text:p>6048.33</text:p>
          </table:table-cell>
          <table:table-cell table:style-name="ce13" table:formula="of:=COM.MICROSOFT.MINIFS([.$F$158:.$F$378];[.$G$158:.$G$378];[.G34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417" calcext:value-type="float">
            <text:p>372,417.00</text:p>
          </table:table-cell>
          <table:table-cell table:style-name="ce16" office:value-type="float" office:value="37074.1" calcext:value-type="float">
            <text:p>37,074.10</text:p>
          </table:table-cell>
          <table:table-cell table:style-name="ce16" office:value-type="float" office:value="57312.1" calcext:value-type="float">
            <text:p>57,31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1:.E341])" office:value-type="float" office:value="467859.2" calcext:value-type="float">
            <text:p>467,85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25" calcext:value-type="float">
            <text:p>462,025.00</text:p>
          </table:table-cell>
          <table:table-cell table:style-name="ce7" office:value-type="float" office:value="6044.39" calcext:value-type="float">
            <text:p>6044.39</text:p>
          </table:table-cell>
          <table:table-cell table:style-name="ce13" table:formula="of:=COM.MICROSOFT.MINIFS([.$F$158:.$F$378];[.$G$158:.$G$378];[.G34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43" calcext:value-type="float">
            <text:p>369,443.00</text:p>
          </table:table-cell>
          <table:table-cell table:style-name="ce16" office:value-type="float" office:value="45992.9" calcext:value-type="float">
            <text:p>45,992.90</text:p>
          </table:table-cell>
          <table:table-cell table:style-name="ce16" office:value-type="float" office:value="58855.9" calcext:value-type="float">
            <text:p>58,855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2:.E342])" office:value-type="float" office:value="475347.8" calcext:value-type="float">
            <text:p>475,347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75" calcext:value-type="float">
            <text:p>462,075.00</text:p>
          </table:table-cell>
          <table:table-cell table:style-name="ce7" office:value-type="float" office:value="6048.95" calcext:value-type="float">
            <text:p>6048.95</text:p>
          </table:table-cell>
          <table:table-cell table:style-name="ce13" table:formula="of:=COM.MICROSOFT.MINIFS([.$F$158:.$F$378];[.$G$158:.$G$378];[.G34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84" calcext:value-type="float">
            <text:p>369,484.00</text:p>
          </table:table-cell>
          <table:table-cell table:style-name="ce16" office:value-type="float" office:value="34736.5" calcext:value-type="float">
            <text:p>34,736.50</text:p>
          </table:table-cell>
          <table:table-cell table:style-name="ce16" office:value-type="float" office:value="57699.2" calcext:value-type="float">
            <text:p>57,699.20</text:p>
          </table:table-cell>
          <table:table-cell table:style-name="ce16" office:value-type="float" office:value="0.000000000000183568" calcext:value-type="float">
            <text:p>0.00</text:p>
          </table:table-cell>
          <table:table-cell table:style-name="ce16" table:formula="of:=SUM([.B343:.E343])" office:value-type="float" office:value="461919.7" calcext:value-type="float">
            <text:p>461,919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25" calcext:value-type="float">
            <text:p>462,125.00</text:p>
          </table:table-cell>
          <table:table-cell table:style-name="ce7" office:value-type="float" office:value="6041.77" calcext:value-type="float">
            <text:p>6041.77</text:p>
          </table:table-cell>
          <table:table-cell table:style-name="ce13" table:formula="of:=COM.MICROSOFT.MINIFS([.$F$158:.$F$378];[.$G$158:.$G$378];[.G34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818" calcext:value-type="float">
            <text:p>365,818.00</text:p>
          </table:table-cell>
          <table:table-cell table:style-name="ce16" office:value-type="float" office:value="50908.6" calcext:value-type="float">
            <text:p>50,908.60</text:p>
          </table:table-cell>
          <table:table-cell table:style-name="ce16" office:value-type="float" office:value="61093.2" calcext:value-type="float">
            <text:p>61,09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4:.E344])" office:value-type="float" office:value="477819.8" calcext:value-type="float">
            <text:p>477,819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75" calcext:value-type="float">
            <text:p>462,175.00</text:p>
          </table:table-cell>
          <table:table-cell table:style-name="ce7" office:value-type="float" office:value="6054.43" calcext:value-type="float">
            <text:p>6054.43</text:p>
          </table:table-cell>
          <table:table-cell table:style-name="ce13" table:formula="of:=COM.MICROSOFT.MINIFS([.$F$158:.$F$378];[.$G$158:.$G$378];[.G34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92" calcext:value-type="float">
            <text:p>369,192.00</text:p>
          </table:table-cell>
          <table:table-cell table:style-name="ce16" office:value-type="float" office:value="49560.6" calcext:value-type="float">
            <text:p>49,560.60</text:p>
          </table:table-cell>
          <table:table-cell table:style-name="ce16" office:value-type="float" office:value="61158.4" calcext:value-type="float">
            <text:p>61,158.40</text:p>
          </table:table-cell>
          <table:table-cell table:style-name="ce16" office:value-type="float" office:value="10176" calcext:value-type="float">
            <text:p>10,176.00</text:p>
          </table:table-cell>
          <table:table-cell table:style-name="ce16" table:formula="of:=SUM([.B345:.E345])" office:value-type="float" office:value="490087" calcext:value-type="float">
            <text:p>490,087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25" calcext:value-type="float">
            <text:p>462,225.00</text:p>
          </table:table-cell>
          <table:table-cell table:style-name="ce7" office:value-type="float" office:value="6053.97" calcext:value-type="float">
            <text:p>6053.97</text:p>
          </table:table-cell>
          <table:table-cell table:style-name="ce13" table:formula="of:=COM.MICROSOFT.MINIFS([.$F$158:.$F$378];[.$G$158:.$G$378];[.G34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38" calcext:value-type="float">
            <text:p>370,638.00</text:p>
          </table:table-cell>
          <table:table-cell table:style-name="ce16" office:value-type="float" office:value="48903.1" calcext:value-type="float">
            <text:p>48,903.10</text:p>
          </table:table-cell>
          <table:table-cell table:style-name="ce16" office:value-type="float" office:value="58390.9" calcext:value-type="float">
            <text:p>58,390.90</text:p>
          </table:table-cell>
          <table:table-cell table:style-name="ce16" office:value-type="float" office:value="2492.38" calcext:value-type="float">
            <text:p>2,492.38</text:p>
          </table:table-cell>
          <table:table-cell table:style-name="ce16" table:formula="of:=SUM([.B346:.E346])" office:value-type="float" office:value="480424.38" calcext:value-type="float">
            <text:p>480,424.38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75" calcext:value-type="float">
            <text:p>462,275.00</text:p>
          </table:table-cell>
          <table:table-cell table:style-name="ce7" office:value-type="float" office:value="6042.87" calcext:value-type="float">
            <text:p>6042.87</text:p>
          </table:table-cell>
          <table:table-cell table:style-name="ce13" table:formula="of:=COM.MICROSOFT.MINIFS([.$F$158:.$F$378];[.$G$158:.$G$378];[.G34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0" calcext:value-type="float">
            <text:p>370,710.00</text:p>
          </table:table-cell>
          <table:table-cell table:style-name="ce16" office:value-type="float" office:value="46396.8" calcext:value-type="float">
            <text:p>46,396.80</text:p>
          </table:table-cell>
          <table:table-cell table:style-name="ce16" office:value-type="float" office:value="59240" calcext:value-type="float">
            <text:p>59,24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7:.E347])" office:value-type="float" office:value="476346.8" calcext:value-type="float">
            <text:p>476,34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25" calcext:value-type="float">
            <text:p>462,32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34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76" calcext:value-type="float">
            <text:p>374,776.00</text:p>
          </table:table-cell>
          <table:table-cell table:style-name="ce16" office:value-type="float" office:value="30882.5" calcext:value-type="float">
            <text:p>30,882.50</text:p>
          </table:table-cell>
          <table:table-cell table:style-name="ce16" office:value-type="float" office:value="56101.3" calcext:value-type="float">
            <text:p>56,101.30</text:p>
          </table:table-cell>
          <table:table-cell table:style-name="ce16" office:value-type="float" office:value="1663.42" calcext:value-type="float">
            <text:p>1,663.42</text:p>
          </table:table-cell>
          <table:table-cell table:style-name="ce16" table:formula="of:=SUM([.B348:.E348])" office:value-type="float" office:value="463423.22" calcext:value-type="float">
            <text:p>463,423.22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75" calcext:value-type="float">
            <text:p>462,375.00</text:p>
          </table:table-cell>
          <table:table-cell table:style-name="ce7" office:value-type="float" office:value="6046.78" calcext:value-type="float">
            <text:p>6046.78</text:p>
          </table:table-cell>
          <table:table-cell table:style-name="ce13" table:formula="of:=COM.MICROSOFT.MINIFS([.$F$158:.$F$378];[.$G$158:.$G$378];[.G34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009" calcext:value-type="float">
            <text:p>358,009.00</text:p>
          </table:table-cell>
          <table:table-cell table:style-name="ce16" office:value-type="float" office:value="30884.8" calcext:value-type="float">
            <text:p>30,884.80</text:p>
          </table:table-cell>
          <table:table-cell table:style-name="ce16" office:value-type="float" office:value="57513.6" calcext:value-type="float">
            <text:p>57,513.60</text:p>
          </table:table-cell>
          <table:table-cell table:style-name="ce16" office:value-type="float" office:value="9846.6" calcext:value-type="float">
            <text:p>9,846.60</text:p>
          </table:table-cell>
          <table:table-cell table:style-name="ce16" table:formula="of:=SUM([.B349:.E349])" office:value-type="float" office:value="456254" calcext:value-type="float">
            <text:p>456,254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25" calcext:value-type="float">
            <text:p>462,425.00</text:p>
          </table:table-cell>
          <table:table-cell table:style-name="ce7" office:value-type="float" office:value="6039.6" calcext:value-type="float">
            <text:p>6039.6</text:p>
          </table:table-cell>
          <table:table-cell table:style-name="ce13" table:formula="of:=COM.MICROSOFT.MINIFS([.$F$158:.$F$378];[.$G$158:.$G$378];[.G3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39" calcext:value-type="float">
            <text:p>372,139.00</text:p>
          </table:table-cell>
          <table:table-cell table:style-name="ce16" office:value-type="float" office:value="39350.8" calcext:value-type="float">
            <text:p>39,350.80</text:p>
          </table:table-cell>
          <table:table-cell table:style-name="ce16" office:value-type="float" office:value="59606.6" calcext:value-type="float">
            <text:p>59,606.6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50:.E350])" office:value-type="float" office:value="471096.4" calcext:value-type="float">
            <text:p>471,09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75" calcext:value-type="float">
            <text:p>462,475.00</text:p>
          </table:table-cell>
          <table:table-cell table:style-name="ce7" office:value-type="float" office:value="6045.42" calcext:value-type="float">
            <text:p>6045.42</text:p>
          </table:table-cell>
          <table:table-cell table:style-name="ce13" table:formula="of:=COM.MICROSOFT.MINIFS([.$F$158:.$F$378];[.$G$158:.$G$378];[.G3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4" calcext:value-type="float">
            <text:p>372,724.00</text:p>
          </table:table-cell>
          <table:table-cell table:style-name="ce16" office:value-type="float" office:value="39671.2" calcext:value-type="float">
            <text:p>39,671.20</text:p>
          </table:table-cell>
          <table:table-cell table:style-name="ce16" office:value-type="float" office:value="60199.5" calcext:value-type="float">
            <text:p>60,199.50</text:p>
          </table:table-cell>
          <table:table-cell table:style-name="ce16" office:value-type="float" office:value="-0.00000000000151203" calcext:value-type="float">
            <text:p>0.00</text:p>
          </table:table-cell>
          <table:table-cell table:style-name="ce16" table:formula="of:=SUM([.B351:.E351])" office:value-type="float" office:value="472594.7" calcext:value-type="float">
            <text:p>472,59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25" calcext:value-type="float">
            <text:p>462,525.00</text:p>
          </table:table-cell>
          <table:table-cell table:style-name="ce7" office:value-type="float" office:value="6038" calcext:value-type="float">
            <text:p>6038</text:p>
          </table:table-cell>
          <table:table-cell table:style-name="ce13" table:formula="of:=COM.MICROSOFT.MINIFS([.$F$158:.$F$378];[.$G$158:.$G$378];[.G3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149" calcext:value-type="float">
            <text:p>385,149.00</text:p>
          </table:table-cell>
          <table:table-cell table:style-name="ce16" office:value-type="float" office:value="37069.9" calcext:value-type="float">
            <text:p>37,069.90</text:p>
          </table:table-cell>
          <table:table-cell table:style-name="ce16" office:value-type="float" office:value="50946.6" calcext:value-type="float">
            <text:p>50,9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2:.E352])" office:value-type="float" office:value="473165.5" calcext:value-type="float">
            <text:p>473,165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75" calcext:value-type="float">
            <text:p>462,575.00</text:p>
          </table:table-cell>
          <table:table-cell table:style-name="ce7" office:value-type="float" office:value="6035.48" calcext:value-type="float">
            <text:p>6035.48</text:p>
          </table:table-cell>
          <table:table-cell table:style-name="ce13" table:formula="of:=COM.MICROSOFT.MINIFS([.$F$158:.$F$378];[.$G$158:.$G$378];[.G3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90" calcext:value-type="float">
            <text:p>382,590.00</text:p>
          </table:table-cell>
          <table:table-cell table:style-name="ce16" office:value-type="float" office:value="30406.8" calcext:value-type="float">
            <text:p>30,406.80</text:p>
          </table:table-cell>
          <table:table-cell table:style-name="ce16" office:value-type="float" office:value="58667.7" calcext:value-type="float">
            <text:p>58,667.70</text:p>
          </table:table-cell>
          <table:table-cell table:style-name="ce16" office:value-type="float" office:value="10655.1" calcext:value-type="float">
            <text:p>10,655.10</text:p>
          </table:table-cell>
          <table:table-cell table:style-name="ce16" table:formula="of:=SUM([.B353:.E353])" office:value-type="float" office:value="482319.6" calcext:value-type="float">
            <text:p>482,319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25" calcext:value-type="float">
            <text:p>462,625.00</text:p>
          </table:table-cell>
          <table:table-cell table:style-name="ce7" office:value-type="float" office:value="6043.68" calcext:value-type="float">
            <text:p>6043.68</text:p>
          </table:table-cell>
          <table:table-cell table:style-name="ce13" table:formula="of:=COM.MICROSOFT.MINIFS([.$F$158:.$F$378];[.$G$158:.$G$378];[.G3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029" calcext:value-type="float">
            <text:p>381,029.00</text:p>
          </table:table-cell>
          <table:table-cell table:style-name="ce16" office:value-type="float" office:value="39200.2" calcext:value-type="float">
            <text:p>39,200.20</text:p>
          </table:table-cell>
          <table:table-cell table:style-name="ce16" office:value-type="float" office:value="59093.6" calcext:value-type="float">
            <text:p>59,093.60</text:p>
          </table:table-cell>
          <table:table-cell table:style-name="ce16" office:value-type="float" office:value="1100.4" calcext:value-type="float">
            <text:p>1,100.40</text:p>
          </table:table-cell>
          <table:table-cell table:style-name="ce16" table:formula="of:=SUM([.B354:.E354])" office:value-type="float" office:value="480423.2" calcext:value-type="float">
            <text:p>480,423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75" calcext:value-type="float">
            <text:p>462,675.00</text:p>
          </table:table-cell>
          <table:table-cell table:style-name="ce7" office:value-type="float" office:value="6042.95" calcext:value-type="float">
            <text:p>6042.95</text:p>
          </table:table-cell>
          <table:table-cell table:style-name="ce13" table:formula="of:=COM.MICROSOFT.MINIFS([.$F$158:.$F$378];[.$G$158:.$G$378];[.G3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544" calcext:value-type="float">
            <text:p>376,544.00</text:p>
          </table:table-cell>
          <table:table-cell table:style-name="ce16" office:value-type="float" office:value="40154.2" calcext:value-type="float">
            <text:p>40,154.20</text:p>
          </table:table-cell>
          <table:table-cell table:style-name="ce16" office:value-type="float" office:value="61032.5" calcext:value-type="float">
            <text:p>61,032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5:.E355])" office:value-type="float" office:value="478786.7" calcext:value-type="float">
            <text:p>478,786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25" calcext:value-type="float">
            <text:p>462,725.00</text:p>
          </table:table-cell>
          <table:table-cell table:style-name="ce7" office:value-type="float" office:value="6037.24" calcext:value-type="float">
            <text:p>6037.24</text:p>
          </table:table-cell>
          <table:table-cell table:style-name="ce13" table:formula="of:=COM.MICROSOFT.MINIFS([.$F$158:.$F$378];[.$G$158:.$G$378];[.G3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35" calcext:value-type="float">
            <text:p>365,035.00</text:p>
          </table:table-cell>
          <table:table-cell table:style-name="ce16" office:value-type="float" office:value="40884.5" calcext:value-type="float">
            <text:p>40,884.50</text:p>
          </table:table-cell>
          <table:table-cell table:style-name="ce16" office:value-type="float" office:value="58650.7" calcext:value-type="float">
            <text:p>58,650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6:.E356])" office:value-type="float" office:value="464570.2" calcext:value-type="float">
            <text:p>464,570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75" calcext:value-type="float">
            <text:p>462,775.00</text:p>
          </table:table-cell>
          <table:table-cell table:style-name="ce7" office:value-type="float" office:value="6047.3" calcext:value-type="float">
            <text:p>6047.3</text:p>
          </table:table-cell>
          <table:table-cell table:style-name="ce13" table:formula="of:=COM.MICROSOFT.MINIFS([.$F$158:.$F$378];[.$G$158:.$G$378];[.G3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277" calcext:value-type="float">
            <text:p>372,277.00</text:p>
          </table:table-cell>
          <table:table-cell table:style-name="ce16" office:value-type="float" office:value="42632.1" calcext:value-type="float">
            <text:p>42,632.10</text:p>
          </table:table-cell>
          <table:table-cell table:style-name="ce16" office:value-type="float" office:value="56603.6" calcext:value-type="float">
            <text:p>56,603.60</text:p>
          </table:table-cell>
          <table:table-cell table:style-name="ce16" office:value-type="float" office:value="0.000000000000917839" calcext:value-type="float">
            <text:p>0.00</text:p>
          </table:table-cell>
          <table:table-cell table:style-name="ce16" table:formula="of:=SUM([.B357:.E357])" office:value-type="float" office:value="471512.7" calcext:value-type="float">
            <text:p>471,51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25" calcext:value-type="float">
            <text:p>462,825.00</text:p>
          </table:table-cell>
          <table:table-cell table:style-name="ce7" office:value-type="float" office:value="6037.04" calcext:value-type="float">
            <text:p>6037.04</text:p>
          </table:table-cell>
          <table:table-cell table:style-name="ce13" table:formula="of:=COM.MICROSOFT.MINIFS([.$F$158:.$F$378];[.$G$158:.$G$378];[.G3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19" calcext:value-type="float">
            <text:p>367,919.00</text:p>
          </table:table-cell>
          <table:table-cell table:style-name="ce16" office:value-type="float" office:value="36375" calcext:value-type="float">
            <text:p>36,375.00</text:p>
          </table:table-cell>
          <table:table-cell table:style-name="ce16" office:value-type="float" office:value="60390.9" calcext:value-type="float">
            <text:p>60,390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358:.E358])" office:value-type="float" office:value="467084.9" calcext:value-type="float">
            <text:p>467,0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75" calcext:value-type="float">
            <text:p>462,87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52" calcext:value-type="float">
            <text:p>371,552.00</text:p>
          </table:table-cell>
          <table:table-cell table:style-name="ce16" office:value-type="float" office:value="39710.4" calcext:value-type="float">
            <text:p>39,710.40</text:p>
          </table:table-cell>
          <table:table-cell table:style-name="ce16" office:value-type="float" office:value="56069.5" calcext:value-type="float">
            <text:p>56,069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9:.E359])" office:value-type="float" office:value="468387.9" calcext:value-type="float">
            <text:p>468,38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25" calcext:value-type="float">
            <text:p>462,925.00</text:p>
          </table:table-cell>
          <table:table-cell table:style-name="ce7" office:value-type="float" office:value="6046.19" calcext:value-type="float">
            <text:p>6046.19</text:p>
          </table:table-cell>
          <table:table-cell table:style-name="ce13" table:formula="of:=COM.MICROSOFT.MINIFS([.$F$158:.$F$378];[.$G$158:.$G$378];[.G3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749" calcext:value-type="float">
            <text:p>361,749.00</text:p>
          </table:table-cell>
          <table:table-cell table:style-name="ce16" office:value-type="float" office:value="36405.4" calcext:value-type="float">
            <text:p>36,405.40</text:p>
          </table:table-cell>
          <table:table-cell table:style-name="ce16" office:value-type="float" office:value="56750.4" calcext:value-type="float">
            <text:p>56,750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0:.E360])" office:value-type="float" office:value="455960.8" calcext:value-type="float">
            <text:p>455,960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75" calcext:value-type="float">
            <text:p>462,975.00</text:p>
          </table:table-cell>
          <table:table-cell table:style-name="ce7" office:value-type="float" office:value="6038.71" calcext:value-type="float">
            <text:p>6038.71</text:p>
          </table:table-cell>
          <table:table-cell table:style-name="ce13" table:formula="of:=COM.MICROSOFT.MINIFS([.$F$158:.$F$378];[.$G$158:.$G$378];[.G3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451" calcext:value-type="float">
            <text:p>365,451.00</text:p>
          </table:table-cell>
          <table:table-cell table:style-name="ce16" office:value-type="float" office:value="43526.8" calcext:value-type="float">
            <text:p>43,526.80</text:p>
          </table:table-cell>
          <table:table-cell table:style-name="ce16" office:value-type="float" office:value="57248.7" calcext:value-type="float">
            <text:p>57,248.70</text:p>
          </table:table-cell>
          <table:table-cell table:style-name="ce16" office:value-type="float" office:value="3437.45" calcext:value-type="float">
            <text:p>3,437.45</text:p>
          </table:table-cell>
          <table:table-cell table:style-name="ce16" table:formula="of:=SUM([.B361:.E361])" office:value-type="float" office:value="469663.95" calcext:value-type="float">
            <text:p>469,663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25" calcext:value-type="float">
            <text:p>463,025.00</text:p>
          </table:table-cell>
          <table:table-cell table:style-name="ce7" office:value-type="float" office:value="6054.25" calcext:value-type="float">
            <text:p>6054.25</text:p>
          </table:table-cell>
          <table:table-cell table:style-name="ce13" table:formula="of:=COM.MICROSOFT.MINIFS([.$F$158:.$F$378];[.$G$158:.$G$378];[.G3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53" calcext:value-type="float">
            <text:p>365,953.00</text:p>
          </table:table-cell>
          <table:table-cell table:style-name="ce16" office:value-type="float" office:value="40365.9" calcext:value-type="float">
            <text:p>40,365.90</text:p>
          </table:table-cell>
          <table:table-cell table:style-name="ce16" office:value-type="float" office:value="56274.2" calcext:value-type="float">
            <text:p>56,274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2:.E362])" office:value-type="float" office:value="463649.1" calcext:value-type="float">
            <text:p>463,649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75" calcext:value-type="float">
            <text:p>463,0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158" calcext:value-type="float">
            <text:p>378,158.00</text:p>
          </table:table-cell>
          <table:table-cell table:style-name="ce16" office:value-type="float" office:value="42433.8" calcext:value-type="float">
            <text:p>42,433.80</text:p>
          </table:table-cell>
          <table:table-cell table:style-name="ce16" office:value-type="float" office:value="53723.6" calcext:value-type="float">
            <text:p>53,72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3:.E363])" office:value-type="float" office:value="474315.4" calcext:value-type="float">
            <text:p>474,31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25" calcext:value-type="float">
            <text:p>463,125.00</text:p>
          </table:table-cell>
          <table:table-cell table:style-name="ce7" office:value-type="float" office:value="6042.77" calcext:value-type="float">
            <text:p>6042.77</text:p>
          </table:table-cell>
          <table:table-cell table:style-name="ce13" table:formula="of:=COM.MICROSOFT.MINIFS([.$F$158:.$F$378];[.$G$158:.$G$378];[.G3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49" calcext:value-type="float">
            <text:p>363,549.00</text:p>
          </table:table-cell>
          <table:table-cell table:style-name="ce16" office:value-type="float" office:value="40111.7" calcext:value-type="float">
            <text:p>40,111.70</text:p>
          </table:table-cell>
          <table:table-cell table:style-name="ce16" office:value-type="float" office:value="58645.3" calcext:value-type="float">
            <text:p>58,645.30</text:p>
          </table:table-cell>
          <table:table-cell table:style-name="ce16" office:value-type="float" office:value="0.00000000000100962" calcext:value-type="float">
            <text:p>0.00</text:p>
          </table:table-cell>
          <table:table-cell table:style-name="ce16" table:formula="of:=SUM([.B364:.E364])" office:value-type="float" office:value="462306" calcext:value-type="float">
            <text:p>462,30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75" calcext:value-type="float">
            <text:p>463,175.00</text:p>
          </table:table-cell>
          <table:table-cell table:style-name="ce7" office:value-type="float" office:value="6044.01" calcext:value-type="float">
            <text:p>6044.01</text:p>
          </table:table-cell>
          <table:table-cell table:style-name="ce13" table:formula="of:=COM.MICROSOFT.MINIFS([.$F$158:.$F$378];[.$G$158:.$G$378];[.G3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213" calcext:value-type="float">
            <text:p>368,213.00</text:p>
          </table:table-cell>
          <table:table-cell table:style-name="ce16" office:value-type="float" office:value="30548" calcext:value-type="float">
            <text:p>30,548.00</text:p>
          </table:table-cell>
          <table:table-cell table:style-name="ce16" office:value-type="float" office:value="56542.9" calcext:value-type="float">
            <text:p>56,542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5:.E365])" office:value-type="float" office:value="456359.9" calcext:value-type="float">
            <text:p>456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25" calcext:value-type="float">
            <text:p>463,225.00</text:p>
          </table:table-cell>
          <table:table-cell table:style-name="ce7" office:value-type="float" office:value="6046.03" calcext:value-type="float">
            <text:p>6046.03</text:p>
          </table:table-cell>
          <table:table-cell table:style-name="ce13" table:formula="of:=COM.MICROSOFT.MINIFS([.$F$158:.$F$378];[.$G$158:.$G$378];[.G3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932" calcext:value-type="float">
            <text:p>364,932.00</text:p>
          </table:table-cell>
          <table:table-cell table:style-name="ce16" office:value-type="float" office:value="34560.8" calcext:value-type="float">
            <text:p>34,560.80</text:p>
          </table:table-cell>
          <table:table-cell table:style-name="ce16" office:value-type="float" office:value="58554" calcext:value-type="float">
            <text:p>58,554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6:.E366])" office:value-type="float" office:value="459102.8" calcext:value-type="float">
            <text:p>459,102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75" calcext:value-type="float">
            <text:p>463,275.00</text:p>
          </table:table-cell>
          <table:table-cell table:style-name="ce7" office:value-type="float" office:value="6041.94" calcext:value-type="float">
            <text:p>6041.94</text:p>
          </table:table-cell>
          <table:table-cell table:style-name="ce13" table:formula="of:=COM.MICROSOFT.MINIFS([.$F$158:.$F$378];[.$G$158:.$G$378];[.G3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775" calcext:value-type="float">
            <text:p>365,775.00</text:p>
          </table:table-cell>
          <table:table-cell table:style-name="ce16" office:value-type="float" office:value="46059.7" calcext:value-type="float">
            <text:p>46,059.70</text:p>
          </table:table-cell>
          <table:table-cell table:style-name="ce16" office:value-type="float" office:value="56395.3" calcext:value-type="float">
            <text:p>56,395.3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7:.E367])" office:value-type="float" office:value="469286" calcext:value-type="float">
            <text:p>469,28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25" calcext:value-type="float">
            <text:p>463,325.00</text:p>
          </table:table-cell>
          <table:table-cell table:style-name="ce7" office:value-type="float" office:value="6040.93" calcext:value-type="float">
            <text:p>6040.93</text:p>
          </table:table-cell>
          <table:table-cell table:style-name="ce13" table:formula="of:=COM.MICROSOFT.MINIFS([.$F$158:.$F$378];[.$G$158:.$G$378];[.G3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69" calcext:value-type="float">
            <text:p>375,969.00</text:p>
          </table:table-cell>
          <table:table-cell table:style-name="ce16" office:value-type="float" office:value="48809.9" calcext:value-type="float">
            <text:p>48,809.90</text:p>
          </table:table-cell>
          <table:table-cell table:style-name="ce16" office:value-type="float" office:value="56681.4" calcext:value-type="float">
            <text:p>56,681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8:.E368])" office:value-type="float" office:value="481460.3" calcext:value-type="float">
            <text:p>481,4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75" calcext:value-type="float">
            <text:p>463,375.00</text:p>
          </table:table-cell>
          <table:table-cell table:style-name="ce7" office:value-type="float" office:value="6033.19" calcext:value-type="float">
            <text:p>6033.19</text:p>
          </table:table-cell>
          <table:table-cell table:style-name="ce13" table:formula="of:=COM.MICROSOFT.MINIFS([.$F$158:.$F$378];[.$G$158:.$G$378];[.G3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37" calcext:value-type="float">
            <text:p>377,337.00</text:p>
          </table:table-cell>
          <table:table-cell table:style-name="ce16" office:value-type="float" office:value="44205.5" calcext:value-type="float">
            <text:p>44,205.50</text:p>
          </table:table-cell>
          <table:table-cell table:style-name="ce16" office:value-type="float" office:value="54689.5" calcext:value-type="float">
            <text:p>54,68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9:.E369])" office:value-type="float" office:value="476232" calcext:value-type="float">
            <text:p>476,232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25" calcext:value-type="float">
            <text:p>463,425.00</text:p>
          </table:table-cell>
          <table:table-cell table:style-name="ce7" office:value-type="float" office:value="6035.18" calcext:value-type="float">
            <text:p>6035.18</text:p>
          </table:table-cell>
          <table:table-cell table:style-name="ce13" table:formula="of:=COM.MICROSOFT.MINIFS([.$F$158:.$F$378];[.$G$158:.$G$378];[.G3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35" calcext:value-type="float">
            <text:p>372,535.00</text:p>
          </table:table-cell>
          <table:table-cell table:style-name="ce16" office:value-type="float" office:value="31976.5" calcext:value-type="float">
            <text:p>31,976.50</text:p>
          </table:table-cell>
          <table:table-cell table:style-name="ce16" office:value-type="float" office:value="59366.1" calcext:value-type="float">
            <text:p>59,366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0:.E370])" office:value-type="float" office:value="463877.6" calcext:value-type="float">
            <text:p>463,87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75" calcext:value-type="float">
            <text:p>463,475.00</text:p>
          </table:table-cell>
          <table:table-cell table:style-name="ce7" office:value-type="float" office:value="6048.88" calcext:value-type="float">
            <text:p>6048.88</text:p>
          </table:table-cell>
          <table:table-cell table:style-name="ce13" table:formula="of:=COM.MICROSOFT.MINIFS([.$F$158:.$F$378];[.$G$158:.$G$378];[.G3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20" calcext:value-type="float">
            <text:p>367,320.00</text:p>
          </table:table-cell>
          <table:table-cell table:style-name="ce16" office:value-type="float" office:value="44768.3" calcext:value-type="float">
            <text:p>44,768.30</text:p>
          </table:table-cell>
          <table:table-cell table:style-name="ce16" office:value-type="float" office:value="56852.8" calcext:value-type="float">
            <text:p>56,852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1:.E371])" office:value-type="float" office:value="468941.1" calcext:value-type="float">
            <text:p>468,941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25" calcext:value-type="float">
            <text:p>463,525.00</text:p>
          </table:table-cell>
          <table:table-cell table:style-name="ce7" office:value-type="float" office:value="6036.83" calcext:value-type="float">
            <text:p>6036.83</text:p>
          </table:table-cell>
          <table:table-cell table:style-name="ce13" table:formula="of:=COM.MICROSOFT.MINIFS([.$F$158:.$F$378];[.$G$158:.$G$378];[.G3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812" calcext:value-type="float">
            <text:p>369,812.00</text:p>
          </table:table-cell>
          <table:table-cell table:style-name="ce16" office:value-type="float" office:value="35265.1" calcext:value-type="float">
            <text:p>35,265.10</text:p>
          </table:table-cell>
          <table:table-cell table:style-name="ce16" office:value-type="float" office:value="58223.2" calcext:value-type="float">
            <text:p>58,223.20</text:p>
          </table:table-cell>
          <table:table-cell table:style-name="ce16" office:value-type="float" office:value="6971.26" calcext:value-type="float">
            <text:p>6,971.26</text:p>
          </table:table-cell>
          <table:table-cell table:style-name="ce16" table:formula="of:=SUM([.B372:.E372])" office:value-type="float" office:value="470271.56" calcext:value-type="float">
            <text:p>470,271.5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75" calcext:value-type="float">
            <text:p>463,57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116" calcext:value-type="float">
            <text:p>375,116.00</text:p>
          </table:table-cell>
          <table:table-cell table:style-name="ce16" office:value-type="float" office:value="42947.5" calcext:value-type="float">
            <text:p>42,947.50</text:p>
          </table:table-cell>
          <table:table-cell table:style-name="ce16" office:value-type="float" office:value="61442.1" calcext:value-type="float">
            <text:p>61,44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3:.E373])" office:value-type="float" office:value="479505.6" calcext:value-type="float">
            <text:p>479,50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25" calcext:value-type="float">
            <text:p>463,625.00</text:p>
          </table:table-cell>
          <table:table-cell table:style-name="ce7" office:value-type="float" office:value="6044.92" calcext:value-type="float">
            <text:p>6044.92</text:p>
          </table:table-cell>
          <table:table-cell table:style-name="ce13" table:formula="of:=COM.MICROSOFT.MINIFS([.$F$158:.$F$378];[.$G$158:.$G$378];[.G3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748" calcext:value-type="float">
            <text:p>373,748.00</text:p>
          </table:table-cell>
          <table:table-cell table:style-name="ce16" office:value-type="float" office:value="34054" calcext:value-type="float">
            <text:p>34,054.00</text:p>
          </table:table-cell>
          <table:table-cell table:style-name="ce16" office:value-type="float" office:value="56621.5" calcext:value-type="float">
            <text:p>56,621.50</text:p>
          </table:table-cell>
          <table:table-cell table:style-name="ce16" office:value-type="float" office:value="7647.55" calcext:value-type="float">
            <text:p>7,647.55</text:p>
          </table:table-cell>
          <table:table-cell table:style-name="ce16" table:formula="of:=SUM([.B374:.E374])" office:value-type="float" office:value="472071.05" calcext:value-type="float">
            <text:p>472,071.0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75" calcext:value-type="float">
            <text:p>463,675.00</text:p>
          </table:table-cell>
          <table:table-cell table:style-name="ce7" office:value-type="float" office:value="6045.1" calcext:value-type="float">
            <text:p>6045.1</text:p>
          </table:table-cell>
          <table:table-cell table:style-name="ce13" table:formula="of:=COM.MICROSOFT.MINIFS([.$F$158:.$F$378];[.$G$158:.$G$378];[.G3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9804" calcext:value-type="float">
            <text:p>359,804.00</text:p>
          </table:table-cell>
          <table:table-cell table:style-name="ce16" office:value-type="float" office:value="44967.5" calcext:value-type="float">
            <text:p>44,967.50</text:p>
          </table:table-cell>
          <table:table-cell table:style-name="ce16" office:value-type="float" office:value="58693.2" calcext:value-type="float">
            <text:p>58,693.20</text:p>
          </table:table-cell>
          <table:table-cell table:style-name="ce16" office:value-type="float" office:value="7099.07" calcext:value-type="float">
            <text:p>7,099.07</text:p>
          </table:table-cell>
          <table:table-cell table:style-name="ce16" table:formula="of:=SUM([.B375:.E375])" office:value-type="float" office:value="470563.77" calcext:value-type="float">
            <text:p>470,563.77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25" calcext:value-type="float">
            <text:p>463,725.00</text:p>
          </table:table-cell>
          <table:table-cell table:style-name="ce7" office:value-type="float" office:value="6039.14" calcext:value-type="float">
            <text:p>6039.14</text:p>
          </table:table-cell>
          <table:table-cell table:style-name="ce13" table:formula="of:=COM.MICROSOFT.MINIFS([.$F$158:.$F$378];[.$G$158:.$G$378];[.G3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57" calcext:value-type="float">
            <text:p>367,557.00</text:p>
          </table:table-cell>
          <table:table-cell table:style-name="ce16" office:value-type="float" office:value="48947.9" calcext:value-type="float">
            <text:p>48,947.90</text:p>
          </table:table-cell>
          <table:table-cell table:style-name="ce16" office:value-type="float" office:value="66270" calcext:value-type="float">
            <text:p>66,270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376:.E376])" office:value-type="float" office:value="490550.9" calcext:value-type="float">
            <text:p>490,550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75" calcext:value-type="float">
            <text:p>463,775.00</text:p>
          </table:table-cell>
          <table:table-cell table:style-name="ce7" office:value-type="float" office:value="6058.05" calcext:value-type="float">
            <text:p>6058.05</text:p>
          </table:table-cell>
          <table:table-cell table:style-name="ce13" table:formula="of:=COM.MICROSOFT.MINIFS([.$F$158:.$F$378];[.$G$158:.$G$378];[.G3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474" calcext:value-type="float">
            <text:p>382,474.00</text:p>
          </table:table-cell>
          <table:table-cell table:style-name="ce16" office:value-type="float" office:value="34658.1" calcext:value-type="float">
            <text:p>34,658.10</text:p>
          </table:table-cell>
          <table:table-cell table:style-name="ce16" office:value-type="float" office:value="57689.6" calcext:value-type="float">
            <text:p>57,689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7:.E377])" office:value-type="float" office:value="474821.7" calcext:value-type="float">
            <text:p>474,82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25" calcext:value-type="float">
            <text:p>463,825.00</text:p>
          </table:table-cell>
          <table:table-cell table:style-name="ce7" office:value-type="float" office:value="6034.8" calcext:value-type="float">
            <text:p>6034.8</text:p>
          </table:table-cell>
          <table:table-cell table:style-name="ce13" table:formula="of:=COM.MICROSOFT.MINIFS([.$F$158:.$F$378];[.$G$158:.$G$378];[.G3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37" calcext:value-type="float">
            <text:p>369,437.00</text:p>
          </table:table-cell>
          <table:table-cell table:style-name="ce16" office:value-type="float" office:value="39773.9" calcext:value-type="float">
            <text:p>39,773.90</text:p>
          </table:table-cell>
          <table:table-cell table:style-name="ce16" office:value-type="float" office:value="60521.2" calcext:value-type="float">
            <text:p>60,521.2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78:.E378])" office:value-type="float" office:value="471844.1" calcext:value-type="float">
            <text:p>471,844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75" calcext:value-type="float">
            <text:p>463,875.00</text:p>
          </table:table-cell>
          <table:table-cell table:style-name="ce7" office:value-type="float" office:value="6047.74" calcext:value-type="float">
            <text:p>6047.74</text:p>
          </table:table-cell>
          <table:table-cell table:style-name="ce13" table:formula="of:=COM.MICROSOFT.MINIFS([.$F$158:.$F$378];[.$G$158:.$G$378];[.G3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covered-table-cell table:style-name="ce3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t</text:p>
          </table:table-cell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80765" calcext:value-type="float">
            <text:p>380765</text:p>
          </table:table-cell>
          <table:table-cell office:value-type="float" office:value="44888.8" calcext:value-type="float">
            <text:p>44888.8</text:p>
          </table:table-cell>
          <table:table-cell office:value-type="float" office:value="55047.2" calcext:value-type="float">
            <text:p>55047.2</text:p>
          </table:table-cell>
          <table:table-cell office:value-type="float" office:value="13440" calcext:value-type="float">
            <text:p>13440</text:p>
          </table:table-cell>
          <table:table-cell table:formula="of:=SUM([.B401:.E401])" office:value-type="float" office:value="494141" calcext:value-type="float">
            <text:p>494,141.00</text:p>
          </table:table-cell>
          <table:table-cell office:value-type="float" office:value="452834" calcext:value-type="float">
            <text:p>452,834.00</text:p>
          </table:table-cell>
          <table:table-cell office:value-type="float" office:value="452939" calcext:value-type="float">
            <text:p>452,939.00</text:p>
          </table:table-cell>
          <table:table-cell office:value-type="float" office:value="6043.07" calcext:value-type="float">
            <text:p>6043.07</text:p>
          </table:table-cell>
          <table:table-cell table:style-name="ce13" table:formula="of:=COM.MICROSOFT.MINIFS([.$F$401:.$F$482];[.$G$401:.$G$482];&quot;&lt;&quot;&amp;[.G401])" office:value-type="float" office:value="16022.431" calcext:value-type="float">
            <text:p>16,02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5217" calcext:value-type="float">
            <text:p>375217</text:p>
          </table:table-cell>
          <table:table-cell office:value-type="float" office:value="34952.9" calcext:value-type="float">
            <text:p>34952.9</text:p>
          </table:table-cell>
          <table:table-cell office:value-type="float" office:value="54027.1" calcext:value-type="float">
            <text:p>54027.1</text:p>
          </table:table-cell>
          <table:table-cell office:value-type="float" office:value="13440" calcext:value-type="float">
            <text:p>13440</text:p>
          </table:table-cell>
          <table:table-cell table:formula="of:=SUM([.B402:.E402])" office:value-type="float" office:value="477637" calcext:value-type="float">
            <text:p>477,637.00</text:p>
          </table:table-cell>
          <table:table-cell office:value-type="float" office:value="452940" calcext:value-type="float">
            <text:p>452,940.00</text:p>
          </table:table-cell>
          <table:table-cell office:value-type="float" office:value="453899" calcext:value-type="float">
            <text:p>453,899.00</text:p>
          </table:table-cell>
          <table:table-cell office:value-type="float" office:value="6026.78" calcext:value-type="float">
            <text:p>6026.78</text:p>
          </table:table-cell>
          <table:table-cell table:style-name="ce13" table:formula="of:=COM.MICROSOFT.MINIFS([.$F$401:.$F$482];[.$G$401:.$G$482];[.G402])" office:value-type="float" office:value="477637" calcext:value-type="float">
            <text:p>477,63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1202" calcext:value-type="float">
            <text:p>361202</text:p>
          </table:table-cell>
          <table:table-cell office:value-type="float" office:value="37997.7" calcext:value-type="float">
            <text:p>37997.7</text:p>
          </table:table-cell>
          <table:table-cell office:value-type="float" office:value="51912.5" calcext:value-type="float">
            <text:p>51912.5</text:p>
          </table:table-cell>
          <table:table-cell office:value-type="float" office:value="13440" calcext:value-type="float">
            <text:p>13440</text:p>
          </table:table-cell>
          <table:table-cell table:formula="of:=SUM([.B403:.E403])" office:value-type="float" office:value="464552.2" calcext:value-type="float">
            <text:p>464,552.20</text:p>
          </table:table-cell>
          <table:table-cell office:value-type="float" office:value="453900" calcext:value-type="float">
            <text:p>453,900.00</text:p>
          </table:table-cell>
          <table:table-cell office:value-type="float" office:value="454035" calcext:value-type="float">
            <text:p>454,035.00</text:p>
          </table:table-cell>
          <table:table-cell office:value-type="float" office:value="6020.99" calcext:value-type="float">
            <text:p>6020.99</text:p>
          </table:table-cell>
          <table:table-cell table:style-name="ce13" table:formula="of:=COM.MICROSOFT.MINIFS([.$F$401:.$F$482];[.$G$401:.$G$482];[.G403])" office:value-type="float" office:value="464552.2" calcext:value-type="float">
            <text:p>464,552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0029" calcext:value-type="float">
            <text:p>370029</text:p>
          </table:table-cell>
          <table:table-cell office:value-type="float" office:value="35991.4" calcext:value-type="float">
            <text:p>35991.4</text:p>
          </table:table-cell>
          <table:table-cell office:value-type="float" office:value="55809.1" calcext:value-type="float">
            <text:p>55809.1</text:p>
          </table:table-cell>
          <table:table-cell office:value-type="float" office:value="22230.6" calcext:value-type="float">
            <text:p>22230.6</text:p>
          </table:table-cell>
          <table:table-cell table:formula="of:=SUM([.B404:.E404])" office:value-type="float" office:value="484060.1" calcext:value-type="float">
            <text:p>484,060.10</text:p>
          </table:table-cell>
          <table:table-cell office:value-type="float" office:value="454036" calcext:value-type="float">
            <text:p>454,036.00</text:p>
          </table:table-cell>
          <table:table-cell office:value-type="float" office:value="455234" calcext:value-type="float">
            <text:p>455,234.00</text:p>
          </table:table-cell>
          <table:table-cell office:value-type="float" office:value="6011.92" calcext:value-type="float">
            <text:p>6011.92</text:p>
          </table:table-cell>
          <table:table-cell table:style-name="ce13" table:formula="of:=COM.MICROSOFT.MINIFS([.$F$401:.$F$482];[.$G$401:.$G$482];[.G404])" office:value-type="float" office:value="484060.1" calcext:value-type="float">
            <text:p>484,060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127" calcext:value-type="float">
            <text:p>368127</text:p>
          </table:table-cell>
          <table:table-cell office:value-type="float" office:value="35921.5" calcext:value-type="float">
            <text:p>35921.5</text:p>
          </table:table-cell>
          <table:table-cell office:value-type="float" office:value="56330.8" calcext:value-type="float">
            <text:p>56330.8</text:p>
          </table:table-cell>
          <table:table-cell office:value-type="float" office:value="6720" calcext:value-type="float">
            <text:p>6720</text:p>
          </table:table-cell>
          <table:table-cell table:formula="of:=SUM([.B405:.E405])" office:value-type="float" office:value="467099.3" calcext:value-type="float">
            <text:p>467,099.30</text:p>
          </table:table-cell>
          <table:table-cell office:value-type="float" office:value="455235" calcext:value-type="float">
            <text:p>455,235.00</text:p>
          </table:table-cell>
          <table:table-cell office:value-type="float" office:value="456195" calcext:value-type="float">
            <text:p>456,195.00</text:p>
          </table:table-cell>
          <table:table-cell office:value-type="float" office:value="6016.74" calcext:value-type="float">
            <text:p>6016.74</text:p>
          </table:table-cell>
          <table:table-cell table:style-name="ce13" table:formula="of:=COM.MICROSOFT.MINIFS([.$F$401:.$F$482];[.$G$401:.$G$482];[.G405])" office:value-type="float" office:value="467099.3" calcext:value-type="float">
            <text:p>467,099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6212" calcext:value-type="float">
            <text:p>366212</text:p>
          </table:table-cell>
          <table:table-cell office:value-type="float" office:value="46172.4" calcext:value-type="float">
            <text:p>46172.4</text:p>
          </table:table-cell>
          <table:table-cell office:value-type="float" office:value="51584.8" calcext:value-type="float">
            <text:p>51584.8</text:p>
          </table:table-cell>
          <table:table-cell office:value-type="float" office:value="6720" calcext:value-type="float">
            <text:p>6720</text:p>
          </table:table-cell>
          <table:table-cell table:formula="of:=SUM([.B406:.E406])" office:value-type="float" office:value="470689.2" calcext:value-type="float">
            <text:p>470,689.20</text:p>
          </table:table-cell>
          <table:table-cell office:value-type="float" office:value="456196" calcext:value-type="float">
            <text:p>456,196.00</text:p>
          </table:table-cell>
          <table:table-cell office:value-type="float" office:value="457394" calcext:value-type="float">
            <text:p>457,394.00</text:p>
          </table:table-cell>
          <table:table-cell office:value-type="float" office:value="6011.36" calcext:value-type="float">
            <text:p>6011.36</text:p>
          </table:table-cell>
          <table:table-cell table:style-name="ce13" table:formula="of:=COM.MICROSOFT.MINIFS([.$F$401:.$F$482];[.$G$401:.$G$482];[.G406])" office:value-type="float" office:value="470689.2" calcext:value-type="float">
            <text:p>470,689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343" calcext:value-type="float">
            <text:p>368343</text:p>
          </table:table-cell>
          <table:table-cell office:value-type="float" office:value="29155.8" calcext:value-type="float">
            <text:p>29155.8</text:p>
          </table:table-cell>
          <table:table-cell office:value-type="float" office:value="56167.6" calcext:value-type="float">
            <text:p>56167.6</text:p>
          </table:table-cell>
          <table:table-cell office:value-type="float" office:value="0" calcext:value-type="float">
            <text:p>0</text:p>
          </table:table-cell>
          <table:table-cell table:formula="of:=SUM([.B407:.E407])" office:value-type="float" office:value="453666.4" calcext:value-type="float">
            <text:p>453,666.40</text:p>
          </table:table-cell>
          <table:table-cell office:value-type="float" office:value="457395" calcext:value-type="float">
            <text:p>457,395.00</text:p>
          </table:table-cell>
          <table:table-cell office:value-type="float" office:value="463874" calcext:value-type="float">
            <text:p>463,874.00</text:p>
          </table:table-cell>
          <table:table-cell office:value-type="float" office:value="6011.75" calcext:value-type="float">
            <text:p>6011.75</text:p>
          </table:table-cell>
          <table:table-cell table:style-name="ce13" table:formula="of:=COM.MICROSOFT.MINIFS([.$F$401:.$F$482];[.$G$401:.$G$482];[.G407])" office:value-type="float" office:value="453666.4" calcext:value-type="float">
            <text:p>453,6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5247" calcext:value-type="float">
            <text:p>355247</text:p>
          </table:table-cell>
          <table:table-cell office:value-type="float" office:value="56405.5" calcext:value-type="float">
            <text:p>56405.5</text:p>
          </table:table-cell>
          <table:table-cell office:value-type="float" office:value="52727.4" calcext:value-type="float">
            <text:p>52727.4</text:p>
          </table:table-cell>
          <table:table-cell office:value-type="float" office:value="-0.00000000000254659" calcext:value-type="float">
            <text:p>-2.54659E-12</text:p>
          </table:table-cell>
          <table:table-cell table:formula="of:=SUM([.B408:.E408])" office:value-type="float" office:value="464379.9" calcext:value-type="float">
            <text:p>464,379.90</text:p>
          </table:table-cell>
          <table:table-cell office:value-type="float" office:value="463875" calcext:value-type="float">
            <text:p>463,875.00</text:p>
          </table:table-cell>
          <table:table-cell office:value-type="float" office:value="650000" calcext:value-type="float">
            <text:p>650,000.00</text:p>
          </table:table-cell>
          <table:table-cell office:value-type="float" office:value="6004.08" calcext:value-type="float">
            <text:p>6004.08</text:p>
          </table:table-cell>
          <table:table-cell table:style-name="ce13" table:formula="of:=COM.MICROSOFT.MINIFS([.$F$401:.$F$482];[.$G$401:.$G$482];[.G408])" office:value-type="float" office:value="464379.9" calcext:value-type="float">
            <text:p>464,379.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13"/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57" calcext:value-type="float">
            <text:p>130357</text:p>
          </table:table-cell>
          <table:table-cell office:value-type="float" office:value="21185.2" calcext:value-type="float">
            <text:p>21185.2</text:p>
          </table:table-cell>
          <table:table-cell office:value-type="float" office:value="52449.9" calcext:value-type="float">
            <text:p>52449.9</text:p>
          </table:table-cell>
          <table:table-cell office:value-type="float" office:value="205436" calcext:value-type="float">
            <text:p>205436</text:p>
          </table:table-cell>
          <table:table-cell table:formula="of:=SUM([.B410:.E410])" office:value-type="float" office:value="409428.1" calcext:value-type="float">
            <text:p>409,428.10</text:p>
          </table:table-cell>
          <table:table-cell table:number-columns-repeated="2" office:value-type="float" office:value="130942" calcext:value-type="float">
            <text:p>130,942.00</text:p>
          </table:table-cell>
          <table:table-cell office:value-type="float" office:value="7200.85" calcext:value-type="float">
            <text:p>7200.85</text:p>
          </table:table-cell>
          <table:table-cell table:style-name="ce13" table:formula="of:=COM.MICROSOFT.MINIFS([.$F$401:.$F$482];[.$G$401:.$G$482];[.G410])" office:value-type="float" office:value="409428.1" calcext:value-type="float">
            <text:p>409,428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378" calcext:value-type="float">
            <text:p>128378</text:p>
          </table:table-cell>
          <table:table-cell office:value-type="float" office:value="24424.7" calcext:value-type="float">
            <text:p>24424.7</text:p>
          </table:table-cell>
          <table:table-cell office:value-type="float" office:value="50839.5" calcext:value-type="float">
            <text:p>50839.5</text:p>
          </table:table-cell>
          <table:table-cell office:value-type="float" office:value="201098" calcext:value-type="float">
            <text:p>201098</text:p>
          </table:table-cell>
          <table:table-cell table:formula="of:=SUM([.B411:.E411])" office:value-type="float" office:value="404740.2" calcext:value-type="float">
            <text:p>404,740.20</text:p>
          </table:table-cell>
          <table:table-cell table:number-columns-repeated="2" office:value-type="float" office:value="130943" calcext:value-type="float">
            <text:p>130,943.00</text:p>
          </table:table-cell>
          <table:table-cell office:value-type="float" office:value="6680.41" calcext:value-type="float">
            <text:p>6680.41</text:p>
          </table:table-cell>
          <table:table-cell table:style-name="ce13" table:formula="of:=COM.MICROSOFT.MINIFS([.$F$401:.$F$482];[.$G$401:.$G$482];[.G411])" office:value-type="float" office:value="404740.2" calcext:value-type="float">
            <text:p>404,74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642" calcext:value-type="float">
            <text:p>126642</text:p>
          </table:table-cell>
          <table:table-cell office:value-type="float" office:value="17892.8" calcext:value-type="float">
            <text:p>17892.8</text:p>
          </table:table-cell>
          <table:table-cell office:value-type="float" office:value="52035.3" calcext:value-type="float">
            <text:p>52035.3</text:p>
          </table:table-cell>
          <table:table-cell office:value-type="float" office:value="212427" calcext:value-type="float">
            <text:p>212427</text:p>
          </table:table-cell>
          <table:table-cell table:formula="of:=SUM([.B412:.E412])" office:value-type="float" office:value="408997.1" calcext:value-type="float">
            <text:p>408,997.10</text:p>
          </table:table-cell>
          <table:table-cell table:number-columns-repeated="2" office:value-type="float" office:value="130944" calcext:value-type="float">
            <text:p>130,944.00</text:p>
          </table:table-cell>
          <table:table-cell office:value-type="float" office:value="6211.41" calcext:value-type="float">
            <text:p>6211.41</text:p>
          </table:table-cell>
          <table:table-cell table:style-name="ce13" table:formula="of:=COM.MICROSOFT.MINIFS([.$F$401:.$F$482];[.$G$401:.$G$482];[.G412])" office:value-type="float" office:value="408997.1" calcext:value-type="float">
            <text:p>408,99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96" calcext:value-type="float">
            <text:p>128296</text:p>
          </table:table-cell>
          <table:table-cell office:value-type="float" office:value="25142" calcext:value-type="float">
            <text:p>25142</text:p>
          </table:table-cell>
          <table:table-cell office:value-type="float" office:value="50947.3" calcext:value-type="float">
            <text:p>50947.3</text:p>
          </table:table-cell>
          <table:table-cell office:value-type="float" office:value="201509" calcext:value-type="float">
            <text:p>201509</text:p>
          </table:table-cell>
          <table:table-cell table:formula="of:=SUM([.B413:.E413])" office:value-type="float" office:value="405894.3" calcext:value-type="float">
            <text:p>405,894.30</text:p>
          </table:table-cell>
          <table:table-cell table:number-columns-repeated="2" office:value-type="float" office:value="130945" calcext:value-type="float">
            <text:p>130,945.00</text:p>
          </table:table-cell>
          <table:table-cell office:value-type="float" office:value="7200.44" calcext:value-type="float">
            <text:p>7200.44</text:p>
          </table:table-cell>
          <table:table-cell table:style-name="ce13" table:formula="of:=COM.MICROSOFT.MINIFS([.$F$401:.$F$482];[.$G$401:.$G$482];[.G413])" office:value-type="float" office:value="405894.3" calcext:value-type="float">
            <text:p>405,894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589" calcext:value-type="float">
            <text:p>131589</text:p>
          </table:table-cell>
          <table:table-cell office:value-type="float" office:value="22008.7" calcext:value-type="float">
            <text:p>22008.7</text:p>
          </table:table-cell>
          <table:table-cell office:value-type="float" office:value="52299.5" calcext:value-type="float">
            <text:p>52299.5</text:p>
          </table:table-cell>
          <table:table-cell office:value-type="float" office:value="203740" calcext:value-type="float">
            <text:p>203740</text:p>
          </table:table-cell>
          <table:table-cell table:formula="of:=SUM([.B414:.E414])" office:value-type="float" office:value="409637.2" calcext:value-type="float">
            <text:p>409,637.20</text:p>
          </table:table-cell>
          <table:table-cell table:number-columns-repeated="2" office:value-type="float" office:value="130946" calcext:value-type="float">
            <text:p>130,946.00</text:p>
          </table:table-cell>
          <table:table-cell office:value-type="float" office:value="7125.37" calcext:value-type="float">
            <text:p>7125.37</text:p>
          </table:table-cell>
          <table:table-cell table:style-name="ce13" table:formula="of:=COM.MICROSOFT.MINIFS([.$F$401:.$F$482];[.$G$401:.$G$482];[.G414])" office:value-type="float" office:value="409637.2" calcext:value-type="float">
            <text:p>409,637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33" calcext:value-type="float">
            <text:p>124333</text:p>
          </table:table-cell>
          <table:table-cell office:value-type="float" office:value="22747.3" calcext:value-type="float">
            <text:p>22747.3</text:p>
          </table:table-cell>
          <table:table-cell office:value-type="float" office:value="53587.9" calcext:value-type="float">
            <text:p>53587.9</text:p>
          </table:table-cell>
          <table:table-cell office:value-type="float" office:value="207175" calcext:value-type="float">
            <text:p>207175</text:p>
          </table:table-cell>
          <table:table-cell table:formula="of:=SUM([.B415:.E415])" office:value-type="float" office:value="407843.2" calcext:value-type="float">
            <text:p>407,843.20</text:p>
          </table:table-cell>
          <table:table-cell table:number-columns-repeated="2" office:value-type="float" office:value="130947" calcext:value-type="float">
            <text:p>130,947.00</text:p>
          </table:table-cell>
          <table:table-cell office:value-type="float" office:value="6540.72" calcext:value-type="float">
            <text:p>6540.72</text:p>
          </table:table-cell>
          <table:table-cell table:style-name="ce13" table:formula="of:=COM.MICROSOFT.MINIFS([.$F$401:.$F$482];[.$G$401:.$G$482];[.G415])" office:value-type="float" office:value="407843.2" calcext:value-type="float">
            <text:p>407,843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922" calcext:value-type="float">
            <text:p>136922</text:p>
          </table:table-cell>
          <table:table-cell office:value-type="float" office:value="17527.6" calcext:value-type="float">
            <text:p>17527.6</text:p>
          </table:table-cell>
          <table:table-cell office:value-type="float" office:value="49455.2" calcext:value-type="float">
            <text:p>49455.2</text:p>
          </table:table-cell>
          <table:table-cell office:value-type="float" office:value="203231" calcext:value-type="float">
            <text:p>203231</text:p>
          </table:table-cell>
          <table:table-cell table:formula="of:=SUM([.B416:.E416])" office:value-type="float" office:value="407135.8" calcext:value-type="float">
            <text:p>407,135.80</text:p>
          </table:table-cell>
          <table:table-cell table:number-columns-repeated="2" office:value-type="float" office:value="130948" calcext:value-type="float">
            <text:p>130,948.00</text:p>
          </table:table-cell>
          <table:table-cell office:value-type="float" office:value="6502.17" calcext:value-type="float">
            <text:p>6502.17</text:p>
          </table:table-cell>
          <table:table-cell table:style-name="ce13" table:formula="of:=COM.MICROSOFT.MINIFS([.$F$401:.$F$482];[.$G$401:.$G$482];[.G416])" office:value-type="float" office:value="407135.8" calcext:value-type="float">
            <text:p>407,13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240" calcext:value-type="float">
            <text:p>133240</text:p>
          </table:table-cell>
          <table:table-cell office:value-type="float" office:value="18740.5" calcext:value-type="float">
            <text:p>18740.5</text:p>
          </table:table-cell>
          <table:table-cell office:value-type="float" office:value="48770" calcext:value-type="float">
            <text:p>48770</text:p>
          </table:table-cell>
          <table:table-cell office:value-type="float" office:value="201316" calcext:value-type="float">
            <text:p>201316</text:p>
          </table:table-cell>
          <table:table-cell table:formula="of:=SUM([.B417:.E417])" office:value-type="float" office:value="402066.5" calcext:value-type="float">
            <text:p>402,066.50</text:p>
          </table:table-cell>
          <table:table-cell table:number-columns-repeated="2" office:value-type="float" office:value="130949" calcext:value-type="float">
            <text:p>130,949.00</text:p>
          </table:table-cell>
          <table:table-cell office:value-type="float" office:value="7200.35" calcext:value-type="float">
            <text:p>7200.35</text:p>
          </table:table-cell>
          <table:table-cell table:style-name="ce13" table:formula="of:=COM.MICROSOFT.MINIFS([.$F$401:.$F$482];[.$G$401:.$G$482];[.G417])" office:value-type="float" office:value="402066.5" calcext:value-type="float">
            <text:p>402,066.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842" calcext:value-type="float">
            <text:p>128842</text:p>
          </table:table-cell>
          <table:table-cell office:value-type="float" office:value="17580.6" calcext:value-type="float">
            <text:p>17580.6</text:p>
          </table:table-cell>
          <table:table-cell office:value-type="float" office:value="51712" calcext:value-type="float">
            <text:p>51712</text:p>
          </table:table-cell>
          <table:table-cell office:value-type="float" office:value="208061" calcext:value-type="float">
            <text:p>208061</text:p>
          </table:table-cell>
          <table:table-cell table:formula="of:=SUM([.B418:.E418])" office:value-type="float" office:value="406195.6" calcext:value-type="float">
            <text:p>406,195.60</text:p>
          </table:table-cell>
          <table:table-cell table:number-columns-repeated="2" office:value-type="float" office:value="130950" calcext:value-type="float">
            <text:p>130,950.00</text:p>
          </table:table-cell>
          <table:table-cell office:value-type="float" office:value="6332.55" calcext:value-type="float">
            <text:p>6332.55</text:p>
          </table:table-cell>
          <table:table-cell table:style-name="ce13" table:formula="of:=COM.MICROSOFT.MINIFS([.$F$401:.$F$482];[.$G$401:.$G$482];[.G418])" office:value-type="float" office:value="406195.6" calcext:value-type="float">
            <text:p>406,195.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4" calcext:value-type="float">
            <text:p>125484</text:p>
          </table:table-cell>
          <table:table-cell office:value-type="float" office:value="21864.7" calcext:value-type="float">
            <text:p>21864.7</text:p>
          </table:table-cell>
          <table:table-cell office:value-type="float" office:value="51143.4" calcext:value-type="float">
            <text:p>51143.4</text:p>
          </table:table-cell>
          <table:table-cell office:value-type="float" office:value="207415" calcext:value-type="float">
            <text:p>207415</text:p>
          </table:table-cell>
          <table:table-cell table:formula="of:=SUM([.B419:.E419])" office:value-type="float" office:value="405907.1" calcext:value-type="float">
            <text:p>405,907.10</text:p>
          </table:table-cell>
          <table:table-cell table:number-columns-repeated="2" office:value-type="float" office:value="130951" calcext:value-type="float">
            <text:p>130,951.00</text:p>
          </table:table-cell>
          <table:table-cell office:value-type="float" office:value="6721.7" calcext:value-type="float">
            <text:p>6721.7</text:p>
          </table:table-cell>
          <table:table-cell table:style-name="ce13" table:formula="of:=COM.MICROSOFT.MINIFS([.$F$401:.$F$482];[.$G$401:.$G$482];[.G419])" office:value-type="float" office:value="405907.1" calcext:value-type="float">
            <text:p>405,90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81" calcext:value-type="float">
            <text:p>124381</text:p>
          </table:table-cell>
          <table:table-cell office:value-type="float" office:value="23858.4" calcext:value-type="float">
            <text:p>23858.4</text:p>
          </table:table-cell>
          <table:table-cell office:value-type="float" office:value="52007.8" calcext:value-type="float">
            <text:p>52007.8</text:p>
          </table:table-cell>
          <table:table-cell office:value-type="float" office:value="208673" calcext:value-type="float">
            <text:p>208673</text:p>
          </table:table-cell>
          <table:table-cell table:formula="of:=SUM([.B420:.E420])" office:value-type="float" office:value="408920.2" calcext:value-type="float">
            <text:p>408,920.20</text:p>
          </table:table-cell>
          <table:table-cell table:number-columns-repeated="2" office:value-type="float" office:value="130952" calcext:value-type="float">
            <text:p>130,952.00</text:p>
          </table:table-cell>
          <table:table-cell office:value-type="float" office:value="6195.56" calcext:value-type="float">
            <text:p>6195.56</text:p>
          </table:table-cell>
          <table:table-cell table:style-name="ce13" table:formula="of:=COM.MICROSOFT.MINIFS([.$F$401:.$F$482];[.$G$401:.$G$482];[.G420])" office:value-type="float" office:value="408920.2" calcext:value-type="float">
            <text:p>408,92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80" calcext:value-type="float">
            <text:p>126080</text:p>
          </table:table-cell>
          <table:table-cell office:value-type="float" office:value="22043.1" calcext:value-type="float">
            <text:p>22043.1</text:p>
          </table:table-cell>
          <table:table-cell office:value-type="float" office:value="51944.8" calcext:value-type="float">
            <text:p>51944.8</text:p>
          </table:table-cell>
          <table:table-cell office:value-type="float" office:value="205746" calcext:value-type="float">
            <text:p>205746</text:p>
          </table:table-cell>
          <table:table-cell table:formula="of:=SUM([.B421:.E421])" office:value-type="float" office:value="405813.9" calcext:value-type="float">
            <text:p>405,813.90</text:p>
          </table:table-cell>
          <table:table-cell table:number-columns-repeated="2" office:value-type="float" office:value="130953" calcext:value-type="float">
            <text:p>130,953.00</text:p>
          </table:table-cell>
          <table:table-cell office:value-type="float" office:value="6311.62" calcext:value-type="float">
            <text:p>6311.62</text:p>
          </table:table-cell>
          <table:table-cell table:style-name="ce13" table:formula="of:=COM.MICROSOFT.MINIFS([.$F$401:.$F$482];[.$G$401:.$G$482];[.G421])" office:value-type="float" office:value="405813.9" calcext:value-type="float">
            <text:p>405,813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219" calcext:value-type="float">
            <text:p>126219</text:p>
          </table:table-cell>
          <table:table-cell office:value-type="float" office:value="19908.5" calcext:value-type="float">
            <text:p>19908.5</text:p>
          </table:table-cell>
          <table:table-cell office:value-type="float" office:value="52064.4" calcext:value-type="float">
            <text:p>52064.4</text:p>
          </table:table-cell>
          <table:table-cell office:value-type="float" office:value="207213" calcext:value-type="float">
            <text:p>207213</text:p>
          </table:table-cell>
          <table:table-cell table:formula="of:=SUM([.B422:.E422])" office:value-type="float" office:value="405404.9" calcext:value-type="float">
            <text:p>405,404.90</text:p>
          </table:table-cell>
          <table:table-cell office:value-type="float" office:value="130954" calcext:value-type="float">
            <text:p>130,954.00</text:p>
          </table:table-cell>
          <table:table-cell office:value-type="float" office:value="215000" calcext:value-type="float">
            <text:p>215,000.00</text:p>
          </table:table-cell>
          <table:table-cell office:value-type="float" office:value="6592.1" calcext:value-type="float">
            <text:p>6592.1</text:p>
          </table:table-cell>
          <table:table-cell table:style-name="ce13" table:formula="of:=COM.MICROSOFT.MINIFS([.$F$401:.$F$482];[.$G$401:.$G$482];[.G422])" office:value-type="float" office:value="405404.9" calcext:value-type="float">
            <text:p>405,40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587" calcext:value-type="float">
            <text:p>601587</text:p>
          </table:table-cell>
          <table:table-cell office:value-type="float" office:value="486977" calcext:value-type="float">
            <text:p>486977</text:p>
          </table:table-cell>
          <table:table-cell office:value-type="float" office:value="143389" calcext:value-type="float">
            <text:p>143389</text:p>
          </table:table-cell>
          <table:table-cell office:value-type="float" office:value="574472" calcext:value-type="float">
            <text:p>574472</text:p>
          </table:table-cell>
          <table:table-cell table:formula="of:=SUM([.B423:.E423])" office:value-type="float" office:value="1806425" calcext:value-type="float">
            <text:p>1,806,425.00</text:p>
          </table:table-cell>
          <table:table-cell office:value-type="float" office:value="203329" calcext:value-type="float">
            <text:p>203,329.00</text:p>
          </table:table-cell>
          <table:table-cell office:value-type="float" office:value="203331" calcext:value-type="float">
            <text:p>203,331.00</text:p>
          </table:table-cell>
          <table:table-cell office:value-type="float" office:value="6151.06" calcext:value-type="float">
            <text:p>6151.06</text:p>
          </table:table-cell>
          <table:table-cell table:style-name="ce13" table:formula="of:=COM.MICROSOFT.MINIFS([.$F$401:.$F$482];[.$G$401:.$G$482];[.G423])" office:value-type="float" office:value="1806425" calcext:value-type="float">
            <text:p>1,806,42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4944" calcext:value-type="float">
            <text:p>564944</text:p>
          </table:table-cell>
          <table:table-cell office:value-type="float" office:value="470147" calcext:value-type="float">
            <text:p>470147</text:p>
          </table:table-cell>
          <table:table-cell office:value-type="float" office:value="159146" calcext:value-type="float">
            <text:p>159146</text:p>
          </table:table-cell>
          <table:table-cell office:value-type="float" office:value="628386" calcext:value-type="float">
            <text:p>628386</text:p>
          </table:table-cell>
          <table:table-cell table:formula="of:=SUM([.B424:.E424])" office:value-type="float" office:value="1822623" calcext:value-type="float">
            <text:p>1,822,623.00</text:p>
          </table:table-cell>
          <table:table-cell office:value-type="float" office:value="203332" calcext:value-type="float">
            <text:p>203,332.00</text:p>
          </table:table-cell>
          <table:table-cell office:value-type="float" office:value="203334" calcext:value-type="float">
            <text:p>203,334.00</text:p>
          </table:table-cell>
          <table:table-cell office:value-type="float" office:value="6117.82" calcext:value-type="float">
            <text:p>6117.82</text:p>
          </table:table-cell>
          <table:table-cell table:style-name="ce13" table:formula="of:=COM.MICROSOFT.MINIFS([.$F$401:.$F$482];[.$G$401:.$G$482];[.G424])" office:value-type="float" office:value="1822623" calcext:value-type="float">
            <text:p>1,822,62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258" calcext:value-type="float">
            <text:p>613258</text:p>
          </table:table-cell>
          <table:table-cell office:value-type="float" office:value="433968" calcext:value-type="float">
            <text:p>433968</text:p>
          </table:table-cell>
          <table:table-cell office:value-type="float" office:value="142877" calcext:value-type="float">
            <text:p>142877</text:p>
          </table:table-cell>
          <table:table-cell office:value-type="float" office:value="628707" calcext:value-type="float">
            <text:p>628707</text:p>
          </table:table-cell>
          <table:table-cell table:formula="of:=SUM([.B425:.E425])" office:value-type="float" office:value="1818810" calcext:value-type="float">
            <text:p>1,818,810.00</text:p>
          </table:table-cell>
          <table:table-cell office:value-type="float" office:value="203335" calcext:value-type="float">
            <text:p>203,335.00</text:p>
          </table:table-cell>
          <table:table-cell office:value-type="float" office:value="203337" calcext:value-type="float">
            <text:p>203,337.00</text:p>
          </table:table-cell>
          <table:table-cell office:value-type="float" office:value="6155.06" calcext:value-type="float">
            <text:p>6155.06</text:p>
          </table:table-cell>
          <table:table-cell table:style-name="ce13" table:formula="of:=COM.MICROSOFT.MINIFS([.$F$401:.$F$482];[.$G$401:.$G$482];[.G425])" office:value-type="float" office:value="1818810" calcext:value-type="float">
            <text:p>1,818,81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432" calcext:value-type="float">
            <text:p>627432</text:p>
          </table:table-cell>
          <table:table-cell office:value-type="float" office:value="439587" calcext:value-type="float">
            <text:p>439587</text:p>
          </table:table-cell>
          <table:table-cell office:value-type="float" office:value="154035" calcext:value-type="float">
            <text:p>154035</text:p>
          </table:table-cell>
          <table:table-cell office:value-type="float" office:value="603916" calcext:value-type="float">
            <text:p>603916</text:p>
          </table:table-cell>
          <table:table-cell table:formula="of:=SUM([.B426:.E426])" office:value-type="float" office:value="1824970" calcext:value-type="float">
            <text:p>1,824,970.00</text:p>
          </table:table-cell>
          <table:table-cell office:value-type="float" office:value="203338" calcext:value-type="float">
            <text:p>203,338.00</text:p>
          </table:table-cell>
          <table:table-cell office:value-type="float" office:value="203340" calcext:value-type="float">
            <text:p>203,340.00</text:p>
          </table:table-cell>
          <table:table-cell office:value-type="float" office:value="6163.15" calcext:value-type="float">
            <text:p>6163.15</text:p>
          </table:table-cell>
          <table:table-cell table:style-name="ce13" table:formula="of:=COM.MICROSOFT.MINIFS([.$F$401:.$F$482];[.$G$401:.$G$482];[.G426])" office:value-type="float" office:value="1824970" calcext:value-type="float">
            <text:p>1,824,97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4348" calcext:value-type="float">
            <text:p>604348</text:p>
          </table:table-cell>
          <table:table-cell office:value-type="float" office:value="432856" calcext:value-type="float">
            <text:p>432856</text:p>
          </table:table-cell>
          <table:table-cell office:value-type="float" office:value="158409" calcext:value-type="float">
            <text:p>158409</text:p>
          </table:table-cell>
          <table:table-cell office:value-type="float" office:value="642562" calcext:value-type="float">
            <text:p>642562</text:p>
          </table:table-cell>
          <table:table-cell table:formula="of:=SUM([.B427:.E427])" office:value-type="float" office:value="1838175" calcext:value-type="float">
            <text:p>1,838,175.00</text:p>
          </table:table-cell>
          <table:table-cell office:value-type="float" office:value="203341" calcext:value-type="float">
            <text:p>203,341.00</text:p>
          </table:table-cell>
          <table:table-cell office:value-type="float" office:value="203343" calcext:value-type="float">
            <text:p>203,343.00</text:p>
          </table:table-cell>
          <table:table-cell office:value-type="float" office:value="6286" calcext:value-type="float">
            <text:p>6286</text:p>
          </table:table-cell>
          <table:table-cell table:style-name="ce13" table:formula="of:=COM.MICROSOFT.MINIFS([.$F$401:.$F$482];[.$G$401:.$G$482];[.G427])" office:value-type="float" office:value="1838175" calcext:value-type="float">
            <text:p>1,838,1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107" calcext:value-type="float">
            <text:p>656107</text:p>
          </table:table-cell>
          <table:table-cell office:value-type="float" office:value="348187" calcext:value-type="float">
            <text:p>348187</text:p>
          </table:table-cell>
          <table:table-cell office:value-type="float" office:value="156641" calcext:value-type="float">
            <text:p>156641</text:p>
          </table:table-cell>
          <table:table-cell office:value-type="float" office:value="573584" calcext:value-type="float">
            <text:p>573584</text:p>
          </table:table-cell>
          <table:table-cell table:formula="of:=SUM([.B428:.E428])" office:value-type="float" office:value="1734519" calcext:value-type="float">
            <text:p>1,734,519.00</text:p>
          </table:table-cell>
          <table:table-cell office:value-type="float" office:value="203344" calcext:value-type="float">
            <text:p>203,344.00</text:p>
          </table:table-cell>
          <table:table-cell office:value-type="float" office:value="203346" calcext:value-type="float">
            <text:p>203,346.00</text:p>
          </table:table-cell>
          <table:table-cell office:value-type="float" office:value="6075.99" calcext:value-type="float">
            <text:p>6075.99</text:p>
          </table:table-cell>
          <table:table-cell table:style-name="ce13" table:formula="of:=COM.MICROSOFT.MINIFS([.$F$401:.$F$482];[.$G$401:.$G$482];[.G428])" office:value-type="float" office:value="1734519" calcext:value-type="float">
            <text:p>1,734,5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396" calcext:value-type="float">
            <text:p>616396</text:p>
          </table:table-cell>
          <table:table-cell office:value-type="float" office:value="394283" calcext:value-type="float">
            <text:p>394283</text:p>
          </table:table-cell>
          <table:table-cell office:value-type="float" office:value="145813" calcext:value-type="float">
            <text:p>145813</text:p>
          </table:table-cell>
          <table:table-cell office:value-type="float" office:value="580353" calcext:value-type="float">
            <text:p>580353</text:p>
          </table:table-cell>
          <table:table-cell table:formula="of:=SUM([.B429:.E429])" office:value-type="float" office:value="1736845" calcext:value-type="float">
            <text:p>1,736,845.00</text:p>
          </table:table-cell>
          <table:table-cell office:value-type="float" office:value="203347" calcext:value-type="float">
            <text:p>203,347.00</text:p>
          </table:table-cell>
          <table:table-cell office:value-type="float" office:value="203349" calcext:value-type="float">
            <text:p>203,349.00</text:p>
          </table:table-cell>
          <table:table-cell office:value-type="float" office:value="6060.35" calcext:value-type="float">
            <text:p>6060.35</text:p>
          </table:table-cell>
          <table:table-cell table:style-name="ce13" table:formula="of:=COM.MICROSOFT.MINIFS([.$F$401:.$F$482];[.$G$401:.$G$482];[.G429])" office:value-type="float" office:value="1736845" calcext:value-type="float">
            <text:p>1,736,84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729" calcext:value-type="float">
            <text:p>641729</text:p>
          </table:table-cell>
          <table:table-cell office:value-type="float" office:value="288196" calcext:value-type="float">
            <text:p>288196</text:p>
          </table:table-cell>
          <table:table-cell office:value-type="float" office:value="150610" calcext:value-type="float">
            <text:p>150610</text:p>
          </table:table-cell>
          <table:table-cell office:value-type="float" office:value="612012" calcext:value-type="float">
            <text:p>612012</text:p>
          </table:table-cell>
          <table:table-cell table:formula="of:=SUM([.B430:.E430])" office:value-type="float" office:value="1692547" calcext:value-type="float">
            <text:p>1,692,547.00</text:p>
          </table:table-cell>
          <table:table-cell office:value-type="float" office:value="203350" calcext:value-type="float">
            <text:p>203,350.00</text:p>
          </table:table-cell>
          <table:table-cell office:value-type="float" office:value="203352" calcext:value-type="float">
            <text:p>203,352.00</text:p>
          </table:table-cell>
          <table:table-cell office:value-type="float" office:value="6102.54" calcext:value-type="float">
            <text:p>6102.54</text:p>
          </table:table-cell>
          <table:table-cell table:style-name="ce13" table:formula="of:=COM.MICROSOFT.MINIFS([.$F$401:.$F$482];[.$G$401:.$G$482];[.G430])" office:value-type="float" office:value="1692547" calcext:value-type="float">
            <text:p>1,692,54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2864" calcext:value-type="float">
            <text:p>642864</text:p>
          </table:table-cell>
          <table:table-cell office:value-type="float" office:value="300135" calcext:value-type="float">
            <text:p>300135</text:p>
          </table:table-cell>
          <table:table-cell office:value-type="float" office:value="144431" calcext:value-type="float">
            <text:p>144431</text:p>
          </table:table-cell>
          <table:table-cell office:value-type="float" office:value="593800" calcext:value-type="float">
            <text:p>593800</text:p>
          </table:table-cell>
          <table:table-cell table:formula="of:=SUM([.B431:.E431])" office:value-type="float" office:value="1681230" calcext:value-type="float">
            <text:p>1,681,230.00</text:p>
          </table:table-cell>
          <table:table-cell office:value-type="float" office:value="203353" calcext:value-type="float">
            <text:p>203,353.00</text:p>
          </table:table-cell>
          <table:table-cell office:value-type="float" office:value="203355" calcext:value-type="float">
            <text:p>203,355.00</text:p>
          </table:table-cell>
          <table:table-cell office:value-type="float" office:value="6086.37" calcext:value-type="float">
            <text:p>6086.37</text:p>
          </table:table-cell>
          <table:table-cell table:style-name="ce13" table:formula="of:=COM.MICROSOFT.MINIFS([.$F$401:.$F$482];[.$G$401:.$G$482];[.G431])" office:value-type="float" office:value="1681230" calcext:value-type="float">
            <text:p>1,681,23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781" calcext:value-type="float">
            <text:p>593781</text:p>
          </table:table-cell>
          <table:table-cell office:value-type="float" office:value="532315" calcext:value-type="float">
            <text:p>532315</text:p>
          </table:table-cell>
          <table:table-cell office:value-type="float" office:value="163248" calcext:value-type="float">
            <text:p>163248</text:p>
          </table:table-cell>
          <table:table-cell office:value-type="float" office:value="636931" calcext:value-type="float">
            <text:p>636931</text:p>
          </table:table-cell>
          <table:table-cell table:formula="of:=SUM([.B432:.E432])" office:value-type="float" office:value="1926275" calcext:value-type="float">
            <text:p>1,926,275.00</text:p>
          </table:table-cell>
          <table:table-cell office:value-type="float" office:value="203356" calcext:value-type="float">
            <text:p>203,356.00</text:p>
          </table:table-cell>
          <table:table-cell office:value-type="float" office:value="203358" calcext:value-type="float">
            <text:p>203,358.00</text:p>
          </table:table-cell>
          <table:table-cell office:value-type="float" office:value="6152.34" calcext:value-type="float">
            <text:p>6152.34</text:p>
          </table:table-cell>
          <table:table-cell table:style-name="ce13" table:formula="of:=COM.MICROSOFT.MINIFS([.$F$401:.$F$482];[.$G$401:.$G$482];[.G432])" office:value-type="float" office:value="1926275" calcext:value-type="float">
            <text:p>1,926,2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0355" calcext:value-type="float">
            <text:p>610355</text:p>
          </table:table-cell>
          <table:table-cell office:value-type="float" office:value="341124" calcext:value-type="float">
            <text:p>341124</text:p>
          </table:table-cell>
          <table:table-cell office:value-type="float" office:value="140067" calcext:value-type="float">
            <text:p>140067</text:p>
          </table:table-cell>
          <table:table-cell office:value-type="float" office:value="561673" calcext:value-type="float">
            <text:p>561673</text:p>
          </table:table-cell>
          <table:table-cell table:formula="of:=SUM([.B433:.E433])" office:value-type="float" office:value="1653219" calcext:value-type="float">
            <text:p>1,653,219.00</text:p>
          </table:table-cell>
          <table:table-cell office:value-type="float" office:value="203359" calcext:value-type="float">
            <text:p>203,359.00</text:p>
          </table:table-cell>
          <table:table-cell office:value-type="float" office:value="215670" calcext:value-type="float">
            <text:p>215,670.00</text:p>
          </table:table-cell>
          <table:table-cell office:value-type="float" office:value="6096.85" calcext:value-type="float">
            <text:p>6096.85</text:p>
          </table:table-cell>
          <table:table-cell table:style-name="ce13" table:formula="of:=COM.MICROSOFT.MINIFS([.$F$401:.$F$482];[.$G$401:.$G$482];[.G433])" office:value-type="float" office:value="1653219" calcext:value-type="float">
            <text:p>1,653,2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54" calcext:value-type="float">
            <text:p>646654</text:p>
          </table:table-cell>
          <table:table-cell office:value-type="float" office:value="246261" calcext:value-type="float">
            <text:p>246261</text:p>
          </table:table-cell>
          <table:table-cell office:value-type="float" office:value="154996" calcext:value-type="float">
            <text:p>154996</text:p>
          </table:table-cell>
          <table:table-cell office:value-type="float" office:value="601567" calcext:value-type="float">
            <text:p>601567</text:p>
          </table:table-cell>
          <table:table-cell table:formula="of:=SUM([.B434:.E434])" office:value-type="float" office:value="1649478" calcext:value-type="float">
            <text:p>1,649,478.00</text:p>
          </table:table-cell>
          <table:table-cell office:value-type="float" office:value="215671" calcext:value-type="float">
            <text:p>215,671.00</text:p>
          </table:table-cell>
          <table:table-cell office:value-type="float" office:value="220380" calcext:value-type="float">
            <text:p>220,380.00</text:p>
          </table:table-cell>
          <table:table-cell office:value-type="float" office:value="6093.8" calcext:value-type="float">
            <text:p>6093.8</text:p>
          </table:table-cell>
          <table:table-cell table:style-name="ce13" table:formula="of:=COM.MICROSOFT.MINIFS([.$F$401:.$F$482];[.$G$401:.$G$482];[.G434])" office:value-type="float" office:value="1649478" calcext:value-type="float">
            <text:p>1,649,47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211" calcext:value-type="float">
            <text:p>661211</text:p>
          </table:table-cell>
          <table:table-cell office:value-type="float" office:value="321305" calcext:value-type="float">
            <text:p>321305</text:p>
          </table:table-cell>
          <table:table-cell office:value-type="float" office:value="154210" calcext:value-type="float">
            <text:p>154210</text:p>
          </table:table-cell>
          <table:table-cell office:value-type="float" office:value="587857" calcext:value-type="float">
            <text:p>587857</text:p>
          </table:table-cell>
          <table:table-cell table:formula="of:=SUM([.B435:.E435])" office:value-type="float" office:value="1724583" calcext:value-type="float">
            <text:p>1,724,583.00</text:p>
          </table:table-cell>
          <table:table-cell office:value-type="float" office:value="220381" calcext:value-type="float">
            <text:p>220,381.00</text:p>
          </table:table-cell>
          <table:table-cell office:value-type="float" office:value="224994" calcext:value-type="float">
            <text:p>224,994.00</text:p>
          </table:table-cell>
          <table:table-cell office:value-type="float" office:value="6068.01" calcext:value-type="float">
            <text:p>6068.01</text:p>
          </table:table-cell>
          <table:table-cell table:style-name="ce13" table:formula="of:=COM.MICROSOFT.MINIFS([.$F$401:.$F$482];[.$G$401:.$G$482];[.G435])" office:value-type="float" office:value="1724583" calcext:value-type="float">
            <text:p>1,724,58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3958" calcext:value-type="float">
            <text:p>643958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7" calcext:value-type="float">
            <text:p>149977</text:p>
          </table:table-cell>
          <table:table-cell office:value-type="float" office:value="578946" calcext:value-type="float">
            <text:p>578946</text:p>
          </table:table-cell>
          <table:table-cell table:formula="of:=SUM([.B436:.E436])" office:value-type="float" office:value="1643042" calcext:value-type="float">
            <text:p>1,643,042.00</text:p>
          </table:table-cell>
          <table:table-cell office:value-type="float" office:value="224995" calcext:value-type="float">
            <text:p>224,995.00</text:p>
          </table:table-cell>
          <table:table-cell office:value-type="float" office:value="330000" calcext:value-type="float">
            <text:p>330,000.00</text:p>
          </table:table-cell>
          <table:table-cell office:value-type="float" office:value="6099.12" calcext:value-type="float">
            <text:p>6099.12</text:p>
          </table:table-cell>
          <table:table-cell table:style-name="ce13" table:formula="of:=COM.MICROSOFT.MINIFS([.$F$401:.$F$482];[.$G$401:.$G$482];[.G436])" office:value-type="float" office:value="1643042" calcext:value-type="float">
            <text:p>1,643,042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table:formula="of:=SUM([.B437:.E437])" office:value-type="float" office:value="17660.32" calcext:value-type="float">
            <text:p>17,660.32</text:p>
          </table:table-cell>
          <table:table-cell office:value-type="float" office:value="9288" calcext:value-type="float">
            <text:p>9,288.00</text:p>
          </table:table-cell>
          <table:table-cell office:value-type="float" office:value="9289" calcext:value-type="float">
            <text:p>9,289.00</text:p>
          </table:table-cell>
          <table:table-cell office:value-type="float" office:value="7201.23" calcext:value-type="float">
            <text:p>7201.23</text:p>
          </table:table-cell>
          <table:table-cell table:style-name="ce13" table:formula="of:=COM.MICROSOFT.MINIFS([.$F$401:.$F$482];[.$G$401:.$G$482];[.G437])" office:value-type="float" office:value="17660.32" calcext:value-type="float">
            <text:p>17,660.32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62.14" calcext:value-type="float">
            <text:p>6962.14</text:p>
          </table:table-cell>
          <table:table-cell table:style-name="Default" office:value-type="float" office:value="1543.15" calcext:value-type="float">
            <text:p>1543.15</text:p>
          </table:table-cell>
          <table:table-cell office:value-type="float" office:value="7907.93" calcext:value-type="float">
            <text:p>7907.93</text:p>
          </table:table-cell>
          <table:table-cell office:value-type="float" office:value="0" calcext:value-type="float">
            <text:p>0</text:p>
          </table:table-cell>
          <table:table-cell office:value-type="float" office:value="9219" calcext:value-type="float">
            <text:p>9219</text:p>
          </table:table-cell>
          <table:table-cell table:style-name="Default" office:value-type="float" office:value="9220" calcext:value-type="float">
            <text:p>9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table:formula="of:=SUM([.B438:.E438])" office:value-type="float" office:value="16022.431" calcext:value-type="float">
            <text:p>16,022.43</text:p>
          </table:table-cell>
          <table:table-cell office:value-type="float" office:value="9290" calcext:value-type="float">
            <text:p>9,290.00</text:p>
          </table:table-cell>
          <table:table-cell office:value-type="float" office:value="9324" calcext:value-type="float">
            <text:p>9,324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38])" office:value-type="float" office:value="16022.431" calcext:value-type="float">
            <text:p>16,022.4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82.79" calcext:value-type="float">
            <text:p>6882.79</text:p>
          </table:table-cell>
          <table:table-cell table:style-name="Default" office:value-type="float" office:value="1672.51" calcext:value-type="float">
            <text:p>1672.51</text:p>
          </table:table-cell>
          <table:table-cell office:value-type="float" office:value="8487.75" calcext:value-type="float">
            <text:p>8487.75</text:p>
          </table:table-cell>
          <table:table-cell office:value-type="float" office:value="0.00000000000600032" calcext:value-type="float">
            <text:p>6.00032E-12</text:p>
          </table:table-cell>
          <table:table-cell office:value-type="float" office:value="9221" calcext:value-type="float">
            <text:p>9221</text:p>
          </table:table-cell>
          <table:table-cell table:style-name="Default" office:value-type="float" office:value="9222" calcext:value-type="float">
            <text:p>9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table:formula="of:=SUM([.B439:.E439])" office:value-type="float" office:value="16840.25" calcext:value-type="float">
            <text:p>16,840.25</text:p>
          </table:table-cell>
          <table:table-cell office:value-type="float" office:value="9325" calcext:value-type="float">
            <text:p>9,325.00</text:p>
          </table:table-cell>
          <table:table-cell office:value-type="float" office:value="9326" calcext:value-type="float">
            <text:p>9,326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39])" office:value-type="float" office:value="16840.25" calcext:value-type="float">
            <text:p>16,840.2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86.33" calcext:value-type="float">
            <text:p>6986.33</text:p>
          </table:table-cell>
          <table:table-cell table:style-name="Default" office:value-type="float" office:value="1764.35" calcext:value-type="float">
            <text:p>1764.35</text:p>
          </table:table-cell>
          <table:table-cell office:value-type="float" office:value="9013.9" calcext:value-type="float">
            <text:p>9013.9</text:p>
          </table:table-cell>
          <table:table-cell office:value-type="float" office:value="0" calcext:value-type="float">
            <text:p>0</text:p>
          </table:table-cell>
          <table:table-cell office:value-type="float" office:value="9223" calcext:value-type="float">
            <text:p>9223</text:p>
          </table:table-cell>
          <table:table-cell table:style-name="Default" office:value-type="float" office:value="9224" calcext:value-type="float">
            <text:p>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table:formula="of:=SUM([.B440:.E440])" office:value-type="float" office:value="17655.5" calcext:value-type="float">
            <text:p>17,655.50</text:p>
          </table:table-cell>
          <table:table-cell office:value-type="float" office:value="9327" calcext:value-type="float">
            <text:p>9,327.00</text:p>
          </table:table-cell>
          <table:table-cell office:value-type="float" office:value="9328" calcext:value-type="float">
            <text:p>9,328.00</text:p>
          </table:table-cell>
          <table:table-cell office:value-type="float" office:value="7200.7" calcext:value-type="float">
            <text:p>7200.7</text:p>
          </table:table-cell>
          <table:table-cell table:style-name="ce13" table:formula="of:=COM.MICROSOFT.MINIFS([.$F$401:.$F$482];[.$G$401:.$G$482];[.G440])" office:value-type="float" office:value="17655.5" calcext:value-type="float">
            <text:p>17,655.5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61.23" calcext:value-type="float">
            <text:p>7561.23</text:p>
          </table:table-cell>
          <table:table-cell table:style-name="Default" office:value-type="float" office:value="1872.24" calcext:value-type="float">
            <text:p>1872.24</text:p>
          </table:table-cell>
          <table:table-cell office:value-type="float" office:value="8015.66" calcext:value-type="float">
            <text:p>8015.66</text:p>
          </table:table-cell>
          <table:table-cell office:value-type="float" office:value="0" calcext:value-type="float">
            <text:p>0</text:p>
          </table:table-cell>
          <table:table-cell office:value-type="float" office:value="9225" calcext:value-type="float">
            <text:p>9225</text:p>
          </table:table-cell>
          <table:table-cell table:style-name="Default" office:value-type="float" office:value="9226" calcext:value-type="float">
            <text:p>9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table:formula="of:=SUM([.B441:.E441])" office:value-type="float" office:value="17580.23" calcext:value-type="float">
            <text:p>17,580.23</text:p>
          </table:table-cell>
          <table:table-cell office:value-type="float" office:value="9329" calcext:value-type="float">
            <text:p>9,329.00</text:p>
          </table:table-cell>
          <table:table-cell office:value-type="float" office:value="9330" calcext:value-type="float">
            <text:p>9,330.00</text:p>
          </table:table-cell>
          <table:table-cell office:value-type="float" office:value="7200.94" calcext:value-type="float">
            <text:p>7200.94</text:p>
          </table:table-cell>
          <table:table-cell table:style-name="ce13" table:formula="of:=COM.MICROSOFT.MINIFS([.$F$401:.$F$482];[.$G$401:.$G$482];[.G441])" office:value-type="float" office:value="17580.23" calcext:value-type="float">
            <text:p>17,580.2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25.58" calcext:value-type="float">
            <text:p>6925.58</text:p>
          </table:table-cell>
          <table:table-cell table:style-name="Default" office:value-type="float" office:value="1751.19" calcext:value-type="float">
            <text:p>1751.19</text:p>
          </table:table-cell>
          <table:table-cell office:value-type="float" office:value="8157.08" calcext:value-type="float">
            <text:p>8157.08</text:p>
          </table:table-cell>
          <table:table-cell office:value-type="float" office:value="931.264" calcext:value-type="float">
            <text:p>931.264</text:p>
          </table:table-cell>
          <table:table-cell office:value-type="float" office:value="9227" calcext:value-type="float">
            <text:p>9227</text:p>
          </table:table-cell>
          <table:table-cell table:style-name="Default" office:value-type="float" office:value="9229" calcext:value-type="float">
            <text:p>9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table:formula="of:=SUM([.B442:.E442])" office:value-type="float" office:value="17060.91" calcext:value-type="float">
            <text:p>17,060.91</text:p>
          </table:table-cell>
          <table:table-cell office:value-type="float" office:value="9331" calcext:value-type="float">
            <text:p>9,331.00</text:p>
          </table:table-cell>
          <table:table-cell office:value-type="float" office:value="9332" calcext:value-type="float">
            <text:p>9,332.00</text:p>
          </table:table-cell>
          <table:table-cell office:value-type="float" office:value="7200.55" calcext:value-type="float">
            <text:p>7200.55</text:p>
          </table:table-cell>
          <table:table-cell table:style-name="ce13" table:formula="of:=COM.MICROSOFT.MINIFS([.$F$401:.$F$482];[.$G$401:.$G$482];[.G442])" office:value-type="float" office:value="17060.91" calcext:value-type="float">
            <text:p>17,060.91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654.51" calcext:value-type="float">
            <text:p>6654.51</text:p>
          </table:table-cell>
          <table:table-cell table:style-name="Default" office:value-type="float" office:value="1899.32" calcext:value-type="float">
            <text:p>1899.32</text:p>
          </table:table-cell>
          <table:table-cell office:value-type="float" office:value="8441.99" calcext:value-type="float">
            <text:p>8441.99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table:style-name="Default" office:value-type="float" office:value="9232" calcext:value-type="float">
            <text:p>9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table:formula="of:=SUM([.B443:.E443])" office:value-type="float" office:value="18033.81" calcext:value-type="float">
            <text:p>18,033.81</text:p>
          </table:table-cell>
          <table:table-cell office:value-type="float" office:value="9333" calcext:value-type="float">
            <text:p>9,333.00</text:p>
          </table:table-cell>
          <table:table-cell office:value-type="float" office:value="9335" calcext:value-type="float">
            <text:p>9,335.00</text:p>
          </table:table-cell>
          <table:table-cell office:value-type="float" office:value="7200.5" calcext:value-type="float">
            <text:p>7200.5</text:p>
          </table:table-cell>
          <table:table-cell table:style-name="ce13" table:formula="of:=COM.MICROSOFT.MINIFS([.$F$401:.$F$482];[.$G$401:.$G$482];[.G443])" office:value-type="float" office:value="18033.81" calcext:value-type="float">
            <text:p>18,033.81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3.6" calcext:value-type="float">
            <text:p>7443.6</text:p>
          </table:table-cell>
          <table:table-cell table:style-name="Default" office:value-type="float" office:value="1628.45" calcext:value-type="float">
            <text:p>1628.45</text:p>
          </table:table-cell>
          <table:table-cell office:value-type="float" office:value="8129.88" calcext:value-type="float">
            <text:p>8129.88</text:p>
          </table:table-cell>
          <table:table-cell office:value-type="float" office:value="587.591" calcext:value-type="float">
            <text:p>587.591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9234" calcext:value-type="float">
            <text:p>9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table:formula="of:=SUM([.B444:.E444])" office:value-type="float" office:value="16961.75" calcext:value-type="float">
            <text:p>16,961.75</text:p>
          </table:table-cell>
          <table:table-cell office:value-type="float" office:value="9336" calcext:value-type="float">
            <text:p>9,336.00</text:p>
          </table:table-cell>
          <table:table-cell office:value-type="float" office:value="9338" calcext:value-type="float">
            <text:p>9,338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44])" office:value-type="float" office:value="16961.75" calcext:value-type="float">
            <text:p>16,961.7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29.93" calcext:value-type="float">
            <text:p>7029.93</text:p>
          </table:table-cell>
          <table:table-cell table:style-name="Default" office:value-type="float" office:value="1789.68" calcext:value-type="float">
            <text:p>1789.68</text:p>
          </table:table-cell>
          <table:table-cell office:value-type="float" office:value="8728.73" calcext:value-type="float">
            <text:p>8728.73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table:style-name="Default" office:value-type="float" office:value="9236" calcext:value-type="float">
            <text:p>9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table:formula="of:=SUM([.B445:.E445])" office:value-type="float" office:value="16503.26" calcext:value-type="float">
            <text:p>16,503.26</text:p>
          </table:table-cell>
          <table:table-cell office:value-type="float" office:value="9339" calcext:value-type="float">
            <text:p>9,339.00</text:p>
          </table:table-cell>
          <table:table-cell office:value-type="float" office:value="9341" calcext:value-type="float">
            <text:p>9,341.00</text:p>
          </table:table-cell>
          <table:table-cell office:value-type="float" office:value="7200.42" calcext:value-type="float">
            <text:p>7200.42</text:p>
          </table:table-cell>
          <table:table-cell table:style-name="ce13" table:formula="of:=COM.MICROSOFT.MINIFS([.$F$401:.$F$482];[.$G$401:.$G$482];[.G445])" office:value-type="float" office:value="16503.26" calcext:value-type="float">
            <text:p>16,503.26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64.25" calcext:value-type="float">
            <text:p>7564.25</text:p>
          </table:table-cell>
          <table:table-cell table:style-name="Default" office:value-type="float" office:value="1247.36" calcext:value-type="float">
            <text:p>1247.36</text:p>
          </table:table-cell>
          <table:table-cell office:value-type="float" office:value="8277.25" calcext:value-type="float">
            <text:p>8277.25</text:p>
          </table:table-cell>
          <table:table-cell office:value-type="float" office:value="0" calcext:value-type="float">
            <text:p>0</text:p>
          </table:table-cell>
          <table:table-cell office:value-type="float" office:value="9237" calcext:value-type="float">
            <text:p>9237</text:p>
          </table:table-cell>
          <table:table-cell table:style-name="Default" office:value-type="float" office:value="9238" calcext:value-type="float">
            <text:p>9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table:formula="of:=SUM([.B446:.E446])" office:value-type="float" office:value="16603.427" calcext:value-type="float">
            <text:p>16,603.43</text:p>
          </table:table-cell>
          <table:table-cell office:value-type="float" office:value="9342" calcext:value-type="float">
            <text:p>9,342.00</text:p>
          </table:table-cell>
          <table:table-cell office:value-type="float" office:value="11216" calcext:value-type="float">
            <text:p>11,216.00</text:p>
          </table:table-cell>
          <table:table-cell office:value-type="float" office:value="7200.39" calcext:value-type="float">
            <text:p>7200.39</text:p>
          </table:table-cell>
          <table:table-cell table:style-name="ce13" table:formula="of:=COM.MICROSOFT.MINIFS([.$F$401:.$F$482];[.$G$401:.$G$482];[.G446])" office:value-type="float" office:value="16603.427" calcext:value-type="float">
            <text:p>16,603.4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69.34" calcext:value-type="float">
            <text:p>7269.34</text:p>
          </table:table-cell>
          <table:table-cell table:style-name="Default" office:value-type="float" office:value="695.525" calcext:value-type="float">
            <text:p>695.525</text:p>
          </table:table-cell>
          <table:table-cell office:value-type="float" office:value="8365.84" calcext:value-type="float">
            <text:p>8365.84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table:style-name="Default" office:value-type="float" office:value="9240" calcext:value-type="float">
            <text:p>9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table:formula="of:=SUM([.B447:.E447])" office:value-type="float" office:value="17317.23" calcext:value-type="float">
            <text:p>17,317.23</text:p>
          </table:table-cell>
          <table:table-cell office:value-type="float" office:value="11217" calcext:value-type="float">
            <text:p>11,217.00</text:p>
          </table:table-cell>
          <table:table-cell office:value-type="float" office:value="11219" calcext:value-type="float">
            <text:p>11,219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47])" office:value-type="float" office:value="17317.23" calcext:value-type="float">
            <text:p>17,317.2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62.88" calcext:value-type="float">
            <text:p>6862.88</text:p>
          </table:table-cell>
          <table:table-cell table:style-name="Default" office:value-type="float" office:value="1781.1" calcext:value-type="float">
            <text:p>1781.1</text:p>
          </table:table-cell>
          <table:table-cell office:value-type="float" office:value="8439.89" calcext:value-type="float">
            <text:p>8439.89</text:p>
          </table:table-cell>
          <table:table-cell office:value-type="float" office:value="0.000000000017506" calcext:value-type="float">
            <text:p>1.7506E-11</text:p>
          </table:table-cell>
          <table:table-cell office:value-type="float" office:value="9241" calcext:value-type="float">
            <text:p>9241</text:p>
          </table:table-cell>
          <table:table-cell table:style-name="Default" office:value-type="float" office:value="9243" calcext:value-type="float">
            <text:p>9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table:formula="of:=SUM([.B448:.E448])" office:value-type="float" office:value="16783.646" calcext:value-type="float">
            <text:p>16,783.65</text:p>
          </table:table-cell>
          <table:table-cell office:value-type="float" office:value="11220" calcext:value-type="float">
            <text:p>11,220.00</text:p>
          </table:table-cell>
          <table:table-cell office:value-type="float" office:value="25000" calcext:value-type="float">
            <text:p>25,000.00</text:p>
          </table:table-cell>
          <table:table-cell office:value-type="float" office:value="7200.51" calcext:value-type="float">
            <text:p>7200.51</text:p>
          </table:table-cell>
          <table:table-cell table:style-name="ce13" table:formula="of:=COM.MICROSOFT.MINIFS([.$F$401:.$F$482];[.$G$401:.$G$482];[.G448])" office:value-type="float" office:value="16783.646" calcext:value-type="float">
            <text:p>16,783.6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74.61" calcext:value-type="float">
            <text:p>7074.61</text:p>
          </table:table-cell>
          <table:table-cell table:style-name="Default" office:value-type="float" office:value="1493.88" calcext:value-type="float">
            <text:p>1493.88</text:p>
          </table:table-cell>
          <table:table-cell office:value-type="float" office:value="9238.83" calcext:value-type="float">
            <text:p>9238.83</text:p>
          </table:table-cell>
          <table:table-cell office:value-type="float" office:value="0" calcext:value-type="float">
            <text:p>0</text:p>
          </table:table-cell>
          <table:table-cell office:value-type="float" office:value="9244" calcext:value-type="float">
            <text:p>9244</text:p>
          </table:table-cell>
          <table:table-cell table:style-name="Default" office:value-type="float" office:value="9245" calcext:value-type="float">
            <text:p>9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37.7" calcext:value-type="float">
            <text:p>12737.7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6818.75" calcext:value-type="float">
            <text:p>6818.75</text:p>
          </table:table-cell>
          <table:table-cell office:value-type="float" office:value="1361.83" calcext:value-type="float">
            <text:p>1361.83</text:p>
          </table:table-cell>
          <table:table-cell table:formula="of:=SUM([.B449:.E449])" office:value-type="float" office:value="22148.07" calcext:value-type="float">
            <text:p>22,148.07</text:p>
          </table:table-cell>
          <table:table-cell office:value-type="float" office:value="25600" calcext:value-type="float">
            <text:p>25,600.00</text:p>
          </table:table-cell>
          <table:table-cell office:value-type="float" office:value="25616" calcext:value-type="float">
            <text:p>25,616.00</text:p>
          </table:table-cell>
          <table:table-cell office:value-type="float" office:value="6008.18" calcext:value-type="float">
            <text:p>6008.18</text:p>
          </table:table-cell>
          <table:table-cell table:style-name="ce13" table:formula="of:=COM.MICROSOFT.MINIFS([.$F$401:.$F$482];[.$G$401:.$G$482];[.G449])" office:value-type="float" office:value="22148.07" calcext:value-type="float">
            <text:p>22,148.0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94.56" calcext:value-type="float">
            <text:p>7494.56</text:p>
          </table:table-cell>
          <table:table-cell table:style-name="Default" office:value-type="float" office:value="892.036" calcext:value-type="float">
            <text:p>892.036</text:p>
          </table:table-cell>
          <table:table-cell office:value-type="float" office:value="8145.97" calcext:value-type="float">
            <text:p>8145.97</text:p>
          </table:table-cell>
          <table:table-cell office:value-type="float" office:value="0" calcext:value-type="float">
            <text:p>0</text:p>
          </table:table-cell>
          <table:table-cell office:value-type="float" office:value="9246" calcext:value-type="float">
            <text:p>9246</text:p>
          </table:table-cell>
          <table:table-cell table:style-name="Default" office:value-type="float" office:value="9249" calcext:value-type="float">
            <text:p>9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85.5" calcext:value-type="float">
            <text:p>12785.5</text:p>
          </table:table-cell>
          <table:table-cell office:value-type="float" office:value="930.34" calcext:value-type="float">
            <text:p>930.34</text:p>
          </table:table-cell>
          <table:table-cell office:value-type="float" office:value="6640" calcext:value-type="float">
            <text:p>6640</text:p>
          </table:table-cell>
          <table:table-cell office:value-type="float" office:value="809.827" calcext:value-type="float">
            <text:p>809.827</text:p>
          </table:table-cell>
          <table:table-cell table:formula="of:=SUM([.B450:.E450])" office:value-type="float" office:value="21165.667" calcext:value-type="float">
            <text:p>21,165.67</text:p>
          </table:table-cell>
          <table:table-cell office:value-type="float" office:value="25617" calcext:value-type="float">
            <text:p>25,617.00</text:p>
          </table:table-cell>
          <table:table-cell office:value-type="float" office:value="25855" calcext:value-type="float">
            <text:p>25,855.00</text:p>
          </table:table-cell>
          <table:table-cell office:value-type="float" office:value="6011.35" calcext:value-type="float">
            <text:p>6011.35</text:p>
          </table:table-cell>
          <table:table-cell table:style-name="ce13" table:formula="of:=COM.MICROSOFT.MINIFS([.$F$401:.$F$482];[.$G$401:.$G$482];[.G450])" office:value-type="float" office:value="21165.667" calcext:value-type="float">
            <text:p>21,165.6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93.44" calcext:value-type="float">
            <text:p>6993.44</text:p>
          </table:table-cell>
          <table:table-cell table:style-name="Default" office:value-type="float" office:value="1062.63" calcext:value-type="float">
            <text:p>1062.63</text:p>
          </table:table-cell>
          <table:table-cell office:value-type="float" office:value="8273.46" calcext:value-type="float">
            <text:p>8273.46</text:p>
          </table:table-cell>
          <table:table-cell office:value-type="float" office:value="910.245" calcext:value-type="float">
            <text:p>910.245</text:p>
          </table:table-cell>
          <table:table-cell office:value-type="float" office:value="9250" calcext:value-type="float">
            <text:p>9250</text:p>
          </table:table-cell>
          <table:table-cell table:style-name="Default" office:value-type="float" office:value="9252" calcext:value-type="float">
            <text:p>9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75.3" calcext:value-type="float">
            <text:p>12775.3</text:p>
          </table:table-cell>
          <table:table-cell office:value-type="float" office:value="930.34" calcext:value-type="float">
            <text:p>930.34</text:p>
          </table:table-cell>
          <table:table-cell office:value-type="float" office:value="6535" calcext:value-type="float">
            <text:p>6535</text:p>
          </table:table-cell>
          <table:table-cell office:value-type="float" office:value="347.526" calcext:value-type="float">
            <text:p>347.526</text:p>
          </table:table-cell>
          <table:table-cell table:formula="of:=SUM([.B451:.E451])" office:value-type="float" office:value="20588.166" calcext:value-type="float">
            <text:p>20,588.17</text:p>
          </table:table-cell>
          <table:table-cell office:value-type="float" office:value="25856" calcext:value-type="float">
            <text:p>25,856.00</text:p>
          </table:table-cell>
          <table:table-cell office:value-type="float" office:value="51000" calcext:value-type="float">
            <text:p>51,000.00</text:p>
          </table:table-cell>
          <table:table-cell office:value-type="float" office:value="6009.12" calcext:value-type="float">
            <text:p>6009.12</text:p>
          </table:table-cell>
          <table:table-cell table:style-name="ce13" table:formula="of:=COM.MICROSOFT.MINIFS([.$F$401:.$F$482];[.$G$401:.$G$482];[.G451])" office:value-type="float" office:value="20588.166" calcext:value-type="float">
            <text:p>20,588.1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82.78" calcext:value-type="float">
            <text:p>6882.78</text:p>
          </table:table-cell>
          <table:table-cell table:style-name="Default" office:value-type="float" office:value="1422.21" calcext:value-type="float">
            <text:p>1422.21</text:p>
          </table:table-cell>
          <table:table-cell office:value-type="float" office:value="8312.36" calcext:value-type="float">
            <text:p>8312.36</text:p>
          </table:table-cell>
          <table:table-cell office:value-type="float" office:value="858.255" calcext:value-type="float">
            <text:p>858.255</text:p>
          </table:table-cell>
          <table:table-cell office:value-type="float" office:value="9253" calcext:value-type="float">
            <text:p>9253</text:p>
          </table:table-cell>
          <table:table-cell table:style-name="Default" office:value-type="float" office:value="9255" calcext:value-type="float">
            <text:p>9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3" calcext:value-type="float">
            <text:p>12007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1" calcext:value-type="float">
            <text:p>313221</text:p>
          </table:table-cell>
          <table:table-cell table:formula="of:=SUM([.B452:.E452])" office:value-type="float" office:value="475503.7" calcext:value-type="float">
            <text:p>475,503.70</text:p>
          </table:table-cell>
          <table:table-cell office:value-type="float" office:value="62399" calcext:value-type="float">
            <text:p>62,399.00</text:p>
          </table:table-cell>
          <table:table-cell office:value-type="float" office:value="62401" calcext:value-type="float">
            <text:p>62,401.00</text:p>
          </table:table-cell>
          <table:table-cell office:value-type="float" office:value="5074.48" calcext:value-type="float">
            <text:p>5074.48</text:p>
          </table:table-cell>
          <table:table-cell table:style-name="ce13" table:formula="of:=COM.MICROSOFT.MINIFS([.$F$401:.$F$482];[.$G$401:.$G$482];[.G452])" office:value-type="float" office:value="475503.7" calcext:value-type="float">
            <text:p>475,503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23.92" calcext:value-type="float">
            <text:p>6823.92</text:p>
          </table:table-cell>
          <table:table-cell table:style-name="Default" office:value-type="float" office:value="1758.86" calcext:value-type="float">
            <text:p>1758.86</text:p>
          </table:table-cell>
          <table:table-cell office:value-type="float" office:value="8694.08" calcext:value-type="float">
            <text:p>8694.08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table:style-name="Default" office:value-type="float" office:value="9258" calcext:value-type="float">
            <text:p>9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0" calcext:value-type="float">
            <text:p>12008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99" calcext:value-type="float">
            <text:p>313199</text:p>
          </table:table-cell>
          <table:table-cell table:formula="of:=SUM([.B453:.E453])" office:value-type="float" office:value="475419.4" calcext:value-type="float">
            <text:p>475,419.40</text:p>
          </table:table-cell>
          <table:table-cell office:value-type="float" office:value="62402" calcext:value-type="float">
            <text:p>62,402.00</text:p>
          </table:table-cell>
          <table:table-cell office:value-type="float" office:value="62404" calcext:value-type="float">
            <text:p>62,404.00</text:p>
          </table:table-cell>
          <table:table-cell office:value-type="float" office:value="4974.02" calcext:value-type="float">
            <text:p>4974.02</text:p>
          </table:table-cell>
          <table:table-cell table:style-name="ce13" table:formula="of:=COM.MICROSOFT.MINIFS([.$F$401:.$F$482];[.$G$401:.$G$482];[.G453])" office:value-type="float" office:value="475419.4" calcext:value-type="float">
            <text:p>475,419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21.78" calcext:value-type="float">
            <text:p>7421.78</text:p>
          </table:table-cell>
          <table:table-cell table:style-name="Default" office:value-type="float" office:value="1579.48" calcext:value-type="float">
            <text:p>1579.48</text:p>
          </table:table-cell>
          <table:table-cell office:value-type="float" office:value="8324.43" calcext:value-type="float">
            <text:p>8324.43</text:p>
          </table:table-cell>
          <table:table-cell office:value-type="float" office:value="0" calcext:value-type="float">
            <text:p>0</text:p>
          </table:table-cell>
          <table:table-cell office:value-type="float" office:value="9259" calcext:value-type="float">
            <text:p>9259</text:p>
          </table:table-cell>
          <table:table-cell table:style-name="Default" office:value-type="float" office:value="9260" calcext:value-type="float">
            <text:p>9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3" calcext:value-type="float">
            <text:p>1205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71" calcext:value-type="float">
            <text:p>313571</text:p>
          </table:table-cell>
          <table:table-cell table:formula="of:=SUM([.B454:.E454])" office:value-type="float" office:value="473154.1" calcext:value-type="float">
            <text:p>473,154.10</text:p>
          </table:table-cell>
          <table:table-cell office:value-type="float" office:value="62405" calcext:value-type="float">
            <text:p>62,405.00</text:p>
          </table:table-cell>
          <table:table-cell office:value-type="float" office:value="62407" calcext:value-type="float">
            <text:p>62,407.00</text:p>
          </table:table-cell>
          <table:table-cell office:value-type="float" office:value="4986.94" calcext:value-type="float">
            <text:p>4986.94</text:p>
          </table:table-cell>
          <table:table-cell table:style-name="ce13" table:formula="of:=COM.MICROSOFT.MINIFS([.$F$401:.$F$482];[.$G$401:.$G$482];[.G454])" office:value-type="float" office:value="473154.1" calcext:value-type="float">
            <text:p>473,154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593.11" calcext:value-type="float">
            <text:p>6593.11</text:p>
          </table:table-cell>
          <table:table-cell table:style-name="Default" office:value-type="float" office:value="1520.88" calcext:value-type="float">
            <text:p>1520.88</text:p>
          </table:table-cell>
          <table:table-cell office:value-type="float" office:value="9073.73" calcext:value-type="float">
            <text:p>9073.73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table:style-name="Default" office:value-type="float" office:value="9262" calcext:value-type="float">
            <text:p>9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7" calcext:value-type="float">
            <text:p>12055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66" calcext:value-type="float">
            <text:p>313566</text:p>
          </table:table-cell>
          <table:table-cell table:formula="of:=SUM([.B455:.E455])" office:value-type="float" office:value="473153.1" calcext:value-type="float">
            <text:p>473,153.10</text:p>
          </table:table-cell>
          <table:table-cell office:value-type="float" office:value="62408" calcext:value-type="float">
            <text:p>62,408.00</text:p>
          </table:table-cell>
          <table:table-cell office:value-type="float" office:value="62410" calcext:value-type="float">
            <text:p>62,410.00</text:p>
          </table:table-cell>
          <table:table-cell office:value-type="float" office:value="5002.61" calcext:value-type="float">
            <text:p>5002.61</text:p>
          </table:table-cell>
          <table:table-cell table:style-name="ce13" table:formula="of:=COM.MICROSOFT.MINIFS([.$F$401:.$F$482];[.$G$401:.$G$482];[.G455])" office:value-type="float" office:value="473153.1" calcext:value-type="float">
            <text:p>473,153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69.89" calcext:value-type="float">
            <text:p>7269.89</text:p>
          </table:table-cell>
          <table:table-cell table:style-name="Default" office:value-type="float" office:value="1938.51" calcext:value-type="float">
            <text:p>1938.51</text:p>
          </table:table-cell>
          <table:table-cell office:value-type="float" office:value="8144.39" calcext:value-type="float">
            <text:p>8144.39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table:style-name="Default" office:value-type="float" office:value="9264" calcext:value-type="float">
            <text:p>9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7" calcext:value-type="float">
            <text:p>1200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01" calcext:value-type="float">
            <text:p>313201</text:p>
          </table:table-cell>
          <table:table-cell table:formula="of:=SUM([.B456:.E456])" office:value-type="float" office:value="475497.7" calcext:value-type="float">
            <text:p>475,497.70</text:p>
          </table:table-cell>
          <table:table-cell office:value-type="float" office:value="62411" calcext:value-type="float">
            <text:p>62,411.00</text:p>
          </table:table-cell>
          <table:table-cell office:value-type="float" office:value="62413" calcext:value-type="float">
            <text:p>62,413.00</text:p>
          </table:table-cell>
          <table:table-cell office:value-type="float" office:value="5032.72" calcext:value-type="float">
            <text:p>5032.72</text:p>
          </table:table-cell>
          <table:table-cell table:style-name="ce13" table:formula="of:=COM.MICROSOFT.MINIFS([.$F$401:.$F$482];[.$G$401:.$G$482];[.G456])" office:value-type="float" office:value="475497.7" calcext:value-type="float">
            <text:p>475,497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23.27" calcext:value-type="float">
            <text:p>7023.27</text:p>
          </table:table-cell>
          <table:table-cell table:style-name="Default" office:value-type="float" office:value="1708.28" calcext:value-type="float">
            <text:p>1708.28</text:p>
          </table:table-cell>
          <table:table-cell office:value-type="float" office:value="8646" calcext:value-type="float">
            <text:p>8646</text:p>
          </table:table-cell>
          <table:table-cell office:value-type="float" office:value="844.036" calcext:value-type="float">
            <text:p>844.036</text:p>
          </table:table-cell>
          <table:table-cell office:value-type="float" office:value="9265" calcext:value-type="float">
            <text:p>9265</text:p>
          </table:table-cell>
          <table:table-cell table:style-name="Default" office:value-type="float" office:value="9266" calcext:value-type="float">
            <text:p>9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8" calcext:value-type="float">
            <text:p>12006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99" calcext:value-type="float">
            <text:p>313599</text:p>
          </table:table-cell>
          <table:table-cell table:formula="of:=SUM([.B457:.E457])" office:value-type="float" office:value="475809.4" calcext:value-type="float">
            <text:p>475,809.40</text:p>
          </table:table-cell>
          <table:table-cell office:value-type="float" office:value="62414" calcext:value-type="float">
            <text:p>62,414.00</text:p>
          </table:table-cell>
          <table:table-cell office:value-type="float" office:value="62416" calcext:value-type="float">
            <text:p>62,416.00</text:p>
          </table:table-cell>
          <table:table-cell office:value-type="float" office:value="5084.04" calcext:value-type="float">
            <text:p>5084.04</text:p>
          </table:table-cell>
          <table:table-cell table:style-name="ce13" table:formula="of:=COM.MICROSOFT.MINIFS([.$F$401:.$F$482];[.$G$401:.$G$482];[.G457])" office:value-type="float" office:value="475809.4" calcext:value-type="float">
            <text:p>475,809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48.33" calcext:value-type="float">
            <text:p>6848.33</text:p>
          </table:table-cell>
          <table:table-cell table:style-name="Default" office:value-type="float" office:value="2523.06" calcext:value-type="float">
            <text:p>2523.06</text:p>
          </table:table-cell>
          <table:table-cell office:value-type="float" office:value="8753.57" calcext:value-type="float">
            <text:p>8753.57</text:p>
          </table:table-cell>
          <table:table-cell office:value-type="float" office:value="0" calcext:value-type="float">
            <text:p>0</text:p>
          </table:table-cell>
          <table:table-cell office:value-type="float" office:value="9267" calcext:value-type="float">
            <text:p>9267</text:p>
          </table:table-cell>
          <table:table-cell table:style-name="Default" office:value-type="float" office:value="9268" calcext:value-type="float">
            <text:p>9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67" calcext:value-type="float">
            <text:p>1205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50" calcext:value-type="float">
            <text:p>313550</text:p>
          </table:table-cell>
          <table:table-cell table:formula="of:=SUM([.B458:.E458])" office:value-type="float" office:value="473147.1" calcext:value-type="float">
            <text:p>473,147.10</text:p>
          </table:table-cell>
          <table:table-cell office:value-type="float" office:value="62417" calcext:value-type="float">
            <text:p>62,417.00</text:p>
          </table:table-cell>
          <table:table-cell office:value-type="float" office:value="62419" calcext:value-type="float">
            <text:p>62,419.00</text:p>
          </table:table-cell>
          <table:table-cell office:value-type="float" office:value="4959.23" calcext:value-type="float">
            <text:p>4959.23</text:p>
          </table:table-cell>
          <table:table-cell table:style-name="ce13" table:formula="of:=COM.MICROSOFT.MINIFS([.$F$401:.$F$482];[.$G$401:.$G$482];[.G458])" office:value-type="float" office:value="473147.1" calcext:value-type="float">
            <text:p>473,147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17.52" calcext:value-type="float">
            <text:p>7517.52</text:p>
          </table:table-cell>
          <table:table-cell table:style-name="Default" office:value-type="float" office:value="1525.25" calcext:value-type="float">
            <text:p>1525.25</text:p>
          </table:table-cell>
          <table:table-cell office:value-type="float" office:value="7884.67" calcext:value-type="float">
            <text:p>7884.67</text:p>
          </table:table-cell>
          <table:table-cell office:value-type="float" office:value="458.424" calcext:value-type="float">
            <text:p>458.424</text:p>
          </table:table-cell>
          <table:table-cell office:value-type="float" office:value="9269" calcext:value-type="float">
            <text:p>9269</text:p>
          </table:table-cell>
          <table:table-cell table:style-name="Default" office:value-type="float" office:value="9270" calcext:value-type="float">
            <text:p>92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1" calcext:value-type="float">
            <text:p>12010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69" calcext:value-type="float">
            <text:p>313169</text:p>
          </table:table-cell>
          <table:table-cell table:formula="of:=SUM([.B459:.E459])" office:value-type="float" office:value="475410.4" calcext:value-type="float">
            <text:p>475,410.40</text:p>
          </table:table-cell>
          <table:table-cell office:value-type="float" office:value="62420" calcext:value-type="float">
            <text:p>62,420.00</text:p>
          </table:table-cell>
          <table:table-cell office:value-type="float" office:value="62422" calcext:value-type="float">
            <text:p>62,422.00</text:p>
          </table:table-cell>
          <table:table-cell office:value-type="float" office:value="4980.5" calcext:value-type="float">
            <text:p>4980.5</text:p>
          </table:table-cell>
          <table:table-cell table:style-name="ce13" table:formula="of:=COM.MICROSOFT.MINIFS([.$F$401:.$F$482];[.$G$401:.$G$482];[.G459])" office:value-type="float" office:value="475410.4" calcext:value-type="float">
            <text:p>475,410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673.04" calcext:value-type="float">
            <text:p>6673.04</text:p>
          </table:table-cell>
          <table:table-cell table:style-name="Default" office:value-type="float" office:value="1958.86" calcext:value-type="float">
            <text:p>1958.86</text:p>
          </table:table-cell>
          <table:table-cell office:value-type="float" office:value="8560.93" calcext:value-type="float">
            <text:p>8560.93</text:p>
          </table:table-cell>
          <table:table-cell office:value-type="float" office:value="0" calcext:value-type="float">
            <text:p>0</text:p>
          </table:table-cell>
          <table:table-cell office:value-type="float" office:value="9271" calcext:value-type="float">
            <text:p>9271</text:p>
          </table:table-cell>
          <table:table-cell table:style-name="Default" office:value-type="float" office:value="9273" calcext:value-type="float">
            <text:p>9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4" calcext:value-type="float">
            <text:p>1201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64" calcext:value-type="float">
            <text:p>313164</text:p>
          </table:table-cell>
          <table:table-cell table:formula="of:=SUM([.B460:.E460])" office:value-type="float" office:value="475414.2" calcext:value-type="float">
            <text:p>475,414.20</text:p>
          </table:table-cell>
          <table:table-cell office:value-type="float" office:value="62423" calcext:value-type="float">
            <text:p>62,423.00</text:p>
          </table:table-cell>
          <table:table-cell office:value-type="float" office:value="62425" calcext:value-type="float">
            <text:p>62,425.00</text:p>
          </table:table-cell>
          <table:table-cell office:value-type="float" office:value="4973.88" calcext:value-type="float">
            <text:p>4973.88</text:p>
          </table:table-cell>
          <table:table-cell table:style-name="ce13" table:formula="of:=COM.MICROSOFT.MINIFS([.$F$401:.$F$482];[.$G$401:.$G$482];[.G460])" office:value-type="float" office:value="475414.2" calcext:value-type="float">
            <text:p>475,414.2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929.39" calcext:value-type="float">
            <text:p>7929.39</text:p>
          </table:table-cell>
          <table:table-cell table:style-name="Default" office:value-type="float" office:value="1912.14" calcext:value-type="float">
            <text:p>1912.14</text:p>
          </table:table-cell>
          <table:table-cell office:value-type="float" office:value="8384.38" calcext:value-type="float">
            <text:p>8384.38</text:p>
          </table:table-cell>
          <table:table-cell office:value-type="float" office:value="0" calcext:value-type="float">
            <text:p>0</text:p>
          </table:table-cell>
          <table:table-cell office:value-type="float" office:value="9274" calcext:value-type="float">
            <text:p>9274</text:p>
          </table:table-cell>
          <table:table-cell table:style-name="Default" office:value-type="float" office:value="9275" calcext:value-type="float">
            <text:p>9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78" calcext:value-type="float">
            <text:p>12057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5" calcext:value-type="float">
            <text:p>313535</text:p>
          </table:table-cell>
          <table:table-cell table:formula="of:=SUM([.B461:.E461])" office:value-type="float" office:value="473143.1" calcext:value-type="float">
            <text:p>473,143.10</text:p>
          </table:table-cell>
          <table:table-cell office:value-type="float" office:value="62426" calcext:value-type="float">
            <text:p>62,426.00</text:p>
          </table:table-cell>
          <table:table-cell office:value-type="float" office:value="62428" calcext:value-type="float">
            <text:p>62,428.00</text:p>
          </table:table-cell>
          <table:table-cell office:value-type="float" office:value="4969.25" calcext:value-type="float">
            <text:p>4969.25</text:p>
          </table:table-cell>
          <table:table-cell table:style-name="ce13" table:formula="of:=COM.MICROSOFT.MINIFS([.$F$401:.$F$482];[.$G$401:.$G$482];[.G461])" office:value-type="float" office:value="473143.1" calcext:value-type="float">
            <text:p>473,143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2.08" calcext:value-type="float">
            <text:p>7442.08</text:p>
          </table:table-cell>
          <table:table-cell table:style-name="Default" office:value-type="float" office:value="1452.66" calcext:value-type="float">
            <text:p>1452.66</text:p>
          </table:table-cell>
          <table:table-cell office:value-type="float" office:value="8064.76" calcext:value-type="float">
            <text:p>8064.76</text:p>
          </table:table-cell>
          <table:table-cell office:value-type="float" office:value="0.0000000000016625" calcext:value-type="float">
            <text:p>1.6625E-12</text:p>
          </table:table-cell>
          <table:table-cell office:value-type="float" office:value="9276" calcext:value-type="float">
            <text:p>9276</text:p>
          </table:table-cell>
          <table:table-cell table:style-name="Default" office:value-type="float" office:value="9278" calcext:value-type="float">
            <text:p>9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81" calcext:value-type="float">
            <text:p>1205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0" calcext:value-type="float">
            <text:p>313530</text:p>
          </table:table-cell>
          <table:table-cell table:formula="of:=SUM([.B462:.E462])" office:value-type="float" office:value="473141.1" calcext:value-type="float">
            <text:p>473,141.10</text:p>
          </table:table-cell>
          <table:table-cell office:value-type="float" office:value="62429" calcext:value-type="float">
            <text:p>62,429.00</text:p>
          </table:table-cell>
          <table:table-cell office:value-type="float" office:value="62431" calcext:value-type="float">
            <text:p>62,431.00</text:p>
          </table:table-cell>
          <table:table-cell office:value-type="float" office:value="4980.71" calcext:value-type="float">
            <text:p>4980.71</text:p>
          </table:table-cell>
          <table:table-cell table:style-name="ce13" table:formula="of:=COM.MICROSOFT.MINIFS([.$F$401:.$F$482];[.$G$401:.$G$482];[.G462])" office:value-type="float" office:value="473141.1" calcext:value-type="float">
            <text:p>473,141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706.06" calcext:value-type="float">
            <text:p>7706.06</text:p>
          </table:table-cell>
          <table:table-cell table:style-name="Default" office:value-type="float" office:value="1422.67" calcext:value-type="float">
            <text:p>1422.67</text:p>
          </table:table-cell>
          <table:table-cell office:value-type="float" office:value="8379.39" calcext:value-type="float">
            <text:p>8379.39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table:style-name="Default" office:value-type="float" office:value="9280" calcext:value-type="float">
            <text:p>9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4" calcext:value-type="float">
            <text:p>12011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49" calcext:value-type="float">
            <text:p>313149</text:p>
          </table:table-cell>
          <table:table-cell table:formula="of:=SUM([.B463:.E463])" office:value-type="float" office:value="475403.4" calcext:value-type="float">
            <text:p>475,403.40</text:p>
          </table:table-cell>
          <table:table-cell office:value-type="float" office:value="62432" calcext:value-type="float">
            <text:p>62,432.00</text:p>
          </table:table-cell>
          <table:table-cell office:value-type="float" office:value="62434" calcext:value-type="float">
            <text:p>62,434.00</text:p>
          </table:table-cell>
          <table:table-cell office:value-type="float" office:value="4960.85" calcext:value-type="float">
            <text:p>4960.85</text:p>
          </table:table-cell>
          <table:table-cell table:style-name="ce13" table:formula="of:=COM.MICROSOFT.MINIFS([.$F$401:.$F$482];[.$G$401:.$G$482];[.G463])" office:value-type="float" office:value="475403.4" calcext:value-type="float">
            <text:p>475,403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174.3" calcext:value-type="float">
            <text:p>7174.3</text:p>
          </table:table-cell>
          <table:table-cell table:style-name="Default" office:value-type="float" office:value="1804.9" calcext:value-type="float">
            <text:p>1804.9</text:p>
          </table:table-cell>
          <table:table-cell office:value-type="float" office:value="8640.31" calcext:value-type="float">
            <text:p>8640.31</text:p>
          </table:table-cell>
          <table:table-cell office:value-type="float" office:value="-0.000000000000309344" calcext:value-type="float">
            <text:p>-3.09344E-13</text:p>
          </table:table-cell>
          <table:table-cell office:value-type="float" office:value="9281" calcext:value-type="float">
            <text:p>9281</text:p>
          </table:table-cell>
          <table:table-cell table:style-name="Default" office:value-type="float" office:value="9283" calcext:value-type="float">
            <text:p>9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8" calcext:value-type="float">
            <text:p>12011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44" calcext:value-type="float">
            <text:p>313144</text:p>
          </table:table-cell>
          <table:table-cell table:formula="of:=SUM([.B464:.E464])" office:value-type="float" office:value="475408.2" calcext:value-type="float">
            <text:p>475,408.20</text:p>
          </table:table-cell>
          <table:table-cell office:value-type="float" office:value="62435" calcext:value-type="float">
            <text:p>62,435.00</text:p>
          </table:table-cell>
          <table:table-cell office:value-type="float" office:value="62437" calcext:value-type="float">
            <text:p>62,437.00</text:p>
          </table:table-cell>
          <table:table-cell office:value-type="float" office:value="5022.08" calcext:value-type="float">
            <text:p>5022.08</text:p>
          </table:table-cell>
          <table:table-cell table:style-name="ce13" table:formula="of:=COM.MICROSOFT.MINIFS([.$F$401:.$F$482];[.$G$401:.$G$482];[.G464])" office:value-type="float" office:value="475408.2" calcext:value-type="float">
            <text:p>475,408.2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16.82" calcext:value-type="float">
            <text:p>7216.82</text:p>
          </table:table-cell>
          <table:table-cell table:style-name="Default" office:value-type="float" office:value="2355.9" calcext:value-type="float">
            <text:p>2355.9</text:p>
          </table:table-cell>
          <table:table-cell office:value-type="float" office:value="8755.22" calcext:value-type="float">
            <text:p>8755.22</text:p>
          </table:table-cell>
          <table:table-cell office:value-type="float" office:value="0" calcext:value-type="float">
            <text:p>0</text:p>
          </table:table-cell>
          <table:table-cell office:value-type="float" office:value="9284" calcext:value-type="float">
            <text:p>9284</text:p>
          </table:table-cell>
          <table:table-cell table:style-name="Default" office:value-type="float" office:value="9285" calcext:value-type="float">
            <text:p>9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95" calcext:value-type="float">
            <text:p>1200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59" calcext:value-type="float">
            <text:p>313559</text:p>
          </table:table-cell>
          <table:table-cell table:formula="of:=SUM([.B465:.E465])" office:value-type="float" office:value="475796.4" calcext:value-type="float">
            <text:p>475,796.40</text:p>
          </table:table-cell>
          <table:table-cell office:value-type="float" office:value="62438" calcext:value-type="float">
            <text:p>62,438.00</text:p>
          </table:table-cell>
          <table:table-cell office:value-type="float" office:value="62440" calcext:value-type="float">
            <text:p>62,440.00</text:p>
          </table:table-cell>
          <table:table-cell office:value-type="float" office:value="5005.63" calcext:value-type="float">
            <text:p>5005.63</text:p>
          </table:table-cell>
          <table:table-cell table:style-name="ce13" table:formula="of:=COM.MICROSOFT.MINIFS([.$F$401:.$F$482];[.$G$401:.$G$482];[.G465])" office:value-type="float" office:value="475796.4" calcext:value-type="float">
            <text:p>475,7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68.67" calcext:value-type="float">
            <text:p>7068.67</text:p>
          </table:table-cell>
          <table:table-cell table:style-name="Default" office:value-type="float" office:value="1916.47" calcext:value-type="float">
            <text:p>1916.47</text:p>
          </table:table-cell>
          <table:table-cell office:value-type="float" office:value="8611.62" calcext:value-type="float">
            <text:p>8611.62</text:p>
          </table:table-cell>
          <table:table-cell office:value-type="float" office:value="0" calcext:value-type="float">
            <text:p>0</text:p>
          </table:table-cell>
          <table:table-cell office:value-type="float" office:value="9286" calcext:value-type="float">
            <text:p>9286</text:p>
          </table:table-cell>
          <table:table-cell table:style-name="Default" office:value-type="float" office:value="9287" calcext:value-type="float">
            <text:p>9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5" calcext:value-type="float">
            <text:p>1201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33" calcext:value-type="float">
            <text:p>313133</text:p>
          </table:table-cell>
          <table:table-cell table:formula="of:=SUM([.B466:.E466])" office:value-type="float" office:value="475398.4" calcext:value-type="float">
            <text:p>475,398.40</text:p>
          </table:table-cell>
          <table:table-cell office:value-type="float" office:value="62441" calcext:value-type="float">
            <text:p>62,441.00</text:p>
          </table:table-cell>
          <table:table-cell office:value-type="float" office:value="62443" calcext:value-type="float">
            <text:p>62,443.00</text:p>
          </table:table-cell>
          <table:table-cell office:value-type="float" office:value="4965.97" calcext:value-type="float">
            <text:p>4965.97</text:p>
          </table:table-cell>
          <table:table-cell table:style-name="ce13" table:formula="of:=COM.MICROSOFT.MINIFS([.$F$401:.$F$482];[.$G$401:.$G$482];[.G466])" office:value-type="float" office:value="475398.4" calcext:value-type="float">
            <text:p>475,398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table:style-name="Default"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office:value-type="float" office:value="9288" calcext:value-type="float">
            <text:p>9288</text:p>
          </table:table-cell>
          <table:table-cell table:style-name="Default" office:value-type="float" office:value="9289" calcext:value-type="float">
            <text:p>9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8" calcext:value-type="float">
            <text:p>1201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8" calcext:value-type="float">
            <text:p>313128</text:p>
          </table:table-cell>
          <table:table-cell table:formula="of:=SUM([.B467:.E467])" office:value-type="float" office:value="475396.4" calcext:value-type="float">
            <text:p>475,396.40</text:p>
          </table:table-cell>
          <table:table-cell office:value-type="float" office:value="62444" calcext:value-type="float">
            <text:p>62,444.00</text:p>
          </table:table-cell>
          <table:table-cell office:value-type="float" office:value="62446" calcext:value-type="float">
            <text:p>62,446.00</text:p>
          </table:table-cell>
          <table:table-cell office:value-type="float" office:value="4965.36" calcext:value-type="float">
            <text:p>4965.36</text:p>
          </table:table-cell>
          <table:table-cell table:style-name="ce13" table:formula="of:=COM.MICROSOFT.MINIFS([.$F$401:.$F$482];[.$G$401:.$G$482];[.G467])" office:value-type="float" office:value="475396.4" calcext:value-type="float">
            <text:p>475,3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table:style-name="Default"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office:value-type="float" office:value="9290" calcext:value-type="float">
            <text:p>9290</text:p>
          </table:table-cell>
          <table:table-cell table:style-name="Default" office:value-type="float" office:value="9324" calcext:value-type="float">
            <text:p>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32" calcext:value-type="float">
            <text:p>12013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4" calcext:value-type="float">
            <text:p>313124</text:p>
          </table:table-cell>
          <table:table-cell table:formula="of:=SUM([.B468:.E468])" office:value-type="float" office:value="475396.4" calcext:value-type="float">
            <text:p>475,396.40</text:p>
          </table:table-cell>
          <table:table-cell office:value-type="float" office:value="62447" calcext:value-type="float">
            <text:p>62,447.00</text:p>
          </table:table-cell>
          <table:table-cell office:value-type="float" office:value="105000" calcext:value-type="float">
            <text:p>105,000.00</text:p>
          </table:table-cell>
          <table:table-cell office:value-type="float" office:value="4998.81" calcext:value-type="float">
            <text:p>4998.81</text:p>
          </table:table-cell>
          <table:table-cell table:style-name="ce13" table:formula="of:=COM.MICROSOFT.MINIFS([.$F$401:.$F$482];[.$G$401:.$G$482];[.G468])" office:value-type="float" office:value="475396.4" calcext:value-type="float">
            <text:p>475,3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table:style-name="Default"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table:style-name="Default" office:value-type="float" office:value="9326" calcext:value-type="float">
            <text:p>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418" calcext:value-type="float">
            <text:p>211418</text:p>
          </table:table-cell>
          <table:table-cell office:value-type="float" office:value="13696.6" calcext:value-type="float">
            <text:p>13696.6</text:p>
          </table:table-cell>
          <table:table-cell office:value-type="float" office:value="76506.1" calcext:value-type="float">
            <text:p>76506.1</text:p>
          </table:table-cell>
          <table:table-cell office:value-type="float" office:value="152313" calcext:value-type="float">
            <text:p>152313</text:p>
          </table:table-cell>
          <table:table-cell table:formula="of:=SUM([.B469:.E469])" office:value-type="float" office:value="453933.7" calcext:value-type="float">
            <text:p>453,933.70</text:p>
          </table:table-cell>
          <table:table-cell office:value-type="float" office:value="71112" calcext:value-type="float">
            <text:p>71,112.00</text:p>
          </table:table-cell>
          <table:table-cell office:value-type="float" office:value="71115" calcext:value-type="float">
            <text:p>71,115.00</text:p>
          </table:table-cell>
          <table:table-cell office:value-type="float" office:value="6414.93" calcext:value-type="float">
            <text:p>6414.93</text:p>
          </table:table-cell>
          <table:table-cell table:style-name="ce13" table:formula="of:=COM.MICROSOFT.MINIFS([.$F$401:.$F$482];[.$G$401:.$G$482];[.G469])" office:value-type="float" office:value="453933.7" calcext:value-type="float">
            <text:p>453,933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table:style-name="Default"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table:style-name="Default" office:value-type="float" office:value="9328" calcext:value-type="float">
            <text:p>9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04" calcext:value-type="float">
            <text:p>205504</text:p>
          </table:table-cell>
          <table:table-cell office:value-type="float" office:value="27992.9" calcext:value-type="float">
            <text:p>27992.9</text:p>
          </table:table-cell>
          <table:table-cell office:value-type="float" office:value="79318.5" calcext:value-type="float">
            <text:p>79318.5</text:p>
          </table:table-cell>
          <table:table-cell office:value-type="float" office:value="144010" calcext:value-type="float">
            <text:p>144010</text:p>
          </table:table-cell>
          <table:table-cell table:formula="of:=SUM([.B470:.E470])" office:value-type="float" office:value="456825.4" calcext:value-type="float">
            <text:p>456,825.40</text:p>
          </table:table-cell>
          <table:table-cell office:value-type="float" office:value="71116" calcext:value-type="float">
            <text:p>71,116.00</text:p>
          </table:table-cell>
          <table:table-cell office:value-type="float" office:value="71119" calcext:value-type="float">
            <text:p>71,119.00</text:p>
          </table:table-cell>
          <table:table-cell office:value-type="float" office:value="6170.85" calcext:value-type="float">
            <text:p>6170.85</text:p>
          </table:table-cell>
          <table:table-cell table:style-name="ce13" table:formula="of:=COM.MICROSOFT.MINIFS([.$F$401:.$F$482];[.$G$401:.$G$482];[.G470])" office:value-type="float" office:value="456825.4" calcext:value-type="float">
            <text:p>456,825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table:style-name="Default"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office:value-type="float" office:value="9329" calcext:value-type="float">
            <text:p>9329</text:p>
          </table:table-cell>
          <table:table-cell table:style-name="Default" office:value-type="float" office:value="9330" calcext:value-type="float">
            <text:p>9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35" calcext:value-type="float">
            <text:p>206135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2638" calcext:value-type="float">
            <text:p>142638</text:p>
          </table:table-cell>
          <table:table-cell table:formula="of:=SUM([.B471:.E471])" office:value-type="float" office:value="449686.4" calcext:value-type="float">
            <text:p>449,686.40</text:p>
          </table:table-cell>
          <table:table-cell office:value-type="float" office:value="71120" calcext:value-type="float">
            <text:p>71,120.00</text:p>
          </table:table-cell>
          <table:table-cell office:value-type="float" office:value="71123" calcext:value-type="float">
            <text:p>71,123.00</text:p>
          </table:table-cell>
          <table:table-cell office:value-type="float" office:value="6161.11" calcext:value-type="float">
            <text:p>6161.11</text:p>
          </table:table-cell>
          <table:table-cell table:style-name="ce13" table:formula="of:=COM.MICROSOFT.MINIFS([.$F$401:.$F$482];[.$G$401:.$G$482];[.G471])" office:value-type="float" office:value="449686.4" calcext:value-type="float">
            <text:p>449,68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table:style-name="Default"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office:value-type="float" office:value="9331" calcext:value-type="float">
            <text:p>9331</text:p>
          </table:table-cell>
          <table:table-cell table:style-name="Default" office:value-type="float" office:value="9332" calcext:value-type="float">
            <text:p>9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867" calcext:value-type="float">
            <text:p>207867</text:p>
          </table:table-cell>
          <table:table-cell office:value-type="float" office:value="28508.4" calcext:value-type="float">
            <text:p>28508.4</text:p>
          </table:table-cell>
          <table:table-cell office:value-type="float" office:value="78483" calcext:value-type="float">
            <text:p>78483</text:p>
          </table:table-cell>
          <table:table-cell office:value-type="float" office:value="141555" calcext:value-type="float">
            <text:p>141555</text:p>
          </table:table-cell>
          <table:table-cell table:formula="of:=SUM([.B472:.E472])" office:value-type="float" office:value="456413.4" calcext:value-type="float">
            <text:p>456,413.40</text:p>
          </table:table-cell>
          <table:table-cell office:value-type="float" office:value="71124" calcext:value-type="float">
            <text:p>71,124.00</text:p>
          </table:table-cell>
          <table:table-cell office:value-type="float" office:value="71127" calcext:value-type="float">
            <text:p>71,127.00</text:p>
          </table:table-cell>
          <table:table-cell office:value-type="float" office:value="6401" calcext:value-type="float">
            <text:p>6401</text:p>
          </table:table-cell>
          <table:table-cell table:style-name="ce13" table:formula="of:=COM.MICROSOFT.MINIFS([.$F$401:.$F$482];[.$G$401:.$G$482];[.G472])" office:value-type="float" office:value="456413.4" calcext:value-type="float">
            <text:p>456,413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table:style-name="Default"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table:style-name="Default" office:value-type="float" office:value="9335" calcext:value-type="float">
            <text:p>9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48" calcext:value-type="float">
            <text:p>203048</text:p>
          </table:table-cell>
          <table:table-cell office:value-type="float" office:value="27817.2" calcext:value-type="float">
            <text:p>27817.2</text:p>
          </table:table-cell>
          <table:table-cell office:value-type="float" office:value="75165.7" calcext:value-type="float">
            <text:p>75165.7</text:p>
          </table:table-cell>
          <table:table-cell office:value-type="float" office:value="141546" calcext:value-type="float">
            <text:p>141546</text:p>
          </table:table-cell>
          <table:table-cell table:formula="of:=SUM([.B473:.E473])" office:value-type="float" office:value="447576.9" calcext:value-type="float">
            <text:p>447,576.90</text:p>
          </table:table-cell>
          <table:table-cell office:value-type="float" office:value="71128" calcext:value-type="float">
            <text:p>71,128.00</text:p>
          </table:table-cell>
          <table:table-cell office:value-type="float" office:value="71131" calcext:value-type="float">
            <text:p>71,131.00</text:p>
          </table:table-cell>
          <table:table-cell office:value-type="float" office:value="6532.74" calcext:value-type="float">
            <text:p>6532.74</text:p>
          </table:table-cell>
          <table:table-cell table:style-name="ce13" table:formula="of:=COM.MICROSOFT.MINIFS([.$F$401:.$F$482];[.$G$401:.$G$482];[.G473])" office:value-type="float" office:value="447576.9" calcext:value-type="float">
            <text:p>447,576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table:style-name="Default"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office:value-type="float" office:value="9336" calcext:value-type="float">
            <text:p>9336</text:p>
          </table:table-cell>
          <table:table-cell table:style-name="Default" office:value-type="float" office:value="9338" calcext:value-type="float">
            <text:p>9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89" calcext:value-type="float">
            <text:p>205589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75723" calcext:value-type="float">
            <text:p>75723</text:p>
          </table:table-cell>
          <table:table-cell office:value-type="float" office:value="142339" calcext:value-type="float">
            <text:p>142339</text:p>
          </table:table-cell>
          <table:table-cell table:formula="of:=SUM([.B474:.E474])" office:value-type="float" office:value="449698.8" calcext:value-type="float">
            <text:p>449,698.80</text:p>
          </table:table-cell>
          <table:table-cell office:value-type="float" office:value="71132" calcext:value-type="float">
            <text:p>71,132.00</text:p>
          </table:table-cell>
          <table:table-cell office:value-type="float" office:value="71660" calcext:value-type="float">
            <text:p>71,660.00</text:p>
          </table:table-cell>
          <table:table-cell office:value-type="float" office:value="6198.6" calcext:value-type="float">
            <text:p>6198.6</text:p>
          </table:table-cell>
          <table:table-cell table:style-name="ce13" table:formula="of:=COM.MICROSOFT.MINIFS([.$F$401:.$F$482];[.$G$401:.$G$482];[.G474])" office:value-type="float" office:value="449698.8" calcext:value-type="float">
            <text:p>449,698.8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table:style-name="Default"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office:value-type="float" office:value="9339" calcext:value-type="float">
            <text:p>9339</text:p>
          </table:table-cell>
          <table:table-cell table:style-name="Default" office:value-type="float" office:value="9341" calcext:value-type="float">
            <text:p>9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388" calcext:value-type="float">
            <text:p>209388</text:p>
          </table:table-cell>
          <table:table-cell office:value-type="float" office:value="20266.1" calcext:value-type="float">
            <text:p>20266.1</text:p>
          </table:table-cell>
          <table:table-cell office:value-type="float" office:value="75908.3" calcext:value-type="float">
            <text:p>75908.3</text:p>
          </table:table-cell>
          <table:table-cell office:value-type="float" office:value="150342" calcext:value-type="float">
            <text:p>150342</text:p>
          </table:table-cell>
          <table:table-cell table:formula="of:=SUM([.B475:.E475])" office:value-type="float" office:value="455904.4" calcext:value-type="float">
            <text:p>455,904.40</text:p>
          </table:table-cell>
          <table:table-cell office:value-type="float" office:value="71661" calcext:value-type="float">
            <text:p>71,661.00</text:p>
          </table:table-cell>
          <table:table-cell office:value-type="float" office:value="72476" calcext:value-type="float">
            <text:p>72,476.00</text:p>
          </table:table-cell>
          <table:table-cell office:value-type="float" office:value="6162.05" calcext:value-type="float">
            <text:p>6162.05</text:p>
          </table:table-cell>
          <table:table-cell table:style-name="ce13" table:formula="of:=COM.MICROSOFT.MINIFS([.$F$401:.$F$482];[.$G$401:.$G$482];[.G475])" office:value-type="float" office:value="455904.4" calcext:value-type="float">
            <text:p>455,904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table:style-name="Default"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office:value-type="float" office:value="9342" calcext:value-type="float">
            <text:p>9342</text:p>
          </table:table-cell>
          <table:table-cell table:style-name="Default" office:value-type="float" office:value="11216" calcext:value-type="float">
            <text:p>11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557" calcext:value-type="float">
            <text:p>20355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4943.4" calcext:value-type="float">
            <text:p>74943.4</text:p>
          </table:table-cell>
          <table:table-cell office:value-type="float" office:value="138881" calcext:value-type="float">
            <text:p>138881</text:p>
          </table:table-cell>
          <table:table-cell table:formula="of:=SUM([.B476:.E476])" office:value-type="float" office:value="445457.9" calcext:value-type="float">
            <text:p>445,457.90</text:p>
          </table:table-cell>
          <table:table-cell office:value-type="float" office:value="72477" calcext:value-type="float">
            <text:p>72,477.00</text:p>
          </table:table-cell>
          <table:table-cell office:value-type="float" office:value="72480" calcext:value-type="float">
            <text:p>72,480.00</text:p>
          </table:table-cell>
          <table:table-cell office:value-type="float" office:value="6161.66" calcext:value-type="float">
            <text:p>6161.66</text:p>
          </table:table-cell>
          <table:table-cell table:style-name="ce13" table:formula="of:=COM.MICROSOFT.MINIFS([.$F$401:.$F$482];[.$G$401:.$G$482];[.G476])" office:value-type="float" office:value="445457.9" calcext:value-type="float">
            <text:p>445,457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table:style-name="Default"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office:value-type="float" office:value="11217" calcext:value-type="float">
            <text:p>11217</text:p>
          </table:table-cell>
          <table:table-cell table:style-name="Default" office:value-type="float" office:value="11219" calcext:value-type="float">
            <text:p>11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472" calcext:value-type="float">
            <text:p>208472</text:p>
          </table:table-cell>
          <table:table-cell office:value-type="float" office:value="26049.5" calcext:value-type="float">
            <text:p>26049.5</text:p>
          </table:table-cell>
          <table:table-cell office:value-type="float" office:value="76219.4" calcext:value-type="float">
            <text:p>76219.4</text:p>
          </table:table-cell>
          <table:table-cell office:value-type="float" office:value="140891" calcext:value-type="float">
            <text:p>140891</text:p>
          </table:table-cell>
          <table:table-cell table:formula="of:=SUM([.B477:.E477])" office:value-type="float" office:value="451631.9" calcext:value-type="float">
            <text:p>451,631.90</text:p>
          </table:table-cell>
          <table:table-cell office:value-type="float" office:value="72481" calcext:value-type="float">
            <text:p>72,481.00</text:p>
          </table:table-cell>
          <table:table-cell office:value-type="float" office:value="72483" calcext:value-type="float">
            <text:p>72,483.00</text:p>
          </table:table-cell>
          <table:table-cell office:value-type="float" office:value="6168.38" calcext:value-type="float">
            <text:p>6168.38</text:p>
          </table:table-cell>
          <table:table-cell table:style-name="ce13" table:formula="of:=COM.MICROSOFT.MINIFS([.$F$401:.$F$482];[.$G$401:.$G$482];[.G477])" office:value-type="float" office:value="451631.9" calcext:value-type="float">
            <text:p>451,631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table:style-name="Default"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table:style-name="Default"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586" calcext:value-type="float">
            <text:p>202586</text:p>
          </table:table-cell>
          <table:table-cell office:value-type="float" office:value="25359" calcext:value-type="float">
            <text:p>25359</text:p>
          </table:table-cell>
          <table:table-cell office:value-type="float" office:value="77985" calcext:value-type="float">
            <text:p>77985</text:p>
          </table:table-cell>
          <table:table-cell office:value-type="float" office:value="139798" calcext:value-type="float">
            <text:p>139798</text:p>
          </table:table-cell>
          <table:table-cell table:formula="of:=SUM([.B478:.E478])" office:value-type="float" office:value="445728" calcext:value-type="float">
            <text:p>445,728.00</text:p>
          </table:table-cell>
          <table:table-cell office:value-type="float" office:value="72484" calcext:value-type="float">
            <text:p>72,484.00</text:p>
          </table:table-cell>
          <table:table-cell office:value-type="float" office:value="72487" calcext:value-type="float">
            <text:p>72,487.00</text:p>
          </table:table-cell>
          <table:table-cell office:value-type="float" office:value="6207.49" calcext:value-type="float">
            <text:p>6207.49</text:p>
          </table:table-cell>
          <table:table-cell table:style-name="ce13" table:formula="of:=COM.MICROSOFT.MINIFS([.$F$401:.$F$482];[.$G$401:.$G$482];[.G478])" office:value-type="float" office:value="445728" calcext:value-type="float">
            <text:p>445,72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617" calcext:value-type="float">
            <text:p>211617</text:p>
          </table:table-cell>
          <table:table-cell office:value-type="float" office:value="26581.8" calcext:value-type="float">
            <text:p>26581.8</text:p>
          </table:table-cell>
          <table:table-cell office:value-type="float" office:value="79221.1" calcext:value-type="float">
            <text:p>79221.1</text:p>
          </table:table-cell>
          <table:table-cell office:value-type="float" office:value="138275" calcext:value-type="float">
            <text:p>138275</text:p>
          </table:table-cell>
          <table:table-cell table:formula="of:=SUM([.B479:.E479])" office:value-type="float" office:value="455694.9" calcext:value-type="float">
            <text:p>455,694.90</text:p>
          </table:table-cell>
          <table:table-cell office:value-type="float" office:value="72488" calcext:value-type="float">
            <text:p>72,488.00</text:p>
          </table:table-cell>
          <table:table-cell office:value-type="float" office:value="72967" calcext:value-type="float">
            <text:p>72,967.00</text:p>
          </table:table-cell>
          <table:table-cell office:value-type="float" office:value="6224.21" calcext:value-type="float">
            <text:p>6224.21</text:p>
          </table:table-cell>
          <table:table-cell table:style-name="ce13" table:formula="of:=COM.MICROSOFT.MINIFS([.$F$401:.$F$482];[.$G$401:.$G$482];[.G479])" office:value-type="float" office:value="455694.9" calcext:value-type="float">
            <text:p>455,69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480" calcext:value-type="float">
            <text:p>209480</text:p>
          </table:table-cell>
          <table:table-cell office:value-type="float" office:value="24911.9" calcext:value-type="float">
            <text:p>24911.9</text:p>
          </table:table-cell>
          <table:table-cell office:value-type="float" office:value="78780.2" calcext:value-type="float">
            <text:p>78780.2</text:p>
          </table:table-cell>
          <table:table-cell office:value-type="float" office:value="139914" calcext:value-type="float">
            <text:p>139914</text:p>
          </table:table-cell>
          <table:table-cell table:formula="of:=SUM([.B480:.E480])" office:value-type="float" office:value="453086.1" calcext:value-type="float">
            <text:p>453,086.10</text:p>
          </table:table-cell>
          <table:table-cell office:value-type="float" office:value="72968" calcext:value-type="float">
            <text:p>72,968.00</text:p>
          </table:table-cell>
          <table:table-cell office:value-type="float" office:value="73326" calcext:value-type="float">
            <text:p>73,326.00</text:p>
          </table:table-cell>
          <table:table-cell office:value-type="float" office:value="6151.44" calcext:value-type="float">
            <text:p>6151.44</text:p>
          </table:table-cell>
          <table:table-cell table:style-name="ce13" table:formula="of:=COM.MICROSOFT.MINIFS([.$F$401:.$F$482];[.$G$401:.$G$482];[.G480])" office:value-type="float" office:value="453086.1" calcext:value-type="float">
            <text:p>453,086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27" calcext:value-type="float">
            <text:p>206127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76426" calcext:value-type="float">
            <text:p>76426</text:p>
          </table:table-cell>
          <table:table-cell office:value-type="float" office:value="141119" calcext:value-type="float">
            <text:p>141119</text:p>
          </table:table-cell>
          <table:table-cell table:formula="of:=SUM([.B481:.E481])" office:value-type="float" office:value="448415.8" calcext:value-type="float">
            <text:p>448,415.80</text:p>
          </table:table-cell>
          <table:table-cell office:value-type="float" office:value="73327" calcext:value-type="float">
            <text:p>73,327.00</text:p>
          </table:table-cell>
          <table:table-cell office:value-type="float" office:value="74030" calcext:value-type="float">
            <text:p>74,030.00</text:p>
          </table:table-cell>
          <table:table-cell office:value-type="float" office:value="6202.43" calcext:value-type="float">
            <text:p>6202.43</text:p>
          </table:table-cell>
          <table:table-cell table:style-name="ce13" table:formula="of:=COM.MICROSOFT.MINIFS([.$F$401:.$F$482];[.$G$401:.$G$482];[.G481])" office:value-type="float" office:value="448415.8" calcext:value-type="float">
            <text:p>448,41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627" calcext:value-type="float">
            <text:p>207627</text:p>
          </table:table-cell>
          <table:table-cell office:value-type="float" office:value="22925.6" calcext:value-type="float">
            <text:p>22925.6</text:p>
          </table:table-cell>
          <table:table-cell office:value-type="float" office:value="78571.5" calcext:value-type="float">
            <text:p>78571.5</text:p>
          </table:table-cell>
          <table:table-cell office:value-type="float" office:value="142238" calcext:value-type="float">
            <text:p>142238</text:p>
          </table:table-cell>
          <table:table-cell table:formula="of:=SUM([.B482:.E482])" office:value-type="float" office:value="451362.1" calcext:value-type="float">
            <text:p>451,362.10</text:p>
          </table:table-cell>
          <table:table-cell office:value-type="float" office:value="74031" calcext:value-type="float">
            <text:p>74,031.00</text:p>
          </table:table-cell>
          <table:table-cell office:value-type="float" office:value="152000" calcext:value-type="float">
            <text:p>152,000.00</text:p>
          </table:table-cell>
          <table:table-cell office:value-type="float" office:value="6238.3" calcext:value-type="float">
            <text:p>6238.3</text:p>
          </table:table-cell>
          <table:table-cell table:style-name="ce13" table:formula="of:=COM.MICROSOFT.MINIFS([.$F$401:.$F$482];[.$G$401:.$G$482];[.G482])" office:value-type="float" office:value="451362.1" calcext:value-type="float">
            <text:p>451,362.10</text:p>
          </table:table-cell>
          <table:table-cell table:number-columns-repeated="14"/>
        </table:table-row>
        <table:table-row table:style-name="ro1" table:number-rows-repeated="104809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5 - P4" table:style-name="ta1">
        <table:shapes>
          <draw:frame draw:z-index="0" draw:style-name="gr1" draw:text-style-name="P1" svg:width="6.298in" svg:height="3.5449in" svg:x="9.5598in" svg:y="0.5413in">
            <draw:object draw:notify-on-update-of-ranges="'P5 - P4'.J1:'P5 - P4'.J4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298in" svg:height="3.5386in" svg:x="4.7043in" svg:y="5.6803in">
            <draw:object draw:notify-on-update-of-ranges="'P5 - P4'.G59:'P5 - P4'.G62 'P5 - P4'.I59:'P5 - P4'.I6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4.txt</text:p>
          </table:table-cell>
          <table:table-cell office:value-type="float" office:value="6962.14" calcext:value-type="float">
            <text:p>6962.14</text:p>
          </table:table-cell>
          <table:table-cell office:value-type="float" office:value="1543.15" calcext:value-type="float">
            <text:p>1543.15</text:p>
          </table:table-cell>
          <table:table-cell office:value-type="float" office:value="7907.93" calcext:value-type="float">
            <text:p>7907.93</text:p>
          </table:table-cell>
          <table:table-cell office:value-type="float" office:value="0" calcext:value-type="float">
            <text:p>0</text:p>
          </table:table-cell>
          <table:table-cell office:value-type="float" office:value="9219" calcext:value-type="float">
            <text:p>9219</text:p>
          </table:table-cell>
          <table:table-cell office:value-type="float" office:value="9220" calcext:value-type="float">
            <text:p>9220</text:p>
          </table:table-cell>
          <table:table-cell/>
          <table:table-cell table:formula="of:=SUM([.B1:.E1])" office:value-type="float" office:value="16413.22" calcext:value-type="float">
            <text:p>16413.22</text:p>
          </table:table-cell>
          <table:table-cell table:formula="of:=COM.MICROSOFT.MINIFS([.I$1:.I$1048576];[.F$1:.F$1048576];&quot;&lt;=&quot;&amp;[.F1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82.79" calcext:value-type="float">
            <text:p>6882.79</text:p>
          </table:table-cell>
          <table:table-cell office:value-type="float" office:value="1672.51" calcext:value-type="float">
            <text:p>1672.51</text:p>
          </table:table-cell>
          <table:table-cell office:value-type="float" office:value="8487.75" calcext:value-type="float">
            <text:p>8487.75</text:p>
          </table:table-cell>
          <table:table-cell office:value-type="float" office:value="0.00000000000600032" calcext:value-type="float">
            <text:p>6.00032E-12</text:p>
          </table:table-cell>
          <table:table-cell office:value-type="float" office:value="9221" calcext:value-type="float">
            <text:p>9221</text:p>
          </table:table-cell>
          <table:table-cell office:value-type="float" office:value="9222" calcext:value-type="float">
            <text:p>9222</text:p>
          </table:table-cell>
          <table:table-cell/>
          <table:table-cell table:formula="of:=SUM([.B2:.E2])" office:value-type="float" office:value="17043.05" calcext:value-type="float">
            <text:p>17043.05</text:p>
          </table:table-cell>
          <table:table-cell table:formula="of:=COM.MICROSOFT.MINIFS([.I$1:.I$1048576];[.F$1:.F$1048576];&quot;&lt;=&quot;&amp;[.F2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86.33" calcext:value-type="float">
            <text:p>6986.33</text:p>
          </table:table-cell>
          <table:table-cell office:value-type="float" office:value="1764.35" calcext:value-type="float">
            <text:p>1764.35</text:p>
          </table:table-cell>
          <table:table-cell office:value-type="float" office:value="9013.9" calcext:value-type="float">
            <text:p>9013.9</text:p>
          </table:table-cell>
          <table:table-cell office:value-type="float" office:value="0" calcext:value-type="float">
            <text:p>0</text:p>
          </table:table-cell>
          <table:table-cell office:value-type="float" office:value="9223" calcext:value-type="float">
            <text:p>9223</text:p>
          </table:table-cell>
          <table:table-cell office:value-type="float" office:value="9224" calcext:value-type="float">
            <text:p>9224</text:p>
          </table:table-cell>
          <table:table-cell/>
          <table:table-cell table:formula="of:=SUM([.B3:.E3])" office:value-type="float" office:value="17764.58" calcext:value-type="float">
            <text:p>17764.58</text:p>
          </table:table-cell>
          <table:table-cell table:formula="of:=COM.MICROSOFT.MINIFS([.I$1:.I$1048576];[.F$1:.F$1048576];&quot;&lt;=&quot;&amp;[.F3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61.23" calcext:value-type="float">
            <text:p>7561.23</text:p>
          </table:table-cell>
          <table:table-cell office:value-type="float" office:value="1872.24" calcext:value-type="float">
            <text:p>1872.24</text:p>
          </table:table-cell>
          <table:table-cell office:value-type="float" office:value="8015.66" calcext:value-type="float">
            <text:p>8015.66</text:p>
          </table:table-cell>
          <table:table-cell office:value-type="float" office:value="0" calcext:value-type="float">
            <text:p>0</text:p>
          </table:table-cell>
          <table:table-cell office:value-type="float" office:value="9225" calcext:value-type="float">
            <text:p>9225</text:p>
          </table:table-cell>
          <table:table-cell office:value-type="float" office:value="9226" calcext:value-type="float">
            <text:p>9226</text:p>
          </table:table-cell>
          <table:table-cell/>
          <table:table-cell table:formula="of:=SUM([.B4:.E4])" office:value-type="float" office:value="17449.13" calcext:value-type="float">
            <text:p>17449.13</text:p>
          </table:table-cell>
          <table:table-cell table:formula="of:=COM.MICROSOFT.MINIFS([.I$1:.I$1048576];[.F$1:.F$1048576];&quot;&lt;=&quot;&amp;[.F4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25.58" calcext:value-type="float">
            <text:p>6925.58</text:p>
          </table:table-cell>
          <table:table-cell office:value-type="float" office:value="1751.19" calcext:value-type="float">
            <text:p>1751.19</text:p>
          </table:table-cell>
          <table:table-cell office:value-type="float" office:value="8157.08" calcext:value-type="float">
            <text:p>8157.08</text:p>
          </table:table-cell>
          <table:table-cell office:value-type="float" office:value="931.264" calcext:value-type="float">
            <text:p>931.264</text:p>
          </table:table-cell>
          <table:table-cell office:value-type="float" office:value="9227" calcext:value-type="float">
            <text:p>9227</text:p>
          </table:table-cell>
          <table:table-cell office:value-type="float" office:value="9229" calcext:value-type="float">
            <text:p>9229</text:p>
          </table:table-cell>
          <table:table-cell/>
          <table:table-cell table:formula="of:=SUM([.B5:.E5])" office:value-type="float" office:value="17765.114" calcext:value-type="float">
            <text:p>17765.114</text:p>
          </table:table-cell>
          <table:table-cell table:formula="of:=COM.MICROSOFT.MINIFS([.I$1:.I$1048576];[.F$1:.F$1048576];&quot;&lt;=&quot;&amp;[.F5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654.51" calcext:value-type="float">
            <text:p>6654.51</text:p>
          </table:table-cell>
          <table:table-cell office:value-type="float" office:value="1899.32" calcext:value-type="float">
            <text:p>1899.32</text:p>
          </table:table-cell>
          <table:table-cell office:value-type="float" office:value="8441.99" calcext:value-type="float">
            <text:p>8441.99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office:value-type="float" office:value="9232" calcext:value-type="float">
            <text:p>9232</text:p>
          </table:table-cell>
          <table:table-cell/>
          <table:table-cell table:formula="of:=SUM([.B6:.E6])" office:value-type="float" office:value="16995.82" calcext:value-type="float">
            <text:p>16995.82</text:p>
          </table:table-cell>
          <table:table-cell table:formula="of:=COM.MICROSOFT.MINIFS([.I$1:.I$1048576];[.F$1:.F$1048576];&quot;&lt;=&quot;&amp;[.F6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6" calcext:value-type="float">
            <text:p>7443.6</text:p>
          </table:table-cell>
          <table:table-cell office:value-type="float" office:value="1628.45" calcext:value-type="float">
            <text:p>1628.45</text:p>
          </table:table-cell>
          <table:table-cell office:value-type="float" office:value="8129.88" calcext:value-type="float">
            <text:p>8129.88</text:p>
          </table:table-cell>
          <table:table-cell office:value-type="float" office:value="587.591" calcext:value-type="float">
            <text:p>587.591</text:p>
          </table:table-cell>
          <table:table-cell office:value-type="float" office:value="9233" calcext:value-type="float">
            <text:p>9233</text:p>
          </table:table-cell>
          <table:table-cell office:value-type="float" office:value="9234" calcext:value-type="float">
            <text:p>9234</text:p>
          </table:table-cell>
          <table:table-cell/>
          <table:table-cell table:formula="of:=SUM([.B7:.E7])" office:value-type="float" office:value="17789.521" calcext:value-type="float">
            <text:p>17789.521</text:p>
          </table:table-cell>
          <table:table-cell table:formula="of:=COM.MICROSOFT.MINIFS([.I$1:.I$1048576];[.F$1:.F$1048576];&quot;&lt;=&quot;&amp;[.F7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29.93" calcext:value-type="float">
            <text:p>7029.93</text:p>
          </table:table-cell>
          <table:table-cell office:value-type="float" office:value="1789.68" calcext:value-type="float">
            <text:p>1789.68</text:p>
          </table:table-cell>
          <table:table-cell office:value-type="float" office:value="8728.73" calcext:value-type="float">
            <text:p>8728.73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office:value-type="float" office:value="9236" calcext:value-type="float">
            <text:p>9236</text:p>
          </table:table-cell>
          <table:table-cell/>
          <table:table-cell table:formula="of:=SUM([.B8:.E8])" office:value-type="float" office:value="17548.34" calcext:value-type="float">
            <text:p>17548.34</text:p>
          </table:table-cell>
          <table:table-cell table:formula="of:=COM.MICROSOFT.MINIFS([.I$1:.I$1048576];[.F$1:.F$1048576];&quot;&lt;=&quot;&amp;[.F8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64.25" calcext:value-type="float">
            <text:p>7564.25</text:p>
          </table:table-cell>
          <table:table-cell office:value-type="float" office:value="1247.36" calcext:value-type="float">
            <text:p>1247.36</text:p>
          </table:table-cell>
          <table:table-cell office:value-type="float" office:value="8277.25" calcext:value-type="float">
            <text:p>8277.25</text:p>
          </table:table-cell>
          <table:table-cell office:value-type="float" office:value="0" calcext:value-type="float">
            <text:p>0</text:p>
          </table:table-cell>
          <table:table-cell office:value-type="float" office:value="9237" calcext:value-type="float">
            <text:p>9237</text:p>
          </table:table-cell>
          <table:table-cell office:value-type="float" office:value="9238" calcext:value-type="float">
            <text:p>9238</text:p>
          </table:table-cell>
          <table:table-cell/>
          <table:table-cell table:formula="of:=SUM([.B9:.E9])" office:value-type="float" office:value="17088.86" calcext:value-type="float">
            <text:p>17088.86</text:p>
          </table:table-cell>
          <table:table-cell table:formula="of:=COM.MICROSOFT.MINIFS([.I$1:.I$1048576];[.F$1:.F$1048576];&quot;&lt;=&quot;&amp;[.F9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69.34" calcext:value-type="float">
            <text:p>7269.34</text:p>
          </table:table-cell>
          <table:table-cell office:value-type="float" office:value="695.525" calcext:value-type="float">
            <text:p>695.525</text:p>
          </table:table-cell>
          <table:table-cell office:value-type="float" office:value="8365.84" calcext:value-type="float">
            <text:p>8365.84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float" office:value="9240" calcext:value-type="float">
            <text:p>9240</text:p>
          </table:table-cell>
          <table:table-cell/>
          <table:table-cell table:formula="of:=SUM([.B10:.E10])" office:value-type="float" office:value="16330.705" calcext:value-type="float">
            <text:p>16330.705</text:p>
          </table:table-cell>
          <table:table-cell table:formula="of:=COM.MICROSOFT.MINIFS([.I$1:.I$1048576];[.F$1:.F$1048576];&quot;&lt;=&quot;&amp;[.F10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62.88" calcext:value-type="float">
            <text:p>6862.88</text:p>
          </table:table-cell>
          <table:table-cell office:value-type="float" office:value="1781.1" calcext:value-type="float">
            <text:p>1781.1</text:p>
          </table:table-cell>
          <table:table-cell office:value-type="float" office:value="8439.89" calcext:value-type="float">
            <text:p>8439.89</text:p>
          </table:table-cell>
          <table:table-cell office:value-type="float" office:value="0.000000000017506" calcext:value-type="float">
            <text:p>1.7506E-11</text:p>
          </table:table-cell>
          <table:table-cell office:value-type="float" office:value="9241" calcext:value-type="float">
            <text:p>9241</text:p>
          </table:table-cell>
          <table:table-cell office:value-type="float" office:value="9243" calcext:value-type="float">
            <text:p>9243</text:p>
          </table:table-cell>
          <table:table-cell/>
          <table:table-cell table:formula="of:=SUM([.B11:.E11])" office:value-type="float" office:value="17083.87" calcext:value-type="float">
            <text:p>17083.87</text:p>
          </table:table-cell>
          <table:table-cell table:formula="of:=COM.MICROSOFT.MINIFS([.I$1:.I$1048576];[.F$1:.F$1048576];&quot;&lt;=&quot;&amp;[.F11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74.61" calcext:value-type="float">
            <text:p>7074.61</text:p>
          </table:table-cell>
          <table:table-cell office:value-type="float" office:value="1493.88" calcext:value-type="float">
            <text:p>1493.88</text:p>
          </table:table-cell>
          <table:table-cell office:value-type="float" office:value="9238.83" calcext:value-type="float">
            <text:p>9238.83</text:p>
          </table:table-cell>
          <table:table-cell office:value-type="float" office:value="0" calcext:value-type="float">
            <text:p>0</text:p>
          </table:table-cell>
          <table:table-cell office:value-type="float" office:value="9244" calcext:value-type="float">
            <text:p>9244</text:p>
          </table:table-cell>
          <table:table-cell office:value-type="float" office:value="9245" calcext:value-type="float">
            <text:p>9245</text:p>
          </table:table-cell>
          <table:table-cell/>
          <table:table-cell table:formula="of:=SUM([.B12:.E12])" office:value-type="float" office:value="17807.32" calcext:value-type="float">
            <text:p>17807.32</text:p>
          </table:table-cell>
          <table:table-cell table:formula="of:=COM.MICROSOFT.MINIFS([.I$1:.I$1048576];[.F$1:.F$1048576];&quot;&lt;=&quot;&amp;[.F12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94.56" calcext:value-type="float">
            <text:p>7494.56</text:p>
          </table:table-cell>
          <table:table-cell office:value-type="float" office:value="892.036" calcext:value-type="float">
            <text:p>892.036</text:p>
          </table:table-cell>
          <table:table-cell office:value-type="float" office:value="8145.97" calcext:value-type="float">
            <text:p>8145.97</text:p>
          </table:table-cell>
          <table:table-cell office:value-type="float" office:value="0" calcext:value-type="float">
            <text:p>0</text:p>
          </table:table-cell>
          <table:table-cell office:value-type="float" office:value="9246" calcext:value-type="float">
            <text:p>9246</text:p>
          </table:table-cell>
          <table:table-cell office:value-type="float" office:value="9249" calcext:value-type="float">
            <text:p>9249</text:p>
          </table:table-cell>
          <table:table-cell/>
          <table:table-cell table:formula="of:=SUM([.B13:.E13])" office:value-type="float" office:value="16532.566" calcext:value-type="float">
            <text:p>16532.566</text:p>
          </table:table-cell>
          <table:table-cell table:formula="of:=COM.MICROSOFT.MINIFS([.I$1:.I$1048576];[.F$1:.F$1048576];&quot;&lt;=&quot;&amp;[.F13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93.44" calcext:value-type="float">
            <text:p>6993.44</text:p>
          </table:table-cell>
          <table:table-cell office:value-type="float" office:value="1062.63" calcext:value-type="float">
            <text:p>1062.63</text:p>
          </table:table-cell>
          <table:table-cell office:value-type="float" office:value="8273.46" calcext:value-type="float">
            <text:p>8273.46</text:p>
          </table:table-cell>
          <table:table-cell office:value-type="float" office:value="910.245" calcext:value-type="float">
            <text:p>910.245</text:p>
          </table:table-cell>
          <table:table-cell office:value-type="float" office:value="9250" calcext:value-type="float">
            <text:p>9250</text:p>
          </table:table-cell>
          <table:table-cell office:value-type="float" office:value="9252" calcext:value-type="float">
            <text:p>9252</text:p>
          </table:table-cell>
          <table:table-cell/>
          <table:table-cell table:formula="of:=SUM([.B14:.E14])" office:value-type="float" office:value="17239.775" calcext:value-type="float">
            <text:p>17239.775</text:p>
          </table:table-cell>
          <table:table-cell table:formula="of:=COM.MICROSOFT.MINIFS([.I$1:.I$1048576];[.F$1:.F$1048576];&quot;&lt;=&quot;&amp;[.F14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82.78" calcext:value-type="float">
            <text:p>6882.78</text:p>
          </table:table-cell>
          <table:table-cell office:value-type="float" office:value="1422.21" calcext:value-type="float">
            <text:p>1422.21</text:p>
          </table:table-cell>
          <table:table-cell office:value-type="float" office:value="8312.36" calcext:value-type="float">
            <text:p>8312.36</text:p>
          </table:table-cell>
          <table:table-cell office:value-type="float" office:value="858.255" calcext:value-type="float">
            <text:p>858.255</text:p>
          </table:table-cell>
          <table:table-cell office:value-type="float" office:value="9253" calcext:value-type="float">
            <text:p>9253</text:p>
          </table:table-cell>
          <table:table-cell office:value-type="float" office:value="9255" calcext:value-type="float">
            <text:p>9255</text:p>
          </table:table-cell>
          <table:table-cell/>
          <table:table-cell table:formula="of:=SUM([.B15:.E15])" office:value-type="float" office:value="17475.605" calcext:value-type="float">
            <text:p>17475.605</text:p>
          </table:table-cell>
          <table:table-cell table:formula="of:=COM.MICROSOFT.MINIFS([.I$1:.I$1048576];[.F$1:.F$1048576];&quot;&lt;=&quot;&amp;[.F15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23.92" calcext:value-type="float">
            <text:p>6823.92</text:p>
          </table:table-cell>
          <table:table-cell office:value-type="float" office:value="1758.86" calcext:value-type="float">
            <text:p>1758.86</text:p>
          </table:table-cell>
          <table:table-cell office:value-type="float" office:value="8694.08" calcext:value-type="float">
            <text:p>8694.08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office:value-type="float" office:value="9258" calcext:value-type="float">
            <text:p>9258</text:p>
          </table:table-cell>
          <table:table-cell/>
          <table:table-cell table:formula="of:=SUM([.B16:.E16])" office:value-type="float" office:value="17276.86" calcext:value-type="float">
            <text:p>17276.86</text:p>
          </table:table-cell>
          <table:table-cell table:formula="of:=COM.MICROSOFT.MINIFS([.I$1:.I$1048576];[.F$1:.F$1048576];&quot;&lt;=&quot;&amp;[.F16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21.78" calcext:value-type="float">
            <text:p>7421.78</text:p>
          </table:table-cell>
          <table:table-cell office:value-type="float" office:value="1579.48" calcext:value-type="float">
            <text:p>1579.48</text:p>
          </table:table-cell>
          <table:table-cell office:value-type="float" office:value="8324.43" calcext:value-type="float">
            <text:p>8324.43</text:p>
          </table:table-cell>
          <table:table-cell office:value-type="float" office:value="0" calcext:value-type="float">
            <text:p>0</text:p>
          </table:table-cell>
          <table:table-cell office:value-type="float" office:value="9259" calcext:value-type="float">
            <text:p>9259</text:p>
          </table:table-cell>
          <table:table-cell office:value-type="float" office:value="9260" calcext:value-type="float">
            <text:p>9260</text:p>
          </table:table-cell>
          <table:table-cell/>
          <table:table-cell table:formula="of:=SUM([.B17:.E17])" office:value-type="float" office:value="17325.69" calcext:value-type="float">
            <text:p>17325.69</text:p>
          </table:table-cell>
          <table:table-cell table:formula="of:=COM.MICROSOFT.MINIFS([.I$1:.I$1048576];[.F$1:.F$1048576];&quot;&lt;=&quot;&amp;[.F17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593.11" calcext:value-type="float">
            <text:p>6593.11</text:p>
          </table:table-cell>
          <table:table-cell office:value-type="float" office:value="1520.88" calcext:value-type="float">
            <text:p>1520.88</text:p>
          </table:table-cell>
          <table:table-cell office:value-type="float" office:value="9073.73" calcext:value-type="float">
            <text:p>9073.73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office:value-type="float" office:value="9262" calcext:value-type="float">
            <text:p>9262</text:p>
          </table:table-cell>
          <table:table-cell/>
          <table:table-cell table:formula="of:=SUM([.B18:.E18])" office:value-type="float" office:value="17187.72" calcext:value-type="float">
            <text:p>17187.72</text:p>
          </table:table-cell>
          <table:table-cell table:formula="of:=COM.MICROSOFT.MINIFS([.I$1:.I$1048576];[.F$1:.F$1048576];&quot;&lt;=&quot;&amp;[.F18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69.89" calcext:value-type="float">
            <text:p>7269.89</text:p>
          </table:table-cell>
          <table:table-cell office:value-type="float" office:value="1938.51" calcext:value-type="float">
            <text:p>1938.51</text:p>
          </table:table-cell>
          <table:table-cell office:value-type="float" office:value="8144.39" calcext:value-type="float">
            <text:p>8144.39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office:value-type="float" office:value="9264" calcext:value-type="float">
            <text:p>9264</text:p>
          </table:table-cell>
          <table:table-cell/>
          <table:table-cell table:formula="of:=SUM([.B19:.E19])" office:value-type="float" office:value="17352.79" calcext:value-type="float">
            <text:p>17352.79</text:p>
          </table:table-cell>
          <table:table-cell table:formula="of:=COM.MICROSOFT.MINIFS([.I$1:.I$1048576];[.F$1:.F$1048576];&quot;&lt;=&quot;&amp;[.F19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23.27" calcext:value-type="float">
            <text:p>7023.27</text:p>
          </table:table-cell>
          <table:table-cell office:value-type="float" office:value="1708.28" calcext:value-type="float">
            <text:p>1708.28</text:p>
          </table:table-cell>
          <table:table-cell office:value-type="float" office:value="8646" calcext:value-type="float">
            <text:p>8646</text:p>
          </table:table-cell>
          <table:table-cell office:value-type="float" office:value="844.036" calcext:value-type="float">
            <text:p>844.036</text:p>
          </table:table-cell>
          <table:table-cell office:value-type="float" office:value="9265" calcext:value-type="float">
            <text:p>9265</text:p>
          </table:table-cell>
          <table:table-cell office:value-type="float" office:value="9266" calcext:value-type="float">
            <text:p>9266</text:p>
          </table:table-cell>
          <table:table-cell/>
          <table:table-cell table:formula="of:=SUM([.B20:.E20])" office:value-type="float" office:value="18221.586" calcext:value-type="float">
            <text:p>18221.586</text:p>
          </table:table-cell>
          <table:table-cell table:formula="of:=COM.MICROSOFT.MINIFS([.I$1:.I$1048576];[.F$1:.F$1048576];&quot;&lt;=&quot;&amp;[.F20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48.33" calcext:value-type="float">
            <text:p>6848.33</text:p>
          </table:table-cell>
          <table:table-cell office:value-type="float" office:value="2523.06" calcext:value-type="float">
            <text:p>2523.06</text:p>
          </table:table-cell>
          <table:table-cell office:value-type="float" office:value="8753.57" calcext:value-type="float">
            <text:p>8753.57</text:p>
          </table:table-cell>
          <table:table-cell office:value-type="float" office:value="0" calcext:value-type="float">
            <text:p>0</text:p>
          </table:table-cell>
          <table:table-cell office:value-type="float" office:value="9267" calcext:value-type="float">
            <text:p>9267</text:p>
          </table:table-cell>
          <table:table-cell office:value-type="float" office:value="9268" calcext:value-type="float">
            <text:p>9268</text:p>
          </table:table-cell>
          <table:table-cell/>
          <table:table-cell table:formula="of:=SUM([.B21:.E21])" office:value-type="float" office:value="18124.96" calcext:value-type="float">
            <text:p>18124.96</text:p>
          </table:table-cell>
          <table:table-cell table:formula="of:=COM.MICROSOFT.MINIFS([.I$1:.I$1048576];[.F$1:.F$1048576];&quot;&lt;=&quot;&amp;[.F21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17.52" calcext:value-type="float">
            <text:p>7517.52</text:p>
          </table:table-cell>
          <table:table-cell office:value-type="float" office:value="1525.25" calcext:value-type="float">
            <text:p>1525.25</text:p>
          </table:table-cell>
          <table:table-cell office:value-type="float" office:value="7884.67" calcext:value-type="float">
            <text:p>7884.67</text:p>
          </table:table-cell>
          <table:table-cell office:value-type="float" office:value="458.424" calcext:value-type="float">
            <text:p>458.424</text:p>
          </table:table-cell>
          <table:table-cell office:value-type="float" office:value="9269" calcext:value-type="float">
            <text:p>9269</text:p>
          </table:table-cell>
          <table:table-cell office:value-type="float" office:value="9270" calcext:value-type="float">
            <text:p>9270</text:p>
          </table:table-cell>
          <table:table-cell/>
          <table:table-cell table:formula="of:=SUM([.B22:.E22])" office:value-type="float" office:value="17385.864" calcext:value-type="float">
            <text:p>17385.864</text:p>
          </table:table-cell>
          <table:table-cell table:formula="of:=COM.MICROSOFT.MINIFS([.I$1:.I$1048576];[.F$1:.F$1048576];&quot;&lt;=&quot;&amp;[.F22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673.04" calcext:value-type="float">
            <text:p>6673.04</text:p>
          </table:table-cell>
          <table:table-cell office:value-type="float" office:value="1958.86" calcext:value-type="float">
            <text:p>1958.86</text:p>
          </table:table-cell>
          <table:table-cell office:value-type="float" office:value="8560.93" calcext:value-type="float">
            <text:p>8560.93</text:p>
          </table:table-cell>
          <table:table-cell office:value-type="float" office:value="0" calcext:value-type="float">
            <text:p>0</text:p>
          </table:table-cell>
          <table:table-cell office:value-type="float" office:value="9271" calcext:value-type="float">
            <text:p>9271</text:p>
          </table:table-cell>
          <table:table-cell office:value-type="float" office:value="9273" calcext:value-type="float">
            <text:p>9273</text:p>
          </table:table-cell>
          <table:table-cell/>
          <table:table-cell table:formula="of:=SUM([.B23:.E23])" office:value-type="float" office:value="17192.83" calcext:value-type="float">
            <text:p>17192.83</text:p>
          </table:table-cell>
          <table:table-cell table:formula="of:=COM.MICROSOFT.MINIFS([.I$1:.I$1048576];[.F$1:.F$1048576];&quot;&lt;=&quot;&amp;[.F23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929.39" calcext:value-type="float">
            <text:p>7929.39</text:p>
          </table:table-cell>
          <table:table-cell office:value-type="float" office:value="1912.14" calcext:value-type="float">
            <text:p>1912.14</text:p>
          </table:table-cell>
          <table:table-cell office:value-type="float" office:value="8384.38" calcext:value-type="float">
            <text:p>8384.38</text:p>
          </table:table-cell>
          <table:table-cell office:value-type="float" office:value="0" calcext:value-type="float">
            <text:p>0</text:p>
          </table:table-cell>
          <table:table-cell office:value-type="float" office:value="9274" calcext:value-type="float">
            <text:p>9274</text:p>
          </table:table-cell>
          <table:table-cell office:value-type="float" office:value="9275" calcext:value-type="float">
            <text:p>9275</text:p>
          </table:table-cell>
          <table:table-cell/>
          <table:table-cell table:formula="of:=SUM([.B24:.E24])" office:value-type="float" office:value="18225.91" calcext:value-type="float">
            <text:p>18225.91</text:p>
          </table:table-cell>
          <table:table-cell table:formula="of:=COM.MICROSOFT.MINIFS([.I$1:.I$1048576];[.F$1:.F$1048576];&quot;&lt;=&quot;&amp;[.F24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2.08" calcext:value-type="float">
            <text:p>7442.08</text:p>
          </table:table-cell>
          <table:table-cell office:value-type="float" office:value="1452.66" calcext:value-type="float">
            <text:p>1452.66</text:p>
          </table:table-cell>
          <table:table-cell office:value-type="float" office:value="8064.76" calcext:value-type="float">
            <text:p>8064.76</text:p>
          </table:table-cell>
          <table:table-cell office:value-type="float" office:value="0.0000000000016625" calcext:value-type="float">
            <text:p>1.6625E-12</text:p>
          </table:table-cell>
          <table:table-cell office:value-type="float" office:value="9276" calcext:value-type="float">
            <text:p>9276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SUM([.B25:.E25])" office:value-type="float" office:value="16959.5" calcext:value-type="float">
            <text:p>16959.5</text:p>
          </table:table-cell>
          <table:table-cell table:formula="of:=COM.MICROSOFT.MINIFS([.I$1:.I$1048576];[.F$1:.F$1048576];&quot;&lt;=&quot;&amp;[.F25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706.06" calcext:value-type="float">
            <text:p>7706.06</text:p>
          </table:table-cell>
          <table:table-cell office:value-type="float" office:value="1422.67" calcext:value-type="float">
            <text:p>1422.67</text:p>
          </table:table-cell>
          <table:table-cell office:value-type="float" office:value="8379.39" calcext:value-type="float">
            <text:p>8379.39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office:value-type="float" office:value="9280" calcext:value-type="float">
            <text:p>9280</text:p>
          </table:table-cell>
          <table:table-cell/>
          <table:table-cell table:formula="of:=SUM([.B26:.E26])" office:value-type="float" office:value="17508.12" calcext:value-type="float">
            <text:p>17508.12</text:p>
          </table:table-cell>
          <table:table-cell table:formula="of:=COM.MICROSOFT.MINIFS([.I$1:.I$1048576];[.F$1:.F$1048576];&quot;&lt;=&quot;&amp;[.F26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4.3" calcext:value-type="float">
            <text:p>7174.3</text:p>
          </table:table-cell>
          <table:table-cell office:value-type="float" office:value="1804.9" calcext:value-type="float">
            <text:p>1804.9</text:p>
          </table:table-cell>
          <table:table-cell office:value-type="float" office:value="8640.31" calcext:value-type="float">
            <text:p>8640.31</text:p>
          </table:table-cell>
          <table:table-cell office:value-type="float" office:value="-0.000000000000309344" calcext:value-type="float">
            <text:p>-3.09344E-13</text:p>
          </table:table-cell>
          <table:table-cell office:value-type="float" office:value="9281" calcext:value-type="float">
            <text:p>9281</text:p>
          </table:table-cell>
          <table:table-cell office:value-type="float" office:value="9283" calcext:value-type="float">
            <text:p>9283</text:p>
          </table:table-cell>
          <table:table-cell/>
          <table:table-cell table:formula="of:=SUM([.B27:.E27])" office:value-type="float" office:value="17619.51" calcext:value-type="float">
            <text:p>17619.51</text:p>
          </table:table-cell>
          <table:table-cell table:formula="of:=COM.MICROSOFT.MINIFS([.I$1:.I$1048576];[.F$1:.F$1048576];&quot;&lt;=&quot;&amp;[.F27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16.82" calcext:value-type="float">
            <text:p>7216.82</text:p>
          </table:table-cell>
          <table:table-cell office:value-type="float" office:value="2355.9" calcext:value-type="float">
            <text:p>2355.9</text:p>
          </table:table-cell>
          <table:table-cell office:value-type="float" office:value="8755.22" calcext:value-type="float">
            <text:p>8755.22</text:p>
          </table:table-cell>
          <table:table-cell office:value-type="float" office:value="0" calcext:value-type="float">
            <text:p>0</text:p>
          </table:table-cell>
          <table:table-cell office:value-type="float" office:value="9284" calcext:value-type="float">
            <text:p>9284</text:p>
          </table:table-cell>
          <table:table-cell office:value-type="float" office:value="9285" calcext:value-type="float">
            <text:p>9285</text:p>
          </table:table-cell>
          <table:table-cell/>
          <table:table-cell table:formula="of:=SUM([.B28:.E28])" office:value-type="float" office:value="18327.94" calcext:value-type="float">
            <text:p>18327.94</text:p>
          </table:table-cell>
          <table:table-cell table:formula="of:=COM.MICROSOFT.MINIFS([.I$1:.I$1048576];[.F$1:.F$1048576];&quot;&lt;=&quot;&amp;[.F28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68.67" calcext:value-type="float">
            <text:p>7068.67</text:p>
          </table:table-cell>
          <table:table-cell office:value-type="float" office:value="1916.47" calcext:value-type="float">
            <text:p>1916.47</text:p>
          </table:table-cell>
          <table:table-cell office:value-type="float" office:value="8611.62" calcext:value-type="float">
            <text:p>8611.62</text:p>
          </table:table-cell>
          <table:table-cell office:value-type="float" office:value="0" calcext:value-type="float">
            <text:p>0</text:p>
          </table:table-cell>
          <table:table-cell office:value-type="float" office:value="9286" calcext:value-type="float">
            <text:p>9286</text:p>
          </table:table-cell>
          <table:table-cell office:value-type="float" office:value="9287" calcext:value-type="float">
            <text:p>9287</text:p>
          </table:table-cell>
          <table:table-cell/>
          <table:table-cell table:formula="of:=SUM([.B29:.E29])" office:value-type="float" office:value="17596.76" calcext:value-type="float">
            <text:p>17596.76</text:p>
          </table:table-cell>
          <table:table-cell table:formula="of:=COM.MICROSOFT.MINIFS([.I$1:.I$1048576];[.F$1:.F$1048576];&quot;&lt;=&quot;&amp;[.F29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office:value-type="float" office:value="9288" calcext:value-type="float">
            <text:p>9288</text:p>
          </table:table-cell>
          <table:table-cell office:value-type="float" office:value="9289" calcext:value-type="float">
            <text:p>9289</text:p>
          </table:table-cell>
          <table:table-cell/>
          <table:table-cell table:formula="of:=SUM([.B30:.E30])" office:value-type="float" office:value="17660.32" calcext:value-type="float">
            <text:p>17660.32</text:p>
          </table:table-cell>
          <table:table-cell table:formula="of:=COM.MICROSOFT.MINIFS([.I$1:.I$1048576];[.F$1:.F$1048576];&quot;&lt;=&quot;&amp;[.F30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office:value-type="float" office:value="9290" calcext:value-type="float">
            <text:p>9290</text:p>
          </table:table-cell>
          <table:table-cell office:value-type="float" office:value="9324" calcext:value-type="float">
            <text:p>9324</text:p>
          </table:table-cell>
          <table:table-cell/>
          <table:table-cell table:formula="of:=SUM([.B31:.E31])" office:value-type="float" office:value="16022.431" calcext:value-type="float">
            <text:p>16022.431</text:p>
          </table:table-cell>
          <table:table-cell table:formula="of:=COM.MICROSOFT.MINIFS([.I$1:.I$1048576];[.F$1:.F$1048576];&quot;&lt;=&quot;&amp;[.F31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office:value-type="float" office:value="9326" calcext:value-type="float">
            <text:p>9326</text:p>
          </table:table-cell>
          <table:table-cell/>
          <table:table-cell table:formula="of:=SUM([.B32:.E32])" office:value-type="float" office:value="16840.25" calcext:value-type="float">
            <text:p>16840.25</text:p>
          </table:table-cell>
          <table:table-cell table:formula="of:=COM.MICROSOFT.MINIFS([.I$1:.I$1048576];[.F$1:.F$1048576];&quot;&lt;=&quot;&amp;[.F32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office:value-type="float" office:value="9328" calcext:value-type="float">
            <text:p>9328</text:p>
          </table:table-cell>
          <table:table-cell/>
          <table:table-cell table:formula="of:=SUM([.B33:.E33])" office:value-type="float" office:value="17655.5" calcext:value-type="float">
            <text:p>17655.5</text:p>
          </table:table-cell>
          <table:table-cell table:formula="of:=COM.MICROSOFT.MINIFS([.I$1:.I$1048576];[.F$1:.F$1048576];&quot;&lt;=&quot;&amp;[.F33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office:value-type="float" office:value="9329" calcext:value-type="float">
            <text:p>9329</text:p>
          </table:table-cell>
          <table:table-cell office:value-type="float" office:value="9330" calcext:value-type="float">
            <text:p>9330</text:p>
          </table:table-cell>
          <table:table-cell/>
          <table:table-cell table:formula="of:=SUM([.B34:.E34])" office:value-type="float" office:value="17580.23" calcext:value-type="float">
            <text:p>17580.23</text:p>
          </table:table-cell>
          <table:table-cell table:formula="of:=COM.MICROSOFT.MINIFS([.I$1:.I$1048576];[.F$1:.F$1048576];&quot;&lt;=&quot;&amp;[.F34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office:value-type="float" office:value="9331" calcext:value-type="float">
            <text:p>9331</text:p>
          </table:table-cell>
          <table:table-cell office:value-type="float" office:value="9332" calcext:value-type="float">
            <text:p>9332</text:p>
          </table:table-cell>
          <table:table-cell/>
          <table:table-cell table:formula="of:=SUM([.B35:.E35])" office:value-type="float" office:value="17060.91" calcext:value-type="float">
            <text:p>17060.91</text:p>
          </table:table-cell>
          <table:table-cell table:formula="of:=COM.MICROSOFT.MINIFS([.I$1:.I$1048576];[.F$1:.F$1048576];&quot;&lt;=&quot;&amp;[.F35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office:value-type="float" office:value="9335" calcext:value-type="float">
            <text:p>9335</text:p>
          </table:table-cell>
          <table:table-cell/>
          <table:table-cell table:formula="of:=SUM([.B36:.E36])" office:value-type="float" office:value="18033.81" calcext:value-type="float">
            <text:p>18033.81</text:p>
          </table:table-cell>
          <table:table-cell table:formula="of:=COM.MICROSOFT.MINIFS([.I$1:.I$1048576];[.F$1:.F$1048576];&quot;&lt;=&quot;&amp;[.F36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office:value-type="float" office:value="9336" calcext:value-type="float">
            <text:p>9336</text:p>
          </table:table-cell>
          <table:table-cell office:value-type="float" office:value="9338" calcext:value-type="float">
            <text:p>9338</text:p>
          </table:table-cell>
          <table:table-cell/>
          <table:table-cell table:formula="of:=SUM([.B37:.E37])" office:value-type="float" office:value="16961.75" calcext:value-type="float">
            <text:p>16961.75</text:p>
          </table:table-cell>
          <table:table-cell table:formula="of:=COM.MICROSOFT.MINIFS([.I$1:.I$1048576];[.F$1:.F$1048576];&quot;&lt;=&quot;&amp;[.F37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office:value-type="float" office:value="9339" calcext:value-type="float">
            <text:p>9339</text:p>
          </table:table-cell>
          <table:table-cell office:value-type="float" office:value="9341" calcext:value-type="float">
            <text:p>9341</text:p>
          </table:table-cell>
          <table:table-cell/>
          <table:table-cell table:formula="of:=SUM([.B38:.E38])" office:value-type="float" office:value="16503.26" calcext:value-type="float">
            <text:p>16503.26</text:p>
          </table:table-cell>
          <table:table-cell table:formula="of:=COM.MICROSOFT.MINIFS([.I$1:.I$1048576];[.F$1:.F$1048576];&quot;&lt;=&quot;&amp;[.F38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office:value-type="float" office:value="9342" calcext:value-type="float">
            <text:p>9342</text:p>
          </table:table-cell>
          <table:table-cell office:value-type="float" office:value="11216" calcext:value-type="float">
            <text:p>11216</text:p>
          </table:table-cell>
          <table:table-cell/>
          <table:table-cell table:formula="of:=SUM([.B39:.E39])" office:value-type="float" office:value="16603.427" calcext:value-type="float">
            <text:p>16603.427</text:p>
          </table:table-cell>
          <table:table-cell table:formula="of:=COM.MICROSOFT.MINIFS([.I$1:.I$1048576];[.F$1:.F$1048576];&quot;&lt;=&quot;&amp;[.F39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office:value-type="float" office:value="11217" calcext:value-type="float">
            <text:p>11217</text:p>
          </table:table-cell>
          <table:table-cell office:value-type="float" office:value="11219" calcext:value-type="float">
            <text:p>11219</text:p>
          </table:table-cell>
          <table:table-cell/>
          <table:table-cell table:formula="of:=SUM([.B40:.E40])" office:value-type="float" office:value="17317.23" calcext:value-type="float">
            <text:p>17317.23</text:p>
          </table:table-cell>
          <table:table-cell table:formula="of:=COM.MICROSOFT.MINIFS([.I$1:.I$1048576];[.F$1:.F$1048576];&quot;&lt;=&quot;&amp;[.F40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B41:.E41])" office:value-type="float" office:value="16783.646" calcext:value-type="float">
            <text:p>16783.646</text:p>
          </table:table-cell>
          <table:table-cell table:formula="of:=COM.MICROSOFT.MINIFS([.I$1:.I$1048576];[.F$1:.F$1048576];&quot;&lt;=&quot;&amp;[.F41])" office:value-type="float" office:value="16022.431" calcext:value-type="float">
            <text:p>16,022.43</text:p>
          </table:table-cell>
        </table:table-row>
        <table:table-row table:style-name="ro1" table:number-rows-repeated="15">
          <table:table-cell table:number-columns-repeated="10"/>
        </table:table-row>
        <table:table-row table:style-name="ro1">
          <table:table-cell/>
          <table:table-cell table:style-name="ce55" office:value-type="string" calcext:value-type="string" table:number-columns-spanned="4" table:number-rows-spanned="1">
            <text:p>Costs</text:p>
          </table:table-cell>
          <table:covered-table-cell table:number-columns-repeated="3" table:style-name="ce56"/>
          <table:table-cell table:style-name="ce55" office:value-type="string" calcext:value-type="string" table:number-columns-spanned="2" table:number-rows-spanned="1">
            <text:p>Capacity</text:p>
          </table:table-cell>
          <table:covered-table-cell table:style-name="ce56"/>
          <table:table-cell table:style-name="ce55" office:value-type="string" calcext:value-type="string" table:number-columns-spanned="1" table:number-rows-spanned="2">
            <text:p>Total Cost</text:p>
          </table:table-cell>
          <table:table-cell table:number-columns-repeated="2"/>
        </table:table-row>
        <table:table-row table:style-name="ro1">
          <table:table-cell/>
          <table:table-cell table:style-name="ce56" office:value-type="string" calcext:value-type="string">
            <text:p>stock</text:p>
          </table:table-cell>
          <table:table-cell table:style-name="ce56" office:value-type="string" calcext:value-type="string">
            <text:p>backlog</text:p>
          </table:table-cell>
          <table:table-cell table:style-name="ce56" office:value-type="string" calcext:value-type="string">
            <text:p>setup</text:p>
          </table:table-cell>
          <table:table-cell table:style-name="ce56" office:value-type="string" calcext:value-type="string">
            <text:p>production</text:p>
          </table:table-cell>
          <table:table-cell table:style-name="ce56" office:value-type="string" calcext:value-type="string">
            <text:p>used</text:p>
          </table:table-cell>
          <table:table-cell table:style-name="ce56" office:value-type="string" calcext:value-type="string">
            <text:p>total</text:p>
          </table:table-cell>
          <table:covered-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P4.txt</text:p>
          </table:table-cell>
          <table:table-cell table:style-name="ce57" office:value-type="float" office:value="7219.83" calcext:value-type="float">
            <text:p>7,219.83</text:p>
          </table:table-cell>
          <table:table-cell table:style-name="ce57" office:value-type="float" office:value="1807.14" calcext:value-type="float">
            <text:p>1,807.14</text:p>
          </table:table-cell>
          <table:table-cell table:style-name="ce57" office:value-type="float" office:value="7948.42" calcext:value-type="float">
            <text:p>7,948.42</text:p>
          </table:table-cell>
          <table:table-cell table:style-name="ce57" office:value-type="float" office:value="-0.00000000000109033" calcext:value-type="float">
            <text:p>0.00</text:p>
          </table:table-cell>
          <table:table-cell table:style-name="ce57" office:value-type="float" office:value="9217" calcext:value-type="float">
            <text:p>9,217.00</text:p>
          </table:table-cell>
          <table:table-cell table:style-name="ce57" office:value-type="float" office:value="9218" calcext:value-type="float">
            <text:p>9,218.00</text:p>
          </table:table-cell>
          <table:table-cell table:style-name="ce57" table:formula="of:=[.I59]" office:value-type="float" office:value="16975.39" calcext:value-type="float">
            <text:p>16,975.39</text:p>
          </table:table-cell>
          <table:table-cell table:style-name="ce13" table:formula="of:=SUM([.B59:.E59])" office:value-type="float" office:value="16975.39" calcext:value-type="float">
            <text:p>16,975.39</text:p>
          </table:table-cell>
          <table:table-cell table:formula="of:=COM.MICROSOFT.MINIFS([.I$1:.I$1048576];[.F$1:.F$1048576];&quot;&lt;=&quot;&amp;[.F59])" office:value-type="float" office:value="16975.39" calcext:value-type="float">
            <text:p>16,975.39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table:style-name="ce57" office:value-type="float" office:value="6962.14" calcext:value-type="float">
            <text:p>6,962.14</text:p>
          </table:table-cell>
          <table:table-cell table:style-name="ce57" office:value-type="float" office:value="1543.15" calcext:value-type="float">
            <text:p>1,543.15</text:p>
          </table:table-cell>
          <table:table-cell table:style-name="ce57" office:value-type="float" office:value="7907.93" calcext:value-type="float">
            <text:p>7,907.93</text:p>
          </table:table-cell>
          <table:table-cell table:style-name="ce57" office:value-type="float" office:value="0" calcext:value-type="float">
            <text:p>0.00</text:p>
          </table:table-cell>
          <table:table-cell table:style-name="ce57" office:value-type="float" office:value="9219" calcext:value-type="float">
            <text:p>9,219.00</text:p>
          </table:table-cell>
          <table:table-cell table:style-name="ce57" office:value-type="float" office:value="9238" calcext:value-type="float">
            <text:p>9,238.00</text:p>
          </table:table-cell>
          <table:table-cell table:style-name="ce57" table:formula="of:=[.I60]" office:value-type="float" office:value="16413.22" calcext:value-type="float">
            <text:p>16,413.22</text:p>
          </table:table-cell>
          <table:table-cell table:style-name="ce13" table:formula="of:=SUM([.B60:.E60])" office:value-type="float" office:value="16413.22" calcext:value-type="float">
            <text:p>16,413.22</text:p>
          </table:table-cell>
          <table:table-cell table:formula="of:=COM.MICROSOFT.MINIFS([.I$1:.I$1048576];[.F$1:.F$1048576];&quot;&lt;=&quot;&amp;[.F60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table:style-name="ce57" office:value-type="float" office:value="7269.34" calcext:value-type="float">
            <text:p>7,269.34</text:p>
          </table:table-cell>
          <table:table-cell table:style-name="ce57" office:value-type="float" office:value="695.525" calcext:value-type="float">
            <text:p>695.53</text:p>
          </table:table-cell>
          <table:table-cell table:style-name="ce57" office:value-type="float" office:value="8365.84" calcext:value-type="float">
            <text:p>8,365.84</text:p>
          </table:table-cell>
          <table:table-cell table:style-name="ce57" office:value-type="float" office:value="0" calcext:value-type="float">
            <text:p>0.00</text:p>
          </table:table-cell>
          <table:table-cell table:style-name="ce57" office:value-type="float" office:value="9239" calcext:value-type="float">
            <text:p>9,239.00</text:p>
          </table:table-cell>
          <table:table-cell table:style-name="ce57" office:value-type="float" office:value="9289" calcext:value-type="float">
            <text:p>9,289.00</text:p>
          </table:table-cell>
          <table:table-cell table:style-name="ce57" table:formula="of:=[.I61]" office:value-type="float" office:value="16330.705" calcext:value-type="float">
            <text:p>16,330.71</text:p>
          </table:table-cell>
          <table:table-cell table:style-name="ce13" table:formula="of:=SUM([.B61:.E61])" office:value-type="float" office:value="16330.705" calcext:value-type="float">
            <text:p>16,330.71</text:p>
          </table:table-cell>
          <table:table-cell table:formula="of:=COM.MICROSOFT.MINIFS([.I$1:.I$1048576];[.F$1:.F$1048576];&quot;&lt;=&quot;&amp;[.F61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table:style-name="ce57" office:value-type="float" office:value="7033.55" calcext:value-type="float">
            <text:p>7,033.55</text:p>
          </table:table-cell>
          <table:table-cell table:style-name="ce57" office:value-type="float" office:value="864.881" calcext:value-type="float">
            <text:p>864.88</text:p>
          </table:table-cell>
          <table:table-cell table:style-name="ce57" office:value-type="float" office:value="8124" calcext:value-type="float">
            <text:p>8,124.00</text:p>
          </table:table-cell>
          <table:table-cell table:style-name="ce57" office:value-type="float" office:value="-0.00000000000119087" calcext:value-type="float">
            <text:p>0.00</text:p>
          </table:table-cell>
          <table:table-cell table:style-name="ce57" office:value-type="float" office:value="9290" calcext:value-type="float">
            <text:p>9,290.00</text:p>
          </table:table-cell>
          <table:table-cell table:style-name="ce57" office:value-type="float" office:value="25000" calcext:value-type="float">
            <text:p>25,000.00</text:p>
          </table:table-cell>
          <table:table-cell table:style-name="ce57" table:formula="of:=[.I62]" office:value-type="float" office:value="16022.431" calcext:value-type="float">
            <text:p>16,022.43</text:p>
          </table:table-cell>
          <table:table-cell table:style-name="ce13" table:formula="of:=SUM([.B62:.E62])" office:value-type="float" office:value="16022.431" calcext:value-type="float">
            <text:p>16,022.43</text:p>
          </table:table-cell>
          <table:table-cell table:formula="of:=COM.MICROSOFT.MINIFS([.I$1:.I$1048576];[.F$1:.F$1048576];&quot;&lt;=&quot;&amp;[.F62])" office:value-type="float" office:value="16022.431" calcext:value-type="float">
            <text:p>16,022.43</text:p>
          </table:table-cell>
        </table:table-row>
      </table:table>
      <table:table table:name="P6 - P10" table:style-name="ta1">
        <table:shapes>
          <draw:frame draw:z-index="0" draw:style-name="gr1" draw:text-style-name="P1" svg:width="7.4827in" svg:height="3.5449in" svg:x="9.9035in" svg:y="0.7217in">
            <draw:object draw:notify-on-update-of-ranges="'P6 - P10'.G17:'P6 - P10'.G21 'P6 - P10'.G17:'P6 - P10'.G21 'P6 - P10'.J17:'P6 - P10'.J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5" table:number-columns-repeated="8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 office:value-type="string" calcext:value-type="string">
            <text:p>P10.txt</text:p>
          </table:table-cell>
          <table:table-cell office:value-type="float" office:value="380765" calcext:value-type="float">
            <text:p>380765</text:p>
          </table:table-cell>
          <table:table-cell office:value-type="float" office:value="44888.8" calcext:value-type="float">
            <text:p>44888.8</text:p>
          </table:table-cell>
          <table:table-cell office:value-type="float" office:value="55047.2" calcext:value-type="float">
            <text:p>55047.2</text:p>
          </table:table-cell>
          <table:table-cell office:value-type="float" office:value="13440" calcext:value-type="float">
            <text:p>13440</text:p>
          </table:table-cell>
          <table:table-cell office:value-type="float" office:value="452834" calcext:value-type="float">
            <text:p>452834</text:p>
          </table:table-cell>
          <table:table-cell office:value-type="float" office:value="452939" calcext:value-type="float">
            <text:p>452939</text:p>
          </table:table-cell>
          <table:table-cell/>
          <table:table-cell table:formula="of:=SUM([.B1:.E1])" office:value-type="float" office:value="494141" calcext:value-type="float">
            <text:p>494,141.00</text:p>
          </table:table-cell>
          <table:table-cell table:style-name="ce13" table:formula="of:=COM.MICROSOFT.MINIFS([.I$1:.I$1048576];[.F$1:.F$1048576];&quot;&lt;=&quot;&amp;[.F1])" office:value-type="float" office:value="494141" calcext:value-type="float">
            <text:p>494,141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5217" calcext:value-type="float">
            <text:p>375217</text:p>
          </table:table-cell>
          <table:table-cell office:value-type="float" office:value="34952.9" calcext:value-type="float">
            <text:p>34952.9</text:p>
          </table:table-cell>
          <table:table-cell office:value-type="float" office:value="54027.1" calcext:value-type="float">
            <text:p>54027.1</text:p>
          </table:table-cell>
          <table:table-cell office:value-type="float" office:value="13440" calcext:value-type="float">
            <text:p>13440</text:p>
          </table:table-cell>
          <table:table-cell office:value-type="float" office:value="452940" calcext:value-type="float">
            <text:p>452940</text:p>
          </table:table-cell>
          <table:table-cell office:value-type="float" office:value="453899" calcext:value-type="float">
            <text:p>453899</text:p>
          </table:table-cell>
          <table:table-cell/>
          <table:table-cell table:formula="of:=SUM([.B2:.E2])" office:value-type="float" office:value="477637" calcext:value-type="float">
            <text:p>477,637.00</text:p>
          </table:table-cell>
          <table:table-cell table:style-name="ce13" table:formula="of:=COM.MICROSOFT.MINIFS([.I$1:.I$1048576];[.F$1:.F$1048576];&quot;&lt;=&quot;&amp;[.F2])" office:value-type="float" office:value="477637" calcext:value-type="float">
            <text:p>477,637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1202" calcext:value-type="float">
            <text:p>361202</text:p>
          </table:table-cell>
          <table:table-cell office:value-type="float" office:value="37997.7" calcext:value-type="float">
            <text:p>37997.7</text:p>
          </table:table-cell>
          <table:table-cell office:value-type="float" office:value="51912.5" calcext:value-type="float">
            <text:p>51912.5</text:p>
          </table:table-cell>
          <table:table-cell office:value-type="float" office:value="13440" calcext:value-type="float">
            <text:p>13440</text:p>
          </table:table-cell>
          <table:table-cell office:value-type="float" office:value="453900" calcext:value-type="float">
            <text:p>453900</text:p>
          </table:table-cell>
          <table:table-cell office:value-type="float" office:value="454035" calcext:value-type="float">
            <text:p>454035</text:p>
          </table:table-cell>
          <table:table-cell/>
          <table:table-cell table:formula="of:=SUM([.B3:.E3])" office:value-type="float" office:value="464552.2" calcext:value-type="float">
            <text:p>464,552.20</text:p>
          </table:table-cell>
          <table:table-cell table:style-name="ce13" table:formula="of:=COM.MICROSOFT.MINIFS([.I$1:.I$1048576];[.F$1:.F$1048576];&quot;&lt;=&quot;&amp;[.F3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0029" calcext:value-type="float">
            <text:p>370029</text:p>
          </table:table-cell>
          <table:table-cell office:value-type="float" office:value="35991.4" calcext:value-type="float">
            <text:p>35991.4</text:p>
          </table:table-cell>
          <table:table-cell office:value-type="float" office:value="55809.1" calcext:value-type="float">
            <text:p>55809.1</text:p>
          </table:table-cell>
          <table:table-cell office:value-type="float" office:value="22230.6" calcext:value-type="float">
            <text:p>22230.6</text:p>
          </table:table-cell>
          <table:table-cell office:value-type="float" office:value="454036" calcext:value-type="float">
            <text:p>454036</text:p>
          </table:table-cell>
          <table:table-cell office:value-type="float" office:value="455234" calcext:value-type="float">
            <text:p>455234</text:p>
          </table:table-cell>
          <table:table-cell/>
          <table:table-cell table:formula="of:=SUM([.B4:.E4])" office:value-type="float" office:value="484060.1" calcext:value-type="float">
            <text:p>484,060.10</text:p>
          </table:table-cell>
          <table:table-cell table:style-name="ce13" table:formula="of:=COM.MICROSOFT.MINIFS([.I$1:.I$1048576];[.F$1:.F$1048576];&quot;&lt;=&quot;&amp;[.F4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127" calcext:value-type="float">
            <text:p>368127</text:p>
          </table:table-cell>
          <table:table-cell office:value-type="float" office:value="35921.5" calcext:value-type="float">
            <text:p>35921.5</text:p>
          </table:table-cell>
          <table:table-cell office:value-type="float" office:value="56330.8" calcext:value-type="float">
            <text:p>56330.8</text:p>
          </table:table-cell>
          <table:table-cell office:value-type="float" office:value="6720" calcext:value-type="float">
            <text:p>6720</text:p>
          </table:table-cell>
          <table:table-cell office:value-type="float" office:value="455235" calcext:value-type="float">
            <text:p>455235</text:p>
          </table:table-cell>
          <table:table-cell office:value-type="float" office:value="456195" calcext:value-type="float">
            <text:p>456195</text:p>
          </table:table-cell>
          <table:table-cell/>
          <table:table-cell table:formula="of:=SUM([.B5:.E5])" office:value-type="float" office:value="467099.3" calcext:value-type="float">
            <text:p>467,099.30</text:p>
          </table:table-cell>
          <table:table-cell table:style-name="ce13" table:formula="of:=COM.MICROSOFT.MINIFS([.I$1:.I$1048576];[.F$1:.F$1048576];&quot;&lt;=&quot;&amp;[.F5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3852" calcext:value-type="float">
            <text:p>363852</text:p>
          </table:table-cell>
          <table:table-cell office:value-type="float" office:value="36847.3" calcext:value-type="float">
            <text:p>36847.3</text:p>
          </table:table-cell>
          <table:table-cell office:value-type="float" office:value="50947.6" calcext:value-type="float">
            <text:p>50947.6</text:p>
          </table:table-cell>
          <table:table-cell office:value-type="float" office:value="6720" calcext:value-type="float">
            <text:p>6720</text:p>
          </table:table-cell>
          <table:table-cell office:value-type="float" office:value="456196" calcext:value-type="float">
            <text:p>456196</text:p>
          </table:table-cell>
          <table:table-cell office:value-type="float" office:value="457394" calcext:value-type="float">
            <text:p>457394</text:p>
          </table:table-cell>
          <table:table-cell/>
          <table:table-cell table:formula="of:=SUM([.B6:.E6])" office:value-type="float" office:value="458366.9" calcext:value-type="float">
            <text:p>458,366.90</text:p>
          </table:table-cell>
          <table:table-cell table:style-name="ce13" table:formula="of:=COM.MICROSOFT.MINIFS([.I$1:.I$1048576];[.F$1:.F$1048576];&quot;&lt;=&quot;&amp;[.F6])" office:value-type="float" office:value="458366.9" calcext:value-type="float">
            <text:p>458,366.9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9572" calcext:value-type="float">
            <text:p>359572</text:p>
          </table:table-cell>
          <table:table-cell office:value-type="float" office:value="38896" calcext:value-type="float">
            <text:p>38896</text:p>
          </table:table-cell>
          <table:table-cell office:value-type="float" office:value="52599.2" calcext:value-type="float">
            <text:p>52599.2</text:p>
          </table:table-cell>
          <table:table-cell office:value-type="float" office:value="-0.00000000000700311" calcext:value-type="float">
            <text:p>-7.00311E-12</text:p>
          </table:table-cell>
          <table:table-cell office:value-type="float" office:value="457395" calcext:value-type="float">
            <text:p>457395</text:p>
          </table:table-cell>
          <table:table-cell office:value-type="float" office:value="463874" calcext:value-type="float">
            <text:p>463874</text:p>
          </table:table-cell>
          <table:table-cell/>
          <table:table-cell table:formula="of:=SUM([.B7:.E7])" office:value-type="float" office:value="451067.2" calcext:value-type="float">
            <text:p>451,067.20</text:p>
          </table:table-cell>
          <table:table-cell table:style-name="ce13" table:formula="of:=COM.MICROSOFT.MINIFS([.I$1:.I$1048576];[.F$1:.F$1048576];&quot;&lt;=&quot;&amp;[.F7])" office:value-type="float" office:value="451067.2" calcext:value-type="float">
            <text:p>451,067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9552" calcext:value-type="float">
            <text:p>359552</text:p>
          </table:table-cell>
          <table:table-cell office:value-type="float" office:value="55430.5" calcext:value-type="float">
            <text:p>55430.5</text:p>
          </table:table-cell>
          <table:table-cell office:value-type="float" office:value="53296.5" calcext:value-type="float">
            <text:p>53296.5</text:p>
          </table:table-cell>
          <table:table-cell office:value-type="float" office:value="0" calcext:value-type="float">
            <text:p>0</text:p>
          </table:table-cell>
          <table:table-cell office:value-type="float" office:value="463875" calcext:value-type="float">
            <text:p>463875</text:p>
          </table:table-cell>
          <table:table-cell office:value-type="float" office:value="650000" calcext:value-type="float">
            <text:p>650000</text:p>
          </table:table-cell>
          <table:table-cell/>
          <table:table-cell table:formula="of:=SUM([.B8:.E8])" office:value-type="float" office:value="468279" calcext:value-type="float">
            <text:p>468,279.00</text:p>
          </table:table-cell>
          <table:table-cell table:style-name="ce13" table:formula="of:=COM.MICROSOFT.MINIFS([.I$1:.I$1048576];[.F$1:.F$1048576];&quot;&lt;=&quot;&amp;[.F8])" office:value-type="float" office:value="451067.2" calcext:value-type="float">
            <text:p>451,067.20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55" office:value-type="string" calcext:value-type="string" table:number-columns-spanned="4" table:number-rows-spanned="1">
            <text:p>Costs</text:p>
          </table:table-cell>
          <table:covered-table-cell table:number-columns-repeated="3" table:style-name="ce56"/>
          <table:table-cell table:style-name="ce55" office:value-type="string" calcext:value-type="string" table:number-columns-spanned="2" table:number-rows-spanned="1">
            <text:p>Capacity</text:p>
          </table:table-cell>
          <table:covered-table-cell table:style-name="ce56"/>
          <table:table-cell table:style-name="ce55" office:value-type="string" calcext:value-type="string" table:number-columns-spanned="1" table:number-rows-spanned="2">
            <text:p>Total Cost</text:p>
          </table:table-cell>
          <table:table-cell table:number-columns-repeated="2"/>
        </table:table-row>
        <table:table-row table:style-name="ro1">
          <table:table-cell/>
          <table:table-cell table:style-name="ce56" office:value-type="string" calcext:value-type="string">
            <text:p>stock</text:p>
          </table:table-cell>
          <table:table-cell table:style-name="ce56" office:value-type="string" calcext:value-type="string">
            <text:p>backlog</text:p>
          </table:table-cell>
          <table:table-cell table:style-name="ce56" office:value-type="string" calcext:value-type="string">
            <text:p>setup</text:p>
          </table:table-cell>
          <table:table-cell table:style-name="ce56" office:value-type="string" calcext:value-type="string">
            <text:p>production</text:p>
          </table:table-cell>
          <table:table-cell table:style-name="ce56" office:value-type="string" calcext:value-type="string">
            <text:p>used</text:p>
          </table:table-cell>
          <table:table-cell table:style-name="ce56" office:value-type="string" calcext:value-type="string">
            <text:p>total</text:p>
          </table:table-cell>
          <table:covered-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80765" calcext:value-type="float">
            <text:p>380,765.00</text:p>
          </table:table-cell>
          <table:table-cell table:style-name="ce57" office:value-type="float" office:value="44888.8" calcext:value-type="float">
            <text:p>44,888.80</text:p>
          </table:table-cell>
          <table:table-cell table:style-name="ce57" office:value-type="float" office:value="55047.2" calcext:value-type="float">
            <text:p>55,047.20</text:p>
          </table:table-cell>
          <table:table-cell table:style-name="ce57" office:value-type="float" office:value="13440" calcext:value-type="float">
            <text:p>13,440.00</text:p>
          </table:table-cell>
          <table:table-cell table:style-name="ce57" office:value-type="float" office:value="452834" calcext:value-type="float">
            <text:p>452,834.00</text:p>
          </table:table-cell>
          <table:table-cell table:style-name="ce57" office:value-type="float" office:value="452939" calcext:value-type="float">
            <text:p>452,939.00</text:p>
          </table:table-cell>
          <table:table-cell table:style-name="ce57" table:formula="of:=[.I17]" office:value-type="float" office:value="494141" calcext:value-type="float">
            <text:p>494,141.00</text:p>
          </table:table-cell>
          <table:table-cell table:formula="of:=SUM([.B17:.E17])" office:value-type="float" office:value="494141" calcext:value-type="float">
            <text:p>494,141.00</text:p>
          </table:table-cell>
          <table:table-cell table:style-name="ce13" table:formula="of:=COM.MICROSOFT.MINIFS([.I$1:.I$1048576];[.F$1:.F$1048576];&quot;&lt;=&quot;&amp;[.F17])" office:value-type="float" office:value="494141" calcext:value-type="float">
            <text:p>494,141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75217" calcext:value-type="float">
            <text:p>375,217.00</text:p>
          </table:table-cell>
          <table:table-cell table:style-name="ce57" office:value-type="float" office:value="34952.9" calcext:value-type="float">
            <text:p>34,952.90</text:p>
          </table:table-cell>
          <table:table-cell table:style-name="ce57" office:value-type="float" office:value="54027.1" calcext:value-type="float">
            <text:p>54,027.10</text:p>
          </table:table-cell>
          <table:table-cell table:style-name="ce57" office:value-type="float" office:value="13440" calcext:value-type="float">
            <text:p>13,440.00</text:p>
          </table:table-cell>
          <table:table-cell table:style-name="ce57" office:value-type="float" office:value="452940" calcext:value-type="float">
            <text:p>452,940.00</text:p>
          </table:table-cell>
          <table:table-cell table:style-name="ce57" office:value-type="float" office:value="453899" calcext:value-type="float">
            <text:p>453,899.00</text:p>
          </table:table-cell>
          <table:table-cell table:style-name="ce57" table:formula="of:=[.I18]" office:value-type="float" office:value="477637" calcext:value-type="float">
            <text:p>477,637.00</text:p>
          </table:table-cell>
          <table:table-cell table:formula="of:=SUM([.B18:.E18])" office:value-type="float" office:value="477637" calcext:value-type="float">
            <text:p>477,637.00</text:p>
          </table:table-cell>
          <table:table-cell table:style-name="ce13" table:formula="of:=COM.MICROSOFT.MINIFS([.I$1:.I$1048576];[.F$1:.F$1048576];&quot;&lt;=&quot;&amp;[.F18])" office:value-type="float" office:value="477637" calcext:value-type="float">
            <text:p>477,637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61202" calcext:value-type="float">
            <text:p>361,202.00</text:p>
          </table:table-cell>
          <table:table-cell table:style-name="ce57" office:value-type="float" office:value="37997.7" calcext:value-type="float">
            <text:p>37,997.70</text:p>
          </table:table-cell>
          <table:table-cell table:style-name="ce57" office:value-type="float" office:value="51912.5" calcext:value-type="float">
            <text:p>51,912.50</text:p>
          </table:table-cell>
          <table:table-cell table:style-name="ce57" office:value-type="float" office:value="13440" calcext:value-type="float">
            <text:p>13,440.00</text:p>
          </table:table-cell>
          <table:table-cell table:style-name="ce57" office:value-type="float" office:value="453900" calcext:value-type="float">
            <text:p>453,900.00</text:p>
          </table:table-cell>
          <table:table-cell table:style-name="ce57" office:value-type="float" office:value="456195" calcext:value-type="float">
            <text:p>456,195.00</text:p>
          </table:table-cell>
          <table:table-cell table:style-name="ce57" table:formula="of:=[.I19]" office:value-type="float" office:value="464552.2" calcext:value-type="float">
            <text:p>464,552.20</text:p>
          </table:table-cell>
          <table:table-cell table:formula="of:=SUM([.B19:.E19])" office:value-type="float" office:value="464552.2" calcext:value-type="float">
            <text:p>464,552.20</text:p>
          </table:table-cell>
          <table:table-cell table:style-name="ce13" table:formula="of:=COM.MICROSOFT.MINIFS([.I$1:.I$1048576];[.F$1:.F$1048576];&quot;&lt;=&quot;&amp;[.F19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63852" calcext:value-type="float">
            <text:p>363,852.00</text:p>
          </table:table-cell>
          <table:table-cell table:style-name="ce57" office:value-type="float" office:value="36847.3" calcext:value-type="float">
            <text:p>36,847.30</text:p>
          </table:table-cell>
          <table:table-cell table:style-name="ce57" office:value-type="float" office:value="50947.6" calcext:value-type="float">
            <text:p>50,947.60</text:p>
          </table:table-cell>
          <table:table-cell table:style-name="ce57" office:value-type="float" office:value="6720" calcext:value-type="float">
            <text:p>6,720.00</text:p>
          </table:table-cell>
          <table:table-cell table:style-name="ce57" office:value-type="float" office:value="456196" calcext:value-type="float">
            <text:p>456,196.00</text:p>
          </table:table-cell>
          <table:table-cell table:style-name="ce57" office:value-type="float" office:value="457394" calcext:value-type="float">
            <text:p>457,394.00</text:p>
          </table:table-cell>
          <table:table-cell table:style-name="ce57" table:formula="of:=[.I20]" office:value-type="float" office:value="458366.9" calcext:value-type="float">
            <text:p>458,366.90</text:p>
          </table:table-cell>
          <table:table-cell table:formula="of:=SUM([.B20:.E20])" office:value-type="float" office:value="458366.9" calcext:value-type="float">
            <text:p>458,366.90</text:p>
          </table:table-cell>
          <table:table-cell table:style-name="ce13" table:formula="of:=COM.MICROSOFT.MINIFS([.I$1:.I$1048576];[.F$1:.F$1048576];&quot;&lt;=&quot;&amp;[.F20])" office:value-type="float" office:value="458366.9" calcext:value-type="float">
            <text:p>458,366.9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59572" calcext:value-type="float">
            <text:p>359,572.00</text:p>
          </table:table-cell>
          <table:table-cell table:style-name="ce57" office:value-type="float" office:value="38896" calcext:value-type="float">
            <text:p>38,896.00</text:p>
          </table:table-cell>
          <table:table-cell table:style-name="ce57" office:value-type="float" office:value="52599.2" calcext:value-type="float">
            <text:p>52,599.20</text:p>
          </table:table-cell>
          <table:table-cell table:style-name="ce57" office:value-type="float" office:value="-0.00000000000700311" calcext:value-type="float">
            <text:p>0.00</text:p>
          </table:table-cell>
          <table:table-cell table:style-name="ce57" office:value-type="float" office:value="457395" calcext:value-type="float">
            <text:p>457,395.00</text:p>
          </table:table-cell>
          <table:table-cell table:style-name="ce57" office:value-type="float" office:value="650000" calcext:value-type="float">
            <text:p>650,000.00</text:p>
          </table:table-cell>
          <table:table-cell table:style-name="ce57" table:formula="of:=[.I21]" office:value-type="float" office:value="451067.2" calcext:value-type="float">
            <text:p>451,067.20</text:p>
          </table:table-cell>
          <table:table-cell table:formula="of:=SUM([.B21:.E21])" office:value-type="float" office:value="451067.2" calcext:value-type="float">
            <text:p>451,067.20</text:p>
          </table:table-cell>
          <table:table-cell table:style-name="ce13" table:formula="of:=COM.MICROSOFT.MINIFS([.I$1:.I$1048576];[.F$1:.F$1048576];&quot;&lt;=&quot;&amp;[.F21])" office:value-type="float" office:value="451067.2" calcext:value-type="float">
            <text:p>451,067.20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7 - P11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11.txt</text:p>
          </table:table-cell>
          <table:table-cell office:value-type="float" office:value="129330" calcext:value-type="float">
            <text:p>129330</text:p>
          </table:table-cell>
          <table:table-cell office:value-type="float" office:value="23953.1" calcext:value-type="float">
            <text:p>23953.1</text:p>
          </table:table-cell>
          <table:table-cell office:value-type="float" office:value="49751.6" calcext:value-type="float">
            <text:p>49751.6</text:p>
          </table:table-cell>
          <table:table-cell office:value-type="float" office:value="200589" calcext:value-type="float">
            <text:p>200589</text:p>
          </table:table-cell>
          <table:table-cell table:number-columns-repeated="2" office:value-type="float" office:value="130895" calcext:value-type="float">
            <text:p>130895</text:p>
          </table:table-cell>
          <table:table-cell/>
          <table:table-cell table:formula="of:=SUM([.B1:.E1])" office:value-type="float" office:value="403623.7" calcext:value-type="float">
            <text:p>403623.7</text:p>
          </table:table-cell>
          <table:table-cell table:formula="of:=COM.MICROSOFT.MINIFS([.I$1:.I$1048576];[.F$1:.F$1048576];&quot;&lt;=&quot;&amp;[.F1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837" calcext:value-type="float">
            <text:p>134837</text:p>
          </table:table-cell>
          <table:table-cell office:value-type="float" office:value="16186.4" calcext:value-type="float">
            <text:p>16186.4</text:p>
          </table:table-cell>
          <table:table-cell office:value-type="float" office:value="49047.6" calcext:value-type="float">
            <text:p>49047.6</text:p>
          </table:table-cell>
          <table:table-cell office:value-type="float" office:value="205992" calcext:value-type="float">
            <text:p>205992</text:p>
          </table:table-cell>
          <table:table-cell table:number-columns-repeated="2" office:value-type="float" office:value="130896" calcext:value-type="float">
            <text:p>130896</text:p>
          </table:table-cell>
          <table:table-cell/>
          <table:table-cell table:formula="of:=SUM([.B2:.E2])" office:value-type="float" office:value="406063" calcext:value-type="float">
            <text:p>406063</text:p>
          </table:table-cell>
          <table:table-cell table:formula="of:=COM.MICROSOFT.MINIFS([.I$1:.I$1048576];[.F$1:.F$1048576];&quot;&lt;=&quot;&amp;[.F2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092" calcext:value-type="float">
            <text:p>134092</text:p>
          </table:table-cell>
          <table:table-cell office:value-type="float" office:value="15505" calcext:value-type="float">
            <text:p>15505</text:p>
          </table:table-cell>
          <table:table-cell office:value-type="float" office:value="49471.5" calcext:value-type="float">
            <text:p>49471.5</text:p>
          </table:table-cell>
          <table:table-cell office:value-type="float" office:value="208088" calcext:value-type="float">
            <text:p>208088</text:p>
          </table:table-cell>
          <table:table-cell table:number-columns-repeated="2" office:value-type="float" office:value="130897" calcext:value-type="float">
            <text:p>130897</text:p>
          </table:table-cell>
          <table:table-cell/>
          <table:table-cell table:formula="of:=SUM([.B3:.E3])" office:value-type="float" office:value="407156.5" calcext:value-type="float">
            <text:p>407156.5</text:p>
          </table:table-cell>
          <table:table-cell table:formula="of:=COM.MICROSOFT.MINIFS([.I$1:.I$1048576];[.F$1:.F$1048576];&quot;&lt;=&quot;&amp;[.F3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61" calcext:value-type="float">
            <text:p>130361</text:p>
          </table:table-cell>
          <table:table-cell office:value-type="float" office:value="25494.5" calcext:value-type="float">
            <text:p>25494.5</text:p>
          </table:table-cell>
          <table:table-cell office:value-type="float" office:value="52688.9" calcext:value-type="float">
            <text:p>52688.9</text:p>
          </table:table-cell>
          <table:table-cell office:value-type="float" office:value="199285" calcext:value-type="float">
            <text:p>199285</text:p>
          </table:table-cell>
          <table:table-cell table:number-columns-repeated="2" office:value-type="float" office:value="130898" calcext:value-type="float">
            <text:p>130898</text:p>
          </table:table-cell>
          <table:table-cell/>
          <table:table-cell table:formula="of:=SUM([.B4:.E4])" office:value-type="float" office:value="407829.4" calcext:value-type="float">
            <text:p>407829.4</text:p>
          </table:table-cell>
          <table:table-cell table:formula="of:=COM.MICROSOFT.MINIFS([.I$1:.I$1048576];[.F$1:.F$1048576];&quot;&lt;=&quot;&amp;[.F4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535" calcext:value-type="float">
            <text:p>124535</text:p>
          </table:table-cell>
          <table:table-cell office:value-type="float" office:value="22913" calcext:value-type="float">
            <text:p>22913</text:p>
          </table:table-cell>
          <table:table-cell office:value-type="float" office:value="51967.1" calcext:value-type="float">
            <text:p>51967.1</text:p>
          </table:table-cell>
          <table:table-cell office:value-type="float" office:value="206336" calcext:value-type="float">
            <text:p>206336</text:p>
          </table:table-cell>
          <table:table-cell table:number-columns-repeated="2" office:value-type="float" office:value="130899" calcext:value-type="float">
            <text:p>130899</text:p>
          </table:table-cell>
          <table:table-cell/>
          <table:table-cell table:formula="of:=SUM([.B5:.E5])" office:value-type="float" office:value="405751.1" calcext:value-type="float">
            <text:p>405751.1</text:p>
          </table:table-cell>
          <table:table-cell table:formula="of:=COM.MICROSOFT.MINIFS([.I$1:.I$1048576];[.F$1:.F$1048576];&quot;&lt;=&quot;&amp;[.F5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81" calcext:value-type="float">
            <text:p>128281</text:p>
          </table:table-cell>
          <table:table-cell office:value-type="float" office:value="24495.3" calcext:value-type="float">
            <text:p>24495.3</text:p>
          </table:table-cell>
          <table:table-cell office:value-type="float" office:value="52831.1" calcext:value-type="float">
            <text:p>52831.1</text:p>
          </table:table-cell>
          <table:table-cell office:value-type="float" office:value="201677" calcext:value-type="float">
            <text:p>201677</text:p>
          </table:table-cell>
          <table:table-cell table:number-columns-repeated="2" office:value-type="float" office:value="130900" calcext:value-type="float">
            <text:p>130900</text:p>
          </table:table-cell>
          <table:table-cell/>
          <table:table-cell table:formula="of:=SUM([.B6:.E6])" office:value-type="float" office:value="407284.4" calcext:value-type="float">
            <text:p>407284.4</text:p>
          </table:table-cell>
          <table:table-cell table:formula="of:=COM.MICROSOFT.MINIFS([.I$1:.I$1048576];[.F$1:.F$1048576];&quot;&lt;=&quot;&amp;[.F6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761" calcext:value-type="float">
            <text:p>130761</text:p>
          </table:table-cell>
          <table:table-cell office:value-type="float" office:value="18150.6" calcext:value-type="float">
            <text:p>18150.6</text:p>
          </table:table-cell>
          <table:table-cell office:value-type="float" office:value="49792.5" calcext:value-type="float">
            <text:p>49792.5</text:p>
          </table:table-cell>
          <table:table-cell office:value-type="float" office:value="207286" calcext:value-type="float">
            <text:p>207286</text:p>
          </table:table-cell>
          <table:table-cell table:number-columns-repeated="2" office:value-type="float" office:value="130901" calcext:value-type="float">
            <text:p>130901</text:p>
          </table:table-cell>
          <table:table-cell/>
          <table:table-cell table:formula="of:=SUM([.B7:.E7])" office:value-type="float" office:value="405990.1" calcext:value-type="float">
            <text:p>405990.1</text:p>
          </table:table-cell>
          <table:table-cell table:formula="of:=COM.MICROSOFT.MINIFS([.I$1:.I$1048576];[.F$1:.F$1048576];&quot;&lt;=&quot;&amp;[.F7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692" calcext:value-type="float">
            <text:p>129692</text:p>
          </table:table-cell>
          <table:table-cell office:value-type="float" office:value="22691.9" calcext:value-type="float">
            <text:p>22691.9</text:p>
          </table:table-cell>
          <table:table-cell office:value-type="float" office:value="48753.8" calcext:value-type="float">
            <text:p>48753.8</text:p>
          </table:table-cell>
          <table:table-cell office:value-type="float" office:value="201429" calcext:value-type="float">
            <text:p>201429</text:p>
          </table:table-cell>
          <table:table-cell table:number-columns-repeated="2" office:value-type="float" office:value="130902" calcext:value-type="float">
            <text:p>130902</text:p>
          </table:table-cell>
          <table:table-cell/>
          <table:table-cell table:formula="of:=SUM([.B8:.E8])" office:value-type="float" office:value="402566.7" calcext:value-type="float">
            <text:p>402566.7</text:p>
          </table:table-cell>
          <table:table-cell table:formula="of:=COM.MICROSOFT.MINIFS([.I$1:.I$1048576];[.F$1:.F$1048576];&quot;&lt;=&quot;&amp;[.F8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403" calcext:value-type="float">
            <text:p>129403</text:p>
          </table:table-cell>
          <table:table-cell office:value-type="float" office:value="24401.7" calcext:value-type="float">
            <text:p>24401.7</text:p>
          </table:table-cell>
          <table:table-cell office:value-type="float" office:value="50656" calcext:value-type="float">
            <text:p>50656</text:p>
          </table:table-cell>
          <table:table-cell office:value-type="float" office:value="201628" calcext:value-type="float">
            <text:p>201628</text:p>
          </table:table-cell>
          <table:table-cell table:number-columns-repeated="2" office:value-type="float" office:value="130903" calcext:value-type="float">
            <text:p>130903</text:p>
          </table:table-cell>
          <table:table-cell/>
          <table:table-cell table:formula="of:=SUM([.B9:.E9])" office:value-type="float" office:value="406088.7" calcext:value-type="float">
            <text:p>406088.7</text:p>
          </table:table-cell>
          <table:table-cell table:formula="of:=COM.MICROSOFT.MINIFS([.I$1:.I$1048576];[.F$1:.F$1048576];&quot;&lt;=&quot;&amp;[.F9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551" calcext:value-type="float">
            <text:p>128551</text:p>
          </table:table-cell>
          <table:table-cell office:value-type="float" office:value="24323.4" calcext:value-type="float">
            <text:p>24323.4</text:p>
          </table:table-cell>
          <table:table-cell office:value-type="float" office:value="53235.2" calcext:value-type="float">
            <text:p>53235.2</text:p>
          </table:table-cell>
          <table:table-cell office:value-type="float" office:value="205552" calcext:value-type="float">
            <text:p>205552</text:p>
          </table:table-cell>
          <table:table-cell table:number-columns-repeated="2" office:value-type="float" office:value="130904" calcext:value-type="float">
            <text:p>130904</text:p>
          </table:table-cell>
          <table:table-cell/>
          <table:table-cell table:formula="of:=SUM([.B10:.E10])" office:value-type="float" office:value="411661.6" calcext:value-type="float">
            <text:p>411661.6</text:p>
          </table:table-cell>
          <table:table-cell table:formula="of:=COM.MICROSOFT.MINIFS([.I$1:.I$1048576];[.F$1:.F$1048576];&quot;&lt;=&quot;&amp;[.F10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420" calcext:value-type="float">
            <text:p>130420</text:p>
          </table:table-cell>
          <table:table-cell office:value-type="float" office:value="22397.4" calcext:value-type="float">
            <text:p>22397.4</text:p>
          </table:table-cell>
          <table:table-cell office:value-type="float" office:value="50632.3" calcext:value-type="float">
            <text:p>50632.3</text:p>
          </table:table-cell>
          <table:table-cell office:value-type="float" office:value="202007" calcext:value-type="float">
            <text:p>202007</text:p>
          </table:table-cell>
          <table:table-cell table:number-columns-repeated="2" office:value-type="float" office:value="130905" calcext:value-type="float">
            <text:p>130905</text:p>
          </table:table-cell>
          <table:table-cell/>
          <table:table-cell table:formula="of:=SUM([.B11:.E11])" office:value-type="float" office:value="405456.7" calcext:value-type="float">
            <text:p>405456.7</text:p>
          </table:table-cell>
          <table:table-cell table:formula="of:=COM.MICROSOFT.MINIFS([.I$1:.I$1048576];[.F$1:.F$1048576];&quot;&lt;=&quot;&amp;[.F11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078" calcext:value-type="float">
            <text:p>124078</text:p>
          </table:table-cell>
          <table:table-cell office:value-type="float" office:value="24306.5" calcext:value-type="float">
            <text:p>24306.5</text:p>
          </table:table-cell>
          <table:table-cell office:value-type="float" office:value="51656.6" calcext:value-type="float">
            <text:p>51656.6</text:p>
          </table:table-cell>
          <table:table-cell office:value-type="float" office:value="204662" calcext:value-type="float">
            <text:p>204662</text:p>
          </table:table-cell>
          <table:table-cell table:number-columns-repeated="2" office:value-type="float" office:value="130906" calcext:value-type="float">
            <text:p>130906</text:p>
          </table:table-cell>
          <table:table-cell/>
          <table:table-cell table:formula="of:=SUM([.B12:.E12])" office:value-type="float" office:value="404703.1" calcext:value-type="float">
            <text:p>404703.1</text:p>
          </table:table-cell>
          <table:table-cell table:formula="of:=COM.MICROSOFT.MINIFS([.I$1:.I$1048576];[.F$1:.F$1048576];&quot;&lt;=&quot;&amp;[.F12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227" calcext:value-type="float">
            <text:p>130227</text:p>
          </table:table-cell>
          <table:table-cell office:value-type="float" office:value="22370.3" calcext:value-type="float">
            <text:p>22370.3</text:p>
          </table:table-cell>
          <table:table-cell office:value-type="float" office:value="51019.6" calcext:value-type="float">
            <text:p>51019.6</text:p>
          </table:table-cell>
          <table:table-cell office:value-type="float" office:value="203550" calcext:value-type="float">
            <text:p>203550</text:p>
          </table:table-cell>
          <table:table-cell table:number-columns-repeated="2" office:value-type="float" office:value="130907" calcext:value-type="float">
            <text:p>130907</text:p>
          </table:table-cell>
          <table:table-cell/>
          <table:table-cell table:formula="of:=SUM([.B13:.E13])" office:value-type="float" office:value="407166.9" calcext:value-type="float">
            <text:p>407166.9</text:p>
          </table:table-cell>
          <table:table-cell table:formula="of:=COM.MICROSOFT.MINIFS([.I$1:.I$1048576];[.F$1:.F$1048576];&quot;&lt;=&quot;&amp;[.F13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5740" calcext:value-type="float">
            <text:p>135740</text:p>
          </table:table-cell>
          <table:table-cell office:value-type="float" office:value="15539.7" calcext:value-type="float">
            <text:p>15539.7</text:p>
          </table:table-cell>
          <table:table-cell office:value-type="float" office:value="50756.9" calcext:value-type="float">
            <text:p>50756.9</text:p>
          </table:table-cell>
          <table:table-cell office:value-type="float" office:value="207395" calcext:value-type="float">
            <text:p>207395</text:p>
          </table:table-cell>
          <table:table-cell table:number-columns-repeated="2" office:value-type="float" office:value="130908" calcext:value-type="float">
            <text:p>130908</text:p>
          </table:table-cell>
          <table:table-cell/>
          <table:table-cell table:formula="of:=SUM([.B14:.E14])" office:value-type="float" office:value="409431.6" calcext:value-type="float">
            <text:p>409431.6</text:p>
          </table:table-cell>
          <table:table-cell table:formula="of:=COM.MICROSOFT.MINIFS([.I$1:.I$1048576];[.F$1:.F$1048576];&quot;&lt;=&quot;&amp;[.F14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8" calcext:value-type="float">
            <text:p>125488</text:p>
          </table:table-cell>
          <table:table-cell office:value-type="float" office:value="21547.9" calcext:value-type="float">
            <text:p>21547.9</text:p>
          </table:table-cell>
          <table:table-cell office:value-type="float" office:value="51242" calcext:value-type="float">
            <text:p>51242</text:p>
          </table:table-cell>
          <table:table-cell office:value-type="float" office:value="208024" calcext:value-type="float">
            <text:p>208024</text:p>
          </table:table-cell>
          <table:table-cell table:number-columns-repeated="2" office:value-type="float" office:value="130909" calcext:value-type="float">
            <text:p>130909</text:p>
          </table:table-cell>
          <table:table-cell/>
          <table:table-cell table:formula="of:=SUM([.B15:.E15])" office:value-type="float" office:value="406301.9" calcext:value-type="float">
            <text:p>406301.9</text:p>
          </table:table-cell>
          <table:table-cell table:formula="of:=COM.MICROSOFT.MINIFS([.I$1:.I$1048576];[.F$1:.F$1048576];&quot;&lt;=&quot;&amp;[.F15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40688" calcext:value-type="float">
            <text:p>140688</text:p>
          </table:table-cell>
          <table:table-cell office:value-type="float" office:value="9270.19" calcext:value-type="float">
            <text:p>9270.19</text:p>
          </table:table-cell>
          <table:table-cell office:value-type="float" office:value="46891.5" calcext:value-type="float">
            <text:p>46891.5</text:p>
          </table:table-cell>
          <table:table-cell office:value-type="float" office:value="206709" calcext:value-type="float">
            <text:p>206709</text:p>
          </table:table-cell>
          <table:table-cell table:number-columns-repeated="2" office:value-type="float" office:value="130910" calcext:value-type="float">
            <text:p>130910</text:p>
          </table:table-cell>
          <table:table-cell/>
          <table:table-cell table:formula="of:=SUM([.B16:.E16])" office:value-type="float" office:value="403558.69" calcext:value-type="float">
            <text:p>403558.69</text:p>
          </table:table-cell>
          <table:table-cell table:formula="of:=COM.MICROSOFT.MINIFS([.I$1:.I$1048576];[.F$1:.F$1048576];&quot;&lt;=&quot;&amp;[.F16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212" calcext:value-type="float">
            <text:p>136212</text:p>
          </table:table-cell>
          <table:table-cell office:value-type="float" office:value="14384.9" calcext:value-type="float">
            <text:p>14384.9</text:p>
          </table:table-cell>
          <table:table-cell office:value-type="float" office:value="47874.5" calcext:value-type="float">
            <text:p>47874.5</text:p>
          </table:table-cell>
          <table:table-cell office:value-type="float" office:value="203365" calcext:value-type="float">
            <text:p>203365</text:p>
          </table:table-cell>
          <table:table-cell table:number-columns-repeated="2" office:value-type="float" office:value="130911" calcext:value-type="float">
            <text:p>130911</text:p>
          </table:table-cell>
          <table:table-cell/>
          <table:table-cell table:formula="of:=SUM([.B17:.E17])" office:value-type="float" office:value="401836.4" calcext:value-type="float">
            <text:p>401836.4</text:p>
          </table:table-cell>
          <table:table-cell table:formula="of:=COM.MICROSOFT.MINIFS([.I$1:.I$1048576];[.F$1:.F$1048576];&quot;&lt;=&quot;&amp;[.F1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757" calcext:value-type="float">
            <text:p>125757</text:p>
          </table:table-cell>
          <table:table-cell office:value-type="float" office:value="18927.1" calcext:value-type="float">
            <text:p>18927.1</text:p>
          </table:table-cell>
          <table:table-cell office:value-type="float" office:value="49762.9" calcext:value-type="float">
            <text:p>49762.9</text:p>
          </table:table-cell>
          <table:table-cell office:value-type="float" office:value="208801" calcext:value-type="float">
            <text:p>208801</text:p>
          </table:table-cell>
          <table:table-cell table:number-columns-repeated="2" office:value-type="float" office:value="130912" calcext:value-type="float">
            <text:p>130912</text:p>
          </table:table-cell>
          <table:table-cell/>
          <table:table-cell table:formula="of:=SUM([.B18:.E18])" office:value-type="float" office:value="403248" calcext:value-type="float">
            <text:p>403248</text:p>
          </table:table-cell>
          <table:table-cell table:formula="of:=COM.MICROSOFT.MINIFS([.I$1:.I$1048576];[.F$1:.F$1048576];&quot;&lt;=&quot;&amp;[.F1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106" calcext:value-type="float">
            <text:p>127106</text:p>
          </table:table-cell>
          <table:table-cell office:value-type="float" office:value="25311.2" calcext:value-type="float">
            <text:p>25311.2</text:p>
          </table:table-cell>
          <table:table-cell office:value-type="float" office:value="54211.7" calcext:value-type="float">
            <text:p>54211.7</text:p>
          </table:table-cell>
          <table:table-cell office:value-type="float" office:value="206196" calcext:value-type="float">
            <text:p>206196</text:p>
          </table:table-cell>
          <table:table-cell table:number-columns-repeated="2" office:value-type="float" office:value="130913" calcext:value-type="float">
            <text:p>130913</text:p>
          </table:table-cell>
          <table:table-cell/>
          <table:table-cell table:formula="of:=SUM([.B19:.E19])" office:value-type="float" office:value="412824.9" calcext:value-type="float">
            <text:p>412824.9</text:p>
          </table:table-cell>
          <table:table-cell table:formula="of:=COM.MICROSOFT.MINIFS([.I$1:.I$1048576];[.F$1:.F$1048576];&quot;&lt;=&quot;&amp;[.F1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280" calcext:value-type="float">
            <text:p>131280</text:p>
          </table:table-cell>
          <table:table-cell office:value-type="float" office:value="18152.1" calcext:value-type="float">
            <text:p>18152.1</text:p>
          </table:table-cell>
          <table:table-cell office:value-type="float" office:value="52437.2" calcext:value-type="float">
            <text:p>52437.2</text:p>
          </table:table-cell>
          <table:table-cell office:value-type="float" office:value="207108" calcext:value-type="float">
            <text:p>207108</text:p>
          </table:table-cell>
          <table:table-cell table:number-columns-repeated="2" office:value-type="float" office:value="130914" calcext:value-type="float">
            <text:p>130914</text:p>
          </table:table-cell>
          <table:table-cell/>
          <table:table-cell table:formula="of:=SUM([.B20:.E20])" office:value-type="float" office:value="408977.3" calcext:value-type="float">
            <text:p>408977.3</text:p>
          </table:table-cell>
          <table:table-cell table:formula="of:=COM.MICROSOFT.MINIFS([.I$1:.I$1048576];[.F$1:.F$1048576];&quot;&lt;=&quot;&amp;[.F2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599" calcext:value-type="float">
            <text:p>133599</text:p>
          </table:table-cell>
          <table:table-cell office:value-type="float" office:value="20614.6" calcext:value-type="float">
            <text:p>20614.6</text:p>
          </table:table-cell>
          <table:table-cell office:value-type="float" office:value="49641.1" calcext:value-type="float">
            <text:p>49641.1</text:p>
          </table:table-cell>
          <table:table-cell office:value-type="float" office:value="203055" calcext:value-type="float">
            <text:p>203055</text:p>
          </table:table-cell>
          <table:table-cell table:number-columns-repeated="2" office:value-type="float" office:value="130915" calcext:value-type="float">
            <text:p>130915</text:p>
          </table:table-cell>
          <table:table-cell/>
          <table:table-cell table:formula="of:=SUM([.B21:.E21])" office:value-type="float" office:value="406909.7" calcext:value-type="float">
            <text:p>406909.7</text:p>
          </table:table-cell>
          <table:table-cell table:formula="of:=COM.MICROSOFT.MINIFS([.I$1:.I$1048576];[.F$1:.F$1048576];&quot;&lt;=&quot;&amp;[.F2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20" calcext:value-type="float">
            <text:p>129120</text:p>
          </table:table-cell>
          <table:table-cell office:value-type="float" office:value="21403.9" calcext:value-type="float">
            <text:p>21403.9</text:p>
          </table:table-cell>
          <table:table-cell office:value-type="float" office:value="51172.2" calcext:value-type="float">
            <text:p>51172.2</text:p>
          </table:table-cell>
          <table:table-cell office:value-type="float" office:value="204716" calcext:value-type="float">
            <text:p>204716</text:p>
          </table:table-cell>
          <table:table-cell table:number-columns-repeated="2" office:value-type="float" office:value="130916" calcext:value-type="float">
            <text:p>130916</text:p>
          </table:table-cell>
          <table:table-cell/>
          <table:table-cell table:formula="of:=SUM([.B22:.E22])" office:value-type="float" office:value="406412.1" calcext:value-type="float">
            <text:p>406412.1</text:p>
          </table:table-cell>
          <table:table-cell table:formula="of:=COM.MICROSOFT.MINIFS([.I$1:.I$1048576];[.F$1:.F$1048576];&quot;&lt;=&quot;&amp;[.F2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2418" calcext:value-type="float">
            <text:p>132418</text:p>
          </table:table-cell>
          <table:table-cell office:value-type="float" office:value="18228.4" calcext:value-type="float">
            <text:p>18228.4</text:p>
          </table:table-cell>
          <table:table-cell office:value-type="float" office:value="49664.3" calcext:value-type="float">
            <text:p>49664.3</text:p>
          </table:table-cell>
          <table:table-cell office:value-type="float" office:value="207550" calcext:value-type="float">
            <text:p>207550</text:p>
          </table:table-cell>
          <table:table-cell table:number-columns-repeated="2" office:value-type="float" office:value="130917" calcext:value-type="float">
            <text:p>130917</text:p>
          </table:table-cell>
          <table:table-cell/>
          <table:table-cell table:formula="of:=SUM([.B23:.E23])" office:value-type="float" office:value="407860.7" calcext:value-type="float">
            <text:p>407860.7</text:p>
          </table:table-cell>
          <table:table-cell table:formula="of:=COM.MICROSOFT.MINIFS([.I$1:.I$1048576];[.F$1:.F$1048576];&quot;&lt;=&quot;&amp;[.F2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896" calcext:value-type="float">
            <text:p>130896</text:p>
          </table:table-cell>
          <table:table-cell office:value-type="float" office:value="21454.8" calcext:value-type="float">
            <text:p>21454.8</text:p>
          </table:table-cell>
          <table:table-cell office:value-type="float" office:value="52058.8" calcext:value-type="float">
            <text:p>52058.8</text:p>
          </table:table-cell>
          <table:table-cell office:value-type="float" office:value="205309" calcext:value-type="float">
            <text:p>205309</text:p>
          </table:table-cell>
          <table:table-cell table:number-columns-repeated="2" office:value-type="float" office:value="130918" calcext:value-type="float">
            <text:p>130918</text:p>
          </table:table-cell>
          <table:table-cell/>
          <table:table-cell table:formula="of:=SUM([.B24:.E24])" office:value-type="float" office:value="409718.6" calcext:value-type="float">
            <text:p>409718.6</text:p>
          </table:table-cell>
          <table:table-cell table:formula="of:=COM.MICROSOFT.MINIFS([.I$1:.I$1048576];[.F$1:.F$1048576];&quot;&lt;=&quot;&amp;[.F2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791" calcext:value-type="float">
            <text:p>133791</text:p>
          </table:table-cell>
          <table:table-cell office:value-type="float" office:value="19097.7" calcext:value-type="float">
            <text:p>19097.7</text:p>
          </table:table-cell>
          <table:table-cell office:value-type="float" office:value="50040" calcext:value-type="float">
            <text:p>50040</text:p>
          </table:table-cell>
          <table:table-cell office:value-type="float" office:value="200561" calcext:value-type="float">
            <text:p>200561</text:p>
          </table:table-cell>
          <table:table-cell table:number-columns-repeated="2" office:value-type="float" office:value="130919" calcext:value-type="float">
            <text:p>130919</text:p>
          </table:table-cell>
          <table:table-cell/>
          <table:table-cell table:formula="of:=SUM([.B25:.E25])" office:value-type="float" office:value="403489.7" calcext:value-type="float">
            <text:p>403489.7</text:p>
          </table:table-cell>
          <table:table-cell table:formula="of:=COM.MICROSOFT.MINIFS([.I$1:.I$1048576];[.F$1:.F$1048576];&quot;&lt;=&quot;&amp;[.F2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359" calcext:value-type="float">
            <text:p>134359</text:p>
          </table:table-cell>
          <table:table-cell office:value-type="float" office:value="22988.1" calcext:value-type="float">
            <text:p>22988.1</text:p>
          </table:table-cell>
          <table:table-cell office:value-type="float" office:value="52726.6" calcext:value-type="float">
            <text:p>52726.6</text:p>
          </table:table-cell>
          <table:table-cell office:value-type="float" office:value="201480" calcext:value-type="float">
            <text:p>201480</text:p>
          </table:table-cell>
          <table:table-cell table:number-columns-repeated="2" office:value-type="float" office:value="130920" calcext:value-type="float">
            <text:p>130920</text:p>
          </table:table-cell>
          <table:table-cell/>
          <table:table-cell table:formula="of:=SUM([.B26:.E26])" office:value-type="float" office:value="411553.7" calcext:value-type="float">
            <text:p>411553.7</text:p>
          </table:table-cell>
          <table:table-cell table:formula="of:=COM.MICROSOFT.MINIFS([.I$1:.I$1048576];[.F$1:.F$1048576];&quot;&lt;=&quot;&amp;[.F2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923" calcext:value-type="float">
            <text:p>125923</text:p>
          </table:table-cell>
          <table:table-cell office:value-type="float" office:value="19700.9" calcext:value-type="float">
            <text:p>19700.9</text:p>
          </table:table-cell>
          <table:table-cell office:value-type="float" office:value="50976.2" calcext:value-type="float">
            <text:p>50976.2</text:p>
          </table:table-cell>
          <table:table-cell office:value-type="float" office:value="209951" calcext:value-type="float">
            <text:p>209951</text:p>
          </table:table-cell>
          <table:table-cell table:number-columns-repeated="2" office:value-type="float" office:value="130921" calcext:value-type="float">
            <text:p>130921</text:p>
          </table:table-cell>
          <table:table-cell/>
          <table:table-cell table:formula="of:=SUM([.B27:.E27])" office:value-type="float" office:value="406551.1" calcext:value-type="float">
            <text:p>406551.1</text:p>
          </table:table-cell>
          <table:table-cell table:formula="of:=COM.MICROSOFT.MINIFS([.I$1:.I$1048576];[.F$1:.F$1048576];&quot;&lt;=&quot;&amp;[.F2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917" calcext:value-type="float">
            <text:p>127917</text:p>
          </table:table-cell>
          <table:table-cell office:value-type="float" office:value="23267.4" calcext:value-type="float">
            <text:p>23267.4</text:p>
          </table:table-cell>
          <table:table-cell office:value-type="float" office:value="52542.4" calcext:value-type="float">
            <text:p>52542.4</text:p>
          </table:table-cell>
          <table:table-cell office:value-type="float" office:value="206183" calcext:value-type="float">
            <text:p>206183</text:p>
          </table:table-cell>
          <table:table-cell table:number-columns-repeated="2" office:value-type="float" office:value="130922" calcext:value-type="float">
            <text:p>130922</text:p>
          </table:table-cell>
          <table:table-cell/>
          <table:table-cell table:formula="of:=SUM([.B28:.E28])" office:value-type="float" office:value="409909.8" calcext:value-type="float">
            <text:p>409909.8</text:p>
          </table:table-cell>
          <table:table-cell table:formula="of:=COM.MICROSOFT.MINIFS([.I$1:.I$1048576];[.F$1:.F$1048576];&quot;&lt;=&quot;&amp;[.F2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59" calcext:value-type="float">
            <text:p>129159</text:p>
          </table:table-cell>
          <table:table-cell office:value-type="float" office:value="23573.9" calcext:value-type="float">
            <text:p>23573.9</text:p>
          </table:table-cell>
          <table:table-cell office:value-type="float" office:value="49492.4" calcext:value-type="float">
            <text:p>49492.4</text:p>
          </table:table-cell>
          <table:table-cell office:value-type="float" office:value="200963" calcext:value-type="float">
            <text:p>200963</text:p>
          </table:table-cell>
          <table:table-cell table:number-columns-repeated="2" office:value-type="float" office:value="130923" calcext:value-type="float">
            <text:p>130923</text:p>
          </table:table-cell>
          <table:table-cell/>
          <table:table-cell table:formula="of:=SUM([.B29:.E29])" office:value-type="float" office:value="403188.3" calcext:value-type="float">
            <text:p>403188.3</text:p>
          </table:table-cell>
          <table:table-cell table:formula="of:=COM.MICROSOFT.MINIFS([.I$1:.I$1048576];[.F$1:.F$1048576];&quot;&lt;=&quot;&amp;[.F2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575" calcext:value-type="float">
            <text:p>134575</text:p>
          </table:table-cell>
          <table:table-cell office:value-type="float" office:value="17158.7" calcext:value-type="float">
            <text:p>17158.7</text:p>
          </table:table-cell>
          <table:table-cell office:value-type="float" office:value="49347.1" calcext:value-type="float">
            <text:p>49347.1</text:p>
          </table:table-cell>
          <table:table-cell office:value-type="float" office:value="204384" calcext:value-type="float">
            <text:p>204384</text:p>
          </table:table-cell>
          <table:table-cell table:number-columns-repeated="2" office:value-type="float" office:value="130924" calcext:value-type="float">
            <text:p>130924</text:p>
          </table:table-cell>
          <table:table-cell/>
          <table:table-cell table:formula="of:=SUM([.B30:.E30])" office:value-type="float" office:value="405464.8" calcext:value-type="float">
            <text:p>405464.8</text:p>
          </table:table-cell>
          <table:table-cell table:formula="of:=COM.MICROSOFT.MINIFS([.I$1:.I$1048576];[.F$1:.F$1048576];&quot;&lt;=&quot;&amp;[.F3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8700" calcext:value-type="float">
            <text:p>138700</text:p>
          </table:table-cell>
          <table:table-cell office:value-type="float" office:value="16767.9" calcext:value-type="float">
            <text:p>16767.9</text:p>
          </table:table-cell>
          <table:table-cell office:value-type="float" office:value="50016.1" calcext:value-type="float">
            <text:p>50016.1</text:p>
          </table:table-cell>
          <table:table-cell office:value-type="float" office:value="204846" calcext:value-type="float">
            <text:p>204846</text:p>
          </table:table-cell>
          <table:table-cell table:number-columns-repeated="2" office:value-type="float" office:value="130925" calcext:value-type="float">
            <text:p>130925</text:p>
          </table:table-cell>
          <table:table-cell/>
          <table:table-cell table:formula="of:=SUM([.B31:.E31])" office:value-type="float" office:value="410330" calcext:value-type="float">
            <text:p>410330</text:p>
          </table:table-cell>
          <table:table-cell table:formula="of:=COM.MICROSOFT.MINIFS([.I$1:.I$1048576];[.F$1:.F$1048576];&quot;&lt;=&quot;&amp;[.F3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140" calcext:value-type="float">
            <text:p>130140</text:p>
          </table:table-cell>
          <table:table-cell office:value-type="float" office:value="19176.9" calcext:value-type="float">
            <text:p>19176.9</text:p>
          </table:table-cell>
          <table:table-cell office:value-type="float" office:value="49938.9" calcext:value-type="float">
            <text:p>49938.9</text:p>
          </table:table-cell>
          <table:table-cell office:value-type="float" office:value="205415" calcext:value-type="float">
            <text:p>205415</text:p>
          </table:table-cell>
          <table:table-cell table:number-columns-repeated="2" office:value-type="float" office:value="130926" calcext:value-type="float">
            <text:p>130926</text:p>
          </table:table-cell>
          <table:table-cell/>
          <table:table-cell table:formula="of:=SUM([.B32:.E32])" office:value-type="float" office:value="404670.8" calcext:value-type="float">
            <text:p>404670.8</text:p>
          </table:table-cell>
          <table:table-cell table:formula="of:=COM.MICROSOFT.MINIFS([.I$1:.I$1048576];[.F$1:.F$1048576];&quot;&lt;=&quot;&amp;[.F3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363" calcext:value-type="float">
            <text:p>126363</text:p>
          </table:table-cell>
          <table:table-cell office:value-type="float" office:value="24549.6" calcext:value-type="float">
            <text:p>24549.6</text:p>
          </table:table-cell>
          <table:table-cell office:value-type="float" office:value="48762.2" calcext:value-type="float">
            <text:p>48762.2</text:p>
          </table:table-cell>
          <table:table-cell office:value-type="float" office:value="204298" calcext:value-type="float">
            <text:p>204298</text:p>
          </table:table-cell>
          <table:table-cell table:number-columns-repeated="2" office:value-type="float" office:value="130927" calcext:value-type="float">
            <text:p>130927</text:p>
          </table:table-cell>
          <table:table-cell/>
          <table:table-cell table:formula="of:=SUM([.B33:.E33])" office:value-type="float" office:value="403972.8" calcext:value-type="float">
            <text:p>403972.8</text:p>
          </table:table-cell>
          <table:table-cell table:formula="of:=COM.MICROSOFT.MINIFS([.I$1:.I$1048576];[.F$1:.F$1048576];&quot;&lt;=&quot;&amp;[.F3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5593" calcext:value-type="float">
            <text:p>135593</text:p>
          </table:table-cell>
          <table:table-cell office:value-type="float" office:value="18221.9" calcext:value-type="float">
            <text:p>18221.9</text:p>
          </table:table-cell>
          <table:table-cell office:value-type="float" office:value="50037.5" calcext:value-type="float">
            <text:p>50037.5</text:p>
          </table:table-cell>
          <table:table-cell office:value-type="float" office:value="204578" calcext:value-type="float">
            <text:p>204578</text:p>
          </table:table-cell>
          <table:table-cell table:number-columns-repeated="2" office:value-type="float" office:value="130928" calcext:value-type="float">
            <text:p>130928</text:p>
          </table:table-cell>
          <table:table-cell/>
          <table:table-cell table:formula="of:=SUM([.B34:.E34])" office:value-type="float" office:value="408430.4" calcext:value-type="float">
            <text:p>408430.4</text:p>
          </table:table-cell>
          <table:table-cell table:formula="of:=COM.MICROSOFT.MINIFS([.I$1:.I$1048576];[.F$1:.F$1048576];&quot;&lt;=&quot;&amp;[.F3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826" calcext:value-type="float">
            <text:p>130826</text:p>
          </table:table-cell>
          <table:table-cell office:value-type="float" office:value="18960.3" calcext:value-type="float">
            <text:p>18960.3</text:p>
          </table:table-cell>
          <table:table-cell office:value-type="float" office:value="49845.9" calcext:value-type="float">
            <text:p>49845.9</text:p>
          </table:table-cell>
          <table:table-cell office:value-type="float" office:value="205725" calcext:value-type="float">
            <text:p>205725</text:p>
          </table:table-cell>
          <table:table-cell table:number-columns-repeated="2" office:value-type="float" office:value="130929" calcext:value-type="float">
            <text:p>130929</text:p>
          </table:table-cell>
          <table:table-cell/>
          <table:table-cell table:formula="of:=SUM([.B35:.E35])" office:value-type="float" office:value="405357.2" calcext:value-type="float">
            <text:p>405357.2</text:p>
          </table:table-cell>
          <table:table-cell table:formula="of:=COM.MICROSOFT.MINIFS([.I$1:.I$1048576];[.F$1:.F$1048576];&quot;&lt;=&quot;&amp;[.F3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410" calcext:value-type="float">
            <text:p>127410</text:p>
          </table:table-cell>
          <table:table-cell office:value-type="float" office:value="22999.7" calcext:value-type="float">
            <text:p>22999.7</text:p>
          </table:table-cell>
          <table:table-cell office:value-type="float" office:value="50584.7" calcext:value-type="float">
            <text:p>50584.7</text:p>
          </table:table-cell>
          <table:table-cell office:value-type="float" office:value="204380" calcext:value-type="float">
            <text:p>204380</text:p>
          </table:table-cell>
          <table:table-cell table:number-columns-repeated="2" office:value-type="float" office:value="130930" calcext:value-type="float">
            <text:p>130930</text:p>
          </table:table-cell>
          <table:table-cell/>
          <table:table-cell table:formula="of:=SUM([.B36:.E36])" office:value-type="float" office:value="405374.4" calcext:value-type="float">
            <text:p>405374.4</text:p>
          </table:table-cell>
          <table:table-cell table:formula="of:=COM.MICROSOFT.MINIFS([.I$1:.I$1048576];[.F$1:.F$1048576];&quot;&lt;=&quot;&amp;[.F3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443" calcext:value-type="float">
            <text:p>126443</text:p>
          </table:table-cell>
          <table:table-cell office:value-type="float" office:value="27611" calcext:value-type="float">
            <text:p>27611</text:p>
          </table:table-cell>
          <table:table-cell office:value-type="float" office:value="54638.9" calcext:value-type="float">
            <text:p>54638.9</text:p>
          </table:table-cell>
          <table:table-cell office:value-type="float" office:value="204008" calcext:value-type="float">
            <text:p>204008</text:p>
          </table:table-cell>
          <table:table-cell table:number-columns-repeated="2" office:value-type="float" office:value="130931" calcext:value-type="float">
            <text:p>130931</text:p>
          </table:table-cell>
          <table:table-cell/>
          <table:table-cell table:formula="of:=SUM([.B37:.E37])" office:value-type="float" office:value="412700.9" calcext:value-type="float">
            <text:p>412700.9</text:p>
          </table:table-cell>
          <table:table-cell table:formula="of:=COM.MICROSOFT.MINIFS([.I$1:.I$1048576];[.F$1:.F$1048576];&quot;&lt;=&quot;&amp;[.F3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843" calcext:value-type="float">
            <text:p>133843</text:p>
          </table:table-cell>
          <table:table-cell office:value-type="float" office:value="19509" calcext:value-type="float">
            <text:p>19509</text:p>
          </table:table-cell>
          <table:table-cell office:value-type="float" office:value="53400.9" calcext:value-type="float">
            <text:p>53400.9</text:p>
          </table:table-cell>
          <table:table-cell office:value-type="float" office:value="205804" calcext:value-type="float">
            <text:p>205804</text:p>
          </table:table-cell>
          <table:table-cell table:number-columns-repeated="2" office:value-type="float" office:value="130932" calcext:value-type="float">
            <text:p>130932</text:p>
          </table:table-cell>
          <table:table-cell/>
          <table:table-cell table:formula="of:=SUM([.B38:.E38])" office:value-type="float" office:value="412556.9" calcext:value-type="float">
            <text:p>412556.9</text:p>
          </table:table-cell>
          <table:table-cell table:formula="of:=COM.MICROSOFT.MINIFS([.I$1:.I$1048576];[.F$1:.F$1048576];&quot;&lt;=&quot;&amp;[.F3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01" calcext:value-type="float">
            <text:p>126001</text:p>
          </table:table-cell>
          <table:table-cell office:value-type="float" office:value="24499" calcext:value-type="float">
            <text:p>24499</text:p>
          </table:table-cell>
          <table:table-cell office:value-type="float" office:value="54464.4" calcext:value-type="float">
            <text:p>54464.4</text:p>
          </table:table-cell>
          <table:table-cell office:value-type="float" office:value="203072" calcext:value-type="float">
            <text:p>203072</text:p>
          </table:table-cell>
          <table:table-cell table:number-columns-repeated="2" office:value-type="float" office:value="130933" calcext:value-type="float">
            <text:p>130933</text:p>
          </table:table-cell>
          <table:table-cell/>
          <table:table-cell table:formula="of:=SUM([.B39:.E39])" office:value-type="float" office:value="408036.4" calcext:value-type="float">
            <text:p>408036.4</text:p>
          </table:table-cell>
          <table:table-cell table:formula="of:=COM.MICROSOFT.MINIFS([.I$1:.I$1048576];[.F$1:.F$1048576];&quot;&lt;=&quot;&amp;[.F3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93" calcext:value-type="float">
            <text:p>129193</text:p>
          </table:table-cell>
          <table:table-cell office:value-type="float" office:value="18536" calcext:value-type="float">
            <text:p>18536</text:p>
          </table:table-cell>
          <table:table-cell office:value-type="float" office:value="52212.2" calcext:value-type="float">
            <text:p>52212.2</text:p>
          </table:table-cell>
          <table:table-cell office:value-type="float" office:value="208168" calcext:value-type="float">
            <text:p>208168</text:p>
          </table:table-cell>
          <table:table-cell table:number-columns-repeated="2" office:value-type="float" office:value="130934" calcext:value-type="float">
            <text:p>130934</text:p>
          </table:table-cell>
          <table:table-cell/>
          <table:table-cell table:formula="of:=SUM([.B40:.E40])" office:value-type="float" office:value="408109.2" calcext:value-type="float">
            <text:p>408109.2</text:p>
          </table:table-cell>
          <table:table-cell table:formula="of:=COM.MICROSOFT.MINIFS([.I$1:.I$1048576];[.F$1:.F$1048576];&quot;&lt;=&quot;&amp;[.F4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727" calcext:value-type="float">
            <text:p>134727</text:p>
          </table:table-cell>
          <table:table-cell office:value-type="float" office:value="15732.1" calcext:value-type="float">
            <text:p>15732.1</text:p>
          </table:table-cell>
          <table:table-cell office:value-type="float" office:value="49335.3" calcext:value-type="float">
            <text:p>49335.3</text:p>
          </table:table-cell>
          <table:table-cell office:value-type="float" office:value="205394" calcext:value-type="float">
            <text:p>205394</text:p>
          </table:table-cell>
          <table:table-cell table:number-columns-repeated="2" office:value-type="float" office:value="130935" calcext:value-type="float">
            <text:p>130935</text:p>
          </table:table-cell>
          <table:table-cell/>
          <table:table-cell table:formula="of:=SUM([.B41:.E41])" office:value-type="float" office:value="405188.4" calcext:value-type="float">
            <text:p>405188.4</text:p>
          </table:table-cell>
          <table:table-cell table:formula="of:=COM.MICROSOFT.MINIFS([.I$1:.I$1048576];[.F$1:.F$1048576];&quot;&lt;=&quot;&amp;[.F4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784" calcext:value-type="float">
            <text:p>131784</text:p>
          </table:table-cell>
          <table:table-cell office:value-type="float" office:value="18741" calcext:value-type="float">
            <text:p>18741</text:p>
          </table:table-cell>
          <table:table-cell office:value-type="float" office:value="50529.9" calcext:value-type="float">
            <text:p>50529.9</text:p>
          </table:table-cell>
          <table:table-cell office:value-type="float" office:value="207330" calcext:value-type="float">
            <text:p>207330</text:p>
          </table:table-cell>
          <table:table-cell table:number-columns-repeated="2" office:value-type="float" office:value="130936" calcext:value-type="float">
            <text:p>130936</text:p>
          </table:table-cell>
          <table:table-cell/>
          <table:table-cell table:formula="of:=SUM([.B42:.E42])" office:value-type="float" office:value="408384.9" calcext:value-type="float">
            <text:p>408384.9</text:p>
          </table:table-cell>
          <table:table-cell table:formula="of:=COM.MICROSOFT.MINIFS([.I$1:.I$1048576];[.F$1:.F$1048576];&quot;&lt;=&quot;&amp;[.F4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311" calcext:value-type="float">
            <text:p>131311</text:p>
          </table:table-cell>
          <table:table-cell office:value-type="float" office:value="25026.5" calcext:value-type="float">
            <text:p>25026.5</text:p>
          </table:table-cell>
          <table:table-cell office:value-type="float" office:value="51232.5" calcext:value-type="float">
            <text:p>51232.5</text:p>
          </table:table-cell>
          <table:table-cell office:value-type="float" office:value="199930" calcext:value-type="float">
            <text:p>199930</text:p>
          </table:table-cell>
          <table:table-cell table:number-columns-repeated="2" office:value-type="float" office:value="130937" calcext:value-type="float">
            <text:p>130937</text:p>
          </table:table-cell>
          <table:table-cell/>
          <table:table-cell table:formula="of:=SUM([.B43:.E43])" office:value-type="float" office:value="407500" calcext:value-type="float">
            <text:p>407500</text:p>
          </table:table-cell>
          <table:table-cell table:formula="of:=COM.MICROSOFT.MINIFS([.I$1:.I$1048576];[.F$1:.F$1048576];&quot;&lt;=&quot;&amp;[.F4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699" calcext:value-type="float">
            <text:p>130699</text:p>
          </table:table-cell>
          <table:table-cell office:value-type="float" office:value="19037.5" calcext:value-type="float">
            <text:p>19037.5</text:p>
          </table:table-cell>
          <table:table-cell office:value-type="float" office:value="53861.6" calcext:value-type="float">
            <text:p>53861.6</text:p>
          </table:table-cell>
          <table:table-cell office:value-type="float" office:value="205992" calcext:value-type="float">
            <text:p>205992</text:p>
          </table:table-cell>
          <table:table-cell table:number-columns-repeated="2" office:value-type="float" office:value="130938" calcext:value-type="float">
            <text:p>130938</text:p>
          </table:table-cell>
          <table:table-cell/>
          <table:table-cell table:formula="of:=SUM([.B44:.E44])" office:value-type="float" office:value="409590.1" calcext:value-type="float">
            <text:p>409590.1</text:p>
          </table:table-cell>
          <table:table-cell table:formula="of:=COM.MICROSOFT.MINIFS([.I$1:.I$1048576];[.F$1:.F$1048576];&quot;&lt;=&quot;&amp;[.F4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866" calcext:value-type="float">
            <text:p>136866</text:p>
          </table:table-cell>
          <table:table-cell office:value-type="float" office:value="8922.07" calcext:value-type="float">
            <text:p>8922.07</text:p>
          </table:table-cell>
          <table:table-cell office:value-type="float" office:value="51575.2" calcext:value-type="float">
            <text:p>51575.2</text:p>
          </table:table-cell>
          <table:table-cell office:value-type="float" office:value="212542" calcext:value-type="float">
            <text:p>212542</text:p>
          </table:table-cell>
          <table:table-cell table:number-columns-repeated="2" office:value-type="float" office:value="130939" calcext:value-type="float">
            <text:p>130939</text:p>
          </table:table-cell>
          <table:table-cell/>
          <table:table-cell table:formula="of:=SUM([.B45:.E45])" office:value-type="float" office:value="409905.27" calcext:value-type="float">
            <text:p>409905.27</text:p>
          </table:table-cell>
          <table:table-cell table:formula="of:=COM.MICROSOFT.MINIFS([.I$1:.I$1048576];[.F$1:.F$1048576];&quot;&lt;=&quot;&amp;[.F4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7120" calcext:value-type="float">
            <text:p>137120</text:p>
          </table:table-cell>
          <table:table-cell office:value-type="float" office:value="18154.5" calcext:value-type="float">
            <text:p>18154.5</text:p>
          </table:table-cell>
          <table:table-cell office:value-type="float" office:value="53587.2" calcext:value-type="float">
            <text:p>53587.2</text:p>
          </table:table-cell>
          <table:table-cell office:value-type="float" office:value="205262" calcext:value-type="float">
            <text:p>205262</text:p>
          </table:table-cell>
          <table:table-cell table:number-columns-repeated="2" office:value-type="float" office:value="130940" calcext:value-type="float">
            <text:p>130940</text:p>
          </table:table-cell>
          <table:table-cell/>
          <table:table-cell table:formula="of:=SUM([.B46:.E46])" office:value-type="float" office:value="414123.7" calcext:value-type="float">
            <text:p>414123.7</text:p>
          </table:table-cell>
          <table:table-cell table:formula="of:=COM.MICROSOFT.MINIFS([.I$1:.I$1048576];[.F$1:.F$1048576];&quot;&lt;=&quot;&amp;[.F4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100" calcext:value-type="float">
            <text:p>130100</text:p>
          </table:table-cell>
          <table:table-cell office:value-type="float" office:value="22242.3" calcext:value-type="float">
            <text:p>22242.3</text:p>
          </table:table-cell>
          <table:table-cell office:value-type="float" office:value="50302.9" calcext:value-type="float">
            <text:p>50302.9</text:p>
          </table:table-cell>
          <table:table-cell office:value-type="float" office:value="204110" calcext:value-type="float">
            <text:p>204110</text:p>
          </table:table-cell>
          <table:table-cell table:number-columns-repeated="2" office:value-type="float" office:value="130941" calcext:value-type="float">
            <text:p>130941</text:p>
          </table:table-cell>
          <table:table-cell/>
          <table:table-cell table:formula="of:=SUM([.B47:.E47])" office:value-type="float" office:value="406755.2" calcext:value-type="float">
            <text:p>406755.2</text:p>
          </table:table-cell>
          <table:table-cell table:formula="of:=COM.MICROSOFT.MINIFS([.I$1:.I$1048576];[.F$1:.F$1048576];&quot;&lt;=&quot;&amp;[.F4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57" calcext:value-type="float">
            <text:p>130357</text:p>
          </table:table-cell>
          <table:table-cell office:value-type="float" office:value="21185.2" calcext:value-type="float">
            <text:p>21185.2</text:p>
          </table:table-cell>
          <table:table-cell office:value-type="float" office:value="52449.9" calcext:value-type="float">
            <text:p>52449.9</text:p>
          </table:table-cell>
          <table:table-cell office:value-type="float" office:value="205436" calcext:value-type="float">
            <text:p>205436</text:p>
          </table:table-cell>
          <table:table-cell table:number-columns-repeated="2" office:value-type="float" office:value="130942" calcext:value-type="float">
            <text:p>130942</text:p>
          </table:table-cell>
          <table:table-cell/>
          <table:table-cell table:formula="of:=SUM([.B48:.E48])" office:value-type="float" office:value="409428.1" calcext:value-type="float">
            <text:p>409428.1</text:p>
          </table:table-cell>
          <table:table-cell table:formula="of:=COM.MICROSOFT.MINIFS([.I$1:.I$1048576];[.F$1:.F$1048576];&quot;&lt;=&quot;&amp;[.F4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378" calcext:value-type="float">
            <text:p>128378</text:p>
          </table:table-cell>
          <table:table-cell office:value-type="float" office:value="24424.7" calcext:value-type="float">
            <text:p>24424.7</text:p>
          </table:table-cell>
          <table:table-cell office:value-type="float" office:value="50839.5" calcext:value-type="float">
            <text:p>50839.5</text:p>
          </table:table-cell>
          <table:table-cell office:value-type="float" office:value="201098" calcext:value-type="float">
            <text:p>201098</text:p>
          </table:table-cell>
          <table:table-cell table:number-columns-repeated="2" office:value-type="float" office:value="130943" calcext:value-type="float">
            <text:p>130943</text:p>
          </table:table-cell>
          <table:table-cell/>
          <table:table-cell table:formula="of:=SUM([.B49:.E49])" office:value-type="float" office:value="404740.2" calcext:value-type="float">
            <text:p>404740.2</text:p>
          </table:table-cell>
          <table:table-cell table:formula="of:=COM.MICROSOFT.MINIFS([.I$1:.I$1048576];[.F$1:.F$1048576];&quot;&lt;=&quot;&amp;[.F4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642" calcext:value-type="float">
            <text:p>126642</text:p>
          </table:table-cell>
          <table:table-cell office:value-type="float" office:value="17892.8" calcext:value-type="float">
            <text:p>17892.8</text:p>
          </table:table-cell>
          <table:table-cell office:value-type="float" office:value="52035.3" calcext:value-type="float">
            <text:p>52035.3</text:p>
          </table:table-cell>
          <table:table-cell office:value-type="float" office:value="212427" calcext:value-type="float">
            <text:p>212427</text:p>
          </table:table-cell>
          <table:table-cell table:number-columns-repeated="2" office:value-type="float" office:value="130944" calcext:value-type="float">
            <text:p>130944</text:p>
          </table:table-cell>
          <table:table-cell/>
          <table:table-cell table:formula="of:=SUM([.B50:.E50])" office:value-type="float" office:value="408997.1" calcext:value-type="float">
            <text:p>408997.1</text:p>
          </table:table-cell>
          <table:table-cell table:formula="of:=COM.MICROSOFT.MINIFS([.I$1:.I$1048576];[.F$1:.F$1048576];&quot;&lt;=&quot;&amp;[.F5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96" calcext:value-type="float">
            <text:p>128296</text:p>
          </table:table-cell>
          <table:table-cell office:value-type="float" office:value="25142" calcext:value-type="float">
            <text:p>25142</text:p>
          </table:table-cell>
          <table:table-cell office:value-type="float" office:value="50947.3" calcext:value-type="float">
            <text:p>50947.3</text:p>
          </table:table-cell>
          <table:table-cell office:value-type="float" office:value="201509" calcext:value-type="float">
            <text:p>201509</text:p>
          </table:table-cell>
          <table:table-cell table:number-columns-repeated="2" office:value-type="float" office:value="130945" calcext:value-type="float">
            <text:p>130945</text:p>
          </table:table-cell>
          <table:table-cell/>
          <table:table-cell table:formula="of:=SUM([.B51:.E51])" office:value-type="float" office:value="405894.3" calcext:value-type="float">
            <text:p>405894.3</text:p>
          </table:table-cell>
          <table:table-cell table:formula="of:=COM.MICROSOFT.MINIFS([.I$1:.I$1048576];[.F$1:.F$1048576];&quot;&lt;=&quot;&amp;[.F5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589" calcext:value-type="float">
            <text:p>131589</text:p>
          </table:table-cell>
          <table:table-cell office:value-type="float" office:value="22008.7" calcext:value-type="float">
            <text:p>22008.7</text:p>
          </table:table-cell>
          <table:table-cell office:value-type="float" office:value="52299.5" calcext:value-type="float">
            <text:p>52299.5</text:p>
          </table:table-cell>
          <table:table-cell office:value-type="float" office:value="203740" calcext:value-type="float">
            <text:p>203740</text:p>
          </table:table-cell>
          <table:table-cell table:number-columns-repeated="2" office:value-type="float" office:value="130946" calcext:value-type="float">
            <text:p>130946</text:p>
          </table:table-cell>
          <table:table-cell/>
          <table:table-cell table:formula="of:=SUM([.B52:.E52])" office:value-type="float" office:value="409637.2" calcext:value-type="float">
            <text:p>409637.2</text:p>
          </table:table-cell>
          <table:table-cell table:formula="of:=COM.MICROSOFT.MINIFS([.I$1:.I$1048576];[.F$1:.F$1048576];&quot;&lt;=&quot;&amp;[.F5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33" calcext:value-type="float">
            <text:p>124333</text:p>
          </table:table-cell>
          <table:table-cell office:value-type="float" office:value="22747.3" calcext:value-type="float">
            <text:p>22747.3</text:p>
          </table:table-cell>
          <table:table-cell office:value-type="float" office:value="53587.9" calcext:value-type="float">
            <text:p>53587.9</text:p>
          </table:table-cell>
          <table:table-cell office:value-type="float" office:value="207175" calcext:value-type="float">
            <text:p>207175</text:p>
          </table:table-cell>
          <table:table-cell table:number-columns-repeated="2" office:value-type="float" office:value="130947" calcext:value-type="float">
            <text:p>130947</text:p>
          </table:table-cell>
          <table:table-cell/>
          <table:table-cell table:formula="of:=SUM([.B53:.E53])" office:value-type="float" office:value="407843.2" calcext:value-type="float">
            <text:p>407843.2</text:p>
          </table:table-cell>
          <table:table-cell table:formula="of:=COM.MICROSOFT.MINIFS([.I$1:.I$1048576];[.F$1:.F$1048576];&quot;&lt;=&quot;&amp;[.F5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922" calcext:value-type="float">
            <text:p>136922</text:p>
          </table:table-cell>
          <table:table-cell office:value-type="float" office:value="17527.6" calcext:value-type="float">
            <text:p>17527.6</text:p>
          </table:table-cell>
          <table:table-cell office:value-type="float" office:value="49455.2" calcext:value-type="float">
            <text:p>49455.2</text:p>
          </table:table-cell>
          <table:table-cell office:value-type="float" office:value="203231" calcext:value-type="float">
            <text:p>203231</text:p>
          </table:table-cell>
          <table:table-cell table:number-columns-repeated="2" office:value-type="float" office:value="130948" calcext:value-type="float">
            <text:p>130948</text:p>
          </table:table-cell>
          <table:table-cell/>
          <table:table-cell table:formula="of:=SUM([.B54:.E54])" office:value-type="float" office:value="407135.8" calcext:value-type="float">
            <text:p>407135.8</text:p>
          </table:table-cell>
          <table:table-cell table:formula="of:=COM.MICROSOFT.MINIFS([.I$1:.I$1048576];[.F$1:.F$1048576];&quot;&lt;=&quot;&amp;[.F5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240" calcext:value-type="float">
            <text:p>133240</text:p>
          </table:table-cell>
          <table:table-cell office:value-type="float" office:value="18740.5" calcext:value-type="float">
            <text:p>18740.5</text:p>
          </table:table-cell>
          <table:table-cell office:value-type="float" office:value="48770" calcext:value-type="float">
            <text:p>48770</text:p>
          </table:table-cell>
          <table:table-cell office:value-type="float" office:value="201316" calcext:value-type="float">
            <text:p>201316</text:p>
          </table:table-cell>
          <table:table-cell table:number-columns-repeated="2" office:value-type="float" office:value="130949" calcext:value-type="float">
            <text:p>130949</text:p>
          </table:table-cell>
          <table:table-cell/>
          <table:table-cell table:formula="of:=SUM([.B55:.E55])" office:value-type="float" office:value="402066.5" calcext:value-type="float">
            <text:p>402066.5</text:p>
          </table:table-cell>
          <table:table-cell table:formula="of:=COM.MICROSOFT.MINIFS([.I$1:.I$1048576];[.F$1:.F$1048576];&quot;&lt;=&quot;&amp;[.F5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842" calcext:value-type="float">
            <text:p>128842</text:p>
          </table:table-cell>
          <table:table-cell office:value-type="float" office:value="17580.6" calcext:value-type="float">
            <text:p>17580.6</text:p>
          </table:table-cell>
          <table:table-cell office:value-type="float" office:value="51712" calcext:value-type="float">
            <text:p>51712</text:p>
          </table:table-cell>
          <table:table-cell office:value-type="float" office:value="208061" calcext:value-type="float">
            <text:p>208061</text:p>
          </table:table-cell>
          <table:table-cell table:number-columns-repeated="2" office:value-type="float" office:value="130950" calcext:value-type="float">
            <text:p>130950</text:p>
          </table:table-cell>
          <table:table-cell/>
          <table:table-cell table:formula="of:=SUM([.B56:.E56])" office:value-type="float" office:value="406195.6" calcext:value-type="float">
            <text:p>406195.6</text:p>
          </table:table-cell>
          <table:table-cell table:formula="of:=COM.MICROSOFT.MINIFS([.I$1:.I$1048576];[.F$1:.F$1048576];&quot;&lt;=&quot;&amp;[.F5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4" calcext:value-type="float">
            <text:p>125484</text:p>
          </table:table-cell>
          <table:table-cell office:value-type="float" office:value="21864.7" calcext:value-type="float">
            <text:p>21864.7</text:p>
          </table:table-cell>
          <table:table-cell office:value-type="float" office:value="51143.4" calcext:value-type="float">
            <text:p>51143.4</text:p>
          </table:table-cell>
          <table:table-cell office:value-type="float" office:value="207415" calcext:value-type="float">
            <text:p>207415</text:p>
          </table:table-cell>
          <table:table-cell table:number-columns-repeated="2" office:value-type="float" office:value="130951" calcext:value-type="float">
            <text:p>130951</text:p>
          </table:table-cell>
          <table:table-cell/>
          <table:table-cell table:formula="of:=SUM([.B57:.E57])" office:value-type="float" office:value="405907.1" calcext:value-type="float">
            <text:p>405907.1</text:p>
          </table:table-cell>
          <table:table-cell table:formula="of:=COM.MICROSOFT.MINIFS([.I$1:.I$1048576];[.F$1:.F$1048576];&quot;&lt;=&quot;&amp;[.F5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81" calcext:value-type="float">
            <text:p>124381</text:p>
          </table:table-cell>
          <table:table-cell office:value-type="float" office:value="23858.4" calcext:value-type="float">
            <text:p>23858.4</text:p>
          </table:table-cell>
          <table:table-cell office:value-type="float" office:value="52007.8" calcext:value-type="float">
            <text:p>52007.8</text:p>
          </table:table-cell>
          <table:table-cell office:value-type="float" office:value="208673" calcext:value-type="float">
            <text:p>208673</text:p>
          </table:table-cell>
          <table:table-cell table:number-columns-repeated="2" office:value-type="float" office:value="130952" calcext:value-type="float">
            <text:p>130952</text:p>
          </table:table-cell>
          <table:table-cell/>
          <table:table-cell table:formula="of:=SUM([.B58:.E58])" office:value-type="float" office:value="408920.2" calcext:value-type="float">
            <text:p>408920.2</text:p>
          </table:table-cell>
          <table:table-cell table:formula="of:=COM.MICROSOFT.MINIFS([.I$1:.I$1048576];[.F$1:.F$1048576];&quot;&lt;=&quot;&amp;[.F5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80" calcext:value-type="float">
            <text:p>126080</text:p>
          </table:table-cell>
          <table:table-cell office:value-type="float" office:value="22043.1" calcext:value-type="float">
            <text:p>22043.1</text:p>
          </table:table-cell>
          <table:table-cell office:value-type="float" office:value="51944.8" calcext:value-type="float">
            <text:p>51944.8</text:p>
          </table:table-cell>
          <table:table-cell office:value-type="float" office:value="205746" calcext:value-type="float">
            <text:p>205746</text:p>
          </table:table-cell>
          <table:table-cell table:number-columns-repeated="2" office:value-type="float" office:value="130953" calcext:value-type="float">
            <text:p>130953</text:p>
          </table:table-cell>
          <table:table-cell/>
          <table:table-cell table:formula="of:=SUM([.B59:.E59])" office:value-type="float" office:value="405813.9" calcext:value-type="float">
            <text:p>405813.9</text:p>
          </table:table-cell>
          <table:table-cell table:formula="of:=COM.MICROSOFT.MINIFS([.I$1:.I$1048576];[.F$1:.F$1048576];&quot;&lt;=&quot;&amp;[.F5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219" calcext:value-type="float">
            <text:p>126219</text:p>
          </table:table-cell>
          <table:table-cell office:value-type="float" office:value="19908.5" calcext:value-type="float">
            <text:p>19908.5</text:p>
          </table:table-cell>
          <table:table-cell office:value-type="float" office:value="52064.4" calcext:value-type="float">
            <text:p>52064.4</text:p>
          </table:table-cell>
          <table:table-cell office:value-type="float" office:value="207213" calcext:value-type="float">
            <text:p>207213</text:p>
          </table:table-cell>
          <table:table-cell office:value-type="float" office:value="130954" calcext:value-type="float">
            <text:p>130954</text:p>
          </table:table-cell>
          <table:table-cell office:value-type="float" office:value="215000" calcext:value-type="float">
            <text:p>215000</text:p>
          </table:table-cell>
          <table:table-cell/>
          <table:table-cell table:formula="of:=SUM([.B60:.E60])" office:value-type="float" office:value="405404.9" calcext:value-type="float">
            <text:p>405404.9</text:p>
          </table:table-cell>
          <table:table-cell table:formula="of:=COM.MICROSOFT.MINIFS([.I$1:.I$1048576];[.F$1:.F$1048576];&quot;&lt;=&quot;&amp;[.F60])" office:value-type="float" office:value="401836.4" calcext:value-type="float">
            <text:p>401,836.40</text:p>
          </table:table-cell>
        </table:table-row>
      </table:table>
      <table:table table:name="P8 - P12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12.txt</text:p>
          </table:table-cell>
          <table:table-cell office:value-type="float" office:value="622823" calcext:value-type="float">
            <text:p>622823</text:p>
          </table:table-cell>
          <table:table-cell office:value-type="float" office:value="358787" calcext:value-type="float">
            <text:p>358787</text:p>
          </table:table-cell>
          <table:table-cell office:value-type="float" office:value="156761" calcext:value-type="float">
            <text:p>156761</text:p>
          </table:table-cell>
          <table:table-cell office:value-type="float" office:value="579062" calcext:value-type="float">
            <text:p>579062</text:p>
          </table:table-cell>
          <table:table-cell office:value-type="float" office:value="203154" calcext:value-type="float">
            <text:p>203154</text:p>
          </table:table-cell>
          <table:table-cell office:value-type="float" office:value="203157" calcext:value-type="float">
            <text:p>203157</text:p>
          </table:table-cell>
          <table:table-cell/>
          <table:table-cell table:formula="of:=SUM([.B1:.E1])" office:value-type="float" office:value="1717433" calcext:value-type="float">
            <text:p>1717433</text:p>
          </table:table-cell>
          <table:table-cell table:formula="of:=COM.MICROSOFT.MINIFS([.I$1:.I$1048576];[.F$1:.F$1048576];&quot;&lt;=&quot;&amp;[.F1])" office:value-type="float" office:value="1717433" calcext:value-type="float">
            <text:p>1,717,43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8596" calcext:value-type="float">
            <text:p>608596</text:p>
          </table:table-cell>
          <table:table-cell office:value-type="float" office:value="261499" calcext:value-type="float">
            <text:p>261499</text:p>
          </table:table-cell>
          <table:table-cell office:value-type="float" office:value="146949" calcext:value-type="float">
            <text:p>146949</text:p>
          </table:table-cell>
          <table:table-cell office:value-type="float" office:value="583870" calcext:value-type="float">
            <text:p>583870</text:p>
          </table:table-cell>
          <table:table-cell office:value-type="float" office:value="203158" calcext:value-type="float">
            <text:p>203158</text:p>
          </table:table-cell>
          <table:table-cell office:value-type="float" office:value="203161" calcext:value-type="float">
            <text:p>203161</text:p>
          </table:table-cell>
          <table:table-cell/>
          <table:table-cell table:formula="of:=SUM([.B2:.E2])" office:value-type="float" office:value="1600914" calcext:value-type="float">
            <text:p>1600914</text:p>
          </table:table-cell>
          <table:table-cell table:formula="of:=COM.MICROSOFT.MINIFS([.I$1:.I$1048576];[.F$1:.F$1048576];&quot;&lt;=&quot;&amp;[.F2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370" calcext:value-type="float">
            <text:p>627370</text:p>
          </table:table-cell>
          <table:table-cell office:value-type="float" office:value="272774" calcext:value-type="float">
            <text:p>272774</text:p>
          </table:table-cell>
          <table:table-cell office:value-type="float" office:value="142629" calcext:value-type="float">
            <text:p>142629</text:p>
          </table:table-cell>
          <table:table-cell office:value-type="float" office:value="634625" calcext:value-type="float">
            <text:p>634625</text:p>
          </table:table-cell>
          <table:table-cell office:value-type="float" office:value="203162" calcext:value-type="float">
            <text:p>203162</text:p>
          </table:table-cell>
          <table:table-cell office:value-type="float" office:value="203165" calcext:value-type="float">
            <text:p>203165</text:p>
          </table:table-cell>
          <table:table-cell/>
          <table:table-cell table:formula="of:=SUM([.B3:.E3])" office:value-type="float" office:value="1677398" calcext:value-type="float">
            <text:p>1677398</text:p>
          </table:table-cell>
          <table:table-cell table:formula="of:=COM.MICROSOFT.MINIFS([.I$1:.I$1048576];[.F$1:.F$1048576];&quot;&lt;=&quot;&amp;[.F3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705" calcext:value-type="float">
            <text:p>612705</text:p>
          </table:table-cell>
          <table:table-cell office:value-type="float" office:value="349215" calcext:value-type="float">
            <text:p>349215</text:p>
          </table:table-cell>
          <table:table-cell office:value-type="float" office:value="147638" calcext:value-type="float">
            <text:p>147638</text:p>
          </table:table-cell>
          <table:table-cell office:value-type="float" office:value="581599" calcext:value-type="float">
            <text:p>581599</text:p>
          </table:table-cell>
          <table:table-cell office:value-type="float" office:value="203166" calcext:value-type="float">
            <text:p>203166</text:p>
          </table:table-cell>
          <table:table-cell office:value-type="float" office:value="203169" calcext:value-type="float">
            <text:p>203169</text:p>
          </table:table-cell>
          <table:table-cell/>
          <table:table-cell table:formula="of:=SUM([.B4:.E4])" office:value-type="float" office:value="1691157" calcext:value-type="float">
            <text:p>1691157</text:p>
          </table:table-cell>
          <table:table-cell table:formula="of:=COM.MICROSOFT.MINIFS([.I$1:.I$1048576];[.F$1:.F$1048576];&quot;&lt;=&quot;&amp;[.F4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89761" calcext:value-type="float">
            <text:p>589761</text:p>
          </table:table-cell>
          <table:table-cell office:value-type="float" office:value="386034" calcext:value-type="float">
            <text:p>386034</text:p>
          </table:table-cell>
          <table:table-cell office:value-type="float" office:value="156916" calcext:value-type="float">
            <text:p>156916</text:p>
          </table:table-cell>
          <table:table-cell office:value-type="float" office:value="664368" calcext:value-type="float">
            <text:p>664368</text:p>
          </table:table-cell>
          <table:table-cell office:value-type="float" office:value="203170" calcext:value-type="float">
            <text:p>203170</text:p>
          </table:table-cell>
          <table:table-cell office:value-type="float" office:value="203173" calcext:value-type="float">
            <text:p>203173</text:p>
          </table:table-cell>
          <table:table-cell/>
          <table:table-cell table:formula="of:=SUM([.B5:.E5])" office:value-type="float" office:value="1797079" calcext:value-type="float">
            <text:p>1797079</text:p>
          </table:table-cell>
          <table:table-cell table:formula="of:=COM.MICROSOFT.MINIFS([.I$1:.I$1048576];[.F$1:.F$1048576];&quot;&lt;=&quot;&amp;[.F5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37143" calcext:value-type="float">
            <text:p>637143</text:p>
          </table:table-cell>
          <table:table-cell office:value-type="float" office:value="320556" calcext:value-type="float">
            <text:p>320556</text:p>
          </table:table-cell>
          <table:table-cell office:value-type="float" office:value="152334" calcext:value-type="float">
            <text:p>152334</text:p>
          </table:table-cell>
          <table:table-cell office:value-type="float" office:value="611581" calcext:value-type="float">
            <text:p>611581</text:p>
          </table:table-cell>
          <table:table-cell office:value-type="float" office:value="203174" calcext:value-type="float">
            <text:p>203174</text:p>
          </table:table-cell>
          <table:table-cell office:value-type="float" office:value="203177" calcext:value-type="float">
            <text:p>203177</text:p>
          </table:table-cell>
          <table:table-cell/>
          <table:table-cell table:formula="of:=SUM([.B6:.E6])" office:value-type="float" office:value="1721614" calcext:value-type="float">
            <text:p>1721614</text:p>
          </table:table-cell>
          <table:table-cell table:formula="of:=COM.MICROSOFT.MINIFS([.I$1:.I$1048576];[.F$1:.F$1048576];&quot;&lt;=&quot;&amp;[.F6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1439" calcext:value-type="float">
            <text:p>621439</text:p>
          </table:table-cell>
          <table:table-cell office:value-type="float" office:value="423995" calcext:value-type="float">
            <text:p>423995</text:p>
          </table:table-cell>
          <table:table-cell office:value-type="float" office:value="145112" calcext:value-type="float">
            <text:p>145112</text:p>
          </table:table-cell>
          <table:table-cell office:value-type="float" office:value="578658" calcext:value-type="float">
            <text:p>578658</text:p>
          </table:table-cell>
          <table:table-cell office:value-type="float" office:value="203178" calcext:value-type="float">
            <text:p>203178</text:p>
          </table:table-cell>
          <table:table-cell office:value-type="float" office:value="203181" calcext:value-type="float">
            <text:p>203181</text:p>
          </table:table-cell>
          <table:table-cell/>
          <table:table-cell table:formula="of:=SUM([.B7:.E7])" office:value-type="float" office:value="1769204" calcext:value-type="float">
            <text:p>1769204</text:p>
          </table:table-cell>
          <table:table-cell table:formula="of:=COM.MICROSOFT.MINIFS([.I$1:.I$1048576];[.F$1:.F$1048576];&quot;&lt;=&quot;&amp;[.F7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73918" calcext:value-type="float">
            <text:p>673918</text:p>
          </table:table-cell>
          <table:table-cell office:value-type="float" office:value="216060" calcext:value-type="float">
            <text:p>216060</text:p>
          </table:table-cell>
          <table:table-cell office:value-type="float" office:value="144717" calcext:value-type="float">
            <text:p>144717</text:p>
          </table:table-cell>
          <table:table-cell office:value-type="float" office:value="616281" calcext:value-type="float">
            <text:p>616281</text:p>
          </table:table-cell>
          <table:table-cell office:value-type="float" office:value="203182" calcext:value-type="float">
            <text:p>203182</text:p>
          </table:table-cell>
          <table:table-cell office:value-type="float" office:value="203185" calcext:value-type="float">
            <text:p>203185</text:p>
          </table:table-cell>
          <table:table-cell/>
          <table:table-cell table:formula="of:=SUM([.B8:.E8])" office:value-type="float" office:value="1650976" calcext:value-type="float">
            <text:p>1650976</text:p>
          </table:table-cell>
          <table:table-cell table:formula="of:=COM.MICROSOFT.MINIFS([.I$1:.I$1048576];[.F$1:.F$1048576];&quot;&lt;=&quot;&amp;[.F8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201" calcext:value-type="float">
            <text:p>628201</text:p>
          </table:table-cell>
          <table:table-cell office:value-type="float" office:value="401323" calcext:value-type="float">
            <text:p>401323</text:p>
          </table:table-cell>
          <table:table-cell office:value-type="float" office:value="149834" calcext:value-type="float">
            <text:p>149834</text:p>
          </table:table-cell>
          <table:table-cell office:value-type="float" office:value="591810" calcext:value-type="float">
            <text:p>591810</text:p>
          </table:table-cell>
          <table:table-cell office:value-type="float" office:value="203186" calcext:value-type="float">
            <text:p>203186</text:p>
          </table:table-cell>
          <table:table-cell office:value-type="float" office:value="203189" calcext:value-type="float">
            <text:p>203189</text:p>
          </table:table-cell>
          <table:table-cell/>
          <table:table-cell table:formula="of:=SUM([.B9:.E9])" office:value-type="float" office:value="1771168" calcext:value-type="float">
            <text:p>1771168</text:p>
          </table:table-cell>
          <table:table-cell table:formula="of:=COM.MICROSOFT.MINIFS([.I$1:.I$1048576];[.F$1:.F$1048576];&quot;&lt;=&quot;&amp;[.F9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71420" calcext:value-type="float">
            <text:p>671420</text:p>
          </table:table-cell>
          <table:table-cell office:value-type="float" office:value="282478" calcext:value-type="float">
            <text:p>282478</text:p>
          </table:table-cell>
          <table:table-cell office:value-type="float" office:value="144324" calcext:value-type="float">
            <text:p>144324</text:p>
          </table:table-cell>
          <table:table-cell office:value-type="float" office:value="604450" calcext:value-type="float">
            <text:p>604450</text:p>
          </table:table-cell>
          <table:table-cell office:value-type="float" office:value="203190" calcext:value-type="float">
            <text:p>203190</text:p>
          </table:table-cell>
          <table:table-cell office:value-type="float" office:value="203193" calcext:value-type="float">
            <text:p>203193</text:p>
          </table:table-cell>
          <table:table-cell/>
          <table:table-cell table:formula="of:=SUM([.B10:.E10])" office:value-type="float" office:value="1702672" calcext:value-type="float">
            <text:p>1702672</text:p>
          </table:table-cell>
          <table:table-cell table:formula="of:=COM.MICROSOFT.MINIFS([.I$1:.I$1048576];[.F$1:.F$1048576];&quot;&lt;=&quot;&amp;[.F10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171" calcext:value-type="float">
            <text:p>593171</text:p>
          </table:table-cell>
          <table:table-cell office:value-type="float" office:value="369462" calcext:value-type="float">
            <text:p>369462</text:p>
          </table:table-cell>
          <table:table-cell office:value-type="float" office:value="149091" calcext:value-type="float">
            <text:p>149091</text:p>
          </table:table-cell>
          <table:table-cell office:value-type="float" office:value="593631" calcext:value-type="float">
            <text:p>593631</text:p>
          </table:table-cell>
          <table:table-cell office:value-type="float" office:value="203194" calcext:value-type="float">
            <text:p>203194</text:p>
          </table:table-cell>
          <table:table-cell office:value-type="float" office:value="203197" calcext:value-type="float">
            <text:p>203197</text:p>
          </table:table-cell>
          <table:table-cell/>
          <table:table-cell table:formula="of:=SUM([.B11:.E11])" office:value-type="float" office:value="1705355" calcext:value-type="float">
            <text:p>1705355</text:p>
          </table:table-cell>
          <table:table-cell table:formula="of:=COM.MICROSOFT.MINIFS([.I$1:.I$1048576];[.F$1:.F$1048576];&quot;&lt;=&quot;&amp;[.F11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7974" calcext:value-type="float">
            <text:p>607974</text:p>
          </table:table-cell>
          <table:table-cell office:value-type="float" office:value="316197" calcext:value-type="float">
            <text:p>316197</text:p>
          </table:table-cell>
          <table:table-cell office:value-type="float" office:value="149863" calcext:value-type="float">
            <text:p>149863</text:p>
          </table:table-cell>
          <table:table-cell office:value-type="float" office:value="587071" calcext:value-type="float">
            <text:p>587071</text:p>
          </table:table-cell>
          <table:table-cell office:value-type="float" office:value="203198" calcext:value-type="float">
            <text:p>203198</text:p>
          </table:table-cell>
          <table:table-cell office:value-type="float" office:value="203201" calcext:value-type="float">
            <text:p>203201</text:p>
          </table:table-cell>
          <table:table-cell/>
          <table:table-cell table:formula="of:=SUM([.B12:.E12])" office:value-type="float" office:value="1661105" calcext:value-type="float">
            <text:p>1661105</text:p>
          </table:table-cell>
          <table:table-cell table:formula="of:=COM.MICROSOFT.MINIFS([.I$1:.I$1048576];[.F$1:.F$1048576];&quot;&lt;=&quot;&amp;[.F12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6554" calcext:value-type="float">
            <text:p>566554</text:p>
          </table:table-cell>
          <table:table-cell office:value-type="float" office:value="376119" calcext:value-type="float">
            <text:p>376119</text:p>
          </table:table-cell>
          <table:table-cell office:value-type="float" office:value="141100" calcext:value-type="float">
            <text:p>141100</text:p>
          </table:table-cell>
          <table:table-cell office:value-type="float" office:value="618206" calcext:value-type="float">
            <text:p>618206</text:p>
          </table:table-cell>
          <table:table-cell office:value-type="float" office:value="203202" calcext:value-type="float">
            <text:p>203202</text:p>
          </table:table-cell>
          <table:table-cell office:value-type="float" office:value="203205" calcext:value-type="float">
            <text:p>203205</text:p>
          </table:table-cell>
          <table:table-cell/>
          <table:table-cell table:formula="of:=SUM([.B13:.E13])" office:value-type="float" office:value="1701979" calcext:value-type="float">
            <text:p>1701979</text:p>
          </table:table-cell>
          <table:table-cell table:formula="of:=COM.MICROSOFT.MINIFS([.I$1:.I$1048576];[.F$1:.F$1048576];&quot;&lt;=&quot;&amp;[.F13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5031" calcext:value-type="float">
            <text:p>645031</text:p>
          </table:table-cell>
          <table:table-cell office:value-type="float" office:value="362957" calcext:value-type="float">
            <text:p>362957</text:p>
          </table:table-cell>
          <table:table-cell office:value-type="float" office:value="159048" calcext:value-type="float">
            <text:p>159048</text:p>
          </table:table-cell>
          <table:table-cell office:value-type="float" office:value="599229" calcext:value-type="float">
            <text:p>599229</text:p>
          </table:table-cell>
          <table:table-cell office:value-type="float" office:value="203206" calcext:value-type="float">
            <text:p>203206</text:p>
          </table:table-cell>
          <table:table-cell office:value-type="float" office:value="203209" calcext:value-type="float">
            <text:p>203209</text:p>
          </table:table-cell>
          <table:table-cell/>
          <table:table-cell table:formula="of:=SUM([.B14:.E14])" office:value-type="float" office:value="1766265" calcext:value-type="float">
            <text:p>1766265</text:p>
          </table:table-cell>
          <table:table-cell table:formula="of:=COM.MICROSOFT.MINIFS([.I$1:.I$1048576];[.F$1:.F$1048576];&quot;&lt;=&quot;&amp;[.F14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5657" calcext:value-type="float">
            <text:p>615657</text:p>
          </table:table-cell>
          <table:table-cell office:value-type="float" office:value="280227" calcext:value-type="float">
            <text:p>280227</text:p>
          </table:table-cell>
          <table:table-cell office:value-type="float" office:value="151354" calcext:value-type="float">
            <text:p>151354</text:p>
          </table:table-cell>
          <table:table-cell office:value-type="float" office:value="574189" calcext:value-type="float">
            <text:p>574189</text:p>
          </table:table-cell>
          <table:table-cell office:value-type="float" office:value="203210" calcext:value-type="float">
            <text:p>203210</text:p>
          </table:table-cell>
          <table:table-cell office:value-type="float" office:value="203213" calcext:value-type="float">
            <text:p>203213</text:p>
          </table:table-cell>
          <table:table-cell/>
          <table:table-cell table:formula="of:=SUM([.B15:.E15])" office:value-type="float" office:value="1621427" calcext:value-type="float">
            <text:p>1621427</text:p>
          </table:table-cell>
          <table:table-cell table:formula="of:=COM.MICROSOFT.MINIFS([.I$1:.I$1048576];[.F$1:.F$1048576];&quot;&lt;=&quot;&amp;[.F15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0731" calcext:value-type="float">
            <text:p>640731</text:p>
          </table:table-cell>
          <table:table-cell office:value-type="float" office:value="219435" calcext:value-type="float">
            <text:p>219435</text:p>
          </table:table-cell>
          <table:table-cell office:value-type="float" office:value="150628" calcext:value-type="float">
            <text:p>150628</text:p>
          </table:table-cell>
          <table:table-cell office:value-type="float" office:value="578029" calcext:value-type="float">
            <text:p>578029</text:p>
          </table:table-cell>
          <table:table-cell office:value-type="float" office:value="203214" calcext:value-type="float">
            <text:p>203214</text:p>
          </table:table-cell>
          <table:table-cell office:value-type="float" office:value="203217" calcext:value-type="float">
            <text:p>203217</text:p>
          </table:table-cell>
          <table:table-cell/>
          <table:table-cell table:formula="of:=SUM([.B16:.E16])" office:value-type="float" office:value="1588823" calcext:value-type="float">
            <text:p>1588823</text:p>
          </table:table-cell>
          <table:table-cell table:formula="of:=COM.MICROSOFT.MINIFS([.I$1:.I$1048576];[.F$1:.F$1048576];&quot;&lt;=&quot;&amp;[.F16])" office:value-type="float" office:value="1588823" calcext:value-type="float">
            <text:p>1,588,82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9147" calcext:value-type="float">
            <text:p>599147</text:p>
          </table:table-cell>
          <table:table-cell office:value-type="float" office:value="399248" calcext:value-type="float">
            <text:p>399248</text:p>
          </table:table-cell>
          <table:table-cell office:value-type="float" office:value="147524" calcext:value-type="float">
            <text:p>147524</text:p>
          </table:table-cell>
          <table:table-cell office:value-type="float" office:value="592589" calcext:value-type="float">
            <text:p>592589</text:p>
          </table:table-cell>
          <table:table-cell office:value-type="float" office:value="203218" calcext:value-type="float">
            <text:p>203218</text:p>
          </table:table-cell>
          <table:table-cell office:value-type="float" office:value="203221" calcext:value-type="float">
            <text:p>203221</text:p>
          </table:table-cell>
          <table:table-cell/>
          <table:table-cell table:formula="of:=SUM([.B17:.E17])" office:value-type="float" office:value="1738508" calcext:value-type="float">
            <text:p>1738508</text:p>
          </table:table-cell>
          <table:table-cell table:formula="of:=COM.MICROSOFT.MINIFS([.I$1:.I$1048576];[.F$1:.F$1048576];&quot;&lt;=&quot;&amp;[.F17])" office:value-type="float" office:value="1588823" calcext:value-type="float">
            <text:p>1,588,82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476" calcext:value-type="float">
            <text:p>612476</text:p>
          </table:table-cell>
          <table:table-cell office:value-type="float" office:value="248100" calcext:value-type="float">
            <text:p>248100</text:p>
          </table:table-cell>
          <table:table-cell office:value-type="float" office:value="142864" calcext:value-type="float">
            <text:p>142864</text:p>
          </table:table-cell>
          <table:table-cell office:value-type="float" office:value="568275" calcext:value-type="float">
            <text:p>568275</text:p>
          </table:table-cell>
          <table:table-cell office:value-type="float" office:value="203222" calcext:value-type="float">
            <text:p>203222</text:p>
          </table:table-cell>
          <table:table-cell office:value-type="float" office:value="203225" calcext:value-type="float">
            <text:p>203225</text:p>
          </table:table-cell>
          <table:table-cell/>
          <table:table-cell table:formula="of:=SUM([.B18:.E18])" office:value-type="float" office:value="1571715" calcext:value-type="float">
            <text:p>1571715</text:p>
          </table:table-cell>
          <table:table-cell table:formula="of:=COM.MICROSOFT.MINIFS([.I$1:.I$1048576];[.F$1:.F$1048576];&quot;&lt;=&quot;&amp;[.F1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523" calcext:value-type="float">
            <text:p>628523</text:p>
          </table:table-cell>
          <table:table-cell office:value-type="float" office:value="306610" calcext:value-type="float">
            <text:p>306610</text:p>
          </table:table-cell>
          <table:table-cell office:value-type="float" office:value="149587" calcext:value-type="float">
            <text:p>149587</text:p>
          </table:table-cell>
          <table:table-cell office:value-type="float" office:value="592497" calcext:value-type="float">
            <text:p>592497</text:p>
          </table:table-cell>
          <table:table-cell office:value-type="float" office:value="203226" calcext:value-type="float">
            <text:p>203226</text:p>
          </table:table-cell>
          <table:table-cell office:value-type="float" office:value="203229" calcext:value-type="float">
            <text:p>203229</text:p>
          </table:table-cell>
          <table:table-cell/>
          <table:table-cell table:formula="of:=SUM([.B19:.E19])" office:value-type="float" office:value="1677217" calcext:value-type="float">
            <text:p>1677217</text:p>
          </table:table-cell>
          <table:table-cell table:formula="of:=COM.MICROSOFT.MINIFS([.I$1:.I$1048576];[.F$1:.F$1048576];&quot;&lt;=&quot;&amp;[.F1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808" calcext:value-type="float">
            <text:p>627808</text:p>
          </table:table-cell>
          <table:table-cell office:value-type="float" office:value="264414" calcext:value-type="float">
            <text:p>264414</text:p>
          </table:table-cell>
          <table:table-cell office:value-type="float" office:value="153564" calcext:value-type="float">
            <text:p>153564</text:p>
          </table:table-cell>
          <table:table-cell office:value-type="float" office:value="616006" calcext:value-type="float">
            <text:p>616006</text:p>
          </table:table-cell>
          <table:table-cell office:value-type="float" office:value="203230" calcext:value-type="float">
            <text:p>203230</text:p>
          </table:table-cell>
          <table:table-cell office:value-type="float" office:value="203233" calcext:value-type="float">
            <text:p>203233</text:p>
          </table:table-cell>
          <table:table-cell/>
          <table:table-cell table:formula="of:=SUM([.B20:.E20])" office:value-type="float" office:value="1661792" calcext:value-type="float">
            <text:p>1661792</text:p>
          </table:table-cell>
          <table:table-cell table:formula="of:=COM.MICROSOFT.MINIFS([.I$1:.I$1048576];[.F$1:.F$1048576];&quot;&lt;=&quot;&amp;[.F2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38460" calcext:value-type="float">
            <text:p>538460</text:p>
          </table:table-cell>
          <table:table-cell office:value-type="float" office:value="513103" calcext:value-type="float">
            <text:p>513103</text:p>
          </table:table-cell>
          <table:table-cell office:value-type="float" office:value="154578" calcext:value-type="float">
            <text:p>154578</text:p>
          </table:table-cell>
          <table:table-cell office:value-type="float" office:value="639409" calcext:value-type="float">
            <text:p>639409</text:p>
          </table:table-cell>
          <table:table-cell office:value-type="float" office:value="203234" calcext:value-type="float">
            <text:p>203234</text:p>
          </table:table-cell>
          <table:table-cell office:value-type="float" office:value="203237" calcext:value-type="float">
            <text:p>203237</text:p>
          </table:table-cell>
          <table:table-cell/>
          <table:table-cell table:formula="of:=SUM([.B21:.E21])" office:value-type="float" office:value="1845550" calcext:value-type="float">
            <text:p>1845550</text:p>
          </table:table-cell>
          <table:table-cell table:formula="of:=COM.MICROSOFT.MINIFS([.I$1:.I$1048576];[.F$1:.F$1048576];&quot;&lt;=&quot;&amp;[.F2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728" calcext:value-type="float">
            <text:p>616728</text:p>
          </table:table-cell>
          <table:table-cell office:value-type="float" office:value="373154" calcext:value-type="float">
            <text:p>373154</text:p>
          </table:table-cell>
          <table:table-cell office:value-type="float" office:value="146468" calcext:value-type="float">
            <text:p>146468</text:p>
          </table:table-cell>
          <table:table-cell office:value-type="float" office:value="585998" calcext:value-type="float">
            <text:p>585998</text:p>
          </table:table-cell>
          <table:table-cell office:value-type="float" office:value="203238" calcext:value-type="float">
            <text:p>203238</text:p>
          </table:table-cell>
          <table:table-cell office:value-type="float" office:value="203241" calcext:value-type="float">
            <text:p>203241</text:p>
          </table:table-cell>
          <table:table-cell/>
          <table:table-cell table:formula="of:=SUM([.B22:.E22])" office:value-type="float" office:value="1722348" calcext:value-type="float">
            <text:p>1722348</text:p>
          </table:table-cell>
          <table:table-cell table:formula="of:=COM.MICROSOFT.MINIFS([.I$1:.I$1048576];[.F$1:.F$1048576];&quot;&lt;=&quot;&amp;[.F2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3256" calcext:value-type="float">
            <text:p>603256</text:p>
          </table:table-cell>
          <table:table-cell office:value-type="float" office:value="494197" calcext:value-type="float">
            <text:p>494197</text:p>
          </table:table-cell>
          <table:table-cell office:value-type="float" office:value="164864" calcext:value-type="float">
            <text:p>164864</text:p>
          </table:table-cell>
          <table:table-cell office:value-type="float" office:value="638694" calcext:value-type="float">
            <text:p>638694</text:p>
          </table:table-cell>
          <table:table-cell office:value-type="float" office:value="203242" calcext:value-type="float">
            <text:p>203242</text:p>
          </table:table-cell>
          <table:table-cell office:value-type="float" office:value="203244" calcext:value-type="float">
            <text:p>203244</text:p>
          </table:table-cell>
          <table:table-cell/>
          <table:table-cell table:formula="of:=SUM([.B23:.E23])" office:value-type="float" office:value="1901011" calcext:value-type="float">
            <text:p>1901011</text:p>
          </table:table-cell>
          <table:table-cell table:formula="of:=COM.MICROSOFT.MINIFS([.I$1:.I$1048576];[.F$1:.F$1048576];&quot;&lt;=&quot;&amp;[.F2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8932" calcext:value-type="float">
            <text:p>598932</text:p>
          </table:table-cell>
          <table:table-cell office:value-type="float" office:value="391993" calcext:value-type="float">
            <text:p>391993</text:p>
          </table:table-cell>
          <table:table-cell office:value-type="float" office:value="157080" calcext:value-type="float">
            <text:p>157080</text:p>
          </table:table-cell>
          <table:table-cell office:value-type="float" office:value="595882" calcext:value-type="float">
            <text:p>595882</text:p>
          </table:table-cell>
          <table:table-cell office:value-type="float" office:value="203245" calcext:value-type="float">
            <text:p>203245</text:p>
          </table:table-cell>
          <table:table-cell office:value-type="float" office:value="203247" calcext:value-type="float">
            <text:p>203247</text:p>
          </table:table-cell>
          <table:table-cell/>
          <table:table-cell table:formula="of:=SUM([.B24:.E24])" office:value-type="float" office:value="1743887" calcext:value-type="float">
            <text:p>1743887</text:p>
          </table:table-cell>
          <table:table-cell table:formula="of:=COM.MICROSOFT.MINIFS([.I$1:.I$1048576];[.F$1:.F$1048576];&quot;&lt;=&quot;&amp;[.F2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992" calcext:value-type="float">
            <text:p>613992</text:p>
          </table:table-cell>
          <table:table-cell office:value-type="float" office:value="387435" calcext:value-type="float">
            <text:p>387435</text:p>
          </table:table-cell>
          <table:table-cell office:value-type="float" office:value="164373" calcext:value-type="float">
            <text:p>164373</text:p>
          </table:table-cell>
          <table:table-cell office:value-type="float" office:value="583828" calcext:value-type="float">
            <text:p>583828</text:p>
          </table:table-cell>
          <table:table-cell office:value-type="float" office:value="203248" calcext:value-type="float">
            <text:p>203248</text:p>
          </table:table-cell>
          <table:table-cell office:value-type="float" office:value="203250" calcext:value-type="float">
            <text:p>203250</text:p>
          </table:table-cell>
          <table:table-cell/>
          <table:table-cell table:formula="of:=SUM([.B25:.E25])" office:value-type="float" office:value="1749628" calcext:value-type="float">
            <text:p>1749628</text:p>
          </table:table-cell>
          <table:table-cell table:formula="of:=COM.MICROSOFT.MINIFS([.I$1:.I$1048576];[.F$1:.F$1048576];&quot;&lt;=&quot;&amp;[.F2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818" calcext:value-type="float">
            <text:p>624818</text:p>
          </table:table-cell>
          <table:table-cell office:value-type="float" office:value="385438" calcext:value-type="float">
            <text:p>385438</text:p>
          </table:table-cell>
          <table:table-cell office:value-type="float" office:value="145797" calcext:value-type="float">
            <text:p>145797</text:p>
          </table:table-cell>
          <table:table-cell office:value-type="float" office:value="578184" calcext:value-type="float">
            <text:p>578184</text:p>
          </table:table-cell>
          <table:table-cell office:value-type="float" office:value="203251" calcext:value-type="float">
            <text:p>203251</text:p>
          </table:table-cell>
          <table:table-cell office:value-type="float" office:value="203253" calcext:value-type="float">
            <text:p>203253</text:p>
          </table:table-cell>
          <table:table-cell/>
          <table:table-cell table:formula="of:=SUM([.B26:.E26])" office:value-type="float" office:value="1734237" calcext:value-type="float">
            <text:p>1734237</text:p>
          </table:table-cell>
          <table:table-cell table:formula="of:=COM.MICROSOFT.MINIFS([.I$1:.I$1048576];[.F$1:.F$1048576];&quot;&lt;=&quot;&amp;[.F2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85321" calcext:value-type="float">
            <text:p>585321</text:p>
          </table:table-cell>
          <table:table-cell office:value-type="float" office:value="354682" calcext:value-type="float">
            <text:p>354682</text:p>
          </table:table-cell>
          <table:table-cell office:value-type="float" office:value="145349" calcext:value-type="float">
            <text:p>145349</text:p>
          </table:table-cell>
          <table:table-cell office:value-type="float" office:value="595869" calcext:value-type="float">
            <text:p>595869</text:p>
          </table:table-cell>
          <table:table-cell office:value-type="float" office:value="203254" calcext:value-type="float">
            <text:p>203254</text:p>
          </table:table-cell>
          <table:table-cell office:value-type="float" office:value="203256" calcext:value-type="float">
            <text:p>203256</text:p>
          </table:table-cell>
          <table:table-cell/>
          <table:table-cell table:formula="of:=SUM([.B27:.E27])" office:value-type="float" office:value="1681221" calcext:value-type="float">
            <text:p>1681221</text:p>
          </table:table-cell>
          <table:table-cell table:formula="of:=COM.MICROSOFT.MINIFS([.I$1:.I$1048576];[.F$1:.F$1048576];&quot;&lt;=&quot;&amp;[.F2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141" calcext:value-type="float">
            <text:p>616141</text:p>
          </table:table-cell>
          <table:table-cell office:value-type="float" office:value="505896" calcext:value-type="float">
            <text:p>505896</text:p>
          </table:table-cell>
          <table:table-cell office:value-type="float" office:value="152706" calcext:value-type="float">
            <text:p>152706</text:p>
          </table:table-cell>
          <table:table-cell office:value-type="float" office:value="600210" calcext:value-type="float">
            <text:p>600210</text:p>
          </table:table-cell>
          <table:table-cell office:value-type="float" office:value="203257" calcext:value-type="float">
            <text:p>203257</text:p>
          </table:table-cell>
          <table:table-cell office:value-type="float" office:value="203259" calcext:value-type="float">
            <text:p>203259</text:p>
          </table:table-cell>
          <table:table-cell/>
          <table:table-cell table:formula="of:=SUM([.B28:.E28])" office:value-type="float" office:value="1874953" calcext:value-type="float">
            <text:p>1874953</text:p>
          </table:table-cell>
          <table:table-cell table:formula="of:=COM.MICROSOFT.MINIFS([.I$1:.I$1048576];[.F$1:.F$1048576];&quot;&lt;=&quot;&amp;[.F2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4910" calcext:value-type="float">
            <text:p>614910</text:p>
          </table:table-cell>
          <table:table-cell office:value-type="float" office:value="342684" calcext:value-type="float">
            <text:p>342684</text:p>
          </table:table-cell>
          <table:table-cell office:value-type="float" office:value="154364" calcext:value-type="float">
            <text:p>154364</text:p>
          </table:table-cell>
          <table:table-cell office:value-type="float" office:value="630850" calcext:value-type="float">
            <text:p>630850</text:p>
          </table:table-cell>
          <table:table-cell office:value-type="float" office:value="203260" calcext:value-type="float">
            <text:p>203260</text:p>
          </table:table-cell>
          <table:table-cell office:value-type="float" office:value="203262" calcext:value-type="float">
            <text:p>203262</text:p>
          </table:table-cell>
          <table:table-cell/>
          <table:table-cell table:formula="of:=SUM([.B29:.E29])" office:value-type="float" office:value="1742808" calcext:value-type="float">
            <text:p>1742808</text:p>
          </table:table-cell>
          <table:table-cell table:formula="of:=COM.MICROSOFT.MINIFS([.I$1:.I$1048576];[.F$1:.F$1048576];&quot;&lt;=&quot;&amp;[.F2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7051" calcext:value-type="float">
            <text:p>567051</text:p>
          </table:table-cell>
          <table:table-cell office:value-type="float" office:value="489427" calcext:value-type="float">
            <text:p>489427</text:p>
          </table:table-cell>
          <table:table-cell office:value-type="float" office:value="164060" calcext:value-type="float">
            <text:p>164060</text:p>
          </table:table-cell>
          <table:table-cell office:value-type="float" office:value="636720" calcext:value-type="float">
            <text:p>636720</text:p>
          </table:table-cell>
          <table:table-cell office:value-type="float" office:value="203263" calcext:value-type="float">
            <text:p>203263</text:p>
          </table:table-cell>
          <table:table-cell office:value-type="float" office:value="203265" calcext:value-type="float">
            <text:p>203265</text:p>
          </table:table-cell>
          <table:table-cell/>
          <table:table-cell table:formula="of:=SUM([.B30:.E30])" office:value-type="float" office:value="1857258" calcext:value-type="float">
            <text:p>1857258</text:p>
          </table:table-cell>
          <table:table-cell table:formula="of:=COM.MICROSOFT.MINIFS([.I$1:.I$1048576];[.F$1:.F$1048576];&quot;&lt;=&quot;&amp;[.F3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010" calcext:value-type="float">
            <text:p>641010</text:p>
          </table:table-cell>
          <table:table-cell office:value-type="float" office:value="281760" calcext:value-type="float">
            <text:p>281760</text:p>
          </table:table-cell>
          <table:table-cell office:value-type="float" office:value="128461" calcext:value-type="float">
            <text:p>128461</text:p>
          </table:table-cell>
          <table:table-cell office:value-type="float" office:value="598250" calcext:value-type="float">
            <text:p>598250</text:p>
          </table:table-cell>
          <table:table-cell office:value-type="float" office:value="203266" calcext:value-type="float">
            <text:p>203266</text:p>
          </table:table-cell>
          <table:table-cell office:value-type="float" office:value="203268" calcext:value-type="float">
            <text:p>203268</text:p>
          </table:table-cell>
          <table:table-cell/>
          <table:table-cell table:formula="of:=SUM([.B31:.E31])" office:value-type="float" office:value="1649481" calcext:value-type="float">
            <text:p>1649481</text:p>
          </table:table-cell>
          <table:table-cell table:formula="of:=COM.MICROSOFT.MINIFS([.I$1:.I$1048576];[.F$1:.F$1048576];&quot;&lt;=&quot;&amp;[.F3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7393" calcext:value-type="float">
            <text:p>647393</text:p>
          </table:table-cell>
          <table:table-cell office:value-type="float" office:value="270275" calcext:value-type="float">
            <text:p>270275</text:p>
          </table:table-cell>
          <table:table-cell office:value-type="float" office:value="142335" calcext:value-type="float">
            <text:p>142335</text:p>
          </table:table-cell>
          <table:table-cell office:value-type="float" office:value="607855" calcext:value-type="float">
            <text:p>607855</text:p>
          </table:table-cell>
          <table:table-cell office:value-type="float" office:value="203269" calcext:value-type="float">
            <text:p>203269</text:p>
          </table:table-cell>
          <table:table-cell office:value-type="float" office:value="203271" calcext:value-type="float">
            <text:p>203271</text:p>
          </table:table-cell>
          <table:table-cell/>
          <table:table-cell table:formula="of:=SUM([.B32:.E32])" office:value-type="float" office:value="1667858" calcext:value-type="float">
            <text:p>1667858</text:p>
          </table:table-cell>
          <table:table-cell table:formula="of:=COM.MICROSOFT.MINIFS([.I$1:.I$1048576];[.F$1:.F$1048576];&quot;&lt;=&quot;&amp;[.F3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45994" calcext:value-type="float">
            <text:p>545994</text:p>
          </table:table-cell>
          <table:table-cell office:value-type="float" office:value="473212" calcext:value-type="float">
            <text:p>473212</text:p>
          </table:table-cell>
          <table:table-cell office:value-type="float" office:value="167199" calcext:value-type="float">
            <text:p>167199</text:p>
          </table:table-cell>
          <table:table-cell office:value-type="float" office:value="613455" calcext:value-type="float">
            <text:p>613455</text:p>
          </table:table-cell>
          <table:table-cell office:value-type="float" office:value="203272" calcext:value-type="float">
            <text:p>203272</text:p>
          </table:table-cell>
          <table:table-cell office:value-type="float" office:value="203274" calcext:value-type="float">
            <text:p>203274</text:p>
          </table:table-cell>
          <table:table-cell/>
          <table:table-cell table:formula="of:=SUM([.B33:.E33])" office:value-type="float" office:value="1799860" calcext:value-type="float">
            <text:p>1799860</text:p>
          </table:table-cell>
          <table:table-cell table:formula="of:=COM.MICROSOFT.MINIFS([.I$1:.I$1048576];[.F$1:.F$1048576];&quot;&lt;=&quot;&amp;[.F3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76384" calcext:value-type="float">
            <text:p>576384</text:p>
          </table:table-cell>
          <table:table-cell office:value-type="float" office:value="521785" calcext:value-type="float">
            <text:p>521785</text:p>
          </table:table-cell>
          <table:table-cell office:value-type="float" office:value="158432" calcext:value-type="float">
            <text:p>158432</text:p>
          </table:table-cell>
          <table:table-cell office:value-type="float" office:value="601319" calcext:value-type="float">
            <text:p>601319</text:p>
          </table:table-cell>
          <table:table-cell office:value-type="float" office:value="203275" calcext:value-type="float">
            <text:p>203275</text:p>
          </table:table-cell>
          <table:table-cell office:value-type="float" office:value="203277" calcext:value-type="float">
            <text:p>203277</text:p>
          </table:table-cell>
          <table:table-cell/>
          <table:table-cell table:formula="of:=SUM([.B34:.E34])" office:value-type="float" office:value="1857920" calcext:value-type="float">
            <text:p>1857920</text:p>
          </table:table-cell>
          <table:table-cell table:formula="of:=COM.MICROSOFT.MINIFS([.I$1:.I$1048576];[.F$1:.F$1048576];&quot;&lt;=&quot;&amp;[.F3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221" calcext:value-type="float">
            <text:p>624221</text:p>
          </table:table-cell>
          <table:table-cell office:value-type="float" office:value="349939" calcext:value-type="float">
            <text:p>349939</text:p>
          </table:table-cell>
          <table:table-cell office:value-type="float" office:value="153617" calcext:value-type="float">
            <text:p>153617</text:p>
          </table:table-cell>
          <table:table-cell office:value-type="float" office:value="616849" calcext:value-type="float">
            <text:p>616849</text:p>
          </table:table-cell>
          <table:table-cell office:value-type="float" office:value="203278" calcext:value-type="float">
            <text:p>203278</text:p>
          </table:table-cell>
          <table:table-cell office:value-type="float" office:value="203280" calcext:value-type="float">
            <text:p>203280</text:p>
          </table:table-cell>
          <table:table-cell/>
          <table:table-cell table:formula="of:=SUM([.B35:.E35])" office:value-type="float" office:value="1744626" calcext:value-type="float">
            <text:p>1744626</text:p>
          </table:table-cell>
          <table:table-cell table:formula="of:=COM.MICROSOFT.MINIFS([.I$1:.I$1048576];[.F$1:.F$1048576];&quot;&lt;=&quot;&amp;[.F3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416" calcext:value-type="float">
            <text:p>624416</text:p>
          </table:table-cell>
          <table:table-cell office:value-type="float" office:value="383103" calcext:value-type="float">
            <text:p>383103</text:p>
          </table:table-cell>
          <table:table-cell office:value-type="float" office:value="153026" calcext:value-type="float">
            <text:p>153026</text:p>
          </table:table-cell>
          <table:table-cell office:value-type="float" office:value="578741" calcext:value-type="float">
            <text:p>578741</text:p>
          </table:table-cell>
          <table:table-cell office:value-type="float" office:value="203281" calcext:value-type="float">
            <text:p>203281</text:p>
          </table:table-cell>
          <table:table-cell office:value-type="float" office:value="203283" calcext:value-type="float">
            <text:p>203283</text:p>
          </table:table-cell>
          <table:table-cell/>
          <table:table-cell table:formula="of:=SUM([.B36:.E36])" office:value-type="float" office:value="1739286" calcext:value-type="float">
            <text:p>1739286</text:p>
          </table:table-cell>
          <table:table-cell table:formula="of:=COM.MICROSOFT.MINIFS([.I$1:.I$1048576];[.F$1:.F$1048576];&quot;&lt;=&quot;&amp;[.F3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170" calcext:value-type="float">
            <text:p>661170</text:p>
          </table:table-cell>
          <table:table-cell office:value-type="float" office:value="331699" calcext:value-type="float">
            <text:p>331699</text:p>
          </table:table-cell>
          <table:table-cell office:value-type="float" office:value="164088" calcext:value-type="float">
            <text:p>164088</text:p>
          </table:table-cell>
          <table:table-cell office:value-type="float" office:value="648165" calcext:value-type="float">
            <text:p>648165</text:p>
          </table:table-cell>
          <table:table-cell office:value-type="float" office:value="203284" calcext:value-type="float">
            <text:p>203284</text:p>
          </table:table-cell>
          <table:table-cell office:value-type="float" office:value="203286" calcext:value-type="float">
            <text:p>203286</text:p>
          </table:table-cell>
          <table:table-cell/>
          <table:table-cell table:formula="of:=SUM([.B37:.E37])" office:value-type="float" office:value="1805122" calcext:value-type="float">
            <text:p>1805122</text:p>
          </table:table-cell>
          <table:table-cell table:formula="of:=COM.MICROSOFT.MINIFS([.I$1:.I$1048576];[.F$1:.F$1048576];&quot;&lt;=&quot;&amp;[.F3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1809" calcext:value-type="float">
            <text:p>621809</text:p>
          </table:table-cell>
          <table:table-cell office:value-type="float" office:value="351141" calcext:value-type="float">
            <text:p>351141</text:p>
          </table:table-cell>
          <table:table-cell office:value-type="float" office:value="140849" calcext:value-type="float">
            <text:p>140849</text:p>
          </table:table-cell>
          <table:table-cell office:value-type="float" office:value="582978" calcext:value-type="float">
            <text:p>582978</text:p>
          </table:table-cell>
          <table:table-cell office:value-type="float" office:value="203287" calcext:value-type="float">
            <text:p>203287</text:p>
          </table:table-cell>
          <table:table-cell office:value-type="float" office:value="203289" calcext:value-type="float">
            <text:p>203289</text:p>
          </table:table-cell>
          <table:table-cell/>
          <table:table-cell table:formula="of:=SUM([.B38:.E38])" office:value-type="float" office:value="1696777" calcext:value-type="float">
            <text:p>1696777</text:p>
          </table:table-cell>
          <table:table-cell table:formula="of:=COM.MICROSOFT.MINIFS([.I$1:.I$1048576];[.F$1:.F$1048576];&quot;&lt;=&quot;&amp;[.F3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7921" calcext:value-type="float">
            <text:p>597921</text:p>
          </table:table-cell>
          <table:table-cell office:value-type="float" office:value="408566" calcext:value-type="float">
            <text:p>408566</text:p>
          </table:table-cell>
          <table:table-cell office:value-type="float" office:value="145391" calcext:value-type="float">
            <text:p>145391</text:p>
          </table:table-cell>
          <table:table-cell office:value-type="float" office:value="607863" calcext:value-type="float">
            <text:p>607863</text:p>
          </table:table-cell>
          <table:table-cell office:value-type="float" office:value="203290" calcext:value-type="float">
            <text:p>203290</text:p>
          </table:table-cell>
          <table:table-cell office:value-type="float" office:value="203292" calcext:value-type="float">
            <text:p>203292</text:p>
          </table:table-cell>
          <table:table-cell/>
          <table:table-cell table:formula="of:=SUM([.B39:.E39])" office:value-type="float" office:value="1759741" calcext:value-type="float">
            <text:p>1759741</text:p>
          </table:table-cell>
          <table:table-cell table:formula="of:=COM.MICROSOFT.MINIFS([.I$1:.I$1048576];[.F$1:.F$1048576];&quot;&lt;=&quot;&amp;[.F3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88690" calcext:value-type="float">
            <text:p>688690</text:p>
          </table:table-cell>
          <table:table-cell office:value-type="float" office:value="374021" calcext:value-type="float">
            <text:p>374021</text:p>
          </table:table-cell>
          <table:table-cell office:value-type="float" office:value="158337" calcext:value-type="float">
            <text:p>158337</text:p>
          </table:table-cell>
          <table:table-cell office:value-type="float" office:value="659070" calcext:value-type="float">
            <text:p>659070</text:p>
          </table:table-cell>
          <table:table-cell office:value-type="float" office:value="203293" calcext:value-type="float">
            <text:p>203293</text:p>
          </table:table-cell>
          <table:table-cell office:value-type="float" office:value="203295" calcext:value-type="float">
            <text:p>203295</text:p>
          </table:table-cell>
          <table:table-cell/>
          <table:table-cell table:formula="of:=SUM([.B40:.E40])" office:value-type="float" office:value="1880118" calcext:value-type="float">
            <text:p>1880118</text:p>
          </table:table-cell>
          <table:table-cell table:formula="of:=COM.MICROSOFT.MINIFS([.I$1:.I$1048576];[.F$1:.F$1048576];&quot;&lt;=&quot;&amp;[.F4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044" calcext:value-type="float">
            <text:p>624044</text:p>
          </table:table-cell>
          <table:table-cell office:value-type="float" office:value="371810" calcext:value-type="float">
            <text:p>371810</text:p>
          </table:table-cell>
          <table:table-cell office:value-type="float" office:value="147257" calcext:value-type="float">
            <text:p>147257</text:p>
          </table:table-cell>
          <table:table-cell office:value-type="float" office:value="600701" calcext:value-type="float">
            <text:p>600701</text:p>
          </table:table-cell>
          <table:table-cell office:value-type="float" office:value="203296" calcext:value-type="float">
            <text:p>203296</text:p>
          </table:table-cell>
          <table:table-cell office:value-type="float" office:value="203298" calcext:value-type="float">
            <text:p>203298</text:p>
          </table:table-cell>
          <table:table-cell/>
          <table:table-cell table:formula="of:=SUM([.B41:.E41])" office:value-type="float" office:value="1743812" calcext:value-type="float">
            <text:p>1743812</text:p>
          </table:table-cell>
          <table:table-cell table:formula="of:=COM.MICROSOFT.MINIFS([.I$1:.I$1048576];[.F$1:.F$1048576];&quot;&lt;=&quot;&amp;[.F4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49" calcext:value-type="float">
            <text:p>646649</text:p>
          </table:table-cell>
          <table:table-cell office:value-type="float" office:value="349065" calcext:value-type="float">
            <text:p>349065</text:p>
          </table:table-cell>
          <table:table-cell office:value-type="float" office:value="151212" calcext:value-type="float">
            <text:p>151212</text:p>
          </table:table-cell>
          <table:table-cell office:value-type="float" office:value="616660" calcext:value-type="float">
            <text:p>616660</text:p>
          </table:table-cell>
          <table:table-cell office:value-type="float" office:value="203299" calcext:value-type="float">
            <text:p>203299</text:p>
          </table:table-cell>
          <table:table-cell office:value-type="float" office:value="203301" calcext:value-type="float">
            <text:p>203301</text:p>
          </table:table-cell>
          <table:table-cell/>
          <table:table-cell table:formula="of:=SUM([.B42:.E42])" office:value-type="float" office:value="1763586" calcext:value-type="float">
            <text:p>1763586</text:p>
          </table:table-cell>
          <table:table-cell table:formula="of:=COM.MICROSOFT.MINIFS([.I$1:.I$1048576];[.F$1:.F$1048576];&quot;&lt;=&quot;&amp;[.F4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078" calcext:value-type="float">
            <text:p>593078</text:p>
          </table:table-cell>
          <table:table-cell office:value-type="float" office:value="479743" calcext:value-type="float">
            <text:p>479743</text:p>
          </table:table-cell>
          <table:table-cell office:value-type="float" office:value="157147" calcext:value-type="float">
            <text:p>157147</text:p>
          </table:table-cell>
          <table:table-cell office:value-type="float" office:value="614505" calcext:value-type="float">
            <text:p>614505</text:p>
          </table:table-cell>
          <table:table-cell office:value-type="float" office:value="203302" calcext:value-type="float">
            <text:p>203302</text:p>
          </table:table-cell>
          <table:table-cell office:value-type="float" office:value="203304" calcext:value-type="float">
            <text:p>203304</text:p>
          </table:table-cell>
          <table:table-cell/>
          <table:table-cell table:formula="of:=SUM([.B43:.E43])" office:value-type="float" office:value="1844473" calcext:value-type="float">
            <text:p>1844473</text:p>
          </table:table-cell>
          <table:table-cell table:formula="of:=COM.MICROSOFT.MINIFS([.I$1:.I$1048576];[.F$1:.F$1048576];&quot;&lt;=&quot;&amp;[.F4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516" calcext:value-type="float">
            <text:p>656516</text:p>
          </table:table-cell>
          <table:table-cell office:value-type="float" office:value="242036" calcext:value-type="float">
            <text:p>242036</text:p>
          </table:table-cell>
          <table:table-cell office:value-type="float" office:value="150860" calcext:value-type="float">
            <text:p>150860</text:p>
          </table:table-cell>
          <table:table-cell office:value-type="float" office:value="604950" calcext:value-type="float">
            <text:p>604950</text:p>
          </table:table-cell>
          <table:table-cell office:value-type="float" office:value="203305" calcext:value-type="float">
            <text:p>203305</text:p>
          </table:table-cell>
          <table:table-cell office:value-type="float" office:value="203307" calcext:value-type="float">
            <text:p>203307</text:p>
          </table:table-cell>
          <table:table-cell/>
          <table:table-cell table:formula="of:=SUM([.B44:.E44])" office:value-type="float" office:value="1654362" calcext:value-type="float">
            <text:p>1654362</text:p>
          </table:table-cell>
          <table:table-cell table:formula="of:=COM.MICROSOFT.MINIFS([.I$1:.I$1048576];[.F$1:.F$1048576];&quot;&lt;=&quot;&amp;[.F4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109" calcext:value-type="float">
            <text:p>612109</text:p>
          </table:table-cell>
          <table:table-cell office:value-type="float" office:value="396251" calcext:value-type="float">
            <text:p>396251</text:p>
          </table:table-cell>
          <table:table-cell office:value-type="float" office:value="156331" calcext:value-type="float">
            <text:p>156331</text:p>
          </table:table-cell>
          <table:table-cell office:value-type="float" office:value="559367" calcext:value-type="float">
            <text:p>559367</text:p>
          </table:table-cell>
          <table:table-cell office:value-type="float" office:value="203308" calcext:value-type="float">
            <text:p>203308</text:p>
          </table:table-cell>
          <table:table-cell office:value-type="float" office:value="203310" calcext:value-type="float">
            <text:p>203310</text:p>
          </table:table-cell>
          <table:table-cell/>
          <table:table-cell table:formula="of:=SUM([.B45:.E45])" office:value-type="float" office:value="1724058" calcext:value-type="float">
            <text:p>1724058</text:p>
          </table:table-cell>
          <table:table-cell table:formula="of:=COM.MICROSOFT.MINIFS([.I$1:.I$1048576];[.F$1:.F$1048576];&quot;&lt;=&quot;&amp;[.F4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199" calcext:value-type="float">
            <text:p>601199</text:p>
          </table:table-cell>
          <table:table-cell office:value-type="float" office:value="370883" calcext:value-type="float">
            <text:p>370883</text:p>
          </table:table-cell>
          <table:table-cell office:value-type="float" office:value="148446" calcext:value-type="float">
            <text:p>148446</text:p>
          </table:table-cell>
          <table:table-cell office:value-type="float" office:value="579238" calcext:value-type="float">
            <text:p>579238</text:p>
          </table:table-cell>
          <table:table-cell office:value-type="float" office:value="203311" calcext:value-type="float">
            <text:p>203311</text:p>
          </table:table-cell>
          <table:table-cell office:value-type="float" office:value="203313" calcext:value-type="float">
            <text:p>203313</text:p>
          </table:table-cell>
          <table:table-cell/>
          <table:table-cell table:formula="of:=SUM([.B46:.E46])" office:value-type="float" office:value="1699766" calcext:value-type="float">
            <text:p>1699766</text:p>
          </table:table-cell>
          <table:table-cell table:formula="of:=COM.MICROSOFT.MINIFS([.I$1:.I$1048576];[.F$1:.F$1048576];&quot;&lt;=&quot;&amp;[.F4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711772" calcext:value-type="float">
            <text:p>711772</text:p>
          </table:table-cell>
          <table:table-cell office:value-type="float" office:value="362256" calcext:value-type="float">
            <text:p>362256</text:p>
          </table:table-cell>
          <table:table-cell office:value-type="float" office:value="153895" calcext:value-type="float">
            <text:p>153895</text:p>
          </table:table-cell>
          <table:table-cell office:value-type="float" office:value="634129" calcext:value-type="float">
            <text:p>634129</text:p>
          </table:table-cell>
          <table:table-cell office:value-type="float" office:value="203314" calcext:value-type="float">
            <text:p>203314</text:p>
          </table:table-cell>
          <table:table-cell office:value-type="float" office:value="203316" calcext:value-type="float">
            <text:p>203316</text:p>
          </table:table-cell>
          <table:table-cell/>
          <table:table-cell table:formula="of:=SUM([.B47:.E47])" office:value-type="float" office:value="1862052" calcext:value-type="float">
            <text:p>1862052</text:p>
          </table:table-cell>
          <table:table-cell table:formula="of:=COM.MICROSOFT.MINIFS([.I$1:.I$1048576];[.F$1:.F$1048576];&quot;&lt;=&quot;&amp;[.F4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9273" calcext:value-type="float">
            <text:p>629273</text:p>
          </table:table-cell>
          <table:table-cell office:value-type="float" office:value="405327" calcext:value-type="float">
            <text:p>405327</text:p>
          </table:table-cell>
          <table:table-cell office:value-type="float" office:value="172881" calcext:value-type="float">
            <text:p>172881</text:p>
          </table:table-cell>
          <table:table-cell office:value-type="float" office:value="610723" calcext:value-type="float">
            <text:p>610723</text:p>
          </table:table-cell>
          <table:table-cell office:value-type="float" office:value="203317" calcext:value-type="float">
            <text:p>203317</text:p>
          </table:table-cell>
          <table:table-cell office:value-type="float" office:value="203319" calcext:value-type="float">
            <text:p>203319</text:p>
          </table:table-cell>
          <table:table-cell/>
          <table:table-cell table:formula="of:=SUM([.B48:.E48])" office:value-type="float" office:value="1818204" calcext:value-type="float">
            <text:p>1818204</text:p>
          </table:table-cell>
          <table:table-cell table:formula="of:=COM.MICROSOFT.MINIFS([.I$1:.I$1048576];[.F$1:.F$1048576];&quot;&lt;=&quot;&amp;[.F4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33080" calcext:value-type="float">
            <text:p>633080</text:p>
          </table:table-cell>
          <table:table-cell office:value-type="float" office:value="416838" calcext:value-type="float">
            <text:p>416838</text:p>
          </table:table-cell>
          <table:table-cell office:value-type="float" office:value="152179" calcext:value-type="float">
            <text:p>152179</text:p>
          </table:table-cell>
          <table:table-cell office:value-type="float" office:value="585111" calcext:value-type="float">
            <text:p>585111</text:p>
          </table:table-cell>
          <table:table-cell office:value-type="float" office:value="203320" calcext:value-type="float">
            <text:p>203320</text:p>
          </table:table-cell>
          <table:table-cell office:value-type="float" office:value="203322" calcext:value-type="float">
            <text:p>203322</text:p>
          </table:table-cell>
          <table:table-cell/>
          <table:table-cell table:formula="of:=SUM([.B49:.E49])" office:value-type="float" office:value="1787208" calcext:value-type="float">
            <text:p>1787208</text:p>
          </table:table-cell>
          <table:table-cell table:formula="of:=COM.MICROSOFT.MINIFS([.I$1:.I$1048576];[.F$1:.F$1048576];&quot;&lt;=&quot;&amp;[.F4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358" calcext:value-type="float">
            <text:p>628358</text:p>
          </table:table-cell>
          <table:table-cell office:value-type="float" office:value="526882" calcext:value-type="float">
            <text:p>526882</text:p>
          </table:table-cell>
          <table:table-cell office:value-type="float" office:value="160909" calcext:value-type="float">
            <text:p>160909</text:p>
          </table:table-cell>
          <table:table-cell office:value-type="float" office:value="646309" calcext:value-type="float">
            <text:p>646309</text:p>
          </table:table-cell>
          <table:table-cell office:value-type="float" office:value="203323" calcext:value-type="float">
            <text:p>203323</text:p>
          </table:table-cell>
          <table:table-cell office:value-type="float" office:value="203325" calcext:value-type="float">
            <text:p>203325</text:p>
          </table:table-cell>
          <table:table-cell/>
          <table:table-cell table:formula="of:=SUM([.B50:.E50])" office:value-type="float" office:value="1962458" calcext:value-type="float">
            <text:p>1962458</text:p>
          </table:table-cell>
          <table:table-cell table:formula="of:=COM.MICROSOFT.MINIFS([.I$1:.I$1048576];[.F$1:.F$1048576];&quot;&lt;=&quot;&amp;[.F5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735" calcext:value-type="float">
            <text:p>612735</text:p>
          </table:table-cell>
          <table:table-cell office:value-type="float" office:value="406297" calcext:value-type="float">
            <text:p>406297</text:p>
          </table:table-cell>
          <table:table-cell office:value-type="float" office:value="149551" calcext:value-type="float">
            <text:p>149551</text:p>
          </table:table-cell>
          <table:table-cell office:value-type="float" office:value="591274" calcext:value-type="float">
            <text:p>591274</text:p>
          </table:table-cell>
          <table:table-cell office:value-type="float" office:value="203326" calcext:value-type="float">
            <text:p>203326</text:p>
          </table:table-cell>
          <table:table-cell office:value-type="float" office:value="203328" calcext:value-type="float">
            <text:p>203328</text:p>
          </table:table-cell>
          <table:table-cell/>
          <table:table-cell table:formula="of:=SUM([.B51:.E51])" office:value-type="float" office:value="1759857" calcext:value-type="float">
            <text:p>1759857</text:p>
          </table:table-cell>
          <table:table-cell table:formula="of:=COM.MICROSOFT.MINIFS([.I$1:.I$1048576];[.F$1:.F$1048576];&quot;&lt;=&quot;&amp;[.F5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587" calcext:value-type="float">
            <text:p>601587</text:p>
          </table:table-cell>
          <table:table-cell office:value-type="float" office:value="486977" calcext:value-type="float">
            <text:p>486977</text:p>
          </table:table-cell>
          <table:table-cell office:value-type="float" office:value="143389" calcext:value-type="float">
            <text:p>143389</text:p>
          </table:table-cell>
          <table:table-cell office:value-type="float" office:value="574472" calcext:value-type="float">
            <text:p>574472</text:p>
          </table:table-cell>
          <table:table-cell office:value-type="float" office:value="203329" calcext:value-type="float">
            <text:p>203329</text:p>
          </table:table-cell>
          <table:table-cell office:value-type="float" office:value="203331" calcext:value-type="float">
            <text:p>203331</text:p>
          </table:table-cell>
          <table:table-cell/>
          <table:table-cell table:formula="of:=SUM([.B52:.E52])" office:value-type="float" office:value="1806425" calcext:value-type="float">
            <text:p>1806425</text:p>
          </table:table-cell>
          <table:table-cell table:formula="of:=COM.MICROSOFT.MINIFS([.I$1:.I$1048576];[.F$1:.F$1048576];&quot;&lt;=&quot;&amp;[.F5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4944" calcext:value-type="float">
            <text:p>564944</text:p>
          </table:table-cell>
          <table:table-cell office:value-type="float" office:value="470147" calcext:value-type="float">
            <text:p>470147</text:p>
          </table:table-cell>
          <table:table-cell office:value-type="float" office:value="159146" calcext:value-type="float">
            <text:p>159146</text:p>
          </table:table-cell>
          <table:table-cell office:value-type="float" office:value="628386" calcext:value-type="float">
            <text:p>628386</text:p>
          </table:table-cell>
          <table:table-cell office:value-type="float" office:value="203332" calcext:value-type="float">
            <text:p>203332</text:p>
          </table:table-cell>
          <table:table-cell office:value-type="float" office:value="203334" calcext:value-type="float">
            <text:p>203334</text:p>
          </table:table-cell>
          <table:table-cell/>
          <table:table-cell table:formula="of:=SUM([.B53:.E53])" office:value-type="float" office:value="1822623" calcext:value-type="float">
            <text:p>1822623</text:p>
          </table:table-cell>
          <table:table-cell table:formula="of:=COM.MICROSOFT.MINIFS([.I$1:.I$1048576];[.F$1:.F$1048576];&quot;&lt;=&quot;&amp;[.F5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258" calcext:value-type="float">
            <text:p>613258</text:p>
          </table:table-cell>
          <table:table-cell office:value-type="float" office:value="433968" calcext:value-type="float">
            <text:p>433968</text:p>
          </table:table-cell>
          <table:table-cell office:value-type="float" office:value="142877" calcext:value-type="float">
            <text:p>142877</text:p>
          </table:table-cell>
          <table:table-cell office:value-type="float" office:value="628707" calcext:value-type="float">
            <text:p>628707</text:p>
          </table:table-cell>
          <table:table-cell office:value-type="float" office:value="203335" calcext:value-type="float">
            <text:p>203335</text:p>
          </table:table-cell>
          <table:table-cell office:value-type="float" office:value="203337" calcext:value-type="float">
            <text:p>203337</text:p>
          </table:table-cell>
          <table:table-cell/>
          <table:table-cell table:formula="of:=SUM([.B54:.E54])" office:value-type="float" office:value="1818810" calcext:value-type="float">
            <text:p>1818810</text:p>
          </table:table-cell>
          <table:table-cell table:formula="of:=COM.MICROSOFT.MINIFS([.I$1:.I$1048576];[.F$1:.F$1048576];&quot;&lt;=&quot;&amp;[.F5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432" calcext:value-type="float">
            <text:p>627432</text:p>
          </table:table-cell>
          <table:table-cell office:value-type="float" office:value="439587" calcext:value-type="float">
            <text:p>439587</text:p>
          </table:table-cell>
          <table:table-cell office:value-type="float" office:value="154035" calcext:value-type="float">
            <text:p>154035</text:p>
          </table:table-cell>
          <table:table-cell office:value-type="float" office:value="603916" calcext:value-type="float">
            <text:p>603916</text:p>
          </table:table-cell>
          <table:table-cell office:value-type="float" office:value="203338" calcext:value-type="float">
            <text:p>203338</text:p>
          </table:table-cell>
          <table:table-cell office:value-type="float" office:value="203340" calcext:value-type="float">
            <text:p>203340</text:p>
          </table:table-cell>
          <table:table-cell/>
          <table:table-cell table:formula="of:=SUM([.B55:.E55])" office:value-type="float" office:value="1824970" calcext:value-type="float">
            <text:p>1824970</text:p>
          </table:table-cell>
          <table:table-cell table:formula="of:=COM.MICROSOFT.MINIFS([.I$1:.I$1048576];[.F$1:.F$1048576];&quot;&lt;=&quot;&amp;[.F5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4348" calcext:value-type="float">
            <text:p>604348</text:p>
          </table:table-cell>
          <table:table-cell office:value-type="float" office:value="432856" calcext:value-type="float">
            <text:p>432856</text:p>
          </table:table-cell>
          <table:table-cell office:value-type="float" office:value="158409" calcext:value-type="float">
            <text:p>158409</text:p>
          </table:table-cell>
          <table:table-cell office:value-type="float" office:value="642562" calcext:value-type="float">
            <text:p>642562</text:p>
          </table:table-cell>
          <table:table-cell office:value-type="float" office:value="203341" calcext:value-type="float">
            <text:p>203341</text:p>
          </table:table-cell>
          <table:table-cell office:value-type="float" office:value="203343" calcext:value-type="float">
            <text:p>203343</text:p>
          </table:table-cell>
          <table:table-cell/>
          <table:table-cell table:formula="of:=SUM([.B56:.E56])" office:value-type="float" office:value="1838175" calcext:value-type="float">
            <text:p>1838175</text:p>
          </table:table-cell>
          <table:table-cell table:formula="of:=COM.MICROSOFT.MINIFS([.I$1:.I$1048576];[.F$1:.F$1048576];&quot;&lt;=&quot;&amp;[.F5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107" calcext:value-type="float">
            <text:p>656107</text:p>
          </table:table-cell>
          <table:table-cell office:value-type="float" office:value="348187" calcext:value-type="float">
            <text:p>348187</text:p>
          </table:table-cell>
          <table:table-cell office:value-type="float" office:value="156641" calcext:value-type="float">
            <text:p>156641</text:p>
          </table:table-cell>
          <table:table-cell office:value-type="float" office:value="573584" calcext:value-type="float">
            <text:p>573584</text:p>
          </table:table-cell>
          <table:table-cell office:value-type="float" office:value="203344" calcext:value-type="float">
            <text:p>203344</text:p>
          </table:table-cell>
          <table:table-cell office:value-type="float" office:value="203346" calcext:value-type="float">
            <text:p>203346</text:p>
          </table:table-cell>
          <table:table-cell/>
          <table:table-cell table:formula="of:=SUM([.B57:.E57])" office:value-type="float" office:value="1734519" calcext:value-type="float">
            <text:p>1734519</text:p>
          </table:table-cell>
          <table:table-cell table:formula="of:=COM.MICROSOFT.MINIFS([.I$1:.I$1048576];[.F$1:.F$1048576];&quot;&lt;=&quot;&amp;[.F5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396" calcext:value-type="float">
            <text:p>616396</text:p>
          </table:table-cell>
          <table:table-cell office:value-type="float" office:value="394283" calcext:value-type="float">
            <text:p>394283</text:p>
          </table:table-cell>
          <table:table-cell office:value-type="float" office:value="145813" calcext:value-type="float">
            <text:p>145813</text:p>
          </table:table-cell>
          <table:table-cell office:value-type="float" office:value="580353" calcext:value-type="float">
            <text:p>580353</text:p>
          </table:table-cell>
          <table:table-cell office:value-type="float" office:value="203347" calcext:value-type="float">
            <text:p>203347</text:p>
          </table:table-cell>
          <table:table-cell office:value-type="float" office:value="203349" calcext:value-type="float">
            <text:p>203349</text:p>
          </table:table-cell>
          <table:table-cell/>
          <table:table-cell table:formula="of:=SUM([.B58:.E58])" office:value-type="float" office:value="1736845" calcext:value-type="float">
            <text:p>1736845</text:p>
          </table:table-cell>
          <table:table-cell table:formula="of:=COM.MICROSOFT.MINIFS([.I$1:.I$1048576];[.F$1:.F$1048576];&quot;&lt;=&quot;&amp;[.F5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729" calcext:value-type="float">
            <text:p>641729</text:p>
          </table:table-cell>
          <table:table-cell office:value-type="float" office:value="288196" calcext:value-type="float">
            <text:p>288196</text:p>
          </table:table-cell>
          <table:table-cell office:value-type="float" office:value="150610" calcext:value-type="float">
            <text:p>150610</text:p>
          </table:table-cell>
          <table:table-cell office:value-type="float" office:value="612012" calcext:value-type="float">
            <text:p>612012</text:p>
          </table:table-cell>
          <table:table-cell office:value-type="float" office:value="203350" calcext:value-type="float">
            <text:p>203350</text:p>
          </table:table-cell>
          <table:table-cell office:value-type="float" office:value="203352" calcext:value-type="float">
            <text:p>203352</text:p>
          </table:table-cell>
          <table:table-cell/>
          <table:table-cell table:formula="of:=SUM([.B59:.E59])" office:value-type="float" office:value="1692547" calcext:value-type="float">
            <text:p>1692547</text:p>
          </table:table-cell>
          <table:table-cell table:formula="of:=COM.MICROSOFT.MINIFS([.I$1:.I$1048576];[.F$1:.F$1048576];&quot;&lt;=&quot;&amp;[.F5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2864" calcext:value-type="float">
            <text:p>642864</text:p>
          </table:table-cell>
          <table:table-cell office:value-type="float" office:value="300135" calcext:value-type="float">
            <text:p>300135</text:p>
          </table:table-cell>
          <table:table-cell office:value-type="float" office:value="144431" calcext:value-type="float">
            <text:p>144431</text:p>
          </table:table-cell>
          <table:table-cell office:value-type="float" office:value="593800" calcext:value-type="float">
            <text:p>593800</text:p>
          </table:table-cell>
          <table:table-cell office:value-type="float" office:value="203353" calcext:value-type="float">
            <text:p>203353</text:p>
          </table:table-cell>
          <table:table-cell office:value-type="float" office:value="203355" calcext:value-type="float">
            <text:p>203355</text:p>
          </table:table-cell>
          <table:table-cell/>
          <table:table-cell table:formula="of:=SUM([.B60:.E60])" office:value-type="float" office:value="1681230" calcext:value-type="float">
            <text:p>1681230</text:p>
          </table:table-cell>
          <table:table-cell table:formula="of:=COM.MICROSOFT.MINIFS([.I$1:.I$1048576];[.F$1:.F$1048576];&quot;&lt;=&quot;&amp;[.F6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781" calcext:value-type="float">
            <text:p>593781</text:p>
          </table:table-cell>
          <table:table-cell office:value-type="float" office:value="532315" calcext:value-type="float">
            <text:p>532315</text:p>
          </table:table-cell>
          <table:table-cell office:value-type="float" office:value="163248" calcext:value-type="float">
            <text:p>163248</text:p>
          </table:table-cell>
          <table:table-cell office:value-type="float" office:value="636931" calcext:value-type="float">
            <text:p>636931</text:p>
          </table:table-cell>
          <table:table-cell office:value-type="float" office:value="203356" calcext:value-type="float">
            <text:p>203356</text:p>
          </table:table-cell>
          <table:table-cell office:value-type="float" office:value="203358" calcext:value-type="float">
            <text:p>203358</text:p>
          </table:table-cell>
          <table:table-cell/>
          <table:table-cell table:formula="of:=SUM([.B61:.E61])" office:value-type="float" office:value="1926275" calcext:value-type="float">
            <text:p>1926275</text:p>
          </table:table-cell>
          <table:table-cell table:formula="of:=COM.MICROSOFT.MINIFS([.I$1:.I$1048576];[.F$1:.F$1048576];&quot;&lt;=&quot;&amp;[.F6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0355" calcext:value-type="float">
            <text:p>610355</text:p>
          </table:table-cell>
          <table:table-cell office:value-type="float" office:value="341124" calcext:value-type="float">
            <text:p>341124</text:p>
          </table:table-cell>
          <table:table-cell office:value-type="float" office:value="140067" calcext:value-type="float">
            <text:p>140067</text:p>
          </table:table-cell>
          <table:table-cell office:value-type="float" office:value="561673" calcext:value-type="float">
            <text:p>561673</text:p>
          </table:table-cell>
          <table:table-cell office:value-type="float" office:value="203359" calcext:value-type="float">
            <text:p>203359</text:p>
          </table:table-cell>
          <table:table-cell office:value-type="float" office:value="215670" calcext:value-type="float">
            <text:p>215670</text:p>
          </table:table-cell>
          <table:table-cell/>
          <table:table-cell table:formula="of:=SUM([.B62:.E62])" office:value-type="float" office:value="1653219" calcext:value-type="float">
            <text:p>1653219</text:p>
          </table:table-cell>
          <table:table-cell table:formula="of:=COM.MICROSOFT.MINIFS([.I$1:.I$1048576];[.F$1:.F$1048576];&quot;&lt;=&quot;&amp;[.F6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54" calcext:value-type="float">
            <text:p>646654</text:p>
          </table:table-cell>
          <table:table-cell office:value-type="float" office:value="246261" calcext:value-type="float">
            <text:p>246261</text:p>
          </table:table-cell>
          <table:table-cell office:value-type="float" office:value="154996" calcext:value-type="float">
            <text:p>154996</text:p>
          </table:table-cell>
          <table:table-cell office:value-type="float" office:value="601567" calcext:value-type="float">
            <text:p>601567</text:p>
          </table:table-cell>
          <table:table-cell office:value-type="float" office:value="215671" calcext:value-type="float">
            <text:p>215671</text:p>
          </table:table-cell>
          <table:table-cell office:value-type="float" office:value="220380" calcext:value-type="float">
            <text:p>220380</text:p>
          </table:table-cell>
          <table:table-cell/>
          <table:table-cell table:formula="of:=SUM([.B63:.E63])" office:value-type="float" office:value="1649478" calcext:value-type="float">
            <text:p>1649478</text:p>
          </table:table-cell>
          <table:table-cell table:formula="of:=COM.MICROSOFT.MINIFS([.I$1:.I$1048576];[.F$1:.F$1048576];&quot;&lt;=&quot;&amp;[.F6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211" calcext:value-type="float">
            <text:p>661211</text:p>
          </table:table-cell>
          <table:table-cell office:value-type="float" office:value="321305" calcext:value-type="float">
            <text:p>321305</text:p>
          </table:table-cell>
          <table:table-cell office:value-type="float" office:value="154210" calcext:value-type="float">
            <text:p>154210</text:p>
          </table:table-cell>
          <table:table-cell office:value-type="float" office:value="587857" calcext:value-type="float">
            <text:p>587857</text:p>
          </table:table-cell>
          <table:table-cell office:value-type="float" office:value="220381" calcext:value-type="float">
            <text:p>220381</text:p>
          </table:table-cell>
          <table:table-cell office:value-type="float" office:value="224994" calcext:value-type="float">
            <text:p>224994</text:p>
          </table:table-cell>
          <table:table-cell/>
          <table:table-cell table:formula="of:=SUM([.B64:.E64])" office:value-type="float" office:value="1724583" calcext:value-type="float">
            <text:p>1724583</text:p>
          </table:table-cell>
          <table:table-cell table:formula="of:=COM.MICROSOFT.MINIFS([.I$1:.I$1048576];[.F$1:.F$1048576];&quot;&lt;=&quot;&amp;[.F6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3958" calcext:value-type="float">
            <text:p>643958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7" calcext:value-type="float">
            <text:p>149977</text:p>
          </table:table-cell>
          <table:table-cell office:value-type="float" office:value="578946" calcext:value-type="float">
            <text:p>578946</text:p>
          </table:table-cell>
          <table:table-cell office:value-type="float" office:value="224995" calcext:value-type="float">
            <text:p>224995</text:p>
          </table:table-cell>
          <table:table-cell office:value-type="float" office:value="330000" calcext:value-type="float">
            <text:p>330000</text:p>
          </table:table-cell>
          <table:table-cell/>
          <table:table-cell table:formula="of:=SUM([.B65:.E65])" office:value-type="float" office:value="1643042" calcext:value-type="float">
            <text:p>1643042</text:p>
          </table:table-cell>
          <table:table-cell table:formula="of:=COM.MICROSOFT.MINIFS([.I$1:.I$1048576];[.F$1:.F$1048576];&quot;&lt;=&quot;&amp;[.F65])" office:value-type="float" office:value="1571715" calcext:value-type="float">
            <text:p>1,571,715.00</text:p>
          </table:table-cell>
        </table:table-row>
      </table:table>
      <table:table table:name="P2 - P6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6.txt</text:p>
          </table:table-cell>
          <table:table-cell office:value-type="float" office:value="12737.7" calcext:value-type="float">
            <text:p>12737.7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6818.75" calcext:value-type="float">
            <text:p>6818.75</text:p>
          </table:table-cell>
          <table:table-cell office:value-type="float" office:value="1361.83" calcext:value-type="float">
            <text:p>1361.83</text:p>
          </table:table-cell>
          <table:table-cell office:value-type="float" office:value="25600" calcext:value-type="float">
            <text:p>25600</text:p>
          </table:table-cell>
          <table:table-cell office:value-type="float" office:value="25616" calcext:value-type="float">
            <text:p>25616</text:p>
          </table:table-cell>
          <table:table-cell/>
          <table:table-cell table:formula="of:=SUM([.B1:.E1])" office:value-type="float" office:value="22148.07" calcext:value-type="float">
            <text:p>22148.07</text:p>
          </table:table-cell>
          <table:table-cell table:formula="of:=COM.MICROSOFT.MINIFS([.I$1:.I$1048576];[.F$1:.F$1048576];&quot;&lt;=&quot;&amp;[.F1])" office:value-type="float" office:value="22148.07" calcext:value-type="float">
            <text:p>22,148.07</text:p>
          </table:table-cell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85.5" calcext:value-type="float">
            <text:p>12785.5</text:p>
          </table:table-cell>
          <table:table-cell office:value-type="float" office:value="930.34" calcext:value-type="float">
            <text:p>930.34</text:p>
          </table:table-cell>
          <table:table-cell office:value-type="float" office:value="6640" calcext:value-type="float">
            <text:p>6640</text:p>
          </table:table-cell>
          <table:table-cell office:value-type="float" office:value="809.827" calcext:value-type="float">
            <text:p>809.827</text:p>
          </table:table-cell>
          <table:table-cell office:value-type="float" office:value="25617" calcext:value-type="float">
            <text:p>25617</text:p>
          </table:table-cell>
          <table:table-cell office:value-type="float" office:value="25855" calcext:value-type="float">
            <text:p>25855</text:p>
          </table:table-cell>
          <table:table-cell/>
          <table:table-cell table:formula="of:=SUM([.B2:.E2])" office:value-type="float" office:value="21165.667" calcext:value-type="float">
            <text:p>21165.667</text:p>
          </table:table-cell>
          <table:table-cell table:formula="of:=COM.MICROSOFT.MINIFS([.I$1:.I$1048576];[.F$1:.F$1048576];&quot;&lt;=&quot;&amp;[.F2])" office:value-type="float" office:value="21165.667" calcext:value-type="float">
            <text:p>21,165.67</text:p>
          </table:table-cell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75.3" calcext:value-type="float">
            <text:p>12775.3</text:p>
          </table:table-cell>
          <table:table-cell office:value-type="float" office:value="930.34" calcext:value-type="float">
            <text:p>930.34</text:p>
          </table:table-cell>
          <table:table-cell office:value-type="float" office:value="6535" calcext:value-type="float">
            <text:p>6535</text:p>
          </table:table-cell>
          <table:table-cell office:value-type="float" office:value="347.526" calcext:value-type="float">
            <text:p>347.526</text:p>
          </table:table-cell>
          <table:table-cell office:value-type="float" office:value="25856" calcext:value-type="float">
            <text:p>25856</text:p>
          </table:table-cell>
          <table:table-cell office:value-type="float" office:value="51000" calcext:value-type="float">
            <text:p>51000</text:p>
          </table:table-cell>
          <table:table-cell/>
          <table:table-cell table:formula="of:=SUM([.B3:.E3])" office:value-type="float" office:value="20588.166" calcext:value-type="float">
            <text:p>20588.166</text:p>
          </table:table-cell>
          <table:table-cell table:formula="of:=COM.MICROSOFT.MINIFS([.I$1:.I$1048576];[.F$1:.F$1048576];&quot;&lt;=&quot;&amp;[.F3])" office:value-type="float" office:value="20588.166" calcext:value-type="float">
            <text:p>20,588.17</text:p>
          </table:table-cell>
        </table:table-row>
        <table:table-row table:style-name="ro1" table:number-rows-repeated="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1 - P7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729" calcext:value-type="float">
            <text:p>125729</text:p>
          </table:table-cell>
          <table:table-cell/>
          <table:table-cell table:formula="of:=SUM([.B1:.E1])" office:value-type="float" office:value="652282" calcext:value-type="float">
            <text:p>652282</text:p>
          </table:table-cell>
          <table:table-cell table:formula="of:=COM.MICROSOFT.MINIFS([.I$1:.I$1048576];[.F$1:.F$1048576];&quot;&lt;=&quot;&amp;[.F1])" office:value-type="float" office:value="652282" calcext:value-type="float">
            <text:p>652,282.0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6113" calcext:value-type="float">
            <text:p>126113</text:p>
          </table:table-cell>
          <table:table-cell/>
          <table:table-cell table:formula="of:=SUM([.B2:.E2])" office:value-type="float" office:value="649588.1" calcext:value-type="float">
            <text:p>649588.1</text:p>
          </table:table-cell>
          <table:table-cell table:formula="of:=COM.MICROSOFT.MINIFS([.I$1:.I$1048576];[.F$1:.F$1048576];&quot;&lt;=&quot;&amp;[.F2])" office:value-type="float" office:value="649588.1" calcext:value-type="float">
            <text:p>649,588.1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99" calcext:value-type="float">
            <text:p>36479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114</text:p>
          </table:table-cell>
          <table:table-cell office:value-type="float" office:value="126307" calcext:value-type="float">
            <text:p>126307</text:p>
          </table:table-cell>
          <table:table-cell/>
          <table:table-cell table:formula="of:=SUM([.B3:.E3])" office:value-type="float" office:value="647113.2" calcext:value-type="float">
            <text:p>647113.2</text:p>
          </table:table-cell>
          <table:table-cell table:formula="of:=COM.MICROSOFT.MINIFS([.I$1:.I$1048576];[.F$1:.F$1048576];&quot;&lt;=&quot;&amp;[.F3])" office:value-type="float" office:value="647113.2" calcext:value-type="float">
            <text:p>647,113.2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8" calcext:value-type="float">
            <text:p>126308</text:p>
          </table:table-cell>
          <table:table-cell office:value-type="float" office:value="195000" calcext:value-type="float">
            <text:p>195000</text:p>
          </table:table-cell>
          <table:table-cell/>
          <table:table-cell table:formula="of:=SUM([.B4:.E4])" office:value-type="float" office:value="642908.3" calcext:value-type="float">
            <text:p>642908.3</text:p>
          </table:table-cell>
          <table:table-cell table:formula="of:=COM.MICROSOFT.MINIFS([.I$1:.I$1048576];[.F$1:.F$1048576];&quot;&lt;=&quot;&amp;[.F4])" office:value-type="float" office:value="642908.3" calcext:value-type="float">
            <text:p>642,908.30</text:p>
          </table:table-cell>
        </table:table-row>
        <table:table-row table:style-name="ro1" table:number-rows-repeated="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3 - P8" table:style-name="ta1">
        <table:shapes>
          <draw:frame draw:z-index="0" draw:style-name="gr1" draw:text-style-name="P1" svg:width="6.8185in" svg:height="4.1618in" svg:x="9.0189in" svg:y="5.1244in">
            <draw:object draw:notify-on-update-of-ranges="'P3 - P8'.F3:'P3 - P8'.F82 'P3 - P8'.F3:'P3 - P8'.F82 'P3 - P8'.J3:'P3 - P8'.J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8185in" svg:height="4.1618in" svg:x="9.778in" svg:y="10.1335in">
            <draw:object draw:notify-on-update-of-ranges="'P3 - P8'.G3:'P3 - P8'.G82 'P3 - P8'.G3:'P3 - P8'.G81 'P3 - P8'.J3:'P3 - P8'.J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8185in" svg:height="4.1618in" svg:x="8.8894in" svg:y="15.111in">
            <draw:object draw:notify-on-update-of-ranges="'P3 - P8'.G3:'P3 - P8'.G81 'P3 - P8'.F3:'P3 - P8'.F81 'P3 - P8'.G3:'P3 - P8'.G8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number-columns-repeated="5" table:default-cell-style-name="Default"/>
        <table:table-column table:style-name="co5" table:number-columns-repeated="2" table:default-cell-style-name="ce13"/>
        <table:table-column table:style-name="co5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/>
          <table:table-cell table:style-name="ce15" office:value-type="string" calcext:value-type="string" table:number-columns-spanned="4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13"/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table-cell/>
          <table:table-cell office:value-type="string" calcext:value-type="string">
            <text:p>total cost</text:p>
          </table:table-cell>
          <table:table-cell table:style-name="ce13" office:value-type="string" calcext:value-type="string">
            <text:p>minimum feasible total cost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33" calcext:value-type="float">
            <text:p>120333</text:p>
          </table:table-cell>
          <table:table-cell office:value-type="float" office:value="22681.8" calcext:value-type="float">
            <text:p>22681.8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73" calcext:value-type="float">
            <text:p>313873</text:p>
          </table:table-cell>
          <table:table-cell office:value-type="float" office:value="62210" calcext:value-type="float">
            <text:p>62,210.00</text:p>
          </table:table-cell>
          <table:table-cell office:value-type="float" office:value="62212" calcext:value-type="float">
            <text:p>62,212.00</text:p>
          </table:table-cell>
          <table:table-cell/>
          <table:table-cell table:formula="of:=SUM([.B3:.E3])" office:value-type="float" office:value="473410.4" calcext:value-type="float">
            <text:p>473,410.40</text:p>
          </table:table-cell>
          <table:table-cell table:style-name="ce13" table:formula="of:=COM.MICROSOFT.MINIFS([.I$1:.I$1048576];[.F$1:.F$1048576];&quot;&lt;=&quot;&amp;[.F3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40" calcext:value-type="float">
            <text:p>119840</text:p>
          </table:table-cell>
          <table:table-cell office:value-type="float" office:value="24544.1" calcext:value-type="float">
            <text:p>24544.1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913" calcext:value-type="float">
            <text:p>313913</text:p>
          </table:table-cell>
          <table:table-cell office:value-type="float" office:value="62213" calcext:value-type="float">
            <text:p>62,213.00</text:p>
          </table:table-cell>
          <table:table-cell office:value-type="float" office:value="62215" calcext:value-type="float">
            <text:p>62,215.00</text:p>
          </table:table-cell>
          <table:table-cell/>
          <table:table-cell table:formula="of:=SUM([.B4:.E4])" office:value-type="float" office:value="476059" calcext:value-type="float">
            <text:p>476,059.00</text:p>
          </table:table-cell>
          <table:table-cell table:style-name="ce13" table:formula="of:=COM.MICROSOFT.MINIFS([.I$1:.I$1048576];[.F$1:.F$1048576];&quot;&lt;=&quot;&amp;[.F4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43" calcext:value-type="float">
            <text:p>119843</text:p>
          </table:table-cell>
          <table:table-cell office:value-type="float" office:value="24533.5" calcext:value-type="float">
            <text:p>24533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909" calcext:value-type="float">
            <text:p>313909</text:p>
          </table:table-cell>
          <table:table-cell office:value-type="float" office:value="62216" calcext:value-type="float">
            <text:p>62,216.00</text:p>
          </table:table-cell>
          <table:table-cell office:value-type="float" office:value="62218" calcext:value-type="float">
            <text:p>62,218.00</text:p>
          </table:table-cell>
          <table:table-cell/>
          <table:table-cell table:formula="of:=SUM([.B5:.E5])" office:value-type="float" office:value="476047.4" calcext:value-type="float">
            <text:p>476,047.40</text:p>
          </table:table-cell>
          <table:table-cell table:style-name="ce13" table:formula="of:=COM.MICROSOFT.MINIFS([.I$1:.I$1048576];[.F$1:.F$1048576];&quot;&lt;=&quot;&amp;[.F5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2" calcext:value-type="float">
            <text:p>119872</text:p>
          </table:table-cell>
          <table:table-cell office:value-type="float" office:value="24522.8" calcext:value-type="float">
            <text:p>24522.8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86" calcext:value-type="float">
            <text:p>313486</text:p>
          </table:table-cell>
          <table:table-cell office:value-type="float" office:value="62219" calcext:value-type="float">
            <text:p>62,219.00</text:p>
          </table:table-cell>
          <table:table-cell office:value-type="float" office:value="62221" calcext:value-type="float">
            <text:p>62,221.00</text:p>
          </table:table-cell>
          <table:table-cell/>
          <table:table-cell table:formula="of:=SUM([.B6:.E6])" office:value-type="float" office:value="475640.7" calcext:value-type="float">
            <text:p>475,640.70</text:p>
          </table:table-cell>
          <table:table-cell table:style-name="ce13" table:formula="of:=COM.MICROSOFT.MINIFS([.I$1:.I$1048576];[.F$1:.F$1048576];&quot;&lt;=&quot;&amp;[.F6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46" calcext:value-type="float">
            <text:p>120346</text:p>
          </table:table-cell>
          <table:table-cell office:value-type="float" office:value="22639.1" calcext:value-type="float">
            <text:p>22639.1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59" calcext:value-type="float">
            <text:p>313859</text:p>
          </table:table-cell>
          <table:table-cell office:value-type="float" office:value="62222" calcext:value-type="float">
            <text:p>62,222.00</text:p>
          </table:table-cell>
          <table:table-cell office:value-type="float" office:value="62224" calcext:value-type="float">
            <text:p>62,224.00</text:p>
          </table:table-cell>
          <table:table-cell/>
          <table:table-cell table:formula="of:=SUM([.B7:.E7])" office:value-type="float" office:value="473366.7" calcext:value-type="float">
            <text:p>473,366.70</text:p>
          </table:table-cell>
          <table:table-cell table:style-name="ce13" table:formula="of:=COM.MICROSOFT.MINIFS([.I$1:.I$1048576];[.F$1:.F$1048576];&quot;&lt;=&quot;&amp;[.F7])" office:value-type="float" office:value="473366.7" calcext:value-type="float">
            <text:p>473,366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9" calcext:value-type="float">
            <text:p>119879</text:p>
          </table:table-cell>
          <table:table-cell office:value-type="float" office:value="24501.4" calcext:value-type="float">
            <text:p>24501.4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79" calcext:value-type="float">
            <text:p>313479</text:p>
          </table:table-cell>
          <table:table-cell office:value-type="float" office:value="62225" calcext:value-type="float">
            <text:p>62,225.00</text:p>
          </table:table-cell>
          <table:table-cell office:value-type="float" office:value="62227" calcext:value-type="float">
            <text:p>62,227.00</text:p>
          </table:table-cell>
          <table:table-cell/>
          <table:table-cell table:formula="of:=SUM([.B8:.E8])" office:value-type="float" office:value="475619.3" calcext:value-type="float">
            <text:p>475,619.30</text:p>
          </table:table-cell>
          <table:table-cell table:style-name="ce13" table:formula="of:=COM.MICROSOFT.MINIFS([.I$1:.I$1048576];[.F$1:.F$1048576];&quot;&lt;=&quot;&amp;[.F8])" office:value-type="float" office:value="473366.7" calcext:value-type="float">
            <text:p>473,366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2" calcext:value-type="float">
            <text:p>120352</text:p>
          </table:table-cell>
          <table:table-cell office:value-type="float" office:value="22617.7" calcext:value-type="float">
            <text:p>22617.7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52" calcext:value-type="float">
            <text:p>313852</text:p>
          </table:table-cell>
          <table:table-cell office:value-type="float" office:value="62228" calcext:value-type="float">
            <text:p>62,228.00</text:p>
          </table:table-cell>
          <table:table-cell office:value-type="float" office:value="62230" calcext:value-type="float">
            <text:p>62,230.00</text:p>
          </table:table-cell>
          <table:table-cell/>
          <table:table-cell table:formula="of:=SUM([.B9:.E9])" office:value-type="float" office:value="473344.3" calcext:value-type="float">
            <text:p>473,344.30</text:p>
          </table:table-cell>
          <table:table-cell table:style-name="ce13" table:formula="of:=COM.MICROSOFT.MINIFS([.I$1:.I$1048576];[.F$1:.F$1048576];&quot;&lt;=&quot;&amp;[.F9])" office:value-type="float" office:value="473344.3" calcext:value-type="float">
            <text:p>473,344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5" calcext:value-type="float">
            <text:p>12035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8" calcext:value-type="float">
            <text:p>313848</text:p>
          </table:table-cell>
          <table:table-cell office:value-type="float" office:value="62231" calcext:value-type="float">
            <text:p>62,231.00</text:p>
          </table:table-cell>
          <table:table-cell office:value-type="float" office:value="62233" calcext:value-type="float">
            <text:p>62,233.00</text:p>
          </table:table-cell>
          <table:table-cell/>
          <table:table-cell table:formula="of:=SUM([.B10:.E10])" office:value-type="float" office:value="473332.7" calcext:value-type="float">
            <text:p>473,332.70</text:p>
          </table:table-cell>
          <table:table-cell table:style-name="ce13" table:formula="of:=COM.MICROSOFT.MINIFS([.I$1:.I$1048576];[.F$1:.F$1048576];&quot;&lt;=&quot;&amp;[.F10])" office:value-type="float" office:value="473332.7" calcext:value-type="float">
            <text:p>473,332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8" calcext:value-type="float">
            <text:p>120358</text:p>
          </table:table-cell>
          <table:table-cell office:value-type="float" office:value="22596.4" calcext:value-type="float">
            <text:p>22596.4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5" calcext:value-type="float">
            <text:p>313845</text:p>
          </table:table-cell>
          <table:table-cell office:value-type="float" office:value="62234" calcext:value-type="float">
            <text:p>62,234.00</text:p>
          </table:table-cell>
          <table:table-cell office:value-type="float" office:value="62236" calcext:value-type="float">
            <text:p>62,236.00</text:p>
          </table:table-cell>
          <table:table-cell/>
          <table:table-cell table:formula="of:=SUM([.B11:.E11])" office:value-type="float" office:value="473322" calcext:value-type="float">
            <text:p>473,322.00</text:p>
          </table:table-cell>
          <table:table-cell table:style-name="ce13" table:formula="of:=COM.MICROSOFT.MINIFS([.I$1:.I$1048576];[.F$1:.F$1048576];&quot;&lt;=&quot;&amp;[.F11])" office:value-type="float" office:value="473322" calcext:value-type="float">
            <text:p>473,322.0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62" calcext:value-type="float">
            <text:p>120362</text:p>
          </table:table-cell>
          <table:table-cell office:value-type="float" office:value="22585.7" calcext:value-type="float">
            <text:p>22585.7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1" calcext:value-type="float">
            <text:p>313841</text:p>
          </table:table-cell>
          <table:table-cell office:value-type="float" office:value="62237" calcext:value-type="float">
            <text:p>62,237.00</text:p>
          </table:table-cell>
          <table:table-cell office:value-type="float" office:value="62239" calcext:value-type="float">
            <text:p>62,239.00</text:p>
          </table:table-cell>
          <table:table-cell/>
          <table:table-cell table:formula="of:=SUM([.B12:.E12])" office:value-type="float" office:value="473311.3" calcext:value-type="float">
            <text:p>473,311.30</text:p>
          </table:table-cell>
          <table:table-cell table:style-name="ce13" table:formula="of:=COM.MICROSOFT.MINIFS([.I$1:.I$1048576];[.F$1:.F$1048576];&quot;&lt;=&quot;&amp;[.F12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69" calcext:value-type="float">
            <text:p>119869</text:p>
          </table:table-cell>
          <table:table-cell office:value-type="float" office:value="24448.1" calcext:value-type="float">
            <text:p>24448.1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81" calcext:value-type="float">
            <text:p>313881</text:p>
          </table:table-cell>
          <table:table-cell office:value-type="float" office:value="62240" calcext:value-type="float">
            <text:p>62,240.00</text:p>
          </table:table-cell>
          <table:table-cell office:value-type="float" office:value="62242" calcext:value-type="float">
            <text:p>62,242.00</text:p>
          </table:table-cell>
          <table:table-cell/>
          <table:table-cell table:formula="of:=SUM([.B13:.E13])" office:value-type="float" office:value="475960" calcext:value-type="float">
            <text:p>475,960.00</text:p>
          </table:table-cell>
          <table:table-cell table:style-name="ce13" table:formula="of:=COM.MICROSOFT.MINIFS([.I$1:.I$1048576];[.F$1:.F$1048576];&quot;&lt;=&quot;&amp;[.F13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2" calcext:value-type="float">
            <text:p>119872</text:p>
          </table:table-cell>
          <table:table-cell office:value-type="float" office:value="24437.4" calcext:value-type="float">
            <text:p>24437.4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78" calcext:value-type="float">
            <text:p>313878</text:p>
          </table:table-cell>
          <table:table-cell office:value-type="float" office:value="62243" calcext:value-type="float">
            <text:p>62,243.00</text:p>
          </table:table-cell>
          <table:table-cell office:value-type="float" office:value="62245" calcext:value-type="float">
            <text:p>62,245.00</text:p>
          </table:table-cell>
          <table:table-cell/>
          <table:table-cell table:formula="of:=SUM([.B14:.E14])" office:value-type="float" office:value="475949.3" calcext:value-type="float">
            <text:p>475,949.30</text:p>
          </table:table-cell>
          <table:table-cell table:style-name="ce13" table:formula="of:=COM.MICROSOFT.MINIFS([.I$1:.I$1048576];[.F$1:.F$1048576];&quot;&lt;=&quot;&amp;[.F14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5" calcext:value-type="float">
            <text:p>119875</text:p>
          </table:table-cell>
          <table:table-cell office:value-type="float" office:value="24426.8" calcext:value-type="float">
            <text:p>24426.8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74" calcext:value-type="float">
            <text:p>313874</text:p>
          </table:table-cell>
          <table:table-cell office:value-type="float" office:value="62246" calcext:value-type="float">
            <text:p>62,246.00</text:p>
          </table:table-cell>
          <table:table-cell office:value-type="float" office:value="62248" calcext:value-type="float">
            <text:p>62,248.00</text:p>
          </table:table-cell>
          <table:table-cell/>
          <table:table-cell table:formula="of:=SUM([.B15:.E15])" office:value-type="float" office:value="475937.7" calcext:value-type="float">
            <text:p>475,937.70</text:p>
          </table:table-cell>
          <table:table-cell table:style-name="ce13" table:formula="of:=COM.MICROSOFT.MINIFS([.I$1:.I$1048576];[.F$1:.F$1048576];&quot;&lt;=&quot;&amp;[.F15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44" calcext:value-type="float">
            <text:p>119944</text:p>
          </table:table-cell>
          <table:table-cell office:value-type="float" office:value="23618.5" calcext:value-type="float">
            <text:p>23618.5</text:p>
          </table:table-cell>
          <table:table-cell office:value-type="float" office:value="16541.9" calcext:value-type="float">
            <text:p>16541.9</text:p>
          </table:table-cell>
          <table:table-cell office:value-type="float" office:value="313546" calcext:value-type="float">
            <text:p>313546</text:p>
          </table:table-cell>
          <table:table-cell office:value-type="float" office:value="62249" calcext:value-type="float">
            <text:p>62,249.00</text:p>
          </table:table-cell>
          <table:table-cell office:value-type="float" office:value="62251" calcext:value-type="float">
            <text:p>62,251.00</text:p>
          </table:table-cell>
          <table:table-cell/>
          <table:table-cell table:formula="of:=SUM([.B16:.E16])" office:value-type="float" office:value="473650.4" calcext:value-type="float">
            <text:p>473,650.40</text:p>
          </table:table-cell>
          <table:table-cell table:style-name="ce13" table:formula="of:=COM.MICROSOFT.MINIFS([.I$1:.I$1048576];[.F$1:.F$1048576];&quot;&lt;=&quot;&amp;[.F16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78" calcext:value-type="float">
            <text:p>120378</text:p>
          </table:table-cell>
          <table:table-cell office:value-type="float" office:value="22532.4" calcext:value-type="float">
            <text:p>22532.4</text:p>
          </table:table-cell>
          <table:table-cell office:value-type="float" office:value="16528.5" calcext:value-type="float">
            <text:p>16528.5</text:p>
          </table:table-cell>
          <table:table-cell office:value-type="float" office:value="313824" calcext:value-type="float">
            <text:p>313824</text:p>
          </table:table-cell>
          <table:table-cell office:value-type="float" office:value="62252" calcext:value-type="float">
            <text:p>62,252.00</text:p>
          </table:table-cell>
          <table:table-cell office:value-type="float" office:value="62254" calcext:value-type="float">
            <text:p>62,254.00</text:p>
          </table:table-cell>
          <table:table-cell/>
          <table:table-cell table:formula="of:=SUM([.B17:.E17])" office:value-type="float" office:value="473262.9" calcext:value-type="float">
            <text:p>473,262.90</text:p>
          </table:table-cell>
          <table:table-cell table:style-name="ce13" table:formula="of:=COM.MICROSOFT.MINIFS([.I$1:.I$1048576];[.F$1:.F$1048576];&quot;&lt;=&quot;&amp;[.F17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77" calcext:value-type="float">
            <text:p>120377</text:p>
          </table:table-cell>
          <table:table-cell office:value-type="float" office:value="22521.7" calcext:value-type="float">
            <text:p>22521.7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838" calcext:value-type="float">
            <text:p>313838</text:p>
          </table:table-cell>
          <table:table-cell office:value-type="float" office:value="62255" calcext:value-type="float">
            <text:p>62,255.00</text:p>
          </table:table-cell>
          <table:table-cell office:value-type="float" office:value="62257" calcext:value-type="float">
            <text:p>62,257.00</text:p>
          </table:table-cell>
          <table:table-cell/>
          <table:table-cell table:formula="of:=SUM([.B18:.E18])" office:value-type="float" office:value="473328.6" calcext:value-type="float">
            <text:p>473,328.60</text:p>
          </table:table-cell>
          <table:table-cell table:style-name="ce13" table:formula="of:=COM.MICROSOFT.MINIFS([.I$1:.I$1048576];[.F$1:.F$1048576];&quot;&lt;=&quot;&amp;[.F18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14" calcext:value-type="float">
            <text:p>119914</text:p>
          </table:table-cell>
          <table:table-cell office:value-type="float" office:value="24384.1" calcext:value-type="float">
            <text:p>24384.1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40" calcext:value-type="float">
            <text:p>313440</text:p>
          </table:table-cell>
          <table:table-cell office:value-type="float" office:value="62258" calcext:value-type="float">
            <text:p>62,258.00</text:p>
          </table:table-cell>
          <table:table-cell office:value-type="float" office:value="62260" calcext:value-type="float">
            <text:p>62,260.00</text:p>
          </table:table-cell>
          <table:table-cell/>
          <table:table-cell table:formula="of:=SUM([.B19:.E19])" office:value-type="float" office:value="475498" calcext:value-type="float">
            <text:p>475,498.00</text:p>
          </table:table-cell>
          <table:table-cell table:style-name="ce13" table:formula="of:=COM.MICROSOFT.MINIFS([.I$1:.I$1048576];[.F$1:.F$1048576];&quot;&lt;=&quot;&amp;[.F19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87" calcext:value-type="float">
            <text:p>12038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12" calcext:value-type="float">
            <text:p>313812</text:p>
          </table:table-cell>
          <table:table-cell office:value-type="float" office:value="62261" calcext:value-type="float">
            <text:p>62,261.00</text:p>
          </table:table-cell>
          <table:table-cell office:value-type="float" office:value="62263" calcext:value-type="float">
            <text:p>62,263.00</text:p>
          </table:table-cell>
          <table:table-cell/>
          <table:table-cell table:formula="of:=SUM([.B20:.E20])" office:value-type="float" office:value="473229.1" calcext:value-type="float">
            <text:p>473,229.10</text:p>
          </table:table-cell>
          <table:table-cell table:style-name="ce13" table:formula="of:=COM.MICROSOFT.MINIFS([.I$1:.I$1048576];[.F$1:.F$1048576];&quot;&lt;=&quot;&amp;[.F20])" office:value-type="float" office:value="473229.1" calcext:value-type="float">
            <text:p>473,22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95" calcext:value-type="float">
            <text:p>1198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51" calcext:value-type="float">
            <text:p>313851</text:p>
          </table:table-cell>
          <table:table-cell office:value-type="float" office:value="62264" calcext:value-type="float">
            <text:p>62,264.00</text:p>
          </table:table-cell>
          <table:table-cell office:value-type="float" office:value="62266" calcext:value-type="float">
            <text:p>62,266.00</text:p>
          </table:table-cell>
          <table:table-cell/>
          <table:table-cell table:formula="of:=SUM([.B21:.E21])" office:value-type="float" office:value="475888.4" calcext:value-type="float">
            <text:p>475,888.40</text:p>
          </table:table-cell>
          <table:table-cell table:style-name="ce13" table:formula="of:=COM.MICROSOFT.MINIFS([.I$1:.I$1048576];[.F$1:.F$1048576];&quot;&lt;=&quot;&amp;[.F21])" office:value-type="float" office:value="473229.1" calcext:value-type="float">
            <text:p>473,22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94" calcext:value-type="float">
            <text:p>120394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02" calcext:value-type="float">
            <text:p>313802</text:p>
          </table:table-cell>
          <table:table-cell office:value-type="float" office:value="62267" calcext:value-type="float">
            <text:p>62,267.00</text:p>
          </table:table-cell>
          <table:table-cell office:value-type="float" office:value="62269" calcext:value-type="float">
            <text:p>62,269.00</text:p>
          </table:table-cell>
          <table:table-cell/>
          <table:table-cell table:formula="of:=SUM([.B22:.E22])" office:value-type="float" office:value="473226.1" calcext:value-type="float">
            <text:p>473,226.10</text:p>
          </table:table-cell>
          <table:table-cell table:style-name="ce13" table:formula="of:=COM.MICROSOFT.MINIFS([.I$1:.I$1048576];[.F$1:.F$1048576];&quot;&lt;=&quot;&amp;[.F22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28" calcext:value-type="float">
            <text:p>1199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21" calcext:value-type="float">
            <text:p>313421</text:p>
          </table:table-cell>
          <table:table-cell office:value-type="float" office:value="62270" calcext:value-type="float">
            <text:p>62,270.00</text:p>
          </table:table-cell>
          <table:table-cell office:value-type="float" office:value="62272" calcext:value-type="float">
            <text:p>62,272.00</text:p>
          </table:table-cell>
          <table:table-cell/>
          <table:table-cell table:formula="of:=SUM([.B23:.E23])" office:value-type="float" office:value="475489.4" calcext:value-type="float">
            <text:p>475,489.40</text:p>
          </table:table-cell>
          <table:table-cell table:style-name="ce13" table:formula="of:=COM.MICROSOFT.MINIFS([.I$1:.I$1048576];[.F$1:.F$1048576];&quot;&lt;=&quot;&amp;[.F23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31" calcext:value-type="float">
            <text:p>11993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15" calcext:value-type="float">
            <text:p>313415</text:p>
          </table:table-cell>
          <table:table-cell office:value-type="float" office:value="62273" calcext:value-type="float">
            <text:p>62,273.00</text:p>
          </table:table-cell>
          <table:table-cell office:value-type="float" office:value="62275" calcext:value-type="float">
            <text:p>62,275.00</text:p>
          </table:table-cell>
          <table:table-cell/>
          <table:table-cell table:formula="of:=SUM([.B24:.E24])" office:value-type="float" office:value="475486.4" calcext:value-type="float">
            <text:p>475,486.40</text:p>
          </table:table-cell>
          <table:table-cell table:style-name="ce13" table:formula="of:=COM.MICROSOFT.MINIFS([.I$1:.I$1048576];[.F$1:.F$1048576];&quot;&lt;=&quot;&amp;[.F24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05" calcext:value-type="float">
            <text:p>12040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87" calcext:value-type="float">
            <text:p>313787</text:p>
          </table:table-cell>
          <table:table-cell office:value-type="float" office:value="62276" calcext:value-type="float">
            <text:p>62,276.00</text:p>
          </table:table-cell>
          <table:table-cell office:value-type="float" office:value="62278" calcext:value-type="float">
            <text:p>62,278.00</text:p>
          </table:table-cell>
          <table:table-cell/>
          <table:table-cell table:formula="of:=SUM([.B25:.E25])" office:value-type="float" office:value="473222.1" calcext:value-type="float">
            <text:p>473,222.10</text:p>
          </table:table-cell>
          <table:table-cell table:style-name="ce13" table:formula="of:=COM.MICROSOFT.MINIFS([.I$1:.I$1048576];[.F$1:.F$1048576];&quot;&lt;=&quot;&amp;[.F25])" office:value-type="float" office:value="473222.1" calcext:value-type="float">
            <text:p>473,22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38" calcext:value-type="float">
            <text:p>11993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05" calcext:value-type="float">
            <text:p>313405</text:p>
          </table:table-cell>
          <table:table-cell office:value-type="float" office:value="62279" calcext:value-type="float">
            <text:p>62,279.00</text:p>
          </table:table-cell>
          <table:table-cell office:value-type="float" office:value="62281" calcext:value-type="float">
            <text:p>62,281.00</text:p>
          </table:table-cell>
          <table:table-cell/>
          <table:table-cell table:formula="of:=SUM([.B26:.E26])" office:value-type="float" office:value="475483.4" calcext:value-type="float">
            <text:p>475,483.40</text:p>
          </table:table-cell>
          <table:table-cell table:style-name="ce13" table:formula="of:=COM.MICROSOFT.MINIFS([.I$1:.I$1048576];[.F$1:.F$1048576];&quot;&lt;=&quot;&amp;[.F26])" office:value-type="float" office:value="473222.1" calcext:value-type="float">
            <text:p>473,22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2" calcext:value-type="float">
            <text:p>120412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77" calcext:value-type="float">
            <text:p>313777</text:p>
          </table:table-cell>
          <table:table-cell office:value-type="float" office:value="62282" calcext:value-type="float">
            <text:p>62,282.00</text:p>
          </table:table-cell>
          <table:table-cell office:value-type="float" office:value="62284" calcext:value-type="float">
            <text:p>62,284.00</text:p>
          </table:table-cell>
          <table:table-cell/>
          <table:table-cell table:formula="of:=SUM([.B27:.E27])" office:value-type="float" office:value="473219.1" calcext:value-type="float">
            <text:p>473,219.10</text:p>
          </table:table-cell>
          <table:table-cell table:style-name="ce13" table:formula="of:=COM.MICROSOFT.MINIFS([.I$1:.I$1048576];[.F$1:.F$1048576];&quot;&lt;=&quot;&amp;[.F27])" office:value-type="float" office:value="473219.1" calcext:value-type="float">
            <text:p>473,21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5" calcext:value-type="float">
            <text:p>12041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72" calcext:value-type="float">
            <text:p>313772</text:p>
          </table:table-cell>
          <table:table-cell office:value-type="float" office:value="62285" calcext:value-type="float">
            <text:p>62,285.00</text:p>
          </table:table-cell>
          <table:table-cell office:value-type="float" office:value="62287" calcext:value-type="float">
            <text:p>62,287.00</text:p>
          </table:table-cell>
          <table:table-cell/>
          <table:table-cell table:formula="of:=SUM([.B28:.E28])" office:value-type="float" office:value="473217.1" calcext:value-type="float">
            <text:p>473,217.10</text:p>
          </table:table-cell>
          <table:table-cell table:style-name="ce13" table:formula="of:=COM.MICROSOFT.MINIFS([.I$1:.I$1048576];[.F$1:.F$1048576];&quot;&lt;=&quot;&amp;[.F28])" office:value-type="float" office:value="473217.1" calcext:value-type="float">
            <text:p>473,21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8" calcext:value-type="float">
            <text:p>12041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67" calcext:value-type="float">
            <text:p>313767</text:p>
          </table:table-cell>
          <table:table-cell office:value-type="float" office:value="62288" calcext:value-type="float">
            <text:p>62,288.00</text:p>
          </table:table-cell>
          <table:table-cell office:value-type="float" office:value="62290" calcext:value-type="float">
            <text:p>62,290.00</text:p>
          </table:table-cell>
          <table:table-cell/>
          <table:table-cell table:formula="of:=SUM([.B29:.E29])" office:value-type="float" office:value="473215.1" calcext:value-type="float">
            <text:p>473,215.10</text:p>
          </table:table-cell>
          <table:table-cell table:style-name="ce13" table:formula="of:=COM.MICROSOFT.MINIFS([.I$1:.I$1048576];[.F$1:.F$1048576];&quot;&lt;=&quot;&amp;[.F29])" office:value-type="float" office:value="473215.1" calcext:value-type="float">
            <text:p>473,21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26" calcext:value-type="float">
            <text:p>11992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05" calcext:value-type="float">
            <text:p>313805</text:p>
          </table:table-cell>
          <table:table-cell office:value-type="float" office:value="62291" calcext:value-type="float">
            <text:p>62,291.00</text:p>
          </table:table-cell>
          <table:table-cell office:value-type="float" office:value="62293" calcext:value-type="float">
            <text:p>62,293.00</text:p>
          </table:table-cell>
          <table:table-cell/>
          <table:table-cell table:formula="of:=SUM([.B30:.E30])" office:value-type="float" office:value="475873.4" calcext:value-type="float">
            <text:p>475,873.40</text:p>
          </table:table-cell>
          <table:table-cell table:style-name="ce13" table:formula="of:=COM.MICROSOFT.MINIFS([.I$1:.I$1048576];[.F$1:.F$1048576];&quot;&lt;=&quot;&amp;[.F30])" office:value-type="float" office:value="473215.1" calcext:value-type="float">
            <text:p>473,21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25" calcext:value-type="float">
            <text:p>12042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57" calcext:value-type="float">
            <text:p>313757</text:p>
          </table:table-cell>
          <table:table-cell office:value-type="float" office:value="62294" calcext:value-type="float">
            <text:p>62,294.00</text:p>
          </table:table-cell>
          <table:table-cell office:value-type="float" office:value="62296" calcext:value-type="float">
            <text:p>62,296.00</text:p>
          </table:table-cell>
          <table:table-cell/>
          <table:table-cell table:formula="of:=SUM([.B31:.E31])" office:value-type="float" office:value="473212.1" calcext:value-type="float">
            <text:p>473,212.10</text:p>
          </table:table-cell>
          <table:table-cell table:style-name="ce13" table:formula="of:=COM.MICROSOFT.MINIFS([.I$1:.I$1048576];[.F$1:.F$1048576];&quot;&lt;=&quot;&amp;[.F31])" office:value-type="float" office:value="473212.1" calcext:value-type="float">
            <text:p>473,21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29" calcext:value-type="float">
            <text:p>12042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52" calcext:value-type="float">
            <text:p>313752</text:p>
          </table:table-cell>
          <table:table-cell office:value-type="float" office:value="62297" calcext:value-type="float">
            <text:p>62,297.00</text:p>
          </table:table-cell>
          <table:table-cell office:value-type="float" office:value="62299" calcext:value-type="float">
            <text:p>62,299.00</text:p>
          </table:table-cell>
          <table:table-cell/>
          <table:table-cell table:formula="of:=SUM([.B32:.E32])" office:value-type="float" office:value="473211.1" calcext:value-type="float">
            <text:p>473,211.10</text:p>
          </table:table-cell>
          <table:table-cell table:style-name="ce13" table:formula="of:=COM.MICROSOFT.MINIFS([.I$1:.I$1048576];[.F$1:.F$1048576];&quot;&lt;=&quot;&amp;[.F32])" office:value-type="float" office:value="473211.1" calcext:value-type="float">
            <text:p>473,21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32" calcext:value-type="float">
            <text:p>120432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47" calcext:value-type="float">
            <text:p>313747</text:p>
          </table:table-cell>
          <table:table-cell office:value-type="float" office:value="62300" calcext:value-type="float">
            <text:p>62,300.00</text:p>
          </table:table-cell>
          <table:table-cell office:value-type="float" office:value="62302" calcext:value-type="float">
            <text:p>62,302.00</text:p>
          </table:table-cell>
          <table:table-cell/>
          <table:table-cell table:formula="of:=SUM([.B33:.E33])" office:value-type="float" office:value="473209.1" calcext:value-type="float">
            <text:p>473,209.10</text:p>
          </table:table-cell>
          <table:table-cell table:style-name="ce13" table:formula="of:=COM.MICROSOFT.MINIFS([.I$1:.I$1048576];[.F$1:.F$1048576];&quot;&lt;=&quot;&amp;[.F33])" office:value-type="float" office:value="473209.1" calcext:value-type="float">
            <text:p>473,20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66" calcext:value-type="float">
            <text:p>11996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65" calcext:value-type="float">
            <text:p>313365</text:p>
          </table:table-cell>
          <table:table-cell office:value-type="float" office:value="62303" calcext:value-type="float">
            <text:p>62,303.00</text:p>
          </table:table-cell>
          <table:table-cell office:value-type="float" office:value="62305" calcext:value-type="float">
            <text:p>62,305.00</text:p>
          </table:table-cell>
          <table:table-cell/>
          <table:table-cell table:formula="of:=SUM([.B34:.E34])" office:value-type="float" office:value="475471.4" calcext:value-type="float">
            <text:p>475,471.40</text:p>
          </table:table-cell>
          <table:table-cell table:style-name="ce13" table:formula="of:=COM.MICROSOFT.MINIFS([.I$1:.I$1048576];[.F$1:.F$1048576];&quot;&lt;=&quot;&amp;[.F34])" office:value-type="float" office:value="473209.1" calcext:value-type="float">
            <text:p>473,20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39" calcext:value-type="float">
            <text:p>12043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37" calcext:value-type="float">
            <text:p>313737</text:p>
          </table:table-cell>
          <table:table-cell office:value-type="float" office:value="62306" calcext:value-type="float">
            <text:p>62,306.00</text:p>
          </table:table-cell>
          <table:table-cell office:value-type="float" office:value="62308" calcext:value-type="float">
            <text:p>62,308.00</text:p>
          </table:table-cell>
          <table:table-cell/>
          <table:table-cell table:formula="of:=SUM([.B35:.E35])" office:value-type="float" office:value="473206.1" calcext:value-type="float">
            <text:p>473,206.10</text:p>
          </table:table-cell>
          <table:table-cell table:style-name="ce13" table:formula="of:=COM.MICROSOFT.MINIFS([.I$1:.I$1048576];[.F$1:.F$1048576];&quot;&lt;=&quot;&amp;[.F35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48" calcext:value-type="float">
            <text:p>119948</text:p>
          </table:table-cell>
          <table:table-cell office:value-type="float" office:value="23716.7" calcext:value-type="float">
            <text:p>23716.7</text:p>
          </table:table-cell>
          <table:table-cell office:value-type="float" office:value="16565.7" calcext:value-type="float">
            <text:p>16565.7</text:p>
          </table:table-cell>
          <table:table-cell office:value-type="float" office:value="313805" calcext:value-type="float">
            <text:p>313805</text:p>
          </table:table-cell>
          <table:table-cell office:value-type="float" office:value="62309" calcext:value-type="float">
            <text:p>62,309.00</text:p>
          </table:table-cell>
          <table:table-cell office:value-type="float" office:value="62311" calcext:value-type="float">
            <text:p>62,311.00</text:p>
          </table:table-cell>
          <table:table-cell/>
          <table:table-cell table:formula="of:=SUM([.B36:.E36])" office:value-type="float" office:value="474035.4" calcext:value-type="float">
            <text:p>474,035.40</text:p>
          </table:table-cell>
          <table:table-cell table:style-name="ce13" table:formula="of:=COM.MICROSOFT.MINIFS([.I$1:.I$1048576];[.F$1:.F$1048576];&quot;&lt;=&quot;&amp;[.F36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76" calcext:value-type="float">
            <text:p>11997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50" calcext:value-type="float">
            <text:p>313350</text:p>
          </table:table-cell>
          <table:table-cell office:value-type="float" office:value="62312" calcext:value-type="float">
            <text:p>62,312.00</text:p>
          </table:table-cell>
          <table:table-cell office:value-type="float" office:value="62314" calcext:value-type="float">
            <text:p>62,314.00</text:p>
          </table:table-cell>
          <table:table-cell/>
          <table:table-cell table:formula="of:=SUM([.B37:.E37])" office:value-type="float" office:value="475466.4" calcext:value-type="float">
            <text:p>475,466.40</text:p>
          </table:table-cell>
          <table:table-cell table:style-name="ce13" table:formula="of:=COM.MICROSOFT.MINIFS([.I$1:.I$1048576];[.F$1:.F$1048576];&quot;&lt;=&quot;&amp;[.F37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53" calcext:value-type="float">
            <text:p>11995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765" calcext:value-type="float">
            <text:p>313765</text:p>
          </table:table-cell>
          <table:table-cell office:value-type="float" office:value="62315" calcext:value-type="float">
            <text:p>62,315.00</text:p>
          </table:table-cell>
          <table:table-cell office:value-type="float" office:value="62317" calcext:value-type="float">
            <text:p>62,317.00</text:p>
          </table:table-cell>
          <table:table-cell/>
          <table:table-cell table:formula="of:=SUM([.B38:.E38])" office:value-type="float" office:value="475860.4" calcext:value-type="float">
            <text:p>475,860.40</text:p>
          </table:table-cell>
          <table:table-cell table:style-name="ce13" table:formula="of:=COM.MICROSOFT.MINIFS([.I$1:.I$1048576];[.F$1:.F$1048576];&quot;&lt;=&quot;&amp;[.F38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53" calcext:value-type="float">
            <text:p>1204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17" calcext:value-type="float">
            <text:p>313717</text:p>
          </table:table-cell>
          <table:table-cell office:value-type="float" office:value="62318" calcext:value-type="float">
            <text:p>62,318.00</text:p>
          </table:table-cell>
          <table:table-cell office:value-type="float" office:value="62320" calcext:value-type="float">
            <text:p>62,320.00</text:p>
          </table:table-cell>
          <table:table-cell/>
          <table:table-cell table:formula="of:=SUM([.B39:.E39])" office:value-type="float" office:value="473200.1" calcext:value-type="float">
            <text:p>473,200.10</text:p>
          </table:table-cell>
          <table:table-cell table:style-name="ce13" table:formula="of:=COM.MICROSOFT.MINIFS([.I$1:.I$1048576];[.F$1:.F$1048576];&quot;&lt;=&quot;&amp;[.F39])" office:value-type="float" office:value="473200.1" calcext:value-type="float">
            <text:p>473,20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87" calcext:value-type="float">
            <text:p>1199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35" calcext:value-type="float">
            <text:p>313335</text:p>
          </table:table-cell>
          <table:table-cell office:value-type="float" office:value="62321" calcext:value-type="float">
            <text:p>62,321.00</text:p>
          </table:table-cell>
          <table:table-cell office:value-type="float" office:value="62323" calcext:value-type="float">
            <text:p>62,323.00</text:p>
          </table:table-cell>
          <table:table-cell/>
          <table:table-cell table:formula="of:=SUM([.B40:.E40])" office:value-type="float" office:value="475462.4" calcext:value-type="float">
            <text:p>475,462.40</text:p>
          </table:table-cell>
          <table:table-cell table:style-name="ce13" table:formula="of:=COM.MICROSOFT.MINIFS([.I$1:.I$1048576];[.F$1:.F$1048576];&quot;&lt;=&quot;&amp;[.F40])" office:value-type="float" office:value="473200.1" calcext:value-type="float">
            <text:p>473,20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60" calcext:value-type="float">
            <text:p>120460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07" calcext:value-type="float">
            <text:p>313707</text:p>
          </table:table-cell>
          <table:table-cell office:value-type="float" office:value="62324" calcext:value-type="float">
            <text:p>62,324.00</text:p>
          </table:table-cell>
          <table:table-cell office:value-type="float" office:value="62326" calcext:value-type="float">
            <text:p>62,326.00</text:p>
          </table:table-cell>
          <table:table-cell/>
          <table:table-cell table:formula="of:=SUM([.B41:.E41])" office:value-type="float" office:value="473197.1" calcext:value-type="float">
            <text:p>473,197.10</text:p>
          </table:table-cell>
          <table:table-cell table:style-name="ce13" table:formula="of:=COM.MICROSOFT.MINIFS([.I$1:.I$1048576];[.F$1:.F$1048576];&quot;&lt;=&quot;&amp;[.F41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3" calcext:value-type="float">
            <text:p>11999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25" calcext:value-type="float">
            <text:p>313325</text:p>
          </table:table-cell>
          <table:table-cell office:value-type="float" office:value="62327" calcext:value-type="float">
            <text:p>62,327.00</text:p>
          </table:table-cell>
          <table:table-cell office:value-type="float" office:value="62329" calcext:value-type="float">
            <text:p>62,329.00</text:p>
          </table:table-cell>
          <table:table-cell/>
          <table:table-cell table:formula="of:=SUM([.B42:.E42])" office:value-type="float" office:value="475458.4" calcext:value-type="float">
            <text:p>475,458.40</text:p>
          </table:table-cell>
          <table:table-cell table:style-name="ce13" table:formula="of:=COM.MICROSOFT.MINIFS([.I$1:.I$1048576];[.F$1:.F$1048576];&quot;&lt;=&quot;&amp;[.F42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7" calcext:value-type="float">
            <text:p>11999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20" calcext:value-type="float">
            <text:p>313320</text:p>
          </table:table-cell>
          <table:table-cell office:value-type="float" office:value="62330" calcext:value-type="float">
            <text:p>62,330.00</text:p>
          </table:table-cell>
          <table:table-cell office:value-type="float" office:value="62332" calcext:value-type="float">
            <text:p>62,332.00</text:p>
          </table:table-cell>
          <table:table-cell/>
          <table:table-cell table:formula="of:=SUM([.B43:.E43])" office:value-type="float" office:value="475457.4" calcext:value-type="float">
            <text:p>475,457.40</text:p>
          </table:table-cell>
          <table:table-cell table:style-name="ce13" table:formula="of:=COM.MICROSOFT.MINIFS([.I$1:.I$1048576];[.F$1:.F$1048576];&quot;&lt;=&quot;&amp;[.F43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67" calcext:value-type="float">
            <text:p>1204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709" calcext:value-type="float">
            <text:p>313709</text:p>
          </table:table-cell>
          <table:table-cell office:value-type="float" office:value="62333" calcext:value-type="float">
            <text:p>62,333.00</text:p>
          </table:table-cell>
          <table:table-cell office:value-type="float" office:value="62335" calcext:value-type="float">
            <text:p>62,335.00</text:p>
          </table:table-cell>
          <table:table-cell/>
          <table:table-cell table:formula="of:=SUM([.B44:.E44])" office:value-type="float" office:value="473275.4" calcext:value-type="float">
            <text:p>473,275.40</text:p>
          </table:table-cell>
          <table:table-cell table:style-name="ce13" table:formula="of:=COM.MICROSOFT.MINIFS([.I$1:.I$1048576];[.F$1:.F$1048576];&quot;&lt;=&quot;&amp;[.F44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04" calcext:value-type="float">
            <text:p>1200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10" calcext:value-type="float">
            <text:p>313310</text:p>
          </table:table-cell>
          <table:table-cell office:value-type="float" office:value="62336" calcext:value-type="float">
            <text:p>62,336.00</text:p>
          </table:table-cell>
          <table:table-cell office:value-type="float" office:value="62338" calcext:value-type="float">
            <text:p>62,338.00</text:p>
          </table:table-cell>
          <table:table-cell/>
          <table:table-cell table:formula="of:=SUM([.B45:.E45])" office:value-type="float" office:value="475454.4" calcext:value-type="float">
            <text:p>475,454.40</text:p>
          </table:table-cell>
          <table:table-cell table:style-name="ce13" table:formula="of:=COM.MICROSOFT.MINIFS([.I$1:.I$1048576];[.F$1:.F$1048576];&quot;&lt;=&quot;&amp;[.F45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77" calcext:value-type="float">
            <text:p>12047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81" calcext:value-type="float">
            <text:p>313681</text:p>
          </table:table-cell>
          <table:table-cell office:value-type="float" office:value="62339" calcext:value-type="float">
            <text:p>62,339.00</text:p>
          </table:table-cell>
          <table:table-cell office:value-type="float" office:value="62341" calcext:value-type="float">
            <text:p>62,341.00</text:p>
          </table:table-cell>
          <table:table-cell/>
          <table:table-cell table:formula="of:=SUM([.B46:.E46])" office:value-type="float" office:value="473188.1" calcext:value-type="float">
            <text:p>473,188.10</text:p>
          </table:table-cell>
          <table:table-cell table:style-name="ce13" table:formula="of:=COM.MICROSOFT.MINIFS([.I$1:.I$1048576];[.F$1:.F$1048576];&quot;&lt;=&quot;&amp;[.F46])" office:value-type="float" office:value="473188.1" calcext:value-type="float">
            <text:p>473,188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81" calcext:value-type="float">
            <text:p>1204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76" calcext:value-type="float">
            <text:p>313676</text:p>
          </table:table-cell>
          <table:table-cell office:value-type="float" office:value="62342" calcext:value-type="float">
            <text:p>62,342.00</text:p>
          </table:table-cell>
          <table:table-cell office:value-type="float" office:value="62344" calcext:value-type="float">
            <text:p>62,344.00</text:p>
          </table:table-cell>
          <table:table-cell/>
          <table:table-cell table:formula="of:=SUM([.B47:.E47])" office:value-type="float" office:value="473187.1" calcext:value-type="float">
            <text:p>473,187.10</text:p>
          </table:table-cell>
          <table:table-cell table:style-name="ce13" table:formula="of:=COM.MICROSOFT.MINIFS([.I$1:.I$1048576];[.F$1:.F$1048576];&quot;&lt;=&quot;&amp;[.F47])" office:value-type="float" office:value="473187.1" calcext:value-type="float">
            <text:p>473,18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84" calcext:value-type="float">
            <text:p>120484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71" calcext:value-type="float">
            <text:p>313671</text:p>
          </table:table-cell>
          <table:table-cell office:value-type="float" office:value="62345" calcext:value-type="float">
            <text:p>62,345.00</text:p>
          </table:table-cell>
          <table:table-cell office:value-type="float" office:value="62347" calcext:value-type="float">
            <text:p>62,347.00</text:p>
          </table:table-cell>
          <table:table-cell/>
          <table:table-cell table:formula="of:=SUM([.B48:.E48])" office:value-type="float" office:value="473185.1" calcext:value-type="float">
            <text:p>473,185.10</text:p>
          </table:table-cell>
          <table:table-cell table:style-name="ce13" table:formula="of:=COM.MICROSOFT.MINIFS([.I$1:.I$1048576];[.F$1:.F$1048576];&quot;&lt;=&quot;&amp;[.F48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2" calcext:value-type="float">
            <text:p>11999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710" calcext:value-type="float">
            <text:p>313710</text:p>
          </table:table-cell>
          <table:table-cell office:value-type="float" office:value="62348" calcext:value-type="float">
            <text:p>62,348.00</text:p>
          </table:table-cell>
          <table:table-cell office:value-type="float" office:value="62350" calcext:value-type="float">
            <text:p>62,350.00</text:p>
          </table:table-cell>
          <table:table-cell/>
          <table:table-cell table:formula="of:=SUM([.B49:.E49])" office:value-type="float" office:value="475844.4" calcext:value-type="float">
            <text:p>475,844.40</text:p>
          </table:table-cell>
          <table:table-cell table:style-name="ce13" table:formula="of:=COM.MICROSOFT.MINIFS([.I$1:.I$1048576];[.F$1:.F$1048576];&quot;&lt;=&quot;&amp;[.F49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21" calcext:value-type="float">
            <text:p>12002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85" calcext:value-type="float">
            <text:p>313285</text:p>
          </table:table-cell>
          <table:table-cell office:value-type="float" office:value="62351" calcext:value-type="float">
            <text:p>62,351.00</text:p>
          </table:table-cell>
          <table:table-cell office:value-type="float" office:value="62353" calcext:value-type="float">
            <text:p>62,353.00</text:p>
          </table:table-cell>
          <table:table-cell/>
          <table:table-cell table:formula="of:=SUM([.B50:.E50])" office:value-type="float" office:value="475446.4" calcext:value-type="float">
            <text:p>475,446.40</text:p>
          </table:table-cell>
          <table:table-cell table:style-name="ce13" table:formula="of:=COM.MICROSOFT.MINIFS([.I$1:.I$1048576];[.F$1:.F$1048576];&quot;&lt;=&quot;&amp;[.F50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25" calcext:value-type="float">
            <text:p>1200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79" calcext:value-type="float">
            <text:p>313279</text:p>
          </table:table-cell>
          <table:table-cell office:value-type="float" office:value="62354" calcext:value-type="float">
            <text:p>62,354.00</text:p>
          </table:table-cell>
          <table:table-cell office:value-type="float" office:value="62356" calcext:value-type="float">
            <text:p>62,356.00</text:p>
          </table:table-cell>
          <table:table-cell/>
          <table:table-cell table:formula="of:=SUM([.B51:.E51])" office:value-type="float" office:value="475444.4" calcext:value-type="float">
            <text:p>475,444.40</text:p>
          </table:table-cell>
          <table:table-cell table:style-name="ce13" table:formula="of:=COM.MICROSOFT.MINIFS([.I$1:.I$1048576];[.F$1:.F$1048576];&quot;&lt;=&quot;&amp;[.F51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98" calcext:value-type="float">
            <text:p>12049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51" calcext:value-type="float">
            <text:p>313651</text:p>
          </table:table-cell>
          <table:table-cell office:value-type="float" office:value="62357" calcext:value-type="float">
            <text:p>62,357.00</text:p>
          </table:table-cell>
          <table:table-cell office:value-type="float" office:value="62359" calcext:value-type="float">
            <text:p>62,359.00</text:p>
          </table:table-cell>
          <table:table-cell/>
          <table:table-cell table:formula="of:=SUM([.B52:.E52])" office:value-type="float" office:value="473179.1" calcext:value-type="float">
            <text:p>473,179.10</text:p>
          </table:table-cell>
          <table:table-cell table:style-name="ce13" table:formula="of:=COM.MICROSOFT.MINIFS([.I$1:.I$1048576];[.F$1:.F$1048576];&quot;&lt;=&quot;&amp;[.F52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37" calcext:value-type="float">
            <text:p>12003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518.1" calcext:value-type="float">
            <text:p>17518.1</text:p>
          </table:table-cell>
          <table:table-cell office:value-type="float" office:value="313322" calcext:value-type="float">
            <text:p>313322</text:p>
          </table:table-cell>
          <table:table-cell office:value-type="float" office:value="62360" calcext:value-type="float">
            <text:p>62,360.00</text:p>
          </table:table-cell>
          <table:table-cell office:value-type="float" office:value="62362" calcext:value-type="float">
            <text:p>62,362.00</text:p>
          </table:table-cell>
          <table:table-cell/>
          <table:table-cell table:formula="of:=SUM([.B53:.E53])" office:value-type="float" office:value="475257.6" calcext:value-type="float">
            <text:p>475,257.60</text:p>
          </table:table-cell>
          <table:table-cell table:style-name="ce13" table:formula="of:=COM.MICROSOFT.MINIFS([.I$1:.I$1048576];[.F$1:.F$1048576];&quot;&lt;=&quot;&amp;[.F53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09" calcext:value-type="float">
            <text:p>120009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685" calcext:value-type="float">
            <text:p>313685</text:p>
          </table:table-cell>
          <table:table-cell office:value-type="float" office:value="62363" calcext:value-type="float">
            <text:p>62,363.00</text:p>
          </table:table-cell>
          <table:table-cell office:value-type="float" office:value="62365" calcext:value-type="float">
            <text:p>62,365.00</text:p>
          </table:table-cell>
          <table:table-cell/>
          <table:table-cell table:formula="of:=SUM([.B54:.E54])" office:value-type="float" office:value="475836.4" calcext:value-type="float">
            <text:p>475,836.40</text:p>
          </table:table-cell>
          <table:table-cell table:style-name="ce13" table:formula="of:=COM.MICROSOFT.MINIFS([.I$1:.I$1048576];[.F$1:.F$1048576];&quot;&lt;=&quot;&amp;[.F54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35" calcext:value-type="float">
            <text:p>12003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77" calcext:value-type="float">
            <text:p>313277</text:p>
          </table:table-cell>
          <table:table-cell office:value-type="float" office:value="62366" calcext:value-type="float">
            <text:p>62,366.00</text:p>
          </table:table-cell>
          <table:table-cell office:value-type="float" office:value="62368" calcext:value-type="float">
            <text:p>62,368.00</text:p>
          </table:table-cell>
          <table:table-cell/>
          <table:table-cell table:formula="of:=SUM([.B55:.E55])" office:value-type="float" office:value="475521.7" calcext:value-type="float">
            <text:p>475,521.70</text:p>
          </table:table-cell>
          <table:table-cell table:style-name="ce13" table:formula="of:=COM.MICROSOFT.MINIFS([.I$1:.I$1048576];[.F$1:.F$1048576];&quot;&lt;=&quot;&amp;[.F55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42" calcext:value-type="float">
            <text:p>12004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54" calcext:value-type="float">
            <text:p>313254</text:p>
          </table:table-cell>
          <table:table-cell office:value-type="float" office:value="62369" calcext:value-type="float">
            <text:p>62,369.00</text:p>
          </table:table-cell>
          <table:table-cell office:value-type="float" office:value="62371" calcext:value-type="float">
            <text:p>62,371.00</text:p>
          </table:table-cell>
          <table:table-cell/>
          <table:table-cell table:formula="of:=SUM([.B56:.E56])" office:value-type="float" office:value="475436.4" calcext:value-type="float">
            <text:p>475,436.40</text:p>
          </table:table-cell>
          <table:table-cell table:style-name="ce13" table:formula="of:=COM.MICROSOFT.MINIFS([.I$1:.I$1048576];[.F$1:.F$1048576];&quot;&lt;=&quot;&amp;[.F56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5" calcext:value-type="float">
            <text:p>12051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26" calcext:value-type="float">
            <text:p>313626</text:p>
          </table:table-cell>
          <table:table-cell office:value-type="float" office:value="62372" calcext:value-type="float">
            <text:p>62,372.00</text:p>
          </table:table-cell>
          <table:table-cell office:value-type="float" office:value="62374" calcext:value-type="float">
            <text:p>62,374.00</text:p>
          </table:table-cell>
          <table:table-cell/>
          <table:table-cell table:formula="of:=SUM([.B57:.E57])" office:value-type="float" office:value="473171.1" calcext:value-type="float">
            <text:p>473,171.10</text:p>
          </table:table-cell>
          <table:table-cell table:style-name="ce13" table:formula="of:=COM.MICROSOFT.MINIFS([.I$1:.I$1048576];[.F$1:.F$1048576];&quot;&lt;=&quot;&amp;[.F57])" office:value-type="float" office:value="473171.1" calcext:value-type="float">
            <text:p>473,17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9" calcext:value-type="float">
            <text:p>12051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21" calcext:value-type="float">
            <text:p>313621</text:p>
          </table:table-cell>
          <table:table-cell office:value-type="float" office:value="62375" calcext:value-type="float">
            <text:p>62,375.00</text:p>
          </table:table-cell>
          <table:table-cell office:value-type="float" office:value="62377" calcext:value-type="float">
            <text:p>62,377.00</text:p>
          </table:table-cell>
          <table:table-cell/>
          <table:table-cell table:formula="of:=SUM([.B58:.E58])" office:value-type="float" office:value="473170.1" calcext:value-type="float">
            <text:p>473,170.10</text:p>
          </table:table-cell>
          <table:table-cell table:style-name="ce13" table:formula="of:=COM.MICROSOFT.MINIFS([.I$1:.I$1048576];[.F$1:.F$1048576];&quot;&lt;=&quot;&amp;[.F58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8" calcext:value-type="float">
            <text:p>12051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633" calcext:value-type="float">
            <text:p>313633</text:p>
          </table:table-cell>
          <table:table-cell office:value-type="float" office:value="62378" calcext:value-type="float">
            <text:p>62,378.00</text:p>
          </table:table-cell>
          <table:table-cell office:value-type="float" office:value="62380" calcext:value-type="float">
            <text:p>62,380.00</text:p>
          </table:table-cell>
          <table:table-cell/>
          <table:table-cell table:formula="of:=SUM([.B59:.E59])" office:value-type="float" office:value="473250.4" calcext:value-type="float">
            <text:p>473,250.40</text:p>
          </table:table-cell>
          <table:table-cell table:style-name="ce13" table:formula="of:=COM.MICROSOFT.MINIFS([.I$1:.I$1048576];[.F$1:.F$1048576];&quot;&lt;=&quot;&amp;[.F59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56" calcext:value-type="float">
            <text:p>12005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34" calcext:value-type="float">
            <text:p>313234</text:p>
          </table:table-cell>
          <table:table-cell office:value-type="float" office:value="62381" calcext:value-type="float">
            <text:p>62,381.00</text:p>
          </table:table-cell>
          <table:table-cell office:value-type="float" office:value="62383" calcext:value-type="float">
            <text:p>62,383.00</text:p>
          </table:table-cell>
          <table:table-cell/>
          <table:table-cell table:formula="of:=SUM([.B60:.E60])" office:value-type="float" office:value="475430.4" calcext:value-type="float">
            <text:p>475,430.40</text:p>
          </table:table-cell>
          <table:table-cell table:style-name="ce13" table:formula="of:=COM.MICROSOFT.MINIFS([.I$1:.I$1048576];[.F$1:.F$1048576];&quot;&lt;=&quot;&amp;[.F60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55" calcext:value-type="float">
            <text:p>12005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47" calcext:value-type="float">
            <text:p>313247</text:p>
          </table:table-cell>
          <table:table-cell office:value-type="float" office:value="62384" calcext:value-type="float">
            <text:p>62,384.00</text:p>
          </table:table-cell>
          <table:table-cell office:value-type="float" office:value="62386" calcext:value-type="float">
            <text:p>62,386.00</text:p>
          </table:table-cell>
          <table:table-cell/>
          <table:table-cell table:formula="of:=SUM([.B61:.E61])" office:value-type="float" office:value="475511.7" calcext:value-type="float">
            <text:p>475,511.70</text:p>
          </table:table-cell>
          <table:table-cell table:style-name="ce13" table:formula="of:=COM.MICROSOFT.MINIFS([.I$1:.I$1048576];[.F$1:.F$1048576];&quot;&lt;=&quot;&amp;[.F61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249" calcext:value-type="float">
            <text:p>120249</text:p>
          </table:table-cell>
          <table:table-cell office:value-type="float" office:value="22698.8" calcext:value-type="float">
            <text:p>22698.8</text:p>
          </table:table-cell>
          <table:table-cell office:value-type="float" office:value="16752.6" calcext:value-type="float">
            <text:p>16752.6</text:p>
          </table:table-cell>
          <table:table-cell office:value-type="float" office:value="314521" calcext:value-type="float">
            <text:p>314521</text:p>
          </table:table-cell>
          <table:table-cell office:value-type="float" office:value="62387" calcext:value-type="float">
            <text:p>62,387.00</text:p>
          </table:table-cell>
          <table:table-cell office:value-type="float" office:value="62389" calcext:value-type="float">
            <text:p>62,389.00</text:p>
          </table:table-cell>
          <table:table-cell/>
          <table:table-cell table:formula="of:=SUM([.B62:.E62])" office:value-type="float" office:value="474221.4" calcext:value-type="float">
            <text:p>474,221.40</text:p>
          </table:table-cell>
          <table:table-cell table:style-name="ce13" table:formula="of:=COM.MICROSOFT.MINIFS([.I$1:.I$1048576];[.F$1:.F$1048576];&quot;&lt;=&quot;&amp;[.F62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40" calcext:value-type="float">
            <text:p>12004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639" calcext:value-type="float">
            <text:p>313639</text:p>
          </table:table-cell>
          <table:table-cell office:value-type="float" office:value="62390" calcext:value-type="float">
            <text:p>62,390.00</text:p>
          </table:table-cell>
          <table:table-cell office:value-type="float" office:value="62392" calcext:value-type="float">
            <text:p>62,392.00</text:p>
          </table:table-cell>
          <table:table-cell/>
          <table:table-cell table:formula="of:=SUM([.B63:.E63])" office:value-type="float" office:value="475821.4" calcext:value-type="float">
            <text:p>475,821.40</text:p>
          </table:table-cell>
          <table:table-cell table:style-name="ce13" table:formula="of:=COM.MICROSOFT.MINIFS([.I$1:.I$1048576];[.F$1:.F$1048576];&quot;&lt;=&quot;&amp;[.F63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0" calcext:value-type="float">
            <text:p>12007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14" calcext:value-type="float">
            <text:p>313214</text:p>
          </table:table-cell>
          <table:table-cell office:value-type="float" office:value="62393" calcext:value-type="float">
            <text:p>62,393.00</text:p>
          </table:table-cell>
          <table:table-cell office:value-type="float" office:value="62395" calcext:value-type="float">
            <text:p>62,395.00</text:p>
          </table:table-cell>
          <table:table-cell/>
          <table:table-cell table:formula="of:=SUM([.B64:.E64])" office:value-type="float" office:value="475424.4" calcext:value-type="float">
            <text:p>475,424.40</text:p>
          </table:table-cell>
          <table:table-cell table:style-name="ce13" table:formula="of:=COM.MICROSOFT.MINIFS([.I$1:.I$1048576];[.F$1:.F$1048576];&quot;&lt;=&quot;&amp;[.F64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9" calcext:value-type="float">
            <text:p>120069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6" calcext:value-type="float">
            <text:p>313226</text:p>
          </table:table-cell>
          <table:table-cell office:value-type="float" office:value="62396" calcext:value-type="float">
            <text:p>62,396.00</text:p>
          </table:table-cell>
          <table:table-cell office:value-type="float" office:value="62398" calcext:value-type="float">
            <text:p>62,398.00</text:p>
          </table:table-cell>
          <table:table-cell/>
          <table:table-cell table:formula="of:=SUM([.B65:.E65])" office:value-type="float" office:value="475504.7" calcext:value-type="float">
            <text:p>475,504.70</text:p>
          </table:table-cell>
          <table:table-cell table:style-name="ce13" table:formula="of:=COM.MICROSOFT.MINIFS([.I$1:.I$1048576];[.F$1:.F$1048576];&quot;&lt;=&quot;&amp;[.F65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3" calcext:value-type="float">
            <text:p>12007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1" calcext:value-type="float">
            <text:p>313221</text:p>
          </table:table-cell>
          <table:table-cell office:value-type="float" office:value="62399" calcext:value-type="float">
            <text:p>62,399.00</text:p>
          </table:table-cell>
          <table:table-cell office:value-type="float" office:value="62401" calcext:value-type="float">
            <text:p>62,401.00</text:p>
          </table:table-cell>
          <table:table-cell/>
          <table:table-cell table:formula="of:=SUM([.B66:.E66])" office:value-type="float" office:value="475503.7" calcext:value-type="float">
            <text:p>475,503.70</text:p>
          </table:table-cell>
          <table:table-cell table:style-name="ce13" table:formula="of:=COM.MICROSOFT.MINIFS([.I$1:.I$1048576];[.F$1:.F$1048576];&quot;&lt;=&quot;&amp;[.F66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0" calcext:value-type="float">
            <text:p>12008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99" calcext:value-type="float">
            <text:p>313199</text:p>
          </table:table-cell>
          <table:table-cell office:value-type="float" office:value="62402" calcext:value-type="float">
            <text:p>62,402.00</text:p>
          </table:table-cell>
          <table:table-cell office:value-type="float" office:value="62404" calcext:value-type="float">
            <text:p>62,404.00</text:p>
          </table:table-cell>
          <table:table-cell/>
          <table:table-cell table:formula="of:=SUM([.B67:.E67])" office:value-type="float" office:value="475419.4" calcext:value-type="float">
            <text:p>475,419.40</text:p>
          </table:table-cell>
          <table:table-cell table:style-name="ce13" table:formula="of:=COM.MICROSOFT.MINIFS([.I$1:.I$1048576];[.F$1:.F$1048576];&quot;&lt;=&quot;&amp;[.F67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3" calcext:value-type="float">
            <text:p>1205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71" calcext:value-type="float">
            <text:p>313571</text:p>
          </table:table-cell>
          <table:table-cell office:value-type="float" office:value="62405" calcext:value-type="float">
            <text:p>62,405.00</text:p>
          </table:table-cell>
          <table:table-cell office:value-type="float" office:value="62407" calcext:value-type="float">
            <text:p>62,407.00</text:p>
          </table:table-cell>
          <table:table-cell/>
          <table:table-cell table:formula="of:=SUM([.B68:.E68])" office:value-type="float" office:value="473154.1" calcext:value-type="float">
            <text:p>473,154.10</text:p>
          </table:table-cell>
          <table:table-cell table:style-name="ce13" table:formula="of:=COM.MICROSOFT.MINIFS([.I$1:.I$1048576];[.F$1:.F$1048576];&quot;&lt;=&quot;&amp;[.F68])" office:value-type="float" office:value="473154.1" calcext:value-type="float">
            <text:p>473,154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7" calcext:value-type="float">
            <text:p>12055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66" calcext:value-type="float">
            <text:p>313566</text:p>
          </table:table-cell>
          <table:table-cell office:value-type="float" office:value="62408" calcext:value-type="float">
            <text:p>62,408.00</text:p>
          </table:table-cell>
          <table:table-cell office:value-type="float" office:value="62410" calcext:value-type="float">
            <text:p>62,410.00</text:p>
          </table:table-cell>
          <table:table-cell/>
          <table:table-cell table:formula="of:=SUM([.B69:.E69])" office:value-type="float" office:value="473153.1" calcext:value-type="float">
            <text:p>473,153.10</text:p>
          </table:table-cell>
          <table:table-cell table:style-name="ce13" table:formula="of:=COM.MICROSOFT.MINIFS([.I$1:.I$1048576];[.F$1:.F$1048576];&quot;&lt;=&quot;&amp;[.F69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7" calcext:value-type="float">
            <text:p>1200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01" calcext:value-type="float">
            <text:p>313201</text:p>
          </table:table-cell>
          <table:table-cell office:value-type="float" office:value="62411" calcext:value-type="float">
            <text:p>62,411.00</text:p>
          </table:table-cell>
          <table:table-cell office:value-type="float" office:value="62413" calcext:value-type="float">
            <text:p>62,413.00</text:p>
          </table:table-cell>
          <table:table-cell/>
          <table:table-cell table:formula="of:=SUM([.B70:.E70])" office:value-type="float" office:value="475497.7" calcext:value-type="float">
            <text:p>475,497.70</text:p>
          </table:table-cell>
          <table:table-cell table:style-name="ce13" table:formula="of:=COM.MICROSOFT.MINIFS([.I$1:.I$1048576];[.F$1:.F$1048576];&quot;&lt;=&quot;&amp;[.F70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8" calcext:value-type="float">
            <text:p>12006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99" calcext:value-type="float">
            <text:p>313599</text:p>
          </table:table-cell>
          <table:table-cell office:value-type="float" office:value="62414" calcext:value-type="float">
            <text:p>62,414.00</text:p>
          </table:table-cell>
          <table:table-cell office:value-type="float" office:value="62416" calcext:value-type="float">
            <text:p>62,416.00</text:p>
          </table:table-cell>
          <table:table-cell/>
          <table:table-cell table:formula="of:=SUM([.B71:.E71])" office:value-type="float" office:value="475809.4" calcext:value-type="float">
            <text:p>475,809.40</text:p>
          </table:table-cell>
          <table:table-cell table:style-name="ce13" table:formula="of:=COM.MICROSOFT.MINIFS([.I$1:.I$1048576];[.F$1:.F$1048576];&quot;&lt;=&quot;&amp;[.F71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67" calcext:value-type="float">
            <text:p>1205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50" calcext:value-type="float">
            <text:p>313550</text:p>
          </table:table-cell>
          <table:table-cell office:value-type="float" office:value="62417" calcext:value-type="float">
            <text:p>62,417.00</text:p>
          </table:table-cell>
          <table:table-cell office:value-type="float" office:value="62419" calcext:value-type="float">
            <text:p>62,419.00</text:p>
          </table:table-cell>
          <table:table-cell/>
          <table:table-cell table:formula="of:=SUM([.B72:.E72])" office:value-type="float" office:value="473147.1" calcext:value-type="float">
            <text:p>473,147.10</text:p>
          </table:table-cell>
          <table:table-cell table:style-name="ce13" table:formula="of:=COM.MICROSOFT.MINIFS([.I$1:.I$1048576];[.F$1:.F$1048576];&quot;&lt;=&quot;&amp;[.F72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1" calcext:value-type="float">
            <text:p>12010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69" calcext:value-type="float">
            <text:p>313169</text:p>
          </table:table-cell>
          <table:table-cell office:value-type="float" office:value="62420" calcext:value-type="float">
            <text:p>62,420.00</text:p>
          </table:table-cell>
          <table:table-cell office:value-type="float" office:value="62422" calcext:value-type="float">
            <text:p>62,422.00</text:p>
          </table:table-cell>
          <table:table-cell/>
          <table:table-cell table:formula="of:=SUM([.B73:.E73])" office:value-type="float" office:value="475410.4" calcext:value-type="float">
            <text:p>475,410.40</text:p>
          </table:table-cell>
          <table:table-cell table:style-name="ce13" table:formula="of:=COM.MICROSOFT.MINIFS([.I$1:.I$1048576];[.F$1:.F$1048576];&quot;&lt;=&quot;&amp;[.F73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4" calcext:value-type="float">
            <text:p>1201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64" calcext:value-type="float">
            <text:p>313164</text:p>
          </table:table-cell>
          <table:table-cell office:value-type="float" office:value="62423" calcext:value-type="float">
            <text:p>62,423.00</text:p>
          </table:table-cell>
          <table:table-cell office:value-type="float" office:value="62425" calcext:value-type="float">
            <text:p>62,425.00</text:p>
          </table:table-cell>
          <table:table-cell/>
          <table:table-cell table:formula="of:=SUM([.B74:.E74])" office:value-type="float" office:value="475414.2" calcext:value-type="float">
            <text:p>475,414.20</text:p>
          </table:table-cell>
          <table:table-cell table:style-name="ce13" table:formula="of:=COM.MICROSOFT.MINIFS([.I$1:.I$1048576];[.F$1:.F$1048576];&quot;&lt;=&quot;&amp;[.F74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78" calcext:value-type="float">
            <text:p>12057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5" calcext:value-type="float">
            <text:p>313535</text:p>
          </table:table-cell>
          <table:table-cell office:value-type="float" office:value="62426" calcext:value-type="float">
            <text:p>62,426.00</text:p>
          </table:table-cell>
          <table:table-cell office:value-type="float" office:value="62428" calcext:value-type="float">
            <text:p>62,428.00</text:p>
          </table:table-cell>
          <table:table-cell/>
          <table:table-cell table:formula="of:=SUM([.B75:.E75])" office:value-type="float" office:value="473143.1" calcext:value-type="float">
            <text:p>473,143.10</text:p>
          </table:table-cell>
          <table:table-cell table:style-name="ce13" table:formula="of:=COM.MICROSOFT.MINIFS([.I$1:.I$1048576];[.F$1:.F$1048576];&quot;&lt;=&quot;&amp;[.F75])" office:value-type="float" office:value="473143.1" calcext:value-type="float">
            <text:p>473,14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81" calcext:value-type="float">
            <text:p>1205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0" calcext:value-type="float">
            <text:p>313530</text:p>
          </table:table-cell>
          <table:table-cell office:value-type="float" office:value="62429" calcext:value-type="float">
            <text:p>62,429.00</text:p>
          </table:table-cell>
          <table:table-cell office:value-type="float" office:value="62431" calcext:value-type="float">
            <text:p>62,431.00</text:p>
          </table:table-cell>
          <table:table-cell/>
          <table:table-cell table:formula="of:=SUM([.B76:.E76])" office:value-type="float" office:value="473141.1" calcext:value-type="float">
            <text:p>473,141.10</text:p>
          </table:table-cell>
          <table:table-cell table:style-name="ce13" table:formula="of:=COM.MICROSOFT.MINIFS([.I$1:.I$1048576];[.F$1:.F$1048576];&quot;&lt;=&quot;&amp;[.F76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4" calcext:value-type="float">
            <text:p>12011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49" calcext:value-type="float">
            <text:p>313149</text:p>
          </table:table-cell>
          <table:table-cell office:value-type="float" office:value="62432" calcext:value-type="float">
            <text:p>62,432.00</text:p>
          </table:table-cell>
          <table:table-cell office:value-type="float" office:value="62434" calcext:value-type="float">
            <text:p>62,434.00</text:p>
          </table:table-cell>
          <table:table-cell/>
          <table:table-cell table:formula="of:=SUM([.B77:.E77])" office:value-type="float" office:value="475403.4" calcext:value-type="float">
            <text:p>475,403.40</text:p>
          </table:table-cell>
          <table:table-cell table:style-name="ce13" table:formula="of:=COM.MICROSOFT.MINIFS([.I$1:.I$1048576];[.F$1:.F$1048576];&quot;&lt;=&quot;&amp;[.F77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8" calcext:value-type="float">
            <text:p>12011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44" calcext:value-type="float">
            <text:p>313144</text:p>
          </table:table-cell>
          <table:table-cell office:value-type="float" office:value="62435" calcext:value-type="float">
            <text:p>62,435.00</text:p>
          </table:table-cell>
          <table:table-cell office:value-type="float" office:value="62437" calcext:value-type="float">
            <text:p>62,437.00</text:p>
          </table:table-cell>
          <table:table-cell/>
          <table:table-cell table:formula="of:=SUM([.B78:.E78])" office:value-type="float" office:value="475408.2" calcext:value-type="float">
            <text:p>475,408.20</text:p>
          </table:table-cell>
          <table:table-cell table:style-name="ce13" table:formula="of:=COM.MICROSOFT.MINIFS([.I$1:.I$1048576];[.F$1:.F$1048576];&quot;&lt;=&quot;&amp;[.F78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95" calcext:value-type="float">
            <text:p>1200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59" calcext:value-type="float">
            <text:p>313559</text:p>
          </table:table-cell>
          <table:table-cell office:value-type="float" office:value="62438" calcext:value-type="float">
            <text:p>62,438.00</text:p>
          </table:table-cell>
          <table:table-cell office:value-type="float" office:value="62440" calcext:value-type="float">
            <text:p>62,440.00</text:p>
          </table:table-cell>
          <table:table-cell/>
          <table:table-cell table:formula="of:=SUM([.B79:.E79])" office:value-type="float" office:value="475796.4" calcext:value-type="float">
            <text:p>475,796.40</text:p>
          </table:table-cell>
          <table:table-cell table:style-name="ce13" table:formula="of:=COM.MICROSOFT.MINIFS([.I$1:.I$1048576];[.F$1:.F$1048576];&quot;&lt;=&quot;&amp;[.F79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5" calcext:value-type="float">
            <text:p>1201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33" calcext:value-type="float">
            <text:p>313133</text:p>
          </table:table-cell>
          <table:table-cell office:value-type="float" office:value="62441" calcext:value-type="float">
            <text:p>62,441.00</text:p>
          </table:table-cell>
          <table:table-cell office:value-type="float" office:value="62443" calcext:value-type="float">
            <text:p>62,443.00</text:p>
          </table:table-cell>
          <table:table-cell/>
          <table:table-cell table:formula="of:=SUM([.B80:.E80])" office:value-type="float" office:value="475398.4" calcext:value-type="float">
            <text:p>475,398.40</text:p>
          </table:table-cell>
          <table:table-cell table:style-name="ce13" table:formula="of:=COM.MICROSOFT.MINIFS([.I$1:.I$1048576];[.F$1:.F$1048576];&quot;&lt;=&quot;&amp;[.F80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8" calcext:value-type="float">
            <text:p>1201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8" calcext:value-type="float">
            <text:p>313128</text:p>
          </table:table-cell>
          <table:table-cell office:value-type="float" office:value="62444" calcext:value-type="float">
            <text:p>62,444.00</text:p>
          </table:table-cell>
          <table:table-cell office:value-type="float" office:value="62446" calcext:value-type="float">
            <text:p>62,446.00</text:p>
          </table:table-cell>
          <table:table-cell/>
          <table:table-cell table:formula="of:=SUM([.B81:.E81])" office:value-type="float" office:value="475396.4" calcext:value-type="float">
            <text:p>475,396.40</text:p>
          </table:table-cell>
          <table:table-cell table:style-name="ce13" table:formula="of:=COM.MICROSOFT.MINIFS([.I$1:.I$1048576];[.F$1:.F$1048576];&quot;&lt;=&quot;&amp;[.F81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32" calcext:value-type="float">
            <text:p>12013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4" calcext:value-type="float">
            <text:p>313124</text:p>
          </table:table-cell>
          <table:table-cell office:value-type="float" office:value="62447" calcext:value-type="float">
            <text:p>62,447.00</text:p>
          </table:table-cell>
          <table:table-cell office:value-type="float" office:value="105000" calcext:value-type="float">
            <text:p>105,000.00</text:p>
          </table:table-cell>
          <table:table-cell/>
          <table:table-cell table:formula="of:=SUM([.B82:.E82])" office:value-type="float" office:value="475396.4" calcext:value-type="float">
            <text:p>475,396.40</text:p>
          </table:table-cell>
          <table:table-cell table:style-name="ce13" table:formula="of:=COM.MICROSOFT.MINIFS([.I$1:.I$1048576];[.F$1:.F$1048576];&quot;&lt;=&quot;&amp;[.F82])" office:value-type="float" office:value="473141.1" calcext:value-type="float">
            <text:p>473,141.10</text:p>
          </table:table-cell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4 - P9" table:style-name="ta1">
        <table:shapes>
          <draw:frame draw:z-index="0" draw:style-name="gr1" draw:text-style-name="P1" svg:width="7.6421in" svg:height="5.7724in" svg:x="8.9323in" svg:y="0.0417in">
            <draw:object draw:notify-on-update-of-ranges="'P4 - P9'.J1:'P4 - P9'.J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8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 office:value-type="string" calcext:value-type="string">
            <text:p>P9.txt</text:p>
          </table:table-cell>
          <table:table-cell office:value-type="float" office:value="200978" calcext:value-type="float">
            <text:p>200978</text:p>
          </table:table-cell>
          <table:table-cell office:value-type="float" office:value="32901" calcext:value-type="float">
            <text:p>32901</text:p>
          </table:table-cell>
          <table:table-cell office:value-type="float" office:value="80976.9" calcext:value-type="float">
            <text:p>80976.9</text:p>
          </table:table-cell>
          <table:table-cell office:value-type="float" office:value="145003" calcext:value-type="float">
            <text:p>145003</text:p>
          </table:table-cell>
          <table:table-cell office:value-type="float" office:value="70157" calcext:value-type="float">
            <text:p>70157</text:p>
          </table:table-cell>
          <table:table-cell office:value-type="float" office:value="70160" calcext:value-type="float">
            <text:p>70160</text:p>
          </table:table-cell>
          <table:table-cell/>
          <table:table-cell table:formula="of:=SUM([.B1:.E1])" office:value-type="float" office:value="459858.9" calcext:value-type="float">
            <text:p>459,858.90</text:p>
          </table:table-cell>
          <table:table-cell table:style-name="ce13" table:formula="of:=COM.MICROSOFT.MINIFS([.I$1:.I$1048576];[.F$1:.F$1048576];&quot;&lt;=&quot;&amp;[.F1])" office:value-type="float" office:value="459858.9" calcext:value-type="float">
            <text:p>459,858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4936" calcext:value-type="float">
            <text:p>194936</text:p>
          </table:table-cell>
          <table:table-cell office:value-type="float" office:value="29929.5" calcext:value-type="float">
            <text:p>29929.5</text:p>
          </table:table-cell>
          <table:table-cell office:value-type="float" office:value="82255.9" calcext:value-type="float">
            <text:p>82255.9</text:p>
          </table:table-cell>
          <table:table-cell office:value-type="float" office:value="148990" calcext:value-type="float">
            <text:p>148990</text:p>
          </table:table-cell>
          <table:table-cell office:value-type="float" office:value="70161" calcext:value-type="float">
            <text:p>70161</text:p>
          </table:table-cell>
          <table:table-cell office:value-type="float" office:value="70163" calcext:value-type="float">
            <text:p>70163</text:p>
          </table:table-cell>
          <table:table-cell/>
          <table:table-cell table:formula="of:=SUM([.B2:.E2])" office:value-type="float" office:value="456111.4" calcext:value-type="float">
            <text:p>456,111.40</text:p>
          </table:table-cell>
          <table:table-cell table:style-name="ce13" table:formula="of:=COM.MICROSOFT.MINIFS([.I$1:.I$1048576];[.F$1:.F$1048576];&quot;&lt;=&quot;&amp;[.F2])" office:value-type="float" office:value="456111.4" calcext:value-type="float">
            <text:p>456,111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442" calcext:value-type="float">
            <text:p>203442</text:p>
          </table:table-cell>
          <table:table-cell office:value-type="float" office:value="34717.3" calcext:value-type="float">
            <text:p>34717.3</text:p>
          </table:table-cell>
          <table:table-cell office:value-type="float" office:value="76290.8" calcext:value-type="float">
            <text:p>76290.8</text:p>
          </table:table-cell>
          <table:table-cell office:value-type="float" office:value="141867" calcext:value-type="float">
            <text:p>141867</text:p>
          </table:table-cell>
          <table:table-cell office:value-type="float" office:value="70164" calcext:value-type="float">
            <text:p>70164</text:p>
          </table:table-cell>
          <table:table-cell office:value-type="float" office:value="70167" calcext:value-type="float">
            <text:p>70167</text:p>
          </table:table-cell>
          <table:table-cell/>
          <table:table-cell table:formula="of:=SUM([.B3:.E3])" office:value-type="float" office:value="456317.1" calcext:value-type="float">
            <text:p>456,317.10</text:p>
          </table:table-cell>
          <table:table-cell table:style-name="ce13" table:formula="of:=COM.MICROSOFT.MINIFS([.I$1:.I$1048576];[.F$1:.F$1048576];&quot;&lt;=&quot;&amp;[.F3])" office:value-type="float" office:value="456111.4" calcext:value-type="float">
            <text:p>456,111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805" calcext:value-type="float">
            <text:p>195805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1311" calcext:value-type="float">
            <text:p>81311</text:p>
          </table:table-cell>
          <table:table-cell office:value-type="float" office:value="149963" calcext:value-type="float">
            <text:p>149963</text:p>
          </table:table-cell>
          <table:table-cell office:value-type="float" office:value="70168" calcext:value-type="float">
            <text:p>70168</text:p>
          </table:table-cell>
          <table:table-cell office:value-type="float" office:value="70170" calcext:value-type="float">
            <text:p>70170</text:p>
          </table:table-cell>
          <table:table-cell/>
          <table:table-cell table:formula="of:=SUM([.B4:.E4])" office:value-type="float" office:value="453827.2" calcext:value-type="float">
            <text:p>453,827.20</text:p>
          </table:table-cell>
          <table:table-cell table:style-name="ce13" table:formula="of:=COM.MICROSOFT.MINIFS([.I$1:.I$1048576];[.F$1:.F$1048576];&quot;&lt;=&quot;&amp;[.F4])" office:value-type="float" office:value="453827.2" calcext:value-type="float">
            <text:p>453,827.2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367" calcext:value-type="float">
            <text:p>20636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5464.8" calcext:value-type="float">
            <text:p>75464.8</text:p>
          </table:table-cell>
          <table:table-cell office:value-type="float" office:value="141540" calcext:value-type="float">
            <text:p>141540</text:p>
          </table:table-cell>
          <table:table-cell office:value-type="float" office:value="70171" calcext:value-type="float">
            <text:p>70171</text:p>
          </table:table-cell>
          <table:table-cell office:value-type="float" office:value="70174" calcext:value-type="float">
            <text:p>70174</text:p>
          </table:table-cell>
          <table:table-cell/>
          <table:table-cell table:formula="of:=SUM([.B5:.E5])" office:value-type="float" office:value="451448.3" calcext:value-type="float">
            <text:p>451,448.30</text:p>
          </table:table-cell>
          <table:table-cell table:style-name="ce13" table:formula="of:=COM.MICROSOFT.MINIFS([.I$1:.I$1048576];[.F$1:.F$1048576];&quot;&lt;=&quot;&amp;[.F5])" office:value-type="float" office:value="451448.3" calcext:value-type="float">
            <text:p>451,448.3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76" calcext:value-type="float">
            <text:p>205376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3768" calcext:value-type="float">
            <text:p>143768</text:p>
          </table:table-cell>
          <table:table-cell office:value-type="float" office:value="70175" calcext:value-type="float">
            <text:p>70175</text:p>
          </table:table-cell>
          <table:table-cell office:value-type="float" office:value="70178" calcext:value-type="float">
            <text:p>70178</text:p>
          </table:table-cell>
          <table:table-cell/>
          <table:table-cell table:formula="of:=SUM([.B6:.E6])" office:value-type="float" office:value="450057.4" calcext:value-type="float">
            <text:p>450,057.40</text:p>
          </table:table-cell>
          <table:table-cell table:style-name="ce13" table:formula="of:=COM.MICROSOFT.MINIFS([.I$1:.I$1048576];[.F$1:.F$1048576];&quot;&lt;=&quot;&amp;[.F6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902" calcext:value-type="float">
            <text:p>202902</text:p>
          </table:table-cell>
          <table:table-cell office:value-type="float" office:value="21530" calcext:value-type="float">
            <text:p>21530</text:p>
          </table:table-cell>
          <table:table-cell office:value-type="float" office:value="81633.7" calcext:value-type="float">
            <text:p>81633.7</text:p>
          </table:table-cell>
          <table:table-cell office:value-type="float" office:value="154315" calcext:value-type="float">
            <text:p>154315</text:p>
          </table:table-cell>
          <table:table-cell office:value-type="float" office:value="70179" calcext:value-type="float">
            <text:p>70179</text:p>
          </table:table-cell>
          <table:table-cell office:value-type="float" office:value="70182" calcext:value-type="float">
            <text:p>70182</text:p>
          </table:table-cell>
          <table:table-cell/>
          <table:table-cell table:formula="of:=SUM([.B7:.E7])" office:value-type="float" office:value="460380.7" calcext:value-type="float">
            <text:p>460,380.70</text:p>
          </table:table-cell>
          <table:table-cell table:style-name="ce13" table:formula="of:=COM.MICROSOFT.MINIFS([.I$1:.I$1048576];[.F$1:.F$1048576];&quot;&lt;=&quot;&amp;[.F7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150" calcext:value-type="float">
            <text:p>197150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3457.5" calcext:value-type="float">
            <text:p>83457.5</text:p>
          </table:table-cell>
          <table:table-cell office:value-type="float" office:value="149105" calcext:value-type="float">
            <text:p>149105</text:p>
          </table:table-cell>
          <table:table-cell office:value-type="float" office:value="70183" calcext:value-type="float">
            <text:p>70183</text:p>
          </table:table-cell>
          <table:table-cell office:value-type="float" office:value="70185" calcext:value-type="float">
            <text:p>70185</text:p>
          </table:table-cell>
          <table:table-cell/>
          <table:table-cell table:formula="of:=SUM([.B8:.E8])" office:value-type="float" office:value="456460.7" calcext:value-type="float">
            <text:p>456,460.70</text:p>
          </table:table-cell>
          <table:table-cell table:style-name="ce13" table:formula="of:=COM.MICROSOFT.MINIFS([.I$1:.I$1048576];[.F$1:.F$1048576];&quot;&lt;=&quot;&amp;[.F8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4481" calcext:value-type="float">
            <text:p>204481</text:p>
          </table:table-cell>
          <table:table-cell office:value-type="float" office:value="29070.3" calcext:value-type="float">
            <text:p>29070.3</text:p>
          </table:table-cell>
          <table:table-cell office:value-type="float" office:value="76678.9" calcext:value-type="float">
            <text:p>76678.9</text:p>
          </table:table-cell>
          <table:table-cell office:value-type="float" office:value="149875" calcext:value-type="float">
            <text:p>149875</text:p>
          </table:table-cell>
          <table:table-cell office:value-type="float" office:value="70186" calcext:value-type="float">
            <text:p>70186</text:p>
          </table:table-cell>
          <table:table-cell office:value-type="float" office:value="70189" calcext:value-type="float">
            <text:p>70189</text:p>
          </table:table-cell>
          <table:table-cell/>
          <table:table-cell table:formula="of:=SUM([.B9:.E9])" office:value-type="float" office:value="460105.2" calcext:value-type="float">
            <text:p>460,105.20</text:p>
          </table:table-cell>
          <table:table-cell table:style-name="ce13" table:formula="of:=COM.MICROSOFT.MINIFS([.I$1:.I$1048576];[.F$1:.F$1048576];&quot;&lt;=&quot;&amp;[.F9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585" calcext:value-type="float">
            <text:p>195585</text:p>
          </table:table-cell>
          <table:table-cell office:value-type="float" office:value="32762.1" calcext:value-type="float">
            <text:p>32762.1</text:p>
          </table:table-cell>
          <table:table-cell office:value-type="float" office:value="81411.2" calcext:value-type="float">
            <text:p>81411.2</text:p>
          </table:table-cell>
          <table:table-cell office:value-type="float" office:value="149373" calcext:value-type="float">
            <text:p>149373</text:p>
          </table:table-cell>
          <table:table-cell office:value-type="float" office:value="70190" calcext:value-type="float">
            <text:p>70190</text:p>
          </table:table-cell>
          <table:table-cell office:value-type="float" office:value="70193" calcext:value-type="float">
            <text:p>70193</text:p>
          </table:table-cell>
          <table:table-cell/>
          <table:table-cell table:formula="of:=SUM([.B10:.E10])" office:value-type="float" office:value="459131.3" calcext:value-type="float">
            <text:p>459,131.30</text:p>
          </table:table-cell>
          <table:table-cell table:style-name="ce13" table:formula="of:=COM.MICROSOFT.MINIFS([.I$1:.I$1048576];[.F$1:.F$1048576];&quot;&lt;=&quot;&amp;[.F10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4048" calcext:value-type="float">
            <text:p>204048</text:p>
          </table:table-cell>
          <table:table-cell office:value-type="float" office:value="37896.3" calcext:value-type="float">
            <text:p>37896.3</text:p>
          </table:table-cell>
          <table:table-cell office:value-type="float" office:value="76845.1" calcext:value-type="float">
            <text:p>76845.1</text:p>
          </table:table-cell>
          <table:table-cell office:value-type="float" office:value="140102" calcext:value-type="float">
            <text:p>140102</text:p>
          </table:table-cell>
          <table:table-cell office:value-type="float" office:value="70194" calcext:value-type="float">
            <text:p>70194</text:p>
          </table:table-cell>
          <table:table-cell office:value-type="float" office:value="70197" calcext:value-type="float">
            <text:p>70197</text:p>
          </table:table-cell>
          <table:table-cell/>
          <table:table-cell table:formula="of:=SUM([.B11:.E11])" office:value-type="float" office:value="458891.4" calcext:value-type="float">
            <text:p>458,891.40</text:p>
          </table:table-cell>
          <table:table-cell table:style-name="ce13" table:formula="of:=COM.MICROSOFT.MINIFS([.I$1:.I$1048576];[.F$1:.F$1048576];&quot;&lt;=&quot;&amp;[.F11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793" calcext:value-type="float">
            <text:p>203793</text:p>
          </table:table-cell>
          <table:table-cell office:value-type="float" office:value="39216.1" calcext:value-type="float">
            <text:p>39216.1</text:p>
          </table:table-cell>
          <table:table-cell office:value-type="float" office:value="82513.5" calcext:value-type="float">
            <text:p>82513.5</text:p>
          </table:table-cell>
          <table:table-cell office:value-type="float" office:value="141182" calcext:value-type="float">
            <text:p>141182</text:p>
          </table:table-cell>
          <table:table-cell office:value-type="float" office:value="70198" calcext:value-type="float">
            <text:p>70198</text:p>
          </table:table-cell>
          <table:table-cell office:value-type="float" office:value="70200" calcext:value-type="float">
            <text:p>70200</text:p>
          </table:table-cell>
          <table:table-cell/>
          <table:table-cell table:formula="of:=SUM([.B12:.E12])" office:value-type="float" office:value="466704.6" calcext:value-type="float">
            <text:p>466,704.60</text:p>
          </table:table-cell>
          <table:table-cell table:style-name="ce13" table:formula="of:=COM.MICROSOFT.MINIFS([.I$1:.I$1048576];[.F$1:.F$1048576];&quot;&lt;=&quot;&amp;[.F12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369" calcext:value-type="float">
            <text:p>208369</text:p>
          </table:table-cell>
          <table:table-cell office:value-type="float" office:value="33097.8" calcext:value-type="float">
            <text:p>33097.8</text:p>
          </table:table-cell>
          <table:table-cell office:value-type="float" office:value="77162.8" calcext:value-type="float">
            <text:p>77162.8</text:p>
          </table:table-cell>
          <table:table-cell office:value-type="float" office:value="140822" calcext:value-type="float">
            <text:p>140822</text:p>
          </table:table-cell>
          <table:table-cell office:value-type="float" office:value="70201" calcext:value-type="float">
            <text:p>70201</text:p>
          </table:table-cell>
          <table:table-cell office:value-type="float" office:value="70204" calcext:value-type="float">
            <text:p>70204</text:p>
          </table:table-cell>
          <table:table-cell/>
          <table:table-cell table:formula="of:=SUM([.B13:.E13])" office:value-type="float" office:value="459451.6" calcext:value-type="float">
            <text:p>459,451.60</text:p>
          </table:table-cell>
          <table:table-cell table:style-name="ce13" table:formula="of:=COM.MICROSOFT.MINIFS([.I$1:.I$1048576];[.F$1:.F$1048576];&quot;&lt;=&quot;&amp;[.F13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824" calcext:value-type="float">
            <text:p>196824</text:p>
          </table:table-cell>
          <table:table-cell office:value-type="float" office:value="37850" calcext:value-type="float">
            <text:p>37850</text:p>
          </table:table-cell>
          <table:table-cell office:value-type="float" office:value="78303.1" calcext:value-type="float">
            <text:p>78303.1</text:p>
          </table:table-cell>
          <table:table-cell office:value-type="float" office:value="140405" calcext:value-type="float">
            <text:p>140405</text:p>
          </table:table-cell>
          <table:table-cell office:value-type="float" office:value="70205" calcext:value-type="float">
            <text:p>70205</text:p>
          </table:table-cell>
          <table:table-cell office:value-type="float" office:value="70208" calcext:value-type="float">
            <text:p>70208</text:p>
          </table:table-cell>
          <table:table-cell/>
          <table:table-cell table:formula="of:=SUM([.B14:.E14])" office:value-type="float" office:value="453382.1" calcext:value-type="float">
            <text:p>453,382.10</text:p>
          </table:table-cell>
          <table:table-cell table:style-name="ce13" table:formula="of:=COM.MICROSOFT.MINIFS([.I$1:.I$1048576];[.F$1:.F$1048576];&quot;&lt;=&quot;&amp;[.F14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182" calcext:value-type="float">
            <text:p>203182</text:p>
          </table:table-cell>
          <table:table-cell office:value-type="float" office:value="36333.5" calcext:value-type="float">
            <text:p>36333.5</text:p>
          </table:table-cell>
          <table:table-cell office:value-type="float" office:value="82986.3" calcext:value-type="float">
            <text:p>82986.3</text:p>
          </table:table-cell>
          <table:table-cell office:value-type="float" office:value="144314" calcext:value-type="float">
            <text:p>144314</text:p>
          </table:table-cell>
          <table:table-cell office:value-type="float" office:value="70209" calcext:value-type="float">
            <text:p>70209</text:p>
          </table:table-cell>
          <table:table-cell office:value-type="float" office:value="70212" calcext:value-type="float">
            <text:p>70212</text:p>
          </table:table-cell>
          <table:table-cell/>
          <table:table-cell table:formula="of:=SUM([.B15:.E15])" office:value-type="float" office:value="466815.8" calcext:value-type="float">
            <text:p>466,815.80</text:p>
          </table:table-cell>
          <table:table-cell table:style-name="ce13" table:formula="of:=COM.MICROSOFT.MINIFS([.I$1:.I$1048576];[.F$1:.F$1048576];&quot;&lt;=&quot;&amp;[.F15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31" calcext:value-type="float">
            <text:p>203031</text:p>
          </table:table-cell>
          <table:table-cell office:value-type="float" office:value="23407.6" calcext:value-type="float">
            <text:p>23407.6</text:p>
          </table:table-cell>
          <table:table-cell office:value-type="float" office:value="79325.3" calcext:value-type="float">
            <text:p>79325.3</text:p>
          </table:table-cell>
          <table:table-cell office:value-type="float" office:value="146959" calcext:value-type="float">
            <text:p>146959</text:p>
          </table:table-cell>
          <table:table-cell office:value-type="float" office:value="70213" calcext:value-type="float">
            <text:p>70213</text:p>
          </table:table-cell>
          <table:table-cell office:value-type="float" office:value="70216" calcext:value-type="float">
            <text:p>70216</text:p>
          </table:table-cell>
          <table:table-cell/>
          <table:table-cell table:formula="of:=SUM([.B16:.E16])" office:value-type="float" office:value="452722.9" calcext:value-type="float">
            <text:p>452,722.90</text:p>
          </table:table-cell>
          <table:table-cell table:style-name="ce13" table:formula="of:=COM.MICROSOFT.MINIFS([.I$1:.I$1048576];[.F$1:.F$1048576];&quot;&lt;=&quot;&amp;[.F16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971" calcext:value-type="float">
            <text:p>196971</text:p>
          </table:table-cell>
          <table:table-cell office:value-type="float" office:value="39044" calcext:value-type="float">
            <text:p>39044</text:p>
          </table:table-cell>
          <table:table-cell office:value-type="float" office:value="82642.7" calcext:value-type="float">
            <text:p>82642.7</text:p>
          </table:table-cell>
          <table:table-cell office:value-type="float" office:value="143623" calcext:value-type="float">
            <text:p>143623</text:p>
          </table:table-cell>
          <table:table-cell office:value-type="float" office:value="70217" calcext:value-type="float">
            <text:p>70217</text:p>
          </table:table-cell>
          <table:table-cell office:value-type="float" office:value="70220" calcext:value-type="float">
            <text:p>70220</text:p>
          </table:table-cell>
          <table:table-cell/>
          <table:table-cell table:formula="of:=SUM([.B17:.E17])" office:value-type="float" office:value="462280.7" calcext:value-type="float">
            <text:p>462,280.70</text:p>
          </table:table-cell>
          <table:table-cell table:style-name="ce13" table:formula="of:=COM.MICROSOFT.MINIFS([.I$1:.I$1048576];[.F$1:.F$1048576];&quot;&lt;=&quot;&amp;[.F17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55" calcext:value-type="float">
            <text:p>196155</text:p>
          </table:table-cell>
          <table:table-cell office:value-type="float" office:value="33711.5" calcext:value-type="float">
            <text:p>33711.5</text:p>
          </table:table-cell>
          <table:table-cell office:value-type="float" office:value="77873.2" calcext:value-type="float">
            <text:p>77873.2</text:p>
          </table:table-cell>
          <table:table-cell office:value-type="float" office:value="144024" calcext:value-type="float">
            <text:p>144024</text:p>
          </table:table-cell>
          <table:table-cell office:value-type="float" office:value="70221" calcext:value-type="float">
            <text:p>70221</text:p>
          </table:table-cell>
          <table:table-cell office:value-type="float" office:value="70223" calcext:value-type="float">
            <text:p>70223</text:p>
          </table:table-cell>
          <table:table-cell/>
          <table:table-cell table:formula="of:=SUM([.B18:.E18])" office:value-type="float" office:value="451763.7" calcext:value-type="float">
            <text:p>451,763.70</text:p>
          </table:table-cell>
          <table:table-cell table:style-name="ce13" table:formula="of:=COM.MICROSOFT.MINIFS([.I$1:.I$1048576];[.F$1:.F$1048576];&quot;&lt;=&quot;&amp;[.F18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8373" calcext:value-type="float">
            <text:p>198373</text:p>
          </table:table-cell>
          <table:table-cell office:value-type="float" office:value="43252.3" calcext:value-type="float">
            <text:p>43252.3</text:p>
          </table:table-cell>
          <table:table-cell office:value-type="float" office:value="84276.7" calcext:value-type="float">
            <text:p>84276.7</text:p>
          </table:table-cell>
          <table:table-cell office:value-type="float" office:value="142740" calcext:value-type="float">
            <text:p>142740</text:p>
          </table:table-cell>
          <table:table-cell office:value-type="float" office:value="70224" calcext:value-type="float">
            <text:p>70224</text:p>
          </table:table-cell>
          <table:table-cell office:value-type="float" office:value="70226" calcext:value-type="float">
            <text:p>70226</text:p>
          </table:table-cell>
          <table:table-cell/>
          <table:table-cell table:formula="of:=SUM([.B19:.E19])" office:value-type="float" office:value="468642" calcext:value-type="float">
            <text:p>468,642.00</text:p>
          </table:table-cell>
          <table:table-cell table:style-name="ce13" table:formula="of:=COM.MICROSOFT.MINIFS([.I$1:.I$1048576];[.F$1:.F$1048576];&quot;&lt;=&quot;&amp;[.F19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74" calcext:value-type="float">
            <text:p>205374</text:p>
          </table:table-cell>
          <table:table-cell office:value-type="float" office:value="24530" calcext:value-type="float">
            <text:p>24530</text:p>
          </table:table-cell>
          <table:table-cell office:value-type="float" office:value="76421.5" calcext:value-type="float">
            <text:p>76421.5</text:p>
          </table:table-cell>
          <table:table-cell office:value-type="float" office:value="143705" calcext:value-type="float">
            <text:p>143705</text:p>
          </table:table-cell>
          <table:table-cell office:value-type="float" office:value="70227" calcext:value-type="float">
            <text:p>70227</text:p>
          </table:table-cell>
          <table:table-cell office:value-type="float" office:value="70230" calcext:value-type="float">
            <text:p>70230</text:p>
          </table:table-cell>
          <table:table-cell/>
          <table:table-cell table:formula="of:=SUM([.B20:.E20])" office:value-type="float" office:value="450030.5" calcext:value-type="float">
            <text:p>450,030.50</text:p>
          </table:table-cell>
          <table:table-cell table:style-name="ce13" table:formula="of:=COM.MICROSOFT.MINIFS([.I$1:.I$1048576];[.F$1:.F$1048576];&quot;&lt;=&quot;&amp;[.F20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950" calcext:value-type="float">
            <text:p>195950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3173" calcext:value-type="float">
            <text:p>83173</text:p>
          </table:table-cell>
          <table:table-cell office:value-type="float" office:value="149808" calcext:value-type="float">
            <text:p>149808</text:p>
          </table:table-cell>
          <table:table-cell office:value-type="float" office:value="70231" calcext:value-type="float">
            <text:p>70231</text:p>
          </table:table-cell>
          <table:table-cell office:value-type="float" office:value="70233" calcext:value-type="float">
            <text:p>70233</text:p>
          </table:table-cell>
          <table:table-cell/>
          <table:table-cell table:formula="of:=SUM([.B21:.E21])" office:value-type="float" office:value="455679.2" calcext:value-type="float">
            <text:p>455,679.20</text:p>
          </table:table-cell>
          <table:table-cell table:style-name="ce13" table:formula="of:=COM.MICROSOFT.MINIFS([.I$1:.I$1048576];[.F$1:.F$1048576];&quot;&lt;=&quot;&amp;[.F21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710" calcext:value-type="float">
            <text:p>203710</text:p>
          </table:table-cell>
          <table:table-cell office:value-type="float" office:value="32577" calcext:value-type="float">
            <text:p>32577</text:p>
          </table:table-cell>
          <table:table-cell office:value-type="float" office:value="76639.8" calcext:value-type="float">
            <text:p>76639.8</text:p>
          </table:table-cell>
          <table:table-cell office:value-type="float" office:value="141413" calcext:value-type="float">
            <text:p>141413</text:p>
          </table:table-cell>
          <table:table-cell office:value-type="float" office:value="70234" calcext:value-type="float">
            <text:p>70234</text:p>
          </table:table-cell>
          <table:table-cell office:value-type="float" office:value="70237" calcext:value-type="float">
            <text:p>70237</text:p>
          </table:table-cell>
          <table:table-cell/>
          <table:table-cell table:formula="of:=SUM([.B22:.E22])" office:value-type="float" office:value="454339.8" calcext:value-type="float">
            <text:p>454,339.80</text:p>
          </table:table-cell>
          <table:table-cell table:style-name="ce13" table:formula="of:=COM.MICROSOFT.MINIFS([.I$1:.I$1048576];[.F$1:.F$1048576];&quot;&lt;=&quot;&amp;[.F22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4875" calcext:value-type="float">
            <text:p>194875</text:p>
          </table:table-cell>
          <table:table-cell office:value-type="float" office:value="35705.3" calcext:value-type="float">
            <text:p>35705.3</text:p>
          </table:table-cell>
          <table:table-cell office:value-type="float" office:value="81100.8" calcext:value-type="float">
            <text:p>81100.8</text:p>
          </table:table-cell>
          <table:table-cell office:value-type="float" office:value="144799" calcext:value-type="float">
            <text:p>144799</text:p>
          </table:table-cell>
          <table:table-cell office:value-type="float" office:value="70238" calcext:value-type="float">
            <text:p>70238</text:p>
          </table:table-cell>
          <table:table-cell office:value-type="float" office:value="70240" calcext:value-type="float">
            <text:p>70240</text:p>
          </table:table-cell>
          <table:table-cell/>
          <table:table-cell table:formula="of:=SUM([.B23:.E23])" office:value-type="float" office:value="456480.1" calcext:value-type="float">
            <text:p>456,480.10</text:p>
          </table:table-cell>
          <table:table-cell table:style-name="ce13" table:formula="of:=COM.MICROSOFT.MINIFS([.I$1:.I$1048576];[.F$1:.F$1048576];&quot;&lt;=&quot;&amp;[.F23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603" calcext:value-type="float">
            <text:p>199603</text:p>
          </table:table-cell>
          <table:table-cell office:value-type="float" office:value="39107.3" calcext:value-type="float">
            <text:p>39107.3</text:p>
          </table:table-cell>
          <table:table-cell office:value-type="float" office:value="81977.8" calcext:value-type="float">
            <text:p>81977.8</text:p>
          </table:table-cell>
          <table:table-cell office:value-type="float" office:value="141282" calcext:value-type="float">
            <text:p>141282</text:p>
          </table:table-cell>
          <table:table-cell office:value-type="float" office:value="70241" calcext:value-type="float">
            <text:p>70241</text:p>
          </table:table-cell>
          <table:table-cell office:value-type="float" office:value="70242" calcext:value-type="float">
            <text:p>70242</text:p>
          </table:table-cell>
          <table:table-cell/>
          <table:table-cell table:formula="of:=SUM([.B24:.E24])" office:value-type="float" office:value="461970.1" calcext:value-type="float">
            <text:p>461,970.10</text:p>
          </table:table-cell>
          <table:table-cell table:style-name="ce13" table:formula="of:=COM.MICROSOFT.MINIFS([.I$1:.I$1048576];[.F$1:.F$1048576];&quot;&lt;=&quot;&amp;[.F24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772" calcext:value-type="float">
            <text:p>197772</text:p>
          </table:table-cell>
          <table:table-cell office:value-type="float" office:value="37873.1" calcext:value-type="float">
            <text:p>37873.1</text:p>
          </table:table-cell>
          <table:table-cell office:value-type="float" office:value="80449.6" calcext:value-type="float">
            <text:p>80449.6</text:p>
          </table:table-cell>
          <table:table-cell office:value-type="float" office:value="139979" calcext:value-type="float">
            <text:p>139979</text:p>
          </table:table-cell>
          <table:table-cell office:value-type="float" office:value="70243" calcext:value-type="float">
            <text:p>70243</text:p>
          </table:table-cell>
          <table:table-cell office:value-type="float" office:value="70244" calcext:value-type="float">
            <text:p>70244</text:p>
          </table:table-cell>
          <table:table-cell/>
          <table:table-cell table:formula="of:=SUM([.B25:.E25])" office:value-type="float" office:value="456073.7" calcext:value-type="float">
            <text:p>456,073.70</text:p>
          </table:table-cell>
          <table:table-cell table:style-name="ce13" table:formula="of:=COM.MICROSOFT.MINIFS([.I$1:.I$1048576];[.F$1:.F$1048576];&quot;&lt;=&quot;&amp;[.F25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94" calcext:value-type="float">
            <text:p>205394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3683" calcext:value-type="float">
            <text:p>143683</text:p>
          </table:table-cell>
          <table:table-cell office:value-type="float" office:value="70245" calcext:value-type="float">
            <text:p>70245</text:p>
          </table:table-cell>
          <table:table-cell office:value-type="float" office:value="70248" calcext:value-type="float">
            <text:p>70248</text:p>
          </table:table-cell>
          <table:table-cell/>
          <table:table-cell table:formula="of:=SUM([.B26:.E26])" office:value-type="float" office:value="449990.4" calcext:value-type="float">
            <text:p>449,990.40</text:p>
          </table:table-cell>
          <table:table-cell table:style-name="ce13" table:formula="of:=COM.MICROSOFT.MINIFS([.I$1:.I$1048576];[.F$1:.F$1048576];&quot;&lt;=&quot;&amp;[.F26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621" calcext:value-type="float">
            <text:p>202621</text:p>
          </table:table-cell>
          <table:table-cell office:value-type="float" office:value="17807.6" calcext:value-type="float">
            <text:p>17807.6</text:p>
          </table:table-cell>
          <table:table-cell office:value-type="float" office:value="78821.4" calcext:value-type="float">
            <text:p>78821.4</text:p>
          </table:table-cell>
          <table:table-cell office:value-type="float" office:value="159254" calcext:value-type="float">
            <text:p>159254</text:p>
          </table:table-cell>
          <table:table-cell office:value-type="float" office:value="70249" calcext:value-type="float">
            <text:p>70249</text:p>
          </table:table-cell>
          <table:table-cell office:value-type="float" office:value="70251" calcext:value-type="float">
            <text:p>70251</text:p>
          </table:table-cell>
          <table:table-cell/>
          <table:table-cell table:formula="of:=SUM([.B27:.E27])" office:value-type="float" office:value="458504" calcext:value-type="float">
            <text:p>458,504.00</text:p>
          </table:table-cell>
          <table:table-cell table:style-name="ce13" table:formula="of:=COM.MICROSOFT.MINIFS([.I$1:.I$1048576];[.F$1:.F$1048576];&quot;&lt;=&quot;&amp;[.F27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840" calcext:value-type="float">
            <text:p>203840</text:p>
          </table:table-cell>
          <table:table-cell office:value-type="float" office:value="8838.63" calcext:value-type="float">
            <text:p>8838.63</text:p>
          </table:table-cell>
          <table:table-cell office:value-type="float" office:value="80964.2" calcext:value-type="float">
            <text:p>80964.2</text:p>
          </table:table-cell>
          <table:table-cell office:value-type="float" office:value="161944" calcext:value-type="float">
            <text:p>161944</text:p>
          </table:table-cell>
          <table:table-cell office:value-type="float" office:value="70252" calcext:value-type="float">
            <text:p>70252</text:p>
          </table:table-cell>
          <table:table-cell office:value-type="float" office:value="70254" calcext:value-type="float">
            <text:p>70254</text:p>
          </table:table-cell>
          <table:table-cell/>
          <table:table-cell table:formula="of:=SUM([.B28:.E28])" office:value-type="float" office:value="455586.83" calcext:value-type="float">
            <text:p>455,586.83</text:p>
          </table:table-cell>
          <table:table-cell table:style-name="ce13" table:formula="of:=COM.MICROSOFT.MINIFS([.I$1:.I$1048576];[.F$1:.F$1048576];&quot;&lt;=&quot;&amp;[.F28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360" calcext:value-type="float">
            <text:p>195360</text:p>
          </table:table-cell>
          <table:table-cell office:value-type="float" office:value="33199.8" calcext:value-type="float">
            <text:p>33199.8</text:p>
          </table:table-cell>
          <table:table-cell office:value-type="float" office:value="84970.4" calcext:value-type="float">
            <text:p>84970.4</text:p>
          </table:table-cell>
          <table:table-cell office:value-type="float" office:value="149648" calcext:value-type="float">
            <text:p>149648</text:p>
          </table:table-cell>
          <table:table-cell office:value-type="float" office:value="70255" calcext:value-type="float">
            <text:p>70255</text:p>
          </table:table-cell>
          <table:table-cell office:value-type="float" office:value="70257" calcext:value-type="float">
            <text:p>70257</text:p>
          </table:table-cell>
          <table:table-cell/>
          <table:table-cell table:formula="of:=SUM([.B29:.E29])" office:value-type="float" office:value="463178.2" calcext:value-type="float">
            <text:p>463,178.20</text:p>
          </table:table-cell>
          <table:table-cell table:style-name="ce13" table:formula="of:=COM.MICROSOFT.MINIFS([.I$1:.I$1048576];[.F$1:.F$1048576];&quot;&lt;=&quot;&amp;[.F29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095" calcext:value-type="float">
            <text:p>197095</text:p>
          </table:table-cell>
          <table:table-cell office:value-type="float" office:value="40280" calcext:value-type="float">
            <text:p>40280</text:p>
          </table:table-cell>
          <table:table-cell office:value-type="float" office:value="77318.7" calcext:value-type="float">
            <text:p>77318.7</text:p>
          </table:table-cell>
          <table:table-cell office:value-type="float" office:value="139238" calcext:value-type="float">
            <text:p>139238</text:p>
          </table:table-cell>
          <table:table-cell office:value-type="float" office:value="70258" calcext:value-type="float">
            <text:p>70258</text:p>
          </table:table-cell>
          <table:table-cell office:value-type="float" office:value="70260" calcext:value-type="float">
            <text:p>70260</text:p>
          </table:table-cell>
          <table:table-cell/>
          <table:table-cell table:formula="of:=SUM([.B30:.E30])" office:value-type="float" office:value="453931.7" calcext:value-type="float">
            <text:p>453,931.70</text:p>
          </table:table-cell>
          <table:table-cell table:style-name="ce13" table:formula="of:=COM.MICROSOFT.MINIFS([.I$1:.I$1048576];[.F$1:.F$1048576];&quot;&lt;=&quot;&amp;[.F30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383" calcext:value-type="float">
            <text:p>200383</text:p>
          </table:table-cell>
          <table:table-cell office:value-type="float" office:value="36285.7" calcext:value-type="float">
            <text:p>36285.7</text:p>
          </table:table-cell>
          <table:table-cell office:value-type="float" office:value="77784.8" calcext:value-type="float">
            <text:p>77784.8</text:p>
          </table:table-cell>
          <table:table-cell office:value-type="float" office:value="141448" calcext:value-type="float">
            <text:p>141448</text:p>
          </table:table-cell>
          <table:table-cell office:value-type="float" office:value="70261" calcext:value-type="float">
            <text:p>70261</text:p>
          </table:table-cell>
          <table:table-cell office:value-type="float" office:value="70263" calcext:value-type="float">
            <text:p>70263</text:p>
          </table:table-cell>
          <table:table-cell/>
          <table:table-cell table:formula="of:=SUM([.B31:.E31])" office:value-type="float" office:value="455901.5" calcext:value-type="float">
            <text:p>455,901.50</text:p>
          </table:table-cell>
          <table:table-cell table:style-name="ce13" table:formula="of:=COM.MICROSOFT.MINIFS([.I$1:.I$1048576];[.F$1:.F$1048576];&quot;&lt;=&quot;&amp;[.F31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2233" calcext:value-type="float">
            <text:p>192233</text:p>
          </table:table-cell>
          <table:table-cell office:value-type="float" office:value="21979.2" calcext:value-type="float">
            <text:p>21979.2</text:p>
          </table:table-cell>
          <table:table-cell office:value-type="float" office:value="86122.9" calcext:value-type="float">
            <text:p>86122.9</text:p>
          </table:table-cell>
          <table:table-cell office:value-type="float" office:value="151043" calcext:value-type="float">
            <text:p>151043</text:p>
          </table:table-cell>
          <table:table-cell office:value-type="float" office:value="70264" calcext:value-type="float">
            <text:p>70264</text:p>
          </table:table-cell>
          <table:table-cell office:value-type="float" office:value="70266" calcext:value-type="float">
            <text:p>70266</text:p>
          </table:table-cell>
          <table:table-cell/>
          <table:table-cell table:formula="of:=SUM([.B32:.E32])" office:value-type="float" office:value="451378.1" calcext:value-type="float">
            <text:p>451,378.10</text:p>
          </table:table-cell>
          <table:table-cell table:style-name="ce13" table:formula="of:=COM.MICROSOFT.MINIFS([.I$1:.I$1048576];[.F$1:.F$1048576];&quot;&lt;=&quot;&amp;[.F32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612" calcext:value-type="float">
            <text:p>199612</text:p>
          </table:table-cell>
          <table:table-cell office:value-type="float" office:value="39992.4" calcext:value-type="float">
            <text:p>39992.4</text:p>
          </table:table-cell>
          <table:table-cell office:value-type="float" office:value="80674.1" calcext:value-type="float">
            <text:p>80674.1</text:p>
          </table:table-cell>
          <table:table-cell office:value-type="float" office:value="140283" calcext:value-type="float">
            <text:p>140283</text:p>
          </table:table-cell>
          <table:table-cell office:value-type="float" office:value="70267" calcext:value-type="float">
            <text:p>70267</text:p>
          </table:table-cell>
          <table:table-cell office:value-type="float" office:value="70270" calcext:value-type="float">
            <text:p>70270</text:p>
          </table:table-cell>
          <table:table-cell/>
          <table:table-cell table:formula="of:=SUM([.B33:.E33])" office:value-type="float" office:value="460561.5" calcext:value-type="float">
            <text:p>460,561.50</text:p>
          </table:table-cell>
          <table:table-cell table:style-name="ce13" table:formula="of:=COM.MICROSOFT.MINIFS([.I$1:.I$1048576];[.F$1:.F$1048576];&quot;&lt;=&quot;&amp;[.F33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1120" calcext:value-type="float">
            <text:p>201120</text:p>
          </table:table-cell>
          <table:table-cell office:value-type="float" office:value="39931.6" calcext:value-type="float">
            <text:p>39931.6</text:p>
          </table:table-cell>
          <table:table-cell office:value-type="float" office:value="77253.5" calcext:value-type="float">
            <text:p>77253.5</text:p>
          </table:table-cell>
          <table:table-cell office:value-type="float" office:value="140400" calcext:value-type="float">
            <text:p>140400</text:p>
          </table:table-cell>
          <table:table-cell office:value-type="float" office:value="70271" calcext:value-type="float">
            <text:p>70271</text:p>
          </table:table-cell>
          <table:table-cell office:value-type="float" office:value="70273" calcext:value-type="float">
            <text:p>70273</text:p>
          </table:table-cell>
          <table:table-cell/>
          <table:table-cell table:formula="of:=SUM([.B34:.E34])" office:value-type="float" office:value="458705.1" calcext:value-type="float">
            <text:p>458,705.10</text:p>
          </table:table-cell>
          <table:table-cell table:style-name="ce13" table:formula="of:=COM.MICROSOFT.MINIFS([.I$1:.I$1048576];[.F$1:.F$1048576];&quot;&lt;=&quot;&amp;[.F34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001" calcext:value-type="float">
            <text:p>205001</text:p>
          </table:table-cell>
          <table:table-cell office:value-type="float" office:value="30765" calcext:value-type="float">
            <text:p>30765</text:p>
          </table:table-cell>
          <table:table-cell office:value-type="float" office:value="77227.8" calcext:value-type="float">
            <text:p>77227.8</text:p>
          </table:table-cell>
          <table:table-cell office:value-type="float" office:value="144147" calcext:value-type="float">
            <text:p>144147</text:p>
          </table:table-cell>
          <table:table-cell office:value-type="float" office:value="70274" calcext:value-type="float">
            <text:p>70274</text:p>
          </table:table-cell>
          <table:table-cell office:value-type="float" office:value="70276" calcext:value-type="float">
            <text:p>70276</text:p>
          </table:table-cell>
          <table:table-cell/>
          <table:table-cell table:formula="of:=SUM([.B35:.E35])" office:value-type="float" office:value="457140.8" calcext:value-type="float">
            <text:p>457,140.80</text:p>
          </table:table-cell>
          <table:table-cell table:style-name="ce13" table:formula="of:=COM.MICROSOFT.MINIFS([.I$1:.I$1048576];[.F$1:.F$1048576];&quot;&lt;=&quot;&amp;[.F35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059" calcext:value-type="float">
            <text:p>196059</text:p>
          </table:table-cell>
          <table:table-cell office:value-type="float" office:value="44704.4" calcext:value-type="float">
            <text:p>44704.4</text:p>
          </table:table-cell>
          <table:table-cell office:value-type="float" office:value="82244.8" calcext:value-type="float">
            <text:p>82244.8</text:p>
          </table:table-cell>
          <table:table-cell office:value-type="float" office:value="143070" calcext:value-type="float">
            <text:p>143070</text:p>
          </table:table-cell>
          <table:table-cell office:value-type="float" office:value="70277" calcext:value-type="float">
            <text:p>70277</text:p>
          </table:table-cell>
          <table:table-cell office:value-type="float" office:value="70279" calcext:value-type="float">
            <text:p>70279</text:p>
          </table:table-cell>
          <table:table-cell/>
          <table:table-cell table:formula="of:=SUM([.B36:.E36])" office:value-type="float" office:value="466078.2" calcext:value-type="float">
            <text:p>466,078.20</text:p>
          </table:table-cell>
          <table:table-cell table:style-name="ce13" table:formula="of:=COM.MICROSOFT.MINIFS([.I$1:.I$1048576];[.F$1:.F$1048576];&quot;&lt;=&quot;&amp;[.F36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931" calcext:value-type="float">
            <text:p>196931</text:p>
          </table:table-cell>
          <table:table-cell office:value-type="float" office:value="27527" calcext:value-type="float">
            <text:p>27527</text:p>
          </table:table-cell>
          <table:table-cell office:value-type="float" office:value="80371.3" calcext:value-type="float">
            <text:p>80371.3</text:p>
          </table:table-cell>
          <table:table-cell office:value-type="float" office:value="149124" calcext:value-type="float">
            <text:p>149124</text:p>
          </table:table-cell>
          <table:table-cell office:value-type="float" office:value="70280" calcext:value-type="float">
            <text:p>70280</text:p>
          </table:table-cell>
          <table:table-cell office:value-type="float" office:value="70282" calcext:value-type="float">
            <text:p>70282</text:p>
          </table:table-cell>
          <table:table-cell/>
          <table:table-cell table:formula="of:=SUM([.B37:.E37])" office:value-type="float" office:value="453953.3" calcext:value-type="float">
            <text:p>453,953.30</text:p>
          </table:table-cell>
          <table:table-cell table:style-name="ce13" table:formula="of:=COM.MICROSOFT.MINIFS([.I$1:.I$1048576];[.F$1:.F$1048576];&quot;&lt;=&quot;&amp;[.F37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258" calcext:value-type="float">
            <text:p>199258</text:p>
          </table:table-cell>
          <table:table-cell office:value-type="float" office:value="31028.8" calcext:value-type="float">
            <text:p>31028.8</text:p>
          </table:table-cell>
          <table:table-cell office:value-type="float" office:value="77614.1" calcext:value-type="float">
            <text:p>77614.1</text:p>
          </table:table-cell>
          <table:table-cell office:value-type="float" office:value="145306" calcext:value-type="float">
            <text:p>145306</text:p>
          </table:table-cell>
          <table:table-cell office:value-type="float" office:value="70283" calcext:value-type="float">
            <text:p>70283</text:p>
          </table:table-cell>
          <table:table-cell office:value-type="float" office:value="70286" calcext:value-type="float">
            <text:p>70286</text:p>
          </table:table-cell>
          <table:table-cell/>
          <table:table-cell table:formula="of:=SUM([.B38:.E38])" office:value-type="float" office:value="453206.9" calcext:value-type="float">
            <text:p>453,206.90</text:p>
          </table:table-cell>
          <table:table-cell table:style-name="ce13" table:formula="of:=COM.MICROSOFT.MINIFS([.I$1:.I$1048576];[.F$1:.F$1048576];&quot;&lt;=&quot;&amp;[.F38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267" calcext:value-type="float">
            <text:p>200267</text:p>
          </table:table-cell>
          <table:table-cell office:value-type="float" office:value="33175.9" calcext:value-type="float">
            <text:p>33175.9</text:p>
          </table:table-cell>
          <table:table-cell office:value-type="float" office:value="80935.2" calcext:value-type="float">
            <text:p>80935.2</text:p>
          </table:table-cell>
          <table:table-cell office:value-type="float" office:value="144209" calcext:value-type="float">
            <text:p>144209</text:p>
          </table:table-cell>
          <table:table-cell office:value-type="float" office:value="70287" calcext:value-type="float">
            <text:p>70287</text:p>
          </table:table-cell>
          <table:table-cell office:value-type="float" office:value="70289" calcext:value-type="float">
            <text:p>70289</text:p>
          </table:table-cell>
          <table:table-cell/>
          <table:table-cell table:formula="of:=SUM([.B39:.E39])" office:value-type="float" office:value="458587.1" calcext:value-type="float">
            <text:p>458,587.10</text:p>
          </table:table-cell>
          <table:table-cell table:style-name="ce13" table:formula="of:=COM.MICROSOFT.MINIFS([.I$1:.I$1048576];[.F$1:.F$1048576];&quot;&lt;=&quot;&amp;[.F39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0701" calcext:value-type="float">
            <text:p>210701</text:p>
          </table:table-cell>
          <table:table-cell office:value-type="float" office:value="23307.5" calcext:value-type="float">
            <text:p>23307.5</text:p>
          </table:table-cell>
          <table:table-cell office:value-type="float" office:value="77665.6" calcext:value-type="float">
            <text:p>77665.6</text:p>
          </table:table-cell>
          <table:table-cell office:value-type="float" office:value="144003" calcext:value-type="float">
            <text:p>144003</text:p>
          </table:table-cell>
          <table:table-cell office:value-type="float" office:value="70290" calcext:value-type="float">
            <text:p>70290</text:p>
          </table:table-cell>
          <table:table-cell office:value-type="float" office:value="70293" calcext:value-type="float">
            <text:p>70293</text:p>
          </table:table-cell>
          <table:table-cell/>
          <table:table-cell table:formula="of:=SUM([.B40:.E40])" office:value-type="float" office:value="455677.1" calcext:value-type="float">
            <text:p>455,677.10</text:p>
          </table:table-cell>
          <table:table-cell table:style-name="ce13" table:formula="of:=COM.MICROSOFT.MINIFS([.I$1:.I$1048576];[.F$1:.F$1048576];&quot;&lt;=&quot;&amp;[.F40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958" calcext:value-type="float">
            <text:p>206958</text:p>
          </table:table-cell>
          <table:table-cell office:value-type="float" office:value="26348.3" calcext:value-type="float">
            <text:p>26348.3</text:p>
          </table:table-cell>
          <table:table-cell office:value-type="float" office:value="73662.7" calcext:value-type="float">
            <text:p>73662.7</text:p>
          </table:table-cell>
          <table:table-cell office:value-type="float" office:value="143457" calcext:value-type="float">
            <text:p>143457</text:p>
          </table:table-cell>
          <table:table-cell office:value-type="float" office:value="70294" calcext:value-type="float">
            <text:p>70294</text:p>
          </table:table-cell>
          <table:table-cell office:value-type="float" office:value="70296" calcext:value-type="float">
            <text:p>70296</text:p>
          </table:table-cell>
          <table:table-cell/>
          <table:table-cell table:formula="of:=SUM([.B41:.E41])" office:value-type="float" office:value="450426" calcext:value-type="float">
            <text:p>450,426.00</text:p>
          </table:table-cell>
          <table:table-cell table:style-name="ce13" table:formula="of:=COM.MICROSOFT.MINIFS([.I$1:.I$1048576];[.F$1:.F$1048576];&quot;&lt;=&quot;&amp;[.F41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22" calcext:value-type="float">
            <text:p>196122</text:p>
          </table:table-cell>
          <table:table-cell office:value-type="float" office:value="30065.5" calcext:value-type="float">
            <text:p>30065.5</text:p>
          </table:table-cell>
          <table:table-cell office:value-type="float" office:value="80542.6" calcext:value-type="float">
            <text:p>80542.6</text:p>
          </table:table-cell>
          <table:table-cell office:value-type="float" office:value="155285" calcext:value-type="float">
            <text:p>155285</text:p>
          </table:table-cell>
          <table:table-cell office:value-type="float" office:value="70297" calcext:value-type="float">
            <text:p>70297</text:p>
          </table:table-cell>
          <table:table-cell office:value-type="float" office:value="70299" calcext:value-type="float">
            <text:p>70299</text:p>
          </table:table-cell>
          <table:table-cell/>
          <table:table-cell table:formula="of:=SUM([.B42:.E42])" office:value-type="float" office:value="462015.1" calcext:value-type="float">
            <text:p>462,015.10</text:p>
          </table:table-cell>
          <table:table-cell table:style-name="ce13" table:formula="of:=COM.MICROSOFT.MINIFS([.I$1:.I$1048576];[.F$1:.F$1048576];&quot;&lt;=&quot;&amp;[.F42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40" calcext:value-type="float">
            <text:p>196140</text:p>
          </table:table-cell>
          <table:table-cell office:value-type="float" office:value="35201.2" calcext:value-type="float">
            <text:p>35201.2</text:p>
          </table:table-cell>
          <table:table-cell office:value-type="float" office:value="79802.3" calcext:value-type="float">
            <text:p>79802.3</text:p>
          </table:table-cell>
          <table:table-cell office:value-type="float" office:value="145123" calcext:value-type="float">
            <text:p>145123</text:p>
          </table:table-cell>
          <table:table-cell office:value-type="float" office:value="70300" calcext:value-type="float">
            <text:p>70300</text:p>
          </table:table-cell>
          <table:table-cell office:value-type="float" office:value="70301" calcext:value-type="float">
            <text:p>70301</text:p>
          </table:table-cell>
          <table:table-cell/>
          <table:table-cell table:formula="of:=SUM([.B43:.E43])" office:value-type="float" office:value="456266.5" calcext:value-type="float">
            <text:p>456,266.50</text:p>
          </table:table-cell>
          <table:table-cell table:style-name="ce13" table:formula="of:=COM.MICROSOFT.MINIFS([.I$1:.I$1048576];[.F$1:.F$1048576];&quot;&lt;=&quot;&amp;[.F43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170" calcext:value-type="float">
            <text:p>200170</text:p>
          </table:table-cell>
          <table:table-cell office:value-type="float" office:value="29894.8" calcext:value-type="float">
            <text:p>29894.8</text:p>
          </table:table-cell>
          <table:table-cell office:value-type="float" office:value="75144.2" calcext:value-type="float">
            <text:p>75144.2</text:p>
          </table:table-cell>
          <table:table-cell office:value-type="float" office:value="142455" calcext:value-type="float">
            <text:p>142455</text:p>
          </table:table-cell>
          <table:table-cell office:value-type="float" office:value="70302" calcext:value-type="float">
            <text:p>70302</text:p>
          </table:table-cell>
          <table:table-cell office:value-type="float" office:value="70457" calcext:value-type="float">
            <text:p>70457</text:p>
          </table:table-cell>
          <table:table-cell/>
          <table:table-cell table:formula="of:=SUM([.B44:.E44])" office:value-type="float" office:value="447664" calcext:value-type="float">
            <text:p>447,664.00</text:p>
          </table:table-cell>
          <table:table-cell table:style-name="ce13" table:formula="of:=COM.MICROSOFT.MINIFS([.I$1:.I$1048576];[.F$1:.F$1048576];&quot;&lt;=&quot;&amp;[.F44])" office:value-type="float" office:value="447664" calcext:value-type="float">
            <text:p>447,664.0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287" calcext:value-type="float">
            <text:p>205287</text:p>
          </table:table-cell>
          <table:table-cell office:value-type="float" office:value="26348.3" calcext:value-type="float">
            <text:p>26348.3</text:p>
          </table:table-cell>
          <table:table-cell office:value-type="float" office:value="73222.4" calcext:value-type="float">
            <text:p>73222.4</text:p>
          </table:table-cell>
          <table:table-cell office:value-type="float" office:value="142788" calcext:value-type="float">
            <text:p>142788</text:p>
          </table:table-cell>
          <table:table-cell office:value-type="float" office:value="70458" calcext:value-type="float">
            <text:p>70458</text:p>
          </table:table-cell>
          <table:table-cell office:value-type="float" office:value="71092" calcext:value-type="float">
            <text:p>71092</text:p>
          </table:table-cell>
          <table:table-cell/>
          <table:table-cell table:formula="of:=SUM([.B45:.E45])" office:value-type="float" office:value="447645.7" calcext:value-type="float">
            <text:p>447,645.70</text:p>
          </table:table-cell>
          <table:table-cell table:style-name="ce13" table:formula="of:=COM.MICROSOFT.MINIFS([.I$1:.I$1048576];[.F$1:.F$1048576];&quot;&lt;=&quot;&amp;[.F45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8531" calcext:value-type="float">
            <text:p>198531</text:p>
          </table:table-cell>
          <table:table-cell office:value-type="float" office:value="27557.9" calcext:value-type="float">
            <text:p>27557.9</text:p>
          </table:table-cell>
          <table:table-cell office:value-type="float" office:value="80041.9" calcext:value-type="float">
            <text:p>80041.9</text:p>
          </table:table-cell>
          <table:table-cell office:value-type="float" office:value="149080" calcext:value-type="float">
            <text:p>149080</text:p>
          </table:table-cell>
          <table:table-cell office:value-type="float" office:value="71093" calcext:value-type="float">
            <text:p>71093</text:p>
          </table:table-cell>
          <table:table-cell office:value-type="float" office:value="71096" calcext:value-type="float">
            <text:p>71096</text:p>
          </table:table-cell>
          <table:table-cell/>
          <table:table-cell table:formula="of:=SUM([.B46:.E46])" office:value-type="float" office:value="455210.8" calcext:value-type="float">
            <text:p>455,210.80</text:p>
          </table:table-cell>
          <table:table-cell table:style-name="ce13" table:formula="of:=COM.MICROSOFT.MINIFS([.I$1:.I$1048576];[.F$1:.F$1048576];&quot;&lt;=&quot;&amp;[.F46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819" calcext:value-type="float">
            <text:p>199819</text:p>
          </table:table-cell>
          <table:table-cell office:value-type="float" office:value="33217.4" calcext:value-type="float">
            <text:p>33217.4</text:p>
          </table:table-cell>
          <table:table-cell office:value-type="float" office:value="75677.9" calcext:value-type="float">
            <text:p>75677.9</text:p>
          </table:table-cell>
          <table:table-cell office:value-type="float" office:value="139439" calcext:value-type="float">
            <text:p>139439</text:p>
          </table:table-cell>
          <table:table-cell office:value-type="float" office:value="71097" calcext:value-type="float">
            <text:p>71097</text:p>
          </table:table-cell>
          <table:table-cell office:value-type="float" office:value="71099" calcext:value-type="float">
            <text:p>71099</text:p>
          </table:table-cell>
          <table:table-cell/>
          <table:table-cell table:formula="of:=SUM([.B47:.E47])" office:value-type="float" office:value="448153.3" calcext:value-type="float">
            <text:p>448,153.30</text:p>
          </table:table-cell>
          <table:table-cell table:style-name="ce13" table:formula="of:=COM.MICROSOFT.MINIFS([.I$1:.I$1048576];[.F$1:.F$1048576];&quot;&lt;=&quot;&amp;[.F47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229" calcext:value-type="float">
            <text:p>200229</text:p>
          </table:table-cell>
          <table:table-cell office:value-type="float" office:value="30172" calcext:value-type="float">
            <text:p>30172</text:p>
          </table:table-cell>
          <table:table-cell office:value-type="float" office:value="75927.8" calcext:value-type="float">
            <text:p>75927.8</text:p>
          </table:table-cell>
          <table:table-cell office:value-type="float" office:value="140405" calcext:value-type="float">
            <text:p>140405</text:p>
          </table:table-cell>
          <table:table-cell office:value-type="float" office:value="71100" calcext:value-type="float">
            <text:p>71100</text:p>
          </table:table-cell>
          <table:table-cell office:value-type="float" office:value="71103" calcext:value-type="float">
            <text:p>71103</text:p>
          </table:table-cell>
          <table:table-cell/>
          <table:table-cell table:formula="of:=SUM([.B48:.E48])" office:value-type="float" office:value="446733.8" calcext:value-type="float">
            <text:p>446,733.80</text:p>
          </table:table-cell>
          <table:table-cell table:style-name="ce13" table:formula="of:=COM.MICROSOFT.MINIFS([.I$1:.I$1048576];[.F$1:.F$1048576];&quot;&lt;=&quot;&amp;[.F48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352" calcext:value-type="float">
            <text:p>199352</text:p>
          </table:table-cell>
          <table:table-cell office:value-type="float" office:value="33021.1" calcext:value-type="float">
            <text:p>33021.1</text:p>
          </table:table-cell>
          <table:table-cell office:value-type="float" office:value="76362.9" calcext:value-type="float">
            <text:p>76362.9</text:p>
          </table:table-cell>
          <table:table-cell office:value-type="float" office:value="142364" calcext:value-type="float">
            <text:p>142364</text:p>
          </table:table-cell>
          <table:table-cell office:value-type="float" office:value="71104" calcext:value-type="float">
            <text:p>71104</text:p>
          </table:table-cell>
          <table:table-cell office:value-type="float" office:value="71107" calcext:value-type="float">
            <text:p>71107</text:p>
          </table:table-cell>
          <table:table-cell/>
          <table:table-cell table:formula="of:=SUM([.B49:.E49])" office:value-type="float" office:value="451100" calcext:value-type="float">
            <text:p>451,100.00</text:p>
          </table:table-cell>
          <table:table-cell table:style-name="ce13" table:formula="of:=COM.MICROSOFT.MINIFS([.I$1:.I$1048576];[.F$1:.F$1048576];&quot;&lt;=&quot;&amp;[.F49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219" calcext:value-type="float">
            <text:p>199219</text:p>
          </table:table-cell>
          <table:table-cell office:value-type="float" office:value="33558.4" calcext:value-type="float">
            <text:p>33558.4</text:p>
          </table:table-cell>
          <table:table-cell office:value-type="float" office:value="75252.9" calcext:value-type="float">
            <text:p>75252.9</text:p>
          </table:table-cell>
          <table:table-cell office:value-type="float" office:value="139861" calcext:value-type="float">
            <text:p>139861</text:p>
          </table:table-cell>
          <table:table-cell office:value-type="float" office:value="71108" calcext:value-type="float">
            <text:p>71108</text:p>
          </table:table-cell>
          <table:table-cell office:value-type="float" office:value="71111" calcext:value-type="float">
            <text:p>71111</text:p>
          </table:table-cell>
          <table:table-cell/>
          <table:table-cell table:formula="of:=SUM([.B50:.E50])" office:value-type="float" office:value="447891.3" calcext:value-type="float">
            <text:p>447,891.30</text:p>
          </table:table-cell>
          <table:table-cell table:style-name="ce13" table:formula="of:=COM.MICROSOFT.MINIFS([.I$1:.I$1048576];[.F$1:.F$1048576];&quot;&lt;=&quot;&amp;[.F50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418" calcext:value-type="float">
            <text:p>211418</text:p>
          </table:table-cell>
          <table:table-cell office:value-type="float" office:value="13696.6" calcext:value-type="float">
            <text:p>13696.6</text:p>
          </table:table-cell>
          <table:table-cell office:value-type="float" office:value="76506.1" calcext:value-type="float">
            <text:p>76506.1</text:p>
          </table:table-cell>
          <table:table-cell office:value-type="float" office:value="152313" calcext:value-type="float">
            <text:p>152313</text:p>
          </table:table-cell>
          <table:table-cell office:value-type="float" office:value="71112" calcext:value-type="float">
            <text:p>71112</text:p>
          </table:table-cell>
          <table:table-cell office:value-type="float" office:value="71115" calcext:value-type="float">
            <text:p>71115</text:p>
          </table:table-cell>
          <table:table-cell/>
          <table:table-cell table:formula="of:=SUM([.B51:.E51])" office:value-type="float" office:value="453933.7" calcext:value-type="float">
            <text:p>453,933.70</text:p>
          </table:table-cell>
          <table:table-cell table:style-name="ce13" table:formula="of:=COM.MICROSOFT.MINIFS([.I$1:.I$1048576];[.F$1:.F$1048576];&quot;&lt;=&quot;&amp;[.F51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04" calcext:value-type="float">
            <text:p>205504</text:p>
          </table:table-cell>
          <table:table-cell office:value-type="float" office:value="27992.9" calcext:value-type="float">
            <text:p>27992.9</text:p>
          </table:table-cell>
          <table:table-cell office:value-type="float" office:value="79318.5" calcext:value-type="float">
            <text:p>79318.5</text:p>
          </table:table-cell>
          <table:table-cell office:value-type="float" office:value="144010" calcext:value-type="float">
            <text:p>144010</text:p>
          </table:table-cell>
          <table:table-cell office:value-type="float" office:value="71116" calcext:value-type="float">
            <text:p>71116</text:p>
          </table:table-cell>
          <table:table-cell office:value-type="float" office:value="71119" calcext:value-type="float">
            <text:p>71119</text:p>
          </table:table-cell>
          <table:table-cell/>
          <table:table-cell table:formula="of:=SUM([.B52:.E52])" office:value-type="float" office:value="456825.4" calcext:value-type="float">
            <text:p>456,825.40</text:p>
          </table:table-cell>
          <table:table-cell table:style-name="ce13" table:formula="of:=COM.MICROSOFT.MINIFS([.I$1:.I$1048576];[.F$1:.F$1048576];&quot;&lt;=&quot;&amp;[.F52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35" calcext:value-type="float">
            <text:p>206135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2638" calcext:value-type="float">
            <text:p>142638</text:p>
          </table:table-cell>
          <table:table-cell office:value-type="float" office:value="71120" calcext:value-type="float">
            <text:p>71120</text:p>
          </table:table-cell>
          <table:table-cell office:value-type="float" office:value="71123" calcext:value-type="float">
            <text:p>71123</text:p>
          </table:table-cell>
          <table:table-cell/>
          <table:table-cell table:formula="of:=SUM([.B53:.E53])" office:value-type="float" office:value="449686.4" calcext:value-type="float">
            <text:p>449,686.40</text:p>
          </table:table-cell>
          <table:table-cell table:style-name="ce13" table:formula="of:=COM.MICROSOFT.MINIFS([.I$1:.I$1048576];[.F$1:.F$1048576];&quot;&lt;=&quot;&amp;[.F53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867" calcext:value-type="float">
            <text:p>207867</text:p>
          </table:table-cell>
          <table:table-cell office:value-type="float" office:value="28508.4" calcext:value-type="float">
            <text:p>28508.4</text:p>
          </table:table-cell>
          <table:table-cell office:value-type="float" office:value="78483" calcext:value-type="float">
            <text:p>78483</text:p>
          </table:table-cell>
          <table:table-cell office:value-type="float" office:value="141555" calcext:value-type="float">
            <text:p>141555</text:p>
          </table:table-cell>
          <table:table-cell office:value-type="float" office:value="71124" calcext:value-type="float">
            <text:p>71124</text:p>
          </table:table-cell>
          <table:table-cell office:value-type="float" office:value="71127" calcext:value-type="float">
            <text:p>71127</text:p>
          </table:table-cell>
          <table:table-cell/>
          <table:table-cell table:formula="of:=SUM([.B54:.E54])" office:value-type="float" office:value="456413.4" calcext:value-type="float">
            <text:p>456,413.40</text:p>
          </table:table-cell>
          <table:table-cell table:style-name="ce13" table:formula="of:=COM.MICROSOFT.MINIFS([.I$1:.I$1048576];[.F$1:.F$1048576];&quot;&lt;=&quot;&amp;[.F54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48" calcext:value-type="float">
            <text:p>203048</text:p>
          </table:table-cell>
          <table:table-cell office:value-type="float" office:value="27817.2" calcext:value-type="float">
            <text:p>27817.2</text:p>
          </table:table-cell>
          <table:table-cell office:value-type="float" office:value="75165.7" calcext:value-type="float">
            <text:p>75165.7</text:p>
          </table:table-cell>
          <table:table-cell office:value-type="float" office:value="141546" calcext:value-type="float">
            <text:p>141546</text:p>
          </table:table-cell>
          <table:table-cell office:value-type="float" office:value="71128" calcext:value-type="float">
            <text:p>71128</text:p>
          </table:table-cell>
          <table:table-cell office:value-type="float" office:value="71131" calcext:value-type="float">
            <text:p>71131</text:p>
          </table:table-cell>
          <table:table-cell/>
          <table:table-cell table:formula="of:=SUM([.B55:.E55])" office:value-type="float" office:value="447576.9" calcext:value-type="float">
            <text:p>447,576.90</text:p>
          </table:table-cell>
          <table:table-cell table:style-name="ce13" table:formula="of:=COM.MICROSOFT.MINIFS([.I$1:.I$1048576];[.F$1:.F$1048576];&quot;&lt;=&quot;&amp;[.F55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89" calcext:value-type="float">
            <text:p>205589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75723" calcext:value-type="float">
            <text:p>75723</text:p>
          </table:table-cell>
          <table:table-cell office:value-type="float" office:value="142339" calcext:value-type="float">
            <text:p>142339</text:p>
          </table:table-cell>
          <table:table-cell office:value-type="float" office:value="71132" calcext:value-type="float">
            <text:p>71132</text:p>
          </table:table-cell>
          <table:table-cell office:value-type="float" office:value="71660" calcext:value-type="float">
            <text:p>71660</text:p>
          </table:table-cell>
          <table:table-cell/>
          <table:table-cell table:formula="of:=SUM([.B56:.E56])" office:value-type="float" office:value="449698.8" calcext:value-type="float">
            <text:p>449,698.80</text:p>
          </table:table-cell>
          <table:table-cell table:style-name="ce13" table:formula="of:=COM.MICROSOFT.MINIFS([.I$1:.I$1048576];[.F$1:.F$1048576];&quot;&lt;=&quot;&amp;[.F56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388" calcext:value-type="float">
            <text:p>209388</text:p>
          </table:table-cell>
          <table:table-cell office:value-type="float" office:value="20266.1" calcext:value-type="float">
            <text:p>20266.1</text:p>
          </table:table-cell>
          <table:table-cell office:value-type="float" office:value="75908.3" calcext:value-type="float">
            <text:p>75908.3</text:p>
          </table:table-cell>
          <table:table-cell office:value-type="float" office:value="150342" calcext:value-type="float">
            <text:p>150342</text:p>
          </table:table-cell>
          <table:table-cell office:value-type="float" office:value="71661" calcext:value-type="float">
            <text:p>71661</text:p>
          </table:table-cell>
          <table:table-cell office:value-type="float" office:value="72476" calcext:value-type="float">
            <text:p>72476</text:p>
          </table:table-cell>
          <table:table-cell/>
          <table:table-cell table:formula="of:=SUM([.B57:.E57])" office:value-type="float" office:value="455904.4" calcext:value-type="float">
            <text:p>455,904.40</text:p>
          </table:table-cell>
          <table:table-cell table:style-name="ce13" table:formula="of:=COM.MICROSOFT.MINIFS([.I$1:.I$1048576];[.F$1:.F$1048576];&quot;&lt;=&quot;&amp;[.F57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557" calcext:value-type="float">
            <text:p>20355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4943.4" calcext:value-type="float">
            <text:p>74943.4</text:p>
          </table:table-cell>
          <table:table-cell office:value-type="float" office:value="138881" calcext:value-type="float">
            <text:p>138881</text:p>
          </table:table-cell>
          <table:table-cell office:value-type="float" office:value="72477" calcext:value-type="float">
            <text:p>72477</text:p>
          </table:table-cell>
          <table:table-cell office:value-type="float" office:value="72480" calcext:value-type="float">
            <text:p>72480</text:p>
          </table:table-cell>
          <table:table-cell/>
          <table:table-cell table:formula="of:=SUM([.B58:.E58])" office:value-type="float" office:value="445457.9" calcext:value-type="float">
            <text:p>445,457.90</text:p>
          </table:table-cell>
          <table:table-cell table:style-name="ce13" table:formula="of:=COM.MICROSOFT.MINIFS([.I$1:.I$1048576];[.F$1:.F$1048576];&quot;&lt;=&quot;&amp;[.F58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472" calcext:value-type="float">
            <text:p>208472</text:p>
          </table:table-cell>
          <table:table-cell office:value-type="float" office:value="26049.5" calcext:value-type="float">
            <text:p>26049.5</text:p>
          </table:table-cell>
          <table:table-cell office:value-type="float" office:value="76219.4" calcext:value-type="float">
            <text:p>76219.4</text:p>
          </table:table-cell>
          <table:table-cell office:value-type="float" office:value="140891" calcext:value-type="float">
            <text:p>140891</text:p>
          </table:table-cell>
          <table:table-cell office:value-type="float" office:value="72481" calcext:value-type="float">
            <text:p>72481</text:p>
          </table:table-cell>
          <table:table-cell office:value-type="float" office:value="72483" calcext:value-type="float">
            <text:p>72483</text:p>
          </table:table-cell>
          <table:table-cell/>
          <table:table-cell table:formula="of:=SUM([.B59:.E59])" office:value-type="float" office:value="451631.9" calcext:value-type="float">
            <text:p>451,631.90</text:p>
          </table:table-cell>
          <table:table-cell table:style-name="ce13" table:formula="of:=COM.MICROSOFT.MINIFS([.I$1:.I$1048576];[.F$1:.F$1048576];&quot;&lt;=&quot;&amp;[.F59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586" calcext:value-type="float">
            <text:p>202586</text:p>
          </table:table-cell>
          <table:table-cell office:value-type="float" office:value="25359" calcext:value-type="float">
            <text:p>25359</text:p>
          </table:table-cell>
          <table:table-cell office:value-type="float" office:value="77985" calcext:value-type="float">
            <text:p>77985</text:p>
          </table:table-cell>
          <table:table-cell office:value-type="float" office:value="139798" calcext:value-type="float">
            <text:p>139798</text:p>
          </table:table-cell>
          <table:table-cell office:value-type="float" office:value="72484" calcext:value-type="float">
            <text:p>72484</text:p>
          </table:table-cell>
          <table:table-cell office:value-type="float" office:value="72487" calcext:value-type="float">
            <text:p>72487</text:p>
          </table:table-cell>
          <table:table-cell/>
          <table:table-cell table:formula="of:=SUM([.B60:.E60])" office:value-type="float" office:value="445728" calcext:value-type="float">
            <text:p>445,728.00</text:p>
          </table:table-cell>
          <table:table-cell table:style-name="ce13" table:formula="of:=COM.MICROSOFT.MINIFS([.I$1:.I$1048576];[.F$1:.F$1048576];&quot;&lt;=&quot;&amp;[.F60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617" calcext:value-type="float">
            <text:p>211617</text:p>
          </table:table-cell>
          <table:table-cell office:value-type="float" office:value="26581.8" calcext:value-type="float">
            <text:p>26581.8</text:p>
          </table:table-cell>
          <table:table-cell office:value-type="float" office:value="79221.1" calcext:value-type="float">
            <text:p>79221.1</text:p>
          </table:table-cell>
          <table:table-cell office:value-type="float" office:value="138275" calcext:value-type="float">
            <text:p>138275</text:p>
          </table:table-cell>
          <table:table-cell office:value-type="float" office:value="72488" calcext:value-type="float">
            <text:p>72488</text:p>
          </table:table-cell>
          <table:table-cell office:value-type="float" office:value="72967" calcext:value-type="float">
            <text:p>72967</text:p>
          </table:table-cell>
          <table:table-cell/>
          <table:table-cell table:formula="of:=SUM([.B61:.E61])" office:value-type="float" office:value="455694.9" calcext:value-type="float">
            <text:p>455,694.90</text:p>
          </table:table-cell>
          <table:table-cell table:style-name="ce13" table:formula="of:=COM.MICROSOFT.MINIFS([.I$1:.I$1048576];[.F$1:.F$1048576];&quot;&lt;=&quot;&amp;[.F61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480" calcext:value-type="float">
            <text:p>209480</text:p>
          </table:table-cell>
          <table:table-cell office:value-type="float" office:value="24911.9" calcext:value-type="float">
            <text:p>24911.9</text:p>
          </table:table-cell>
          <table:table-cell office:value-type="float" office:value="78780.2" calcext:value-type="float">
            <text:p>78780.2</text:p>
          </table:table-cell>
          <table:table-cell office:value-type="float" office:value="139914" calcext:value-type="float">
            <text:p>139914</text:p>
          </table:table-cell>
          <table:table-cell office:value-type="float" office:value="72968" calcext:value-type="float">
            <text:p>72968</text:p>
          </table:table-cell>
          <table:table-cell office:value-type="float" office:value="73326" calcext:value-type="float">
            <text:p>73326</text:p>
          </table:table-cell>
          <table:table-cell/>
          <table:table-cell table:formula="of:=SUM([.B62:.E62])" office:value-type="float" office:value="453086.1" calcext:value-type="float">
            <text:p>453,086.10</text:p>
          </table:table-cell>
          <table:table-cell table:style-name="ce13" table:formula="of:=COM.MICROSOFT.MINIFS([.I$1:.I$1048576];[.F$1:.F$1048576];&quot;&lt;=&quot;&amp;[.F62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27" calcext:value-type="float">
            <text:p>206127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76426" calcext:value-type="float">
            <text:p>76426</text:p>
          </table:table-cell>
          <table:table-cell office:value-type="float" office:value="141119" calcext:value-type="float">
            <text:p>141119</text:p>
          </table:table-cell>
          <table:table-cell office:value-type="float" office:value="73327" calcext:value-type="float">
            <text:p>73327</text:p>
          </table:table-cell>
          <table:table-cell office:value-type="float" office:value="74030" calcext:value-type="float">
            <text:p>74030</text:p>
          </table:table-cell>
          <table:table-cell/>
          <table:table-cell table:formula="of:=SUM([.B63:.E63])" office:value-type="float" office:value="448415.8" calcext:value-type="float">
            <text:p>448,415.80</text:p>
          </table:table-cell>
          <table:table-cell table:style-name="ce13" table:formula="of:=COM.MICROSOFT.MINIFS([.I$1:.I$1048576];[.F$1:.F$1048576];&quot;&lt;=&quot;&amp;[.F63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627" calcext:value-type="float">
            <text:p>207627</text:p>
          </table:table-cell>
          <table:table-cell office:value-type="float" office:value="22925.6" calcext:value-type="float">
            <text:p>22925.6</text:p>
          </table:table-cell>
          <table:table-cell office:value-type="float" office:value="78571.5" calcext:value-type="float">
            <text:p>78571.5</text:p>
          </table:table-cell>
          <table:table-cell office:value-type="float" office:value="142238" calcext:value-type="float">
            <text:p>142238</text:p>
          </table:table-cell>
          <table:table-cell office:value-type="float" office:value="74031" calcext:value-type="float">
            <text:p>74031</text:p>
          </table:table-cell>
          <table:table-cell office:value-type="float" office:value="152000" calcext:value-type="float">
            <text:p>152000</text:p>
          </table:table-cell>
          <table:table-cell/>
          <table:table-cell table:formula="of:=SUM([.B64:.E64])" office:value-type="float" office:value="451362.1" calcext:value-type="float">
            <text:p>451,362.10</text:p>
          </table:table-cell>
          <table:table-cell table:style-name="ce13" table:formula="of:=COM.MICROSOFT.MINIFS([.I$1:.I$1048576];[.F$1:.F$1048576];&quot;&lt;=&quot;&amp;[.F64])" office:value-type="float" office:value="445457.9" calcext:value-type="float">
            <text:p>445,457.90</text:p>
          </table:table-cell>
        </table:table-row>
        <table:table-row table:style-name="ro1">
          <table:table-cell table:number-columns-repeated="9"/>
          <table:table-cell table:style-name="ce13"/>
        </table:table-row>
        <table:table-row table:style-name="ro1" table:number-rows-repeated="104851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7200s.J401:7200s.P482" table:contains-header="false">
          <table:sort>
            <table:sort-by table:field-number="0" table:data-type="automatic"/>
            <table:sort-by table:field-number="6" table:data-type="automatic"/>
          </table:sort>
        </table:database-range>
        <table:database-range table:name="__Anonymous_Sheet_DB__2" table:target-range-address="'P6 - P10'.A1:'P6 - P10'.G1048576" table:contains-header="false">
          <table:sort>
            <table:sort-by table:field-number="0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20:00:01.676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0:29:36.202000000</meta:creation-date>
    <dc:date>2022-05-23T22:20:33.074000000</dc:date>
    <meta:editing-duration>PT5H15M18S</meta:editing-duration>
    <meta:editing-cycles>9</meta:editing-cycles>
    <meta:generator>LibreOffice/7.3.1.3$Windows_X86_64 LibreOffice_project/a69ca51ded25f3eefd52d7bf9a5fad8c90b87951</meta:generator>
    <meta:document-statistic meta:table-count="9" meta:cell-count="7578" meta:object-count="1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12cm" svg:height="14.663cm" xlink:href=".." xlink:type="simple" chart:class="chart:line" chart:style-name="ch1">
        <chart:legend chart:legend-position="end" svg:x="16.565cm" svg:y="7.029cm" style:legend-expansion="high" chart:style-name="ch2"/>
        <chart:plot-area chart:style-name="ch3" table:cell-range-address="'P4 - P9'.J1:'P4 - P9'.J64" svg:x="0.388cm" svg:y="0.293cm" svg:width="15.789cm" svg:height="14.077cm">
          <chart:coordinate-region svg:x="2.375cm" svg:y="0.495cm" svg:width="13.66cm" svg:height="13.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4 - P9'.J1:'P4 - P9'.J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858.9">
                <text:p>459858.9</text:p>
                <draw:g>
                  <svg:desc>'P4 - P9'.J1:'P4 - P9'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111.4">
                <text:p>4561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111.4">
                <text:p>45611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3827.2">
                <text:p>45382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448.3">
                <text:p>45144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7664">
                <text:p>447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457.9">
                <text:p>44545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53cm" svg:y="4.198cm" style:legend-expansion="high" chart:style-name="ch2"/>
        <chart:plot-area chart:style-name="ch3" table:cell-range-address="7200s.H401:7200s.H408 7200s.J401:7200s.J408" chart:data-source-has-labels="column" svg:x="0.32cm" svg:y="0.18cm" svg:width="12.513cm" svg:height="8.64cm">
          <chart:coordinate-region svg:x="2.307cm" svg:y="0.18cm" svg:width="10.383cm" svg:height="6.675cm"/>
          <chart:axis chart:dimension="x" chart:name="primary-x" chart:style-name="ch4" chartooo:axis-type="auto">
            <chartooo:date-scale/>
            <chart:categories table:cell-range-address="7200s.H401:7200s.H4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401:7200s.J408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52939">
                <text:p>452939</text:p>
                <draw:g>
                  <svg:desc>7200s.H401:7200s.H408</svg:desc>
                </draw:g>
              </table:table-cell>
              <table:table-cell office:value-type="float" office:value="16022.431">
                <text:p>16022.431</text:p>
                <draw:g>
                  <svg:desc>7200s.J401:7200s.J408</svg:desc>
                </draw:g>
              </table:table-cell>
            </table:table-row>
            <table:table-row>
              <table:table-cell office:value-type="float" office:value="453899">
                <text:p>453899</text:p>
              </table:table-cell>
              <table:table-cell office:value-type="float" office:value="477637">
                <text:p>477637</text:p>
              </table:table-cell>
            </table:table-row>
            <table:table-row>
              <table:table-cell office:value-type="float" office:value="454035">
                <text:p>454035</text:p>
              </table:table-cell>
              <table:table-cell office:value-type="float" office:value="464552.2">
                <text:p>464552.2</text:p>
              </table:table-cell>
            </table:table-row>
            <table:table-row>
              <table:table-cell office:value-type="float" office:value="455234">
                <text:p>455234</text:p>
              </table:table-cell>
              <table:table-cell office:value-type="float" office:value="484060.1">
                <text:p>484060.1</text:p>
              </table:table-cell>
            </table:table-row>
            <table:table-row>
              <table:table-cell office:value-type="float" office:value="456195">
                <text:p>456195</text:p>
              </table:table-cell>
              <table:table-cell office:value-type="float" office:value="467099.3">
                <text:p>467099.3</text:p>
              </table:table-cell>
            </table:table-row>
            <table:table-row>
              <table:table-cell office:value-type="float" office:value="457394">
                <text:p>457394</text:p>
              </table:table-cell>
              <table:table-cell office:value-type="float" office:value="470689.2">
                <text:p>470689.2</text:p>
              </table:table-cell>
            </table:table-row>
            <table:table-row>
              <table:table-cell office:value-type="float" office:value="463874">
                <text:p>463874</text:p>
              </table:table-cell>
              <table:table-cell office:value-type="float" office:value="453666.4">
                <text:p>453666.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464379.9">
                <text:p>464379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 0" chart:style-name="ch1">
        <chart:plot-area chart:style-name="ch2" table:cell-range-address="'P3 - P8'.F3:'P3 - P8'.G81" chart:data-source-has-labels="column" svg:x="1.347cm" svg:y="0.211cm" svg:width="15.627cm" svg:height="9.179cm">
          <chart:coordinate-region svg:x="3.143cm" svg:y="0.413cm" svg:width="13.057cm" svg:height="8.324cm"/>
          <chart:axis chart:dimension="x" chart:name="primary-x" chart:style-name="ch3" chartooo:axis-type="auto">
            <chart:title svg:x="7.431cm" svg:y="9.601cm" chart:style-name="ch4">
              <text:p>Maximum used capacity</text:p>
            </chart:title>
            <chart:categories table:cell-range-address="'P3 - P8'.G3:'P3 - P8'.G81"/>
          </chart:axis>
          <chart:axis chart:dimension="y" chart:name="primary-y" chart:style-name="ch5">
            <chart:title svg:x="0.451cm" svg:y="6.191cm" chart:style-name="ch6">
              <text:p>Capacity constraint</text:p>
            </chart:title>
          </chart:axis>
          <chart:series chart:style-name="ch7" chart:values-cell-range-address="'P3 - P8'.G3:'P3 - P8'.G81" chart:class="chart:scatter">
            <chart:domain table:cell-range-address="'P3 - P8'.F3:'P3 - P8'.F81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  <table:table-cell office:value-type="float" office:value="62210">
                <text:p>62210</text:p>
                <draw:g>
                  <svg:desc>'P3 - P8'.F3:'P3 - P8'.F81</svg:desc>
                </draw:g>
              </table:table-cell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</table:table-row>
            <table:table-row>
              <table:table-cell office:value-type="float" office:value="62215">
                <text:p>62215</text:p>
              </table:table-cell>
              <table:table-cell office:value-type="float" office:value="62213">
                <text:p>62213</text:p>
              </table:table-cell>
              <table:table-cell office:value-type="float" office:value="62215">
                <text:p>62215</text:p>
              </table:table-cell>
            </table:table-row>
            <table:table-row>
              <table:table-cell office:value-type="float" office:value="62218">
                <text:p>62218</text:p>
              </table:table-cell>
              <table:table-cell office:value-type="float" office:value="62216">
                <text:p>62216</text:p>
              </table:table-cell>
              <table:table-cell office:value-type="float" office:value="62218">
                <text:p>62218</text:p>
              </table:table-cell>
            </table:table-row>
            <table:table-row>
              <table:table-cell office:value-type="float" office:value="62221">
                <text:p>62221</text:p>
              </table:table-cell>
              <table:table-cell office:value-type="float" office:value="62219">
                <text:p>62219</text:p>
              </table:table-cell>
              <table:table-cell office:value-type="float" office:value="62221">
                <text:p>62221</text:p>
              </table:table-cell>
            </table:table-row>
            <table:table-row>
              <table:table-cell office:value-type="float" office:value="62224">
                <text:p>62224</text:p>
              </table:table-cell>
              <table:table-cell office:value-type="float" office:value="62222">
                <text:p>62222</text:p>
              </table:table-cell>
              <table:table-cell office:value-type="float" office:value="62224">
                <text:p>62224</text:p>
              </table:table-cell>
            </table:table-row>
            <table:table-row>
              <table:table-cell office:value-type="float" office:value="62227">
                <text:p>62227</text:p>
              </table:table-cell>
              <table:table-cell office:value-type="float" office:value="62225">
                <text:p>62225</text:p>
              </table:table-cell>
              <table:table-cell office:value-type="float" office:value="62227">
                <text:p>62227</text:p>
              </table:table-cell>
            </table:table-row>
            <table:table-row>
              <table:table-cell office:value-type="float" office:value="62230">
                <text:p>62230</text:p>
              </table:table-cell>
              <table:table-cell office:value-type="float" office:value="62228">
                <text:p>62228</text:p>
              </table:table-cell>
              <table:table-cell office:value-type="float" office:value="62230">
                <text:p>62230</text:p>
              </table:table-cell>
            </table:table-row>
            <table:table-row>
              <table:table-cell office:value-type="float" office:value="62233">
                <text:p>62233</text:p>
              </table:table-cell>
              <table:table-cell office:value-type="float" office:value="62231">
                <text:p>62231</text:p>
              </table:table-cell>
              <table:table-cell office:value-type="float" office:value="62233">
                <text:p>62233</text:p>
              </table:table-cell>
            </table:table-row>
            <table:table-row>
              <table:table-cell office:value-type="float" office:value="62236">
                <text:p>62236</text:p>
              </table:table-cell>
              <table:table-cell office:value-type="float" office:value="62234">
                <text:p>62234</text:p>
              </table:table-cell>
              <table:table-cell office:value-type="float" office:value="62236">
                <text:p>62236</text:p>
              </table:table-cell>
            </table:table-row>
            <table:table-row>
              <table:table-cell office:value-type="float" office:value="62239">
                <text:p>62239</text:p>
              </table:table-cell>
              <table:table-cell office:value-type="float" office:value="62237">
                <text:p>62237</text:p>
              </table:table-cell>
              <table:table-cell office:value-type="float" office:value="62239">
                <text:p>62239</text:p>
              </table:table-cell>
            </table:table-row>
            <table:table-row>
              <table:table-cell office:value-type="float" office:value="62242">
                <text:p>62242</text:p>
              </table:table-cell>
              <table:table-cell office:value-type="float" office:value="62240">
                <text:p>62240</text:p>
              </table:table-cell>
              <table:table-cell office:value-type="float" office:value="62242">
                <text:p>62242</text:p>
              </table:table-cell>
            </table:table-row>
            <table:table-row>
              <table:table-cell office:value-type="float" office:value="62245">
                <text:p>62245</text:p>
              </table:table-cell>
              <table:table-cell office:value-type="float" office:value="62243">
                <text:p>62243</text:p>
              </table:table-cell>
              <table:table-cell office:value-type="float" office:value="62245">
                <text:p>62245</text:p>
              </table:table-cell>
            </table:table-row>
            <table:table-row>
              <table:table-cell office:value-type="float" office:value="62248">
                <text:p>62248</text:p>
              </table:table-cell>
              <table:table-cell office:value-type="float" office:value="62246">
                <text:p>62246</text:p>
              </table:table-cell>
              <table:table-cell office:value-type="float" office:value="62248">
                <text:p>62248</text:p>
              </table:table-cell>
            </table:table-row>
            <table:table-row>
              <table:table-cell office:value-type="float" office:value="62251">
                <text:p>62251</text:p>
              </table:table-cell>
              <table:table-cell office:value-type="float" office:value="62249">
                <text:p>62249</text:p>
              </table:table-cell>
              <table:table-cell office:value-type="float" office:value="62251">
                <text:p>62251</text:p>
              </table:table-cell>
            </table:table-row>
            <table:table-row>
              <table:table-cell office:value-type="float" office:value="62254">
                <text:p>62254</text:p>
              </table:table-cell>
              <table:table-cell office:value-type="float" office:value="62252">
                <text:p>62252</text:p>
              </table:table-cell>
              <table:table-cell office:value-type="float" office:value="62254">
                <text:p>62254</text:p>
              </table:table-cell>
            </table:table-row>
            <table:table-row>
              <table:table-cell office:value-type="float" office:value="62257">
                <text:p>62257</text:p>
              </table:table-cell>
              <table:table-cell office:value-type="float" office:value="62255">
                <text:p>62255</text:p>
              </table:table-cell>
              <table:table-cell office:value-type="float" office:value="62257">
                <text:p>62257</text:p>
              </table:table-cell>
            </table:table-row>
            <table:table-row>
              <table:table-cell office:value-type="float" office:value="62260">
                <text:p>62260</text:p>
              </table:table-cell>
              <table:table-cell office:value-type="float" office:value="62258">
                <text:p>62258</text:p>
              </table:table-cell>
              <table:table-cell office:value-type="float" office:value="62260">
                <text:p>62260</text:p>
              </table:table-cell>
            </table:table-row>
            <table:table-row>
              <table:table-cell office:value-type="float" office:value="62263">
                <text:p>62263</text:p>
              </table:table-cell>
              <table:table-cell office:value-type="float" office:value="62261">
                <text:p>62261</text:p>
              </table:table-cell>
              <table:table-cell office:value-type="float" office:value="62263">
                <text:p>62263</text:p>
              </table:table-cell>
            </table:table-row>
            <table:table-row>
              <table:table-cell office:value-type="float" office:value="62266">
                <text:p>62266</text:p>
              </table:table-cell>
              <table:table-cell office:value-type="float" office:value="62264">
                <text:p>62264</text:p>
              </table:table-cell>
              <table:table-cell office:value-type="float" office:value="62266">
                <text:p>62266</text:p>
              </table:table-cell>
            </table:table-row>
            <table:table-row>
              <table:table-cell office:value-type="float" office:value="62269">
                <text:p>62269</text:p>
              </table:table-cell>
              <table:table-cell office:value-type="float" office:value="62267">
                <text:p>62267</text:p>
              </table:table-cell>
              <table:table-cell office:value-type="float" office:value="62269">
                <text:p>62269</text:p>
              </table:table-cell>
            </table:table-row>
            <table:table-row>
              <table:table-cell office:value-type="float" office:value="62272">
                <text:p>62272</text:p>
              </table:table-cell>
              <table:table-cell office:value-type="float" office:value="62270">
                <text:p>62270</text:p>
              </table:table-cell>
              <table:table-cell office:value-type="float" office:value="62272">
                <text:p>62272</text:p>
              </table:table-cell>
            </table:table-row>
            <table:table-row>
              <table:table-cell office:value-type="float" office:value="62275">
                <text:p>62275</text:p>
              </table:table-cell>
              <table:table-cell office:value-type="float" office:value="62273">
                <text:p>62273</text:p>
              </table:table-cell>
              <table:table-cell office:value-type="float" office:value="62275">
                <text:p>62275</text:p>
              </table:table-cell>
            </table:table-row>
            <table:table-row>
              <table:table-cell office:value-type="float" office:value="62278">
                <text:p>62278</text:p>
              </table:table-cell>
              <table:table-cell office:value-type="float" office:value="62276">
                <text:p>62276</text:p>
              </table:table-cell>
              <table:table-cell office:value-type="float" office:value="62278">
                <text:p>62278</text:p>
              </table:table-cell>
            </table:table-row>
            <table:table-row>
              <table:table-cell office:value-type="float" office:value="62281">
                <text:p>62281</text:p>
              </table:table-cell>
              <table:table-cell office:value-type="float" office:value="62279">
                <text:p>62279</text:p>
              </table:table-cell>
              <table:table-cell office:value-type="float" office:value="62281">
                <text:p>62281</text:p>
              </table:table-cell>
            </table:table-row>
            <table:table-row>
              <table:table-cell office:value-type="float" office:value="62284">
                <text:p>62284</text:p>
              </table:table-cell>
              <table:table-cell office:value-type="float" office:value="62282">
                <text:p>62282</text:p>
              </table:table-cell>
              <table:table-cell office:value-type="float" office:value="62284">
                <text:p>62284</text:p>
              </table:table-cell>
            </table:table-row>
            <table:table-row>
              <table:table-cell office:value-type="float" office:value="62287">
                <text:p>62287</text:p>
              </table:table-cell>
              <table:table-cell office:value-type="float" office:value="62285">
                <text:p>62285</text:p>
              </table:table-cell>
              <table:table-cell office:value-type="float" office:value="62287">
                <text:p>62287</text:p>
              </table:table-cell>
            </table:table-row>
            <table:table-row>
              <table:table-cell office:value-type="float" office:value="62290">
                <text:p>62290</text:p>
              </table:table-cell>
              <table:table-cell office:value-type="float" office:value="62288">
                <text:p>62288</text:p>
              </table:table-cell>
              <table:table-cell office:value-type="float" office:value="62290">
                <text:p>62290</text:p>
              </table:table-cell>
            </table:table-row>
            <table:table-row>
              <table:table-cell office:value-type="float" office:value="62293">
                <text:p>62293</text:p>
              </table:table-cell>
              <table:table-cell office:value-type="float" office:value="62291">
                <text:p>62291</text:p>
              </table:table-cell>
              <table:table-cell office:value-type="float" office:value="62293">
                <text:p>62293</text:p>
              </table:table-cell>
            </table:table-row>
            <table:table-row>
              <table:table-cell office:value-type="float" office:value="62296">
                <text:p>62296</text:p>
              </table:table-cell>
              <table:table-cell office:value-type="float" office:value="62294">
                <text:p>62294</text:p>
              </table:table-cell>
              <table:table-cell office:value-type="float" office:value="62296">
                <text:p>62296</text:p>
              </table:table-cell>
            </table:table-row>
            <table:table-row>
              <table:table-cell office:value-type="float" office:value="62299">
                <text:p>62299</text:p>
              </table:table-cell>
              <table:table-cell office:value-type="float" office:value="62297">
                <text:p>62297</text:p>
              </table:table-cell>
              <table:table-cell office:value-type="float" office:value="62299">
                <text:p>62299</text:p>
              </table:table-cell>
            </table:table-row>
            <table:table-row>
              <table:table-cell office:value-type="float" office:value="62302">
                <text:p>62302</text:p>
              </table:table-cell>
              <table:table-cell office:value-type="float" office:value="62300">
                <text:p>62300</text:p>
              </table:table-cell>
              <table:table-cell office:value-type="float" office:value="62302">
                <text:p>62302</text:p>
              </table:table-cell>
            </table:table-row>
            <table:table-row>
              <table:table-cell office:value-type="float" office:value="62305">
                <text:p>62305</text:p>
              </table:table-cell>
              <table:table-cell office:value-type="float" office:value="62303">
                <text:p>62303</text:p>
              </table:table-cell>
              <table:table-cell office:value-type="float" office:value="62305">
                <text:p>62305</text:p>
              </table:table-cell>
            </table:table-row>
            <table:table-row>
              <table:table-cell office:value-type="float" office:value="62308">
                <text:p>62308</text:p>
              </table:table-cell>
              <table:table-cell office:value-type="float" office:value="62306">
                <text:p>62306</text:p>
              </table:table-cell>
              <table:table-cell office:value-type="float" office:value="62308">
                <text:p>62308</text:p>
              </table:table-cell>
            </table:table-row>
            <table:table-row>
              <table:table-cell office:value-type="float" office:value="62311">
                <text:p>62311</text:p>
              </table:table-cell>
              <table:table-cell office:value-type="float" office:value="62309">
                <text:p>62309</text:p>
              </table:table-cell>
              <table:table-cell office:value-type="float" office:value="62311">
                <text:p>62311</text:p>
              </table:table-cell>
            </table:table-row>
            <table:table-row>
              <table:table-cell office:value-type="float" office:value="62314">
                <text:p>62314</text:p>
              </table:table-cell>
              <table:table-cell office:value-type="float" office:value="62312">
                <text:p>62312</text:p>
              </table:table-cell>
              <table:table-cell office:value-type="float" office:value="62314">
                <text:p>62314</text:p>
              </table:table-cell>
            </table:table-row>
            <table:table-row>
              <table:table-cell office:value-type="float" office:value="62317">
                <text:p>62317</text:p>
              </table:table-cell>
              <table:table-cell office:value-type="float" office:value="62315">
                <text:p>62315</text:p>
              </table:table-cell>
              <table:table-cell office:value-type="float" office:value="62317">
                <text:p>62317</text:p>
              </table:table-cell>
            </table:table-row>
            <table:table-row>
              <table:table-cell office:value-type="float" office:value="62320">
                <text:p>62320</text:p>
              </table:table-cell>
              <table:table-cell office:value-type="float" office:value="62318">
                <text:p>62318</text:p>
              </table:table-cell>
              <table:table-cell office:value-type="float" office:value="62320">
                <text:p>62320</text:p>
              </table:table-cell>
            </table:table-row>
            <table:table-row>
              <table:table-cell office:value-type="float" office:value="62323">
                <text:p>62323</text:p>
              </table:table-cell>
              <table:table-cell office:value-type="float" office:value="62321">
                <text:p>62321</text:p>
              </table:table-cell>
              <table:table-cell office:value-type="float" office:value="62323">
                <text:p>62323</text:p>
              </table:table-cell>
            </table:table-row>
            <table:table-row>
              <table:table-cell office:value-type="float" office:value="62326">
                <text:p>62326</text:p>
              </table:table-cell>
              <table:table-cell office:value-type="float" office:value="62324">
                <text:p>62324</text:p>
              </table:table-cell>
              <table:table-cell office:value-type="float" office:value="62326">
                <text:p>62326</text:p>
              </table:table-cell>
            </table:table-row>
            <table:table-row>
              <table:table-cell office:value-type="float" office:value="62329">
                <text:p>62329</text:p>
              </table:table-cell>
              <table:table-cell office:value-type="float" office:value="62327">
                <text:p>62327</text:p>
              </table:table-cell>
              <table:table-cell office:value-type="float" office:value="62329">
                <text:p>62329</text:p>
              </table:table-cell>
            </table:table-row>
            <table:table-row>
              <table:table-cell office:value-type="float" office:value="62332">
                <text:p>62332</text:p>
              </table:table-cell>
              <table:table-cell office:value-type="float" office:value="62330">
                <text:p>62330</text:p>
              </table:table-cell>
              <table:table-cell office:value-type="float" office:value="62332">
                <text:p>62332</text:p>
              </table:table-cell>
            </table:table-row>
            <table:table-row>
              <table:table-cell office:value-type="float" office:value="62335">
                <text:p>62335</text:p>
              </table:table-cell>
              <table:table-cell office:value-type="float" office:value="62333">
                <text:p>62333</text:p>
              </table:table-cell>
              <table:table-cell office:value-type="float" office:value="62335">
                <text:p>62335</text:p>
              </table:table-cell>
            </table:table-row>
            <table:table-row>
              <table:table-cell office:value-type="float" office:value="62338">
                <text:p>62338</text:p>
              </table:table-cell>
              <table:table-cell office:value-type="float" office:value="62336">
                <text:p>62336</text:p>
              </table:table-cell>
              <table:table-cell office:value-type="float" office:value="62338">
                <text:p>62338</text:p>
              </table:table-cell>
            </table:table-row>
            <table:table-row>
              <table:table-cell office:value-type="float" office:value="62341">
                <text:p>62341</text:p>
              </table:table-cell>
              <table:table-cell office:value-type="float" office:value="62339">
                <text:p>62339</text:p>
              </table:table-cell>
              <table:table-cell office:value-type="float" office:value="62341">
                <text:p>62341</text:p>
              </table:table-cell>
            </table:table-row>
            <table:table-row>
              <table:table-cell office:value-type="float" office:value="62344">
                <text:p>62344</text:p>
              </table:table-cell>
              <table:table-cell office:value-type="float" office:value="62342">
                <text:p>62342</text:p>
              </table:table-cell>
              <table:table-cell office:value-type="float" office:value="62344">
                <text:p>62344</text:p>
              </table:table-cell>
            </table:table-row>
            <table:table-row>
              <table:table-cell office:value-type="float" office:value="62347">
                <text:p>62347</text:p>
              </table:table-cell>
              <table:table-cell office:value-type="float" office:value="62345">
                <text:p>62345</text:p>
              </table:table-cell>
              <table:table-cell office:value-type="float" office:value="62347">
                <text:p>62347</text:p>
              </table:table-cell>
            </table:table-row>
            <table:table-row>
              <table:table-cell office:value-type="float" office:value="62350">
                <text:p>62350</text:p>
              </table:table-cell>
              <table:table-cell office:value-type="float" office:value="62348">
                <text:p>62348</text:p>
              </table:table-cell>
              <table:table-cell office:value-type="float" office:value="62350">
                <text:p>62350</text:p>
              </table:table-cell>
            </table:table-row>
            <table:table-row>
              <table:table-cell office:value-type="float" office:value="62353">
                <text:p>62353</text:p>
              </table:table-cell>
              <table:table-cell office:value-type="float" office:value="62351">
                <text:p>62351</text:p>
              </table:table-cell>
              <table:table-cell office:value-type="float" office:value="62353">
                <text:p>62353</text:p>
              </table:table-cell>
            </table:table-row>
            <table:table-row>
              <table:table-cell office:value-type="float" office:value="62356">
                <text:p>62356</text:p>
              </table:table-cell>
              <table:table-cell office:value-type="float" office:value="62354">
                <text:p>62354</text:p>
              </table:table-cell>
              <table:table-cell office:value-type="float" office:value="62356">
                <text:p>62356</text:p>
              </table:table-cell>
            </table:table-row>
            <table:table-row>
              <table:table-cell office:value-type="float" office:value="62359">
                <text:p>62359</text:p>
              </table:table-cell>
              <table:table-cell office:value-type="float" office:value="62357">
                <text:p>62357</text:p>
              </table:table-cell>
              <table:table-cell office:value-type="float" office:value="62359">
                <text:p>62359</text:p>
              </table:table-cell>
            </table:table-row>
            <table:table-row>
              <table:table-cell office:value-type="float" office:value="62362">
                <text:p>62362</text:p>
              </table:table-cell>
              <table:table-cell office:value-type="float" office:value="62360">
                <text:p>62360</text:p>
              </table:table-cell>
              <table:table-cell office:value-type="float" office:value="62362">
                <text:p>62362</text:p>
              </table:table-cell>
            </table:table-row>
            <table:table-row>
              <table:table-cell office:value-type="float" office:value="62365">
                <text:p>62365</text:p>
              </table:table-cell>
              <table:table-cell office:value-type="float" office:value="62363">
                <text:p>62363</text:p>
              </table:table-cell>
              <table:table-cell office:value-type="float" office:value="62365">
                <text:p>62365</text:p>
              </table:table-cell>
            </table:table-row>
            <table:table-row>
              <table:table-cell office:value-type="float" office:value="62368">
                <text:p>62368</text:p>
              </table:table-cell>
              <table:table-cell office:value-type="float" office:value="62366">
                <text:p>62366</text:p>
              </table:table-cell>
              <table:table-cell office:value-type="float" office:value="62368">
                <text:p>62368</text:p>
              </table:table-cell>
            </table:table-row>
            <table:table-row>
              <table:table-cell office:value-type="float" office:value="62371">
                <text:p>62371</text:p>
              </table:table-cell>
              <table:table-cell office:value-type="float" office:value="62369">
                <text:p>62369</text:p>
              </table:table-cell>
              <table:table-cell office:value-type="float" office:value="62371">
                <text:p>62371</text:p>
              </table:table-cell>
            </table:table-row>
            <table:table-row>
              <table:table-cell office:value-type="float" office:value="62374">
                <text:p>62374</text:p>
              </table:table-cell>
              <table:table-cell office:value-type="float" office:value="62372">
                <text:p>62372</text:p>
              </table:table-cell>
              <table:table-cell office:value-type="float" office:value="62374">
                <text:p>62374</text:p>
              </table:table-cell>
            </table:table-row>
            <table:table-row>
              <table:table-cell office:value-type="float" office:value="62377">
                <text:p>62377</text:p>
              </table:table-cell>
              <table:table-cell office:value-type="float" office:value="62375">
                <text:p>62375</text:p>
              </table:table-cell>
              <table:table-cell office:value-type="float" office:value="62377">
                <text:p>62377</text:p>
              </table:table-cell>
            </table:table-row>
            <table:table-row>
              <table:table-cell office:value-type="float" office:value="62380">
                <text:p>62380</text:p>
              </table:table-cell>
              <table:table-cell office:value-type="float" office:value="62378">
                <text:p>62378</text:p>
              </table:table-cell>
              <table:table-cell office:value-type="float" office:value="62380">
                <text:p>62380</text:p>
              </table:table-cell>
            </table:table-row>
            <table:table-row>
              <table:table-cell office:value-type="float" office:value="62383">
                <text:p>62383</text:p>
              </table:table-cell>
              <table:table-cell office:value-type="float" office:value="62381">
                <text:p>62381</text:p>
              </table:table-cell>
              <table:table-cell office:value-type="float" office:value="62383">
                <text:p>62383</text:p>
              </table:table-cell>
            </table:table-row>
            <table:table-row>
              <table:table-cell office:value-type="float" office:value="62386">
                <text:p>62386</text:p>
              </table:table-cell>
              <table:table-cell office:value-type="float" office:value="62384">
                <text:p>62384</text:p>
              </table:table-cell>
              <table:table-cell office:value-type="float" office:value="62386">
                <text:p>62386</text:p>
              </table:table-cell>
            </table:table-row>
            <table:table-row>
              <table:table-cell office:value-type="float" office:value="62389">
                <text:p>62389</text:p>
              </table:table-cell>
              <table:table-cell office:value-type="float" office:value="62387">
                <text:p>62387</text:p>
              </table:table-cell>
              <table:table-cell office:value-type="float" office:value="62389">
                <text:p>62389</text:p>
              </table:table-cell>
            </table:table-row>
            <table:table-row>
              <table:table-cell office:value-type="float" office:value="62392">
                <text:p>62392</text:p>
              </table:table-cell>
              <table:table-cell office:value-type="float" office:value="62390">
                <text:p>62390</text:p>
              </table:table-cell>
              <table:table-cell office:value-type="float" office:value="62392">
                <text:p>62392</text:p>
              </table:table-cell>
            </table:table-row>
            <table:table-row>
              <table:table-cell office:value-type="float" office:value="62395">
                <text:p>62395</text:p>
              </table:table-cell>
              <table:table-cell office:value-type="float" office:value="62393">
                <text:p>62393</text:p>
              </table:table-cell>
              <table:table-cell office:value-type="float" office:value="62395">
                <text:p>62395</text:p>
              </table:table-cell>
            </table:table-row>
            <table:table-row>
              <table:table-cell office:value-type="float" office:value="62398">
                <text:p>62398</text:p>
              </table:table-cell>
              <table:table-cell office:value-type="float" office:value="62396">
                <text:p>62396</text:p>
              </table:table-cell>
              <table:table-cell office:value-type="float" office:value="62398">
                <text:p>62398</text:p>
              </table:table-cell>
            </table:table-row>
            <table:table-row>
              <table:table-cell office:value-type="float" office:value="62401">
                <text:p>62401</text:p>
              </table:table-cell>
              <table:table-cell office:value-type="float" office:value="62399">
                <text:p>62399</text:p>
              </table:table-cell>
              <table:table-cell office:value-type="float" office:value="62401">
                <text:p>62401</text:p>
              </table:table-cell>
            </table:table-row>
            <table:table-row>
              <table:table-cell office:value-type="float" office:value="62404">
                <text:p>62404</text:p>
              </table:table-cell>
              <table:table-cell office:value-type="float" office:value="62402">
                <text:p>62402</text:p>
              </table:table-cell>
              <table:table-cell office:value-type="float" office:value="62404">
                <text:p>62404</text:p>
              </table:table-cell>
            </table:table-row>
            <table:table-row>
              <table:table-cell office:value-type="float" office:value="62407">
                <text:p>62407</text:p>
              </table:table-cell>
              <table:table-cell office:value-type="float" office:value="62405">
                <text:p>62405</text:p>
              </table:table-cell>
              <table:table-cell office:value-type="float" office:value="62407">
                <text:p>62407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62408">
                <text:p>62408</text:p>
              </table:table-cell>
              <table:table-cell office:value-type="float" office:value="62410">
                <text:p>62410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62411">
                <text:p>62411</text:p>
              </table:table-cell>
              <table:table-cell office:value-type="float" office:value="62413">
                <text:p>62413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62414">
                <text:p>62414</text:p>
              </table:table-cell>
              <table:table-cell office:value-type="float" office:value="62416">
                <text:p>62416</text:p>
              </table:table-cell>
            </table:table-row>
            <table:table-row>
              <table:table-cell office:value-type="float" office:value="62419">
                <text:p>62419</text:p>
              </table:table-cell>
              <table:table-cell office:value-type="float" office:value="62417">
                <text:p>62417</text:p>
              </table:table-cell>
              <table:table-cell office:value-type="float" office:value="62419">
                <text:p>62419</text:p>
              </table:table-cell>
            </table:table-row>
            <table:table-row>
              <table:table-cell office:value-type="float" office:value="62422">
                <text:p>62422</text:p>
              </table:table-cell>
              <table:table-cell office:value-type="float" office:value="62420">
                <text:p>62420</text:p>
              </table:table-cell>
              <table:table-cell office:value-type="float" office:value="62422">
                <text:p>62422</text:p>
              </table:table-cell>
            </table:table-row>
            <table:table-row>
              <table:table-cell office:value-type="float" office:value="62425">
                <text:p>62425</text:p>
              </table:table-cell>
              <table:table-cell office:value-type="float" office:value="62423">
                <text:p>62423</text:p>
              </table:table-cell>
              <table:table-cell office:value-type="float" office:value="62425">
                <text:p>62425</text:p>
              </table:table-cell>
            </table:table-row>
            <table:table-row>
              <table:table-cell office:value-type="float" office:value="62428">
                <text:p>62428</text:p>
              </table:table-cell>
              <table:table-cell office:value-type="float" office:value="62426">
                <text:p>62426</text:p>
              </table:table-cell>
              <table:table-cell office:value-type="float" office:value="62428">
                <text:p>62428</text:p>
              </table:table-cell>
            </table:table-row>
            <table:table-row>
              <table:table-cell office:value-type="float" office:value="62431">
                <text:p>62431</text:p>
              </table:table-cell>
              <table:table-cell office:value-type="float" office:value="62429">
                <text:p>62429</text:p>
              </table:table-cell>
              <table:table-cell office:value-type="float" office:value="62431">
                <text:p>62431</text:p>
              </table:table-cell>
            </table:table-row>
            <table:table-row>
              <table:table-cell office:value-type="float" office:value="62434">
                <text:p>62434</text:p>
              </table:table-cell>
              <table:table-cell office:value-type="float" office:value="62432">
                <text:p>62432</text:p>
              </table:table-cell>
              <table:table-cell office:value-type="float" office:value="62434">
                <text:p>62434</text:p>
              </table:table-cell>
            </table:table-row>
            <table:table-row>
              <table:table-cell office:value-type="float" office:value="62437">
                <text:p>62437</text:p>
              </table:table-cell>
              <table:table-cell office:value-type="float" office:value="62435">
                <text:p>62435</text:p>
              </table:table-cell>
              <table:table-cell office:value-type="float" office:value="62437">
                <text:p>62437</text:p>
              </table:table-cell>
            </table:table-row>
            <table:table-row>
              <table:table-cell office:value-type="float" office:value="62440">
                <text:p>62440</text:p>
              </table:table-cell>
              <table:table-cell office:value-type="float" office:value="62438">
                <text:p>62438</text:p>
              </table:table-cell>
              <table:table-cell office:value-type="float" office:value="62440">
                <text:p>62440</text:p>
              </table:table-cell>
            </table:table-row>
            <table:table-row>
              <table:table-cell office:value-type="float" office:value="62443">
                <text:p>62443</text:p>
              </table:table-cell>
              <table:table-cell office:value-type="float" office:value="62441">
                <text:p>62441</text:p>
              </table:table-cell>
              <table:table-cell office:value-type="float" office:value="62443">
                <text:p>62443</text:p>
              </table:table-cell>
            </table:table-row>
            <table:table-row>
              <table:table-cell office:value-type="float" office:value="62446">
                <text:p>62446</text:p>
              </table:table-cell>
              <table:table-cell office:value-type="float" office:value="62444">
                <text:p>62444</text:p>
              </table:table-cell>
              <table:table-cell office:value-type="float" office:value="62446">
                <text:p>624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51cm" svg:y="4.2cm" style:legend-expansion="high" chart:style-name="ch2"/>
        <chart:plot-area chart:style-name="ch3" table:cell-range-address="'P5 - P4'.J1:'P5 - P4'.J41" svg:x="0.319cm" svg:y="0.18cm" svg:width="12.513cm" svg:height="8.645cm">
          <chart:coordinate-region svg:x="2.115cm" svg:y="0.382cm" svg:width="10.717cm" svg:height="7.6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5 - P4'.J1:'P5 - P4'.J41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13.22">
                <text:p>16413.22</text:p>
                <draw:g>
                  <svg:desc>'P5 - P4'.J1:'P5 - P4'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22.431">
                <text:p>16022.4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step-end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4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07cm" svg:height="9.005cm" xlink:href=".." xlink:type="simple" chart:class="chart:scatter" chart:column-mapping="0" chart:style-name="ch1">
        <chart:plot-area chart:style-name="ch2" table:cell-range-address="'P6 - P10'.G17:'P6 - P10'.G21 'P6 - P10'.J17:'P6 - P10'.J21" chart:data-source-has-labels="column" svg:x="0.38cm" svg:y="0.18cm" svg:width="18.247cm" svg:height="8.645cm">
          <chart:coordinate-region svg:x="2.367cm" svg:y="0.383cm" svg:width="15.687cm" svg:height="7.79cm"/>
          <chart:axis chart:dimension="x" chart:name="primary-x" chart:style-name="ch3" chartooo:axis-type="auto">
            <chart:categories table:cell-range-address="'P6 - P10'.G17:'P6 - P10'.G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6 - P10'.J17:'P6 - P10'.J21" chart:class="chart:scatter">
            <chart:domain table:cell-range-address="'P6 - P10'.G17:'P6 - P10'.G21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52939">
                <text:p>452939</text:p>
                <draw:g>
                  <svg:desc>'P6 - P10'.G17:'P6 - P10'.G21</svg:desc>
                </draw:g>
              </table:table-cell>
              <table:table-cell office:value-type="float" office:value="452939">
                <text:p>452939</text:p>
                <draw:g>
                  <svg:desc>'P6 - P10'.G17:'P6 - P10'.G21</svg:desc>
                </draw:g>
              </table:table-cell>
              <table:table-cell office:value-type="float" office:value="494141">
                <text:p>494141</text:p>
                <draw:g>
                  <svg:desc>'P6 - P10'.J17:'P6 - P10'.J21</svg:desc>
                </draw:g>
              </table:table-cell>
            </table:table-row>
            <table:table-row>
              <table:table-cell office:value-type="float" office:value="453899">
                <text:p>453899</text:p>
              </table:table-cell>
              <table:table-cell office:value-type="float" office:value="453899">
                <text:p>453899</text:p>
              </table:table-cell>
              <table:table-cell office:value-type="float" office:value="477637">
                <text:p>477637</text:p>
              </table:table-cell>
            </table:table-row>
            <table:table-row>
              <table:table-cell office:value-type="float" office:value="456195">
                <text:p>456195</text:p>
              </table:table-cell>
              <table:table-cell office:value-type="float" office:value="456195">
                <text:p>456195</text:p>
              </table:table-cell>
              <table:table-cell office:value-type="float" office:value="464552.2">
                <text:p>464552.2</text:p>
              </table:table-cell>
            </table:table-row>
            <table:table-row>
              <table:table-cell office:value-type="float" office:value="457394">
                <text:p>457394</text:p>
              </table:table-cell>
              <table:table-cell office:value-type="float" office:value="457394">
                <text:p>457394</text:p>
              </table:table-cell>
              <table:table-cell office:value-type="float" office:value="458366.9">
                <text:p>458366.9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650000">
                <text:p>650000</text:p>
              </table:table-cell>
              <table:table-cell office:value-type="float" office:value="451067.2">
                <text:p>451067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end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maximum="1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15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3.236cm" svg:y="4.192cm" style:legend-expansion="high" chart:style-name="ch2"/>
        <chart:plot-area chart:style-name="ch3" table:cell-range-address="'P5 - P4'.G59:'P5 - P4'.G62 'P5 - P4'.I59:'P5 - P4'.I62" chart:data-source-has-labels="column" svg:x="0.319cm" svg:y="0.179cm" svg:width="12.598cm" svg:height="8.631cm">
          <chart:coordinate-region svg:x="2.115cm" svg:y="0.381cm" svg:width="10.324cm" svg:height="7.776cm"/>
          <chart:axis chart:dimension="x" chart:name="primary-x" chart:style-name="ch4" chartooo:axis-type="auto">
            <chart:categories table:cell-range-address="'P5 - P4'.G59:'P5 - P4'.G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5 - P4'.I59:'P5 - P4'.I62" chart:class="chart:scatter">
            <chart:domain table:cell-range-address="'P5 - P4'.G59:'P5 - P4'.G62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9218">
                <text:p>9218</text:p>
                <draw:g>
                  <svg:desc>'P5 - P4'.G59:'P5 - P4'.G62</svg:desc>
                </draw:g>
              </table:table-cell>
              <table:table-cell office:value-type="float" office:value="16975.39">
                <text:p>16975.39</text:p>
                <draw:g>
                  <svg:desc>'P5 - P4'.I59:'P5 - P4'.I62</svg:desc>
                </draw:g>
              </table:table-cell>
            </table:table-row>
            <table:table-row>
              <table:table-cell office:value-type="float" office:value="9238">
                <text:p>9238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float" office:value="9289">
                <text:p>9289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6022.431">
                <text:p>16022.43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" chart:style-name="ch1">
        <chart:plot-area chart:style-name="ch2" table:cell-range-address="'P3 - P8'.F3:'P3 - P8'.F82 'P3 - P8'.J3:'P3 - P8'.J82" chart:data-source-has-labels="column" svg:x="1.347cm" svg:y="0.211cm" svg:width="15.627cm" svg:height="9.179cm">
          <chart:coordinate-region svg:x="3.334cm" svg:y="0.413cm" svg:width="12.866cm" svg:height="8.324cm"/>
          <chart:axis chart:dimension="x" chart:name="primary-x" chart:style-name="ch3" chartooo:axis-type="auto">
            <chart:title svg:x="7.431cm" svg:y="9.601cm" chart:style-name="ch4">
              <text:p>Maximum used capacity</text:p>
            </chart:title>
            <chart:categories table:cell-range-address="'P3 - P8'.F3:'P3 - P8'.F82"/>
          </chart:axis>
          <chart:axis chart:dimension="y" chart:name="primary-y" chart:style-name="ch5">
            <chart:title svg:x="0.451cm" svg:y="6.508cm" chart:style-name="ch6">
              <text:p>Objective function value</text:p>
            </chart:title>
          </chart:axis>
          <chart:series chart:style-name="ch7" chart:values-cell-range-address="'P3 - P8'.J3:'P3 - P8'.J82" chart:class="chart:scatter">
            <chart:domain table:cell-range-address="'P3 - P8'.F3:'P3 - P8'.F82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62210">
                <text:p>62210</text:p>
                <draw:g>
                  <svg:desc>'P3 - P8'.F3:'P3 - P8'.F82</svg:desc>
                </draw:g>
              </table:table-cell>
              <table:table-cell office:value-type="float" office:value="62210">
                <text:p>62210</text:p>
                <draw:g>
                  <svg:desc>'P3 - P8'.F3:'P3 - P8'.F82</svg:desc>
                </draw:g>
              </table:table-cell>
              <table:table-cell office:value-type="float" office:value="473410.4">
                <text:p>473410.4</text:p>
                <draw:g>
                  <svg:desc>'P3 - P8'.J3:'P3 - P8'.J82</svg:desc>
                </draw:g>
              </table:table-cell>
            </table:table-row>
            <table:table-row>
              <table:table-cell office:value-type="float" office:value="62213">
                <text:p>62213</text:p>
              </table:table-cell>
              <table:table-cell office:value-type="float" office:value="62213">
                <text:p>62213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6">
                <text:p>62216</text:p>
              </table:table-cell>
              <table:table-cell office:value-type="float" office:value="62216">
                <text:p>62216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9">
                <text:p>62219</text:p>
              </table:table-cell>
              <table:table-cell office:value-type="float" office:value="62219">
                <text:p>62219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2">
                <text:p>62222</text:p>
              </table:table-cell>
              <table:table-cell office:value-type="float" office:value="62222">
                <text:p>62222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5">
                <text:p>62225</text:p>
              </table:table-cell>
              <table:table-cell office:value-type="float" office:value="62225">
                <text:p>62225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8">
                <text:p>62228</text:p>
              </table:table-cell>
              <table:table-cell office:value-type="float" office:value="62228">
                <text:p>62228</text:p>
              </table:table-cell>
              <table:table-cell office:value-type="float" office:value="473344.3">
                <text:p>473344.3</text:p>
              </table:table-cell>
            </table:table-row>
            <table:table-row>
              <table:table-cell office:value-type="float" office:value="62231">
                <text:p>62231</text:p>
              </table:table-cell>
              <table:table-cell office:value-type="float" office:value="62231">
                <text:p>62231</text:p>
              </table:table-cell>
              <table:table-cell office:value-type="float" office:value="473332.7">
                <text:p>473332.7</text:p>
              </table:table-cell>
            </table:table-row>
            <table:table-row>
              <table:table-cell office:value-type="float" office:value="62234">
                <text:p>62234</text:p>
              </table:table-cell>
              <table:table-cell office:value-type="float" office:value="62234">
                <text:p>62234</text:p>
              </table:table-cell>
              <table:table-cell office:value-type="float" office:value="473322">
                <text:p>473322</text:p>
              </table:table-cell>
            </table:table-row>
            <table:table-row>
              <table:table-cell office:value-type="float" office:value="62237">
                <text:p>62237</text:p>
              </table:table-cell>
              <table:table-cell office:value-type="float" office:value="62237">
                <text:p>62237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0">
                <text:p>62240</text:p>
              </table:table-cell>
              <table:table-cell office:value-type="float" office:value="62240">
                <text:p>62240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3">
                <text:p>62243</text:p>
              </table:table-cell>
              <table:table-cell office:value-type="float" office:value="62243">
                <text:p>62243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6">
                <text:p>62246</text:p>
              </table:table-cell>
              <table:table-cell office:value-type="float" office:value="62246">
                <text:p>62246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9">
                <text:p>62249</text:p>
              </table:table-cell>
              <table:table-cell office:value-type="float" office:value="62249">
                <text:p>62249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2">
                <text:p>62252</text:p>
              </table:table-cell>
              <table:table-cell office:value-type="float" office:value="62252">
                <text:p>62252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5">
                <text:p>62255</text:p>
              </table:table-cell>
              <table:table-cell office:value-type="float" office:value="62255">
                <text:p>62255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8">
                <text:p>62258</text:p>
              </table:table-cell>
              <table:table-cell office:value-type="float" office:value="62258">
                <text:p>62258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1">
                <text:p>62261</text:p>
              </table:table-cell>
              <table:table-cell office:value-type="float" office:value="62261">
                <text:p>62261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4">
                <text:p>62264</text:p>
              </table:table-cell>
              <table:table-cell office:value-type="float" office:value="62264">
                <text:p>62264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7">
                <text:p>62267</text:p>
              </table:table-cell>
              <table:table-cell office:value-type="float" office:value="62267">
                <text:p>62267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0">
                <text:p>62270</text:p>
              </table:table-cell>
              <table:table-cell office:value-type="float" office:value="62270">
                <text:p>62270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3">
                <text:p>62273</text:p>
              </table:table-cell>
              <table:table-cell office:value-type="float" office:value="62273">
                <text:p>62273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6">
                <text:p>62276</text:p>
              </table:table-cell>
              <table:table-cell office:value-type="float" office:value="62276">
                <text:p>62276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79">
                <text:p>62279</text:p>
              </table:table-cell>
              <table:table-cell office:value-type="float" office:value="62279">
                <text:p>62279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2">
                <text:p>62282</text:p>
              </table:table-cell>
              <table:table-cell office:value-type="float" office:value="62282">
                <text:p>62282</text:p>
              </table:table-cell>
              <table:table-cell office:value-type="float" office:value="473219.1">
                <text:p>473219.1</text:p>
              </table:table-cell>
            </table:table-row>
            <table:table-row>
              <table:table-cell office:value-type="float" office:value="62285">
                <text:p>62285</text:p>
              </table:table-cell>
              <table:table-cell office:value-type="float" office:value="62285">
                <text:p>62285</text:p>
              </table:table-cell>
              <table:table-cell office:value-type="float" office:value="473217.1">
                <text:p>473217.1</text:p>
              </table:table-cell>
            </table:table-row>
            <table:table-row>
              <table:table-cell office:value-type="float" office:value="62288">
                <text:p>62288</text:p>
              </table:table-cell>
              <table:table-cell office:value-type="float" office:value="62288">
                <text:p>62288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1">
                <text:p>62291</text:p>
              </table:table-cell>
              <table:table-cell office:value-type="float" office:value="62291">
                <text:p>62291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4">
                <text:p>62294</text:p>
              </table:table-cell>
              <table:table-cell office:value-type="float" office:value="62294">
                <text:p>62294</text:p>
              </table:table-cell>
              <table:table-cell office:value-type="float" office:value="473212.1">
                <text:p>473212.1</text:p>
              </table:table-cell>
            </table:table-row>
            <table:table-row>
              <table:table-cell office:value-type="float" office:value="62297">
                <text:p>62297</text:p>
              </table:table-cell>
              <table:table-cell office:value-type="float" office:value="62297">
                <text:p>62297</text:p>
              </table:table-cell>
              <table:table-cell office:value-type="float" office:value="473211.1">
                <text:p>473211.1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62300">
                <text:p>62300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3">
                <text:p>62303</text:p>
              </table:table-cell>
              <table:table-cell office:value-type="float" office:value="62303">
                <text:p>62303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6">
                <text:p>62306</text:p>
              </table:table-cell>
              <table:table-cell office:value-type="float" office:value="62306">
                <text:p>62306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09">
                <text:p>62309</text:p>
              </table:table-cell>
              <table:table-cell office:value-type="float" office:value="62309">
                <text:p>62309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2">
                <text:p>62312</text:p>
              </table:table-cell>
              <table:table-cell office:value-type="float" office:value="62312">
                <text:p>62312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5">
                <text:p>62315</text:p>
              </table:table-cell>
              <table:table-cell office:value-type="float" office:value="62315">
                <text:p>62315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8">
                <text:p>62318</text:p>
              </table:table-cell>
              <table:table-cell office:value-type="float" office:value="62318">
                <text:p>62318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1">
                <text:p>62321</text:p>
              </table:table-cell>
              <table:table-cell office:value-type="float" office:value="62321">
                <text:p>62321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4">
                <text:p>62324</text:p>
              </table:table-cell>
              <table:table-cell office:value-type="float" office:value="62324">
                <text:p>62324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27">
                <text:p>62327</text:p>
              </table:table-cell>
              <table:table-cell office:value-type="float" office:value="62327">
                <text:p>62327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0">
                <text:p>62330</text:p>
              </table:table-cell>
              <table:table-cell office:value-type="float" office:value="62330">
                <text:p>62330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3">
                <text:p>62333</text:p>
              </table:table-cell>
              <table:table-cell office:value-type="float" office:value="62333">
                <text:p>62333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6">
                <text:p>62336</text:p>
              </table:table-cell>
              <table:table-cell office:value-type="float" office:value="62336">
                <text:p>62336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9">
                <text:p>62339</text:p>
              </table:table-cell>
              <table:table-cell office:value-type="float" office:value="62339">
                <text:p>62339</text:p>
              </table:table-cell>
              <table:table-cell office:value-type="float" office:value="473188.1">
                <text:p>473188.1</text:p>
              </table:table-cell>
            </table:table-row>
            <table:table-row>
              <table:table-cell office:value-type="float" office:value="62342">
                <text:p>62342</text:p>
              </table:table-cell>
              <table:table-cell office:value-type="float" office:value="62342">
                <text:p>62342</text:p>
              </table:table-cell>
              <table:table-cell office:value-type="float" office:value="473187.1">
                <text:p>473187.1</text:p>
              </table:table-cell>
            </table:table-row>
            <table:table-row>
              <table:table-cell office:value-type="float" office:value="62345">
                <text:p>62345</text:p>
              </table:table-cell>
              <table:table-cell office:value-type="float" office:value="62345">
                <text:p>62345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48">
                <text:p>62348</text:p>
              </table:table-cell>
              <table:table-cell office:value-type="float" office:value="62348">
                <text:p>62348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1">
                <text:p>62351</text:p>
              </table:table-cell>
              <table:table-cell office:value-type="float" office:value="62351">
                <text:p>62351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4">
                <text:p>62354</text:p>
              </table:table-cell>
              <table:table-cell office:value-type="float" office:value="62354">
                <text:p>62354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7">
                <text:p>62357</text:p>
              </table:table-cell>
              <table:table-cell office:value-type="float" office:value="62357">
                <text:p>62357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0">
                <text:p>62360</text:p>
              </table:table-cell>
              <table:table-cell office:value-type="float" office:value="62360">
                <text:p>62360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3">
                <text:p>62363</text:p>
              </table:table-cell>
              <table:table-cell office:value-type="float" office:value="62363">
                <text:p>62363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6">
                <text:p>62366</text:p>
              </table:table-cell>
              <table:table-cell office:value-type="float" office:value="62366">
                <text:p>62366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9">
                <text:p>62369</text:p>
              </table:table-cell>
              <table:table-cell office:value-type="float" office:value="62369">
                <text:p>62369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2">
                <text:p>62372</text:p>
              </table:table-cell>
              <table:table-cell office:value-type="float" office:value="62372">
                <text:p>62372</text:p>
              </table:table-cell>
              <table:table-cell office:value-type="float" office:value="473171.1">
                <text:p>473171.1</text:p>
              </table:table-cell>
            </table:table-row>
            <table:table-row>
              <table:table-cell office:value-type="float" office:value="62375">
                <text:p>62375</text:p>
              </table:table-cell>
              <table:table-cell office:value-type="float" office:value="62375">
                <text:p>62375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78">
                <text:p>62378</text:p>
              </table:table-cell>
              <table:table-cell office:value-type="float" office:value="62378">
                <text:p>62378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1">
                <text:p>62381</text:p>
              </table:table-cell>
              <table:table-cell office:value-type="float" office:value="62381">
                <text:p>62381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4">
                <text:p>62384</text:p>
              </table:table-cell>
              <table:table-cell office:value-type="float" office:value="62384">
                <text:p>62384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7">
                <text:p>62387</text:p>
              </table:table-cell>
              <table:table-cell office:value-type="float" office:value="62387">
                <text:p>62387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0">
                <text:p>62390</text:p>
              </table:table-cell>
              <table:table-cell office:value-type="float" office:value="62390">
                <text:p>62390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3">
                <text:p>62393</text:p>
              </table:table-cell>
              <table:table-cell office:value-type="float" office:value="62393">
                <text:p>62393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6">
                <text:p>62396</text:p>
              </table:table-cell>
              <table:table-cell office:value-type="float" office:value="62396">
                <text:p>62396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9">
                <text:p>62399</text:p>
              </table:table-cell>
              <table:table-cell office:value-type="float" office:value="62399">
                <text:p>62399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2">
                <text:p>62402</text:p>
              </table:table-cell>
              <table:table-cell office:value-type="float" office:value="62402">
                <text:p>62402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5">
                <text:p>62405</text:p>
              </table:table-cell>
              <table:table-cell office:value-type="float" office:value="62405">
                <text:p>62405</text:p>
              </table:table-cell>
              <table:table-cell office:value-type="float" office:value="473154.1">
                <text:p>473154.1</text:p>
              </table:table-cell>
            </table:table-row>
            <table:table-row>
              <table:table-cell office:value-type="float" office:value="62408">
                <text:p>62408</text:p>
              </table:table-cell>
              <table:table-cell office:value-type="float" office:value="62408">
                <text:p>62408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1">
                <text:p>62411</text:p>
              </table:table-cell>
              <table:table-cell office:value-type="float" office:value="62411">
                <text:p>62411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4">
                <text:p>62414</text:p>
              </table:table-cell>
              <table:table-cell office:value-type="float" office:value="62414">
                <text:p>62414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7">
                <text:p>62417</text:p>
              </table:table-cell>
              <table:table-cell office:value-type="float" office:value="62417">
                <text:p>62417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0">
                <text:p>62420</text:p>
              </table:table-cell>
              <table:table-cell office:value-type="float" office:value="62420">
                <text:p>62420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3">
                <text:p>62423</text:p>
              </table:table-cell>
              <table:table-cell office:value-type="float" office:value="62423">
                <text:p>62423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6">
                <text:p>62426</text:p>
              </table:table-cell>
              <table:table-cell office:value-type="float" office:value="62426">
                <text:p>62426</text:p>
              </table:table-cell>
              <table:table-cell office:value-type="float" office:value="473143.1">
                <text:p>473143.1</text:p>
              </table:table-cell>
            </table:table-row>
            <table:table-row>
              <table:table-cell office:value-type="float" office:value="62429">
                <text:p>62429</text:p>
              </table:table-cell>
              <table:table-cell office:value-type="float" office:value="62429">
                <text:p>62429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2">
                <text:p>62432</text:p>
              </table:table-cell>
              <table:table-cell office:value-type="float" office:value="62432">
                <text:p>62432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5">
                <text:p>62435</text:p>
              </table:table-cell>
              <table:table-cell office:value-type="float" office:value="62435">
                <text:p>62435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8">
                <text:p>62438</text:p>
              </table:table-cell>
              <table:table-cell office:value-type="float" office:value="62438">
                <text:p>62438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1">
                <text:p>62441</text:p>
              </table:table-cell>
              <table:table-cell office:value-type="float" office:value="62441">
                <text:p>62441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4">
                <text:p>62444</text:p>
              </table:table-cell>
              <table:table-cell office:value-type="float" office:value="62444">
                <text:p>62444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7">
                <text:p>62447</text:p>
              </table:table-cell>
              <table:table-cell office:value-type="float" office:value="62447">
                <text:p>62447</text:p>
              </table:table-cell>
              <table:table-cell office:value-type="float" office:value="473141.1">
                <text:p>473141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077cm" svg:y="4.201cm" style:legend-expansion="high" chart:style-name="ch2"/>
        <chart:plot-area chart:style-name="ch3" table:cell-range-address="7200s.H49:7200s.H76" svg:x="0.319cm" svg:y="0.18cm" svg:width="12.439cm" svg:height="8.646cm">
          <chart:coordinate-region svg:x="0.761cm" svg:y="0.383cm" svg:width="11.616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200s.H49:7200s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7200s.H49:7200s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175cm" svg:y="4.2cm" style:legend-expansion="high" chart:style-name="ch2"/>
        <chart:plot-area chart:style-name="ch3" table:cell-range-address="7200s.H82:7200s.H109 7200s.F81:7200s.F109" chart:data-source-has-labels="both" svg:x="0.319cm" svg:y="0.18cm" svg:width="12.537cm" svg:height="8.645cm">
          <chart:coordinate-region svg:x="2.306cm" svg:y="0.18cm" svg:width="10.55cm" svg:height="6.68cm"/>
          <chart:axis chart:dimension="x" chart:name="primary-x" chart:style-name="ch4" chartooo:axis-type="auto">
            <chartooo:date-scale/>
            <chart:categories table:cell-range-address="7200s.H82:7200s.H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F82:7200s.F109" chart:label-cell-address="7200s.F81:7200s.F8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81:7200s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7200s.H82:7200s.H109</svg:desc>
                </draw:g>
              </table:table-cell>
              <table:table-cell office:value-type="float" office:value="645528.9">
                <text:p>645528.9</text:p>
                <draw:g>
                  <svg:desc>7200s.F82:7200s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49599.4">
                <text:p>649599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203cm" svg:y="4.201cm" style:legend-expansion="high" chart:style-name="ch2"/>
        <chart:plot-area chart:style-name="ch3" table:cell-range-address="7200s.H116:7200s.H143 7200s.K115:7200s.K143" chart:data-source-has-labels="both" svg:x="0.32cm" svg:y="0.18cm" svg:width="12.563cm" svg:height="8.646cm">
          <chart:coordinate-region svg:x="2.307cm" svg:y="0.18cm" svg:width="10.576cm" svg:height="6.681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K116:7200s.K143" chart:label-cell-address="7200s.K115:7200s.K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K115:7200s.K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649599.4">
                <text:p>649599.4</text:p>
                <draw:g>
                  <svg:desc>7200s.K116:7200s.K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49599.4">
                <text:p>649599.4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642908.3">
                <text:p>642908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902cm" svg:y="4.201cm" style:legend-expansion="high" chart:style-name="ch2"/>
        <chart:plot-area chart:style-name="ch3" table:cell-range-address="7200s.G116:7200s.H143 7200s.G115:7200s.G115" chart:data-source-has-labels="both" svg:x="0.32cm" svg:y="0.18cm" svg:width="13.262cm" svg:height="8.646cm">
          <chart:coordinate-region svg:x="2.307cm" svg:y="0.18cm" svg:width="11.275cm" svg:height="6.681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16:7200s.G143" chart:label-cell-address="7200s.G115:7200s.G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15:7200s.G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125646">
                <text:p>125646</text:p>
                <draw:g>
                  <svg:desc>7200s.G116:7200s.G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125646">
                <text:p>125646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126307">
                <text:p>1263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18cm" svg:height="9cm" xlink:href=".." xlink:type="simple" chart:class="chart:line" chart:style-name="ch1">
        <chart:legend chart:legend-position="end" svg:x="14.813cm" svg:y="4.198cm" style:legend-expansion="high" chart:style-name="ch2"/>
        <chart:plot-area chart:style-name="ch3" table:cell-range-address="7200s.H158:7200s.H378 7200s.F157:7200s.F157 7200s.J158:7200s.J378" chart:data-source-has-labels="both" svg:x="0.352cm" svg:y="0.18cm" svg:width="14.109cm" svg:height="8.64cm">
          <chart:coordinate-region svg:x="2.339cm" svg:y="0.18cm" svg:width="11.98cm" svg:height="6.675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158:7200s.J378" chart:label-cell-address="7200s.F157:7200s.F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157:7200s.F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500389.7">
                <text:p>500389.7</text:p>
                <draw:g>
                  <svg:desc>7200s.J158:7200s.J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500389.7">
                <text:p>500389.7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3507.5">
                <text:p>453507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4.198cm" style:legend-expansion="high" chart:style-name="ch2"/>
        <chart:plot-area chart:style-name="ch3" table:cell-range-address="7200s.G158:7200s.H378 7200s.G157:7200s.G157" chart:data-source-has-labels="both" svg:x="0.32cm" svg:y="0.18cm" svg:width="13.254cm" svg:height="8.64cm">
          <chart:coordinate-region svg:x="2.307cm" svg:y="0.18cm" svg:width="11.267cm" svg:height="6.675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58:7200s.G378" chart:label-cell-address="7200s.G157:7200s.G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57:7200s.G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452834">
                <text:p>452834</text:p>
                <draw:g>
                  <svg:desc>7200s.G158:7200s.G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452834">
                <text:p>452834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7395">
                <text:p>4573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" chart:style-name="ch1">
        <chart:plot-area chart:style-name="ch2" table:cell-range-address="'P3 - P8'.G3:'P3 - P8'.G82 'P3 - P8'.J3:'P3 - P8'.J82" chart:data-source-has-labels="column" svg:x="1.347cm" svg:y="0.211cm" svg:width="15.627cm" svg:height="9.179cm">
          <chart:coordinate-region svg:x="3.335cm" svg:y="0.413cm" svg:width="12.866cm" svg:height="8.324cm"/>
          <chart:axis chart:dimension="x" chart:name="primary-x" chart:style-name="ch3" chartooo:axis-type="auto">
            <chart:title svg:x="7.092cm" svg:y="9.601cm" chart:style-name="ch4">
              <text:p>Maximum capacity constraint</text:p>
            </chart:title>
            <chart:categories table:cell-range-address="'P3 - P8'.G3:'P3 - P8'.G82"/>
          </chart:axis>
          <chart:axis chart:dimension="y" chart:name="primary-y" chart:style-name="ch5">
            <chart:title svg:x="0.451cm" svg:y="6.508cm" chart:style-name="ch6">
              <text:p>Objective function value</text:p>
            </chart:title>
          </chart:axis>
          <chart:series chart:style-name="ch7" chart:values-cell-range-address="'P3 - P8'.J3:'P3 - P8'.J82" chart:class="chart:scatter">
            <chart:domain table:cell-range-address="'P3 - P8'.G3:'P3 - P8'.G81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62212">
                <text:p>62212</text:p>
                <draw:g>
                  <svg:desc>'P3 - P8'.G3:'P3 - P8'.G82</svg:desc>
                </draw:g>
              </table:table-cell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  <table:table-cell office:value-type="float" office:value="473410.4">
                <text:p>473410.4</text:p>
                <draw:g>
                  <svg:desc>'P3 - P8'.J3:'P3 - P8'.J82</svg:desc>
                </draw:g>
              </table:table-cell>
            </table:table-row>
            <table:table-row>
              <table:table-cell office:value-type="float" office:value="62215">
                <text:p>62215</text:p>
              </table:table-cell>
              <table:table-cell office:value-type="float" office:value="62215">
                <text:p>62215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8">
                <text:p>62218</text:p>
              </table:table-cell>
              <table:table-cell office:value-type="float" office:value="62218">
                <text:p>62218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1">
                <text:p>62221</text:p>
              </table:table-cell>
              <table:table-cell office:value-type="float" office:value="62221">
                <text:p>62221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4">
                <text:p>62224</text:p>
              </table:table-cell>
              <table:table-cell office:value-type="float" office:value="62224">
                <text:p>62224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7">
                <text:p>62227</text:p>
              </table:table-cell>
              <table:table-cell office:value-type="float" office:value="62227">
                <text:p>62227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30">
                <text:p>62230</text:p>
              </table:table-cell>
              <table:table-cell office:value-type="float" office:value="62230">
                <text:p>62230</text:p>
              </table:table-cell>
              <table:table-cell office:value-type="float" office:value="473344.3">
                <text:p>473344.3</text:p>
              </table:table-cell>
            </table:table-row>
            <table:table-row>
              <table:table-cell office:value-type="float" office:value="62233">
                <text:p>62233</text:p>
              </table:table-cell>
              <table:table-cell office:value-type="float" office:value="62233">
                <text:p>62233</text:p>
              </table:table-cell>
              <table:table-cell office:value-type="float" office:value="473332.7">
                <text:p>473332.7</text:p>
              </table:table-cell>
            </table:table-row>
            <table:table-row>
              <table:table-cell office:value-type="float" office:value="62236">
                <text:p>62236</text:p>
              </table:table-cell>
              <table:table-cell office:value-type="float" office:value="62236">
                <text:p>62236</text:p>
              </table:table-cell>
              <table:table-cell office:value-type="float" office:value="473322">
                <text:p>473322</text:p>
              </table:table-cell>
            </table:table-row>
            <table:table-row>
              <table:table-cell office:value-type="float" office:value="62239">
                <text:p>62239</text:p>
              </table:table-cell>
              <table:table-cell office:value-type="float" office:value="62239">
                <text:p>62239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2">
                <text:p>62242</text:p>
              </table:table-cell>
              <table:table-cell office:value-type="float" office:value="62242">
                <text:p>62242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5">
                <text:p>62245</text:p>
              </table:table-cell>
              <table:table-cell office:value-type="float" office:value="62245">
                <text:p>62245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8">
                <text:p>62248</text:p>
              </table:table-cell>
              <table:table-cell office:value-type="float" office:value="62248">
                <text:p>62248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1">
                <text:p>62251</text:p>
              </table:table-cell>
              <table:table-cell office:value-type="float" office:value="62251">
                <text:p>62251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4">
                <text:p>62254</text:p>
              </table:table-cell>
              <table:table-cell office:value-type="float" office:value="62254">
                <text:p>62254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7">
                <text:p>62257</text:p>
              </table:table-cell>
              <table:table-cell office:value-type="float" office:value="62257">
                <text:p>62257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0">
                <text:p>62260</text:p>
              </table:table-cell>
              <table:table-cell office:value-type="float" office:value="62260">
                <text:p>62260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3">
                <text:p>62263</text:p>
              </table:table-cell>
              <table:table-cell office:value-type="float" office:value="62263">
                <text:p>62263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6">
                <text:p>62266</text:p>
              </table:table-cell>
              <table:table-cell office:value-type="float" office:value="62266">
                <text:p>62266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9">
                <text:p>62269</text:p>
              </table:table-cell>
              <table:table-cell office:value-type="float" office:value="62269">
                <text:p>62269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2">
                <text:p>62272</text:p>
              </table:table-cell>
              <table:table-cell office:value-type="float" office:value="62272">
                <text:p>62272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5">
                <text:p>62275</text:p>
              </table:table-cell>
              <table:table-cell office:value-type="float" office:value="62275">
                <text:p>62275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8">
                <text:p>62278</text:p>
              </table:table-cell>
              <table:table-cell office:value-type="float" office:value="62278">
                <text:p>62278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1">
                <text:p>62281</text:p>
              </table:table-cell>
              <table:table-cell office:value-type="float" office:value="62281">
                <text:p>62281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4">
                <text:p>62284</text:p>
              </table:table-cell>
              <table:table-cell office:value-type="float" office:value="62284">
                <text:p>62284</text:p>
              </table:table-cell>
              <table:table-cell office:value-type="float" office:value="473219.1">
                <text:p>473219.1</text:p>
              </table:table-cell>
            </table:table-row>
            <table:table-row>
              <table:table-cell office:value-type="float" office:value="62287">
                <text:p>62287</text:p>
              </table:table-cell>
              <table:table-cell office:value-type="float" office:value="62287">
                <text:p>62287</text:p>
              </table:table-cell>
              <table:table-cell office:value-type="float" office:value="473217.1">
                <text:p>473217.1</text:p>
              </table:table-cell>
            </table:table-row>
            <table:table-row>
              <table:table-cell office:value-type="float" office:value="62290">
                <text:p>62290</text:p>
              </table:table-cell>
              <table:table-cell office:value-type="float" office:value="62290">
                <text:p>62290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3">
                <text:p>62293</text:p>
              </table:table-cell>
              <table:table-cell office:value-type="float" office:value="62293">
                <text:p>62293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6">
                <text:p>62296</text:p>
              </table:table-cell>
              <table:table-cell office:value-type="float" office:value="62296">
                <text:p>62296</text:p>
              </table:table-cell>
              <table:table-cell office:value-type="float" office:value="473212.1">
                <text:p>473212.1</text:p>
              </table:table-cell>
            </table:table-row>
            <table:table-row>
              <table:table-cell office:value-type="float" office:value="62299">
                <text:p>62299</text:p>
              </table:table-cell>
              <table:table-cell office:value-type="float" office:value="62299">
                <text:p>62299</text:p>
              </table:table-cell>
              <table:table-cell office:value-type="float" office:value="473211.1">
                <text:p>473211.1</text:p>
              </table:table-cell>
            </table:table-row>
            <table:table-row>
              <table:table-cell office:value-type="float" office:value="62302">
                <text:p>62302</text:p>
              </table:table-cell>
              <table:table-cell office:value-type="float" office:value="62302">
                <text:p>62302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5">
                <text:p>62305</text:p>
              </table:table-cell>
              <table:table-cell office:value-type="float" office:value="62305">
                <text:p>62305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8">
                <text:p>62308</text:p>
              </table:table-cell>
              <table:table-cell office:value-type="float" office:value="62308">
                <text:p>62308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1">
                <text:p>62311</text:p>
              </table:table-cell>
              <table:table-cell office:value-type="float" office:value="62311">
                <text:p>62311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4">
                <text:p>62314</text:p>
              </table:table-cell>
              <table:table-cell office:value-type="float" office:value="62314">
                <text:p>62314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7">
                <text:p>62317</text:p>
              </table:table-cell>
              <table:table-cell office:value-type="float" office:value="62317">
                <text:p>62317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20">
                <text:p>62320</text:p>
              </table:table-cell>
              <table:table-cell office:value-type="float" office:value="62320">
                <text:p>62320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3">
                <text:p>62323</text:p>
              </table:table-cell>
              <table:table-cell office:value-type="float" office:value="62323">
                <text:p>62323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6">
                <text:p>62326</text:p>
              </table:table-cell>
              <table:table-cell office:value-type="float" office:value="62326">
                <text:p>62326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29">
                <text:p>62329</text:p>
              </table:table-cell>
              <table:table-cell office:value-type="float" office:value="62329">
                <text:p>62329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2">
                <text:p>62332</text:p>
              </table:table-cell>
              <table:table-cell office:value-type="float" office:value="62332">
                <text:p>62332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5">
                <text:p>62335</text:p>
              </table:table-cell>
              <table:table-cell office:value-type="float" office:value="62335">
                <text:p>62335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8">
                <text:p>62338</text:p>
              </table:table-cell>
              <table:table-cell office:value-type="float" office:value="62338">
                <text:p>62338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41">
                <text:p>62341</text:p>
              </table:table-cell>
              <table:table-cell office:value-type="float" office:value="62341">
                <text:p>62341</text:p>
              </table:table-cell>
              <table:table-cell office:value-type="float" office:value="473188.1">
                <text:p>473188.1</text:p>
              </table:table-cell>
            </table:table-row>
            <table:table-row>
              <table:table-cell office:value-type="float" office:value="62344">
                <text:p>62344</text:p>
              </table:table-cell>
              <table:table-cell office:value-type="float" office:value="62344">
                <text:p>62344</text:p>
              </table:table-cell>
              <table:table-cell office:value-type="float" office:value="473187.1">
                <text:p>473187.1</text:p>
              </table:table-cell>
            </table:table-row>
            <table:table-row>
              <table:table-cell office:value-type="float" office:value="62347">
                <text:p>62347</text:p>
              </table:table-cell>
              <table:table-cell office:value-type="float" office:value="62347">
                <text:p>62347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0">
                <text:p>62350</text:p>
              </table:table-cell>
              <table:table-cell office:value-type="float" office:value="62350">
                <text:p>62350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3">
                <text:p>62353</text:p>
              </table:table-cell>
              <table:table-cell office:value-type="float" office:value="62353">
                <text:p>62353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6">
                <text:p>62356</text:p>
              </table:table-cell>
              <table:table-cell office:value-type="float" office:value="62356">
                <text:p>62356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9">
                <text:p>62359</text:p>
              </table:table-cell>
              <table:table-cell office:value-type="float" office:value="62359">
                <text:p>62359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2">
                <text:p>62362</text:p>
              </table:table-cell>
              <table:table-cell office:value-type="float" office:value="62362">
                <text:p>62362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5">
                <text:p>62365</text:p>
              </table:table-cell>
              <table:table-cell office:value-type="float" office:value="62365">
                <text:p>62365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8">
                <text:p>62368</text:p>
              </table:table-cell>
              <table:table-cell office:value-type="float" office:value="62368">
                <text:p>62368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1">
                <text:p>62371</text:p>
              </table:table-cell>
              <table:table-cell office:value-type="float" office:value="62371">
                <text:p>62371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4">
                <text:p>62374</text:p>
              </table:table-cell>
              <table:table-cell office:value-type="float" office:value="62374">
                <text:p>62374</text:p>
              </table:table-cell>
              <table:table-cell office:value-type="float" office:value="473171.1">
                <text:p>473171.1</text:p>
              </table:table-cell>
            </table:table-row>
            <table:table-row>
              <table:table-cell office:value-type="float" office:value="62377">
                <text:p>62377</text:p>
              </table:table-cell>
              <table:table-cell office:value-type="float" office:value="62377">
                <text:p>62377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0">
                <text:p>62380</text:p>
              </table:table-cell>
              <table:table-cell office:value-type="float" office:value="62380">
                <text:p>62380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3">
                <text:p>62383</text:p>
              </table:table-cell>
              <table:table-cell office:value-type="float" office:value="62383">
                <text:p>62383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6">
                <text:p>62386</text:p>
              </table:table-cell>
              <table:table-cell office:value-type="float" office:value="62386">
                <text:p>62386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9">
                <text:p>62389</text:p>
              </table:table-cell>
              <table:table-cell office:value-type="float" office:value="62389">
                <text:p>62389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2">
                <text:p>62392</text:p>
              </table:table-cell>
              <table:table-cell office:value-type="float" office:value="62392">
                <text:p>62392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5">
                <text:p>62395</text:p>
              </table:table-cell>
              <table:table-cell office:value-type="float" office:value="62395">
                <text:p>62395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8">
                <text:p>62398</text:p>
              </table:table-cell>
              <table:table-cell office:value-type="float" office:value="62398">
                <text:p>62398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1">
                <text:p>62401</text:p>
              </table:table-cell>
              <table:table-cell office:value-type="float" office:value="62401">
                <text:p>62401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4">
                <text:p>62404</text:p>
              </table:table-cell>
              <table:table-cell office:value-type="float" office:value="62404">
                <text:p>62404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7">
                <text:p>62407</text:p>
              </table:table-cell>
              <table:table-cell office:value-type="float" office:value="62407">
                <text:p>62407</text:p>
              </table:table-cell>
              <table:table-cell office:value-type="float" office:value="473154.1">
                <text:p>473154.1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62410">
                <text:p>62410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62413">
                <text:p>62413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62416">
                <text:p>62416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9">
                <text:p>62419</text:p>
              </table:table-cell>
              <table:table-cell office:value-type="float" office:value="62419">
                <text:p>62419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2">
                <text:p>62422</text:p>
              </table:table-cell>
              <table:table-cell office:value-type="float" office:value="62422">
                <text:p>62422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5">
                <text:p>62425</text:p>
              </table:table-cell>
              <table:table-cell office:value-type="float" office:value="62425">
                <text:p>62425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8">
                <text:p>62428</text:p>
              </table:table-cell>
              <table:table-cell office:value-type="float" office:value="62428">
                <text:p>62428</text:p>
              </table:table-cell>
              <table:table-cell office:value-type="float" office:value="473143.1">
                <text:p>473143.1</text:p>
              </table:table-cell>
            </table:table-row>
            <table:table-row>
              <table:table-cell office:value-type="float" office:value="62431">
                <text:p>62431</text:p>
              </table:table-cell>
              <table:table-cell office:value-type="float" office:value="62431">
                <text:p>62431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4">
                <text:p>62434</text:p>
              </table:table-cell>
              <table:table-cell office:value-type="float" office:value="62434">
                <text:p>62434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7">
                <text:p>62437</text:p>
              </table:table-cell>
              <table:table-cell office:value-type="float" office:value="62437">
                <text:p>62437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0">
                <text:p>62440</text:p>
              </table:table-cell>
              <table:table-cell office:value-type="float" office:value="62440">
                <text:p>62440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3">
                <text:p>62443</text:p>
              </table:table-cell>
              <table:table-cell office:value-type="float" office:value="62443">
                <text:p>62443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6">
                <text:p>62446</text:p>
              </table:table-cell>
              <table:table-cell office:value-type="float" office:value="62446">
                <text:p>62446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NaN">
                <text:p>NaN</text:p>
              </table:table-cell>
              <table:table-cell office:value-type="float" office:value="473141.1">
                <text:p>473141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